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OpenSymbol1"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align="justify" style:justify-single-word="false" fo:text-indent="0.1965in" style:auto-text-indent="false"/>
    </style:style>
    <style:style style:name="P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style>
    <style:style style:name="P3"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officeooo:paragraph-rsid="001d1485"/>
    </style:style>
    <style:style style:name="P4" style:family="paragraph" style:parent-style-name="Text_20_body">
      <loext:graphic-properties draw:fill="none" draw:fill-color="#ffffff" draw:opacity="100%"/>
      <style:paragraph-properties fo:margin-left="0in" fo:margin-right="0in" fo:text-align="justify" style:justify-single-word="false" fo:text-indent="0.1965in" style:auto-text-indent="false" fo:background-color="transparent"/>
      <style:text-properties officeooo:paragraph-rsid="001d1485"/>
    </style:style>
    <style:style style:name="P5" style:family="paragraph" style:parent-style-name="Text_20_body">
      <loext:graphic-properties draw:fill="none" draw:fill-color="#ffffff" draw:opacity="100%"/>
      <style:paragraph-properties fo:margin-left="0in" fo:margin-right="0in" fo:text-align="justify" style:justify-single-word="false" fo:text-indent="0.1965in" style:auto-text-indent="false" fo:background-color="transparent"/>
      <style:text-properties officeooo:paragraph-rsid="0022d59c"/>
    </style:style>
    <style:style style:name="P6" style:family="paragraph" style:parent-style-name="Text_20_body">
      <loext:graphic-properties draw:fill="none" draw:fill-color="#ffffff" draw:opacity="100%"/>
      <style:paragraph-properties fo:margin-left="0in" fo:margin-right="0in" fo:text-align="justify" style:justify-single-word="false" fo:text-indent="0.1965in" style:auto-text-indent="false" fo:background-color="transparent"/>
      <style:text-properties officeooo:paragraph-rsid="0024c7f9"/>
    </style:style>
    <style:style style:name="P7" style:family="paragraph" style:parent-style-name="Text_20_body">
      <loext:graphic-properties draw:fill="none" draw:fill-color="#ffffff" draw:opacity="100%"/>
      <style:paragraph-properties fo:margin-left="0in" fo:margin-right="0in" fo:text-align="justify" style:justify-single-word="false" fo:text-indent="0.1965in" style:auto-text-indent="false" fo:background-color="transparent"/>
      <style:text-properties officeooo:paragraph-rsid="0026966f"/>
    </style:style>
    <style:style style:name="P8" style:family="paragraph" style:parent-style-name="Text_20_body">
      <loext:graphic-properties draw:fill="none" draw:fill-color="#ffffff" draw:opacity="100%"/>
      <style:paragraph-properties fo:margin-left="0in" fo:margin-right="0in" fo:text-align="justify" style:justify-single-word="false" fo:text-indent="0.1965in" style:auto-text-indent="false" fo:background-color="transparent"/>
      <style:text-properties officeooo:paragraph-rsid="002cd211"/>
    </style:style>
    <style:style style:name="P9" style:family="paragraph" style:parent-style-name="Text_20_body">
      <style:paragraph-properties fo:margin-left="0in" fo:margin-right="0in" fo:text-align="center" style:justify-single-word="false" fo:text-indent="0.1965in" style:auto-text-indent="false"/>
    </style:style>
    <style:style style:name="P10" style:family="paragraph" style:parent-style-name="Text_20_body">
      <loext:graphic-properties draw:fill="solid" draw:fill-color="#eeeeee" draw:opacity="100%"/>
      <style:paragraph-properties fo:margin-left="0in" fo:margin-right="0in" fo:text-align="center" style:justify-single-word="false" fo:text-indent="0.1965in" style:auto-text-indent="false" fo:background-color="#eeeeee"/>
    </style:style>
    <style:style style:name="P11"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1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style:style>
    <style:style style:name="P13" style:family="paragraph" style:parent-style-name="Text_20_body">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14" style:family="paragraph" style:parent-style-name="Text_20_body">
      <style:paragraph-properties fo:margin-left="0in" fo:margin-right="0in" fo:text-align="justify" style:justify-single-word="false" fo:text-indent="0.1965in" style:auto-text-indent="false"/>
      <style:text-properties fo:language="ru" fo:country="RU" fo:font-weight="normal" style:font-weight-asian="normal" style:font-weight-complex="normal"/>
    </style:style>
    <style:style style:name="P15" style:family="paragraph" style:parent-style-name="Text_20_body">
      <style:paragraph-properties fo:margin-left="0in" fo:margin-right="0in" fo:text-align="justify" style:justify-single-word="false" fo:text-indent="0.1965in" style:auto-text-indent="false"/>
      <style:text-properties fo:language="ru" fo:country="RU" fo:background-color="transparent"/>
    </style:style>
    <style:style style:name="P16" style:family="paragraph" style:parent-style-name="Text_20_body">
      <style:paragraph-properties fo:margin-left="0in" fo:margin-right="0in" fo:text-align="center" style:justify-single-word="false" fo:text-indent="0.1965in" style:auto-text-indent="false"/>
      <style:text-properties fo:language="ru" fo:country="RU"/>
    </style:style>
    <style:style style:name="P17" style:family="paragraph" style:parent-style-name="Text_20_body">
      <style:paragraph-properties fo:margin-left="0in" fo:margin-right="0in" fo:text-align="justify" style:justify-single-word="false" fo:text-indent="0.1965in" style:auto-text-indent="false"/>
      <style:text-properties fo:language="ru" fo:country="RU" fo:font-style="normal" style:font-style-asian="normal" style:font-style-complex="normal"/>
    </style:style>
    <style:style style:name="P18"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fo:font-style="normal" fo:font-weight="bold" fo:background-color="transparent" style:font-style-asian="normal" style:font-weight-asian="bold" style:font-style-complex="normal" style:font-weight-complex="bold"/>
    </style:style>
    <style:style style:name="P19" style:family="paragraph" style:parent-style-name="Text_20_body">
      <style:paragraph-properties fo:margin-left="0in" fo:margin-right="0in" fo:text-align="justify" style:justify-single-word="false" fo:text-indent="0.1965in" style:auto-text-indent="false"/>
      <style:text-properties fo:language="en" fo:country="US"/>
    </style:style>
    <style:style style:name="P20"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en" fo:country="US"/>
    </style:style>
    <style:style style:name="P21" style:family="paragraph" style:parent-style-name="Text_20_body">
      <style:paragraph-properties fo:margin-left="0in" fo:margin-right="0in" fo:text-align="justify" style:justify-single-word="false" fo:text-indent="0.1965in" style:auto-text-indent="false"/>
      <style:text-properties fo:language="en" fo:country="US" fo:background-color="#ffff00"/>
    </style:style>
    <style:style style:name="P22" style:family="paragraph" style:parent-style-name="Text_20_body">
      <style:paragraph-properties fo:margin-left="0in" fo:margin-right="0in" fo:text-align="justify" style:justify-single-word="false" fo:text-indent="0.1965in" style:auto-text-indent="false"/>
      <style:text-properties fo:language="en" fo:country="US" fo:font-style="normal" style:font-style-asian="normal" style:font-style-complex="normal"/>
    </style:style>
    <style:style style:name="P23" style:family="paragraph" style:parent-style-name="Text_20_body">
      <style:paragraph-properties fo:margin-left="0in" fo:margin-right="0in" fo:text-align="center" style:justify-single-word="false" fo:text-indent="0.1965in" style:auto-text-indent="false"/>
      <style:text-properties fo:language="en" fo:country="US" fo:font-style="normal" style:font-style-asian="normal" style:font-style-complex="normal"/>
    </style:style>
    <style:style style:name="P24" style:family="paragraph" style:parent-style-name="Text_20_body">
      <style:paragraph-properties fo:margin-left="0in" fo:margin-right="0in" fo:text-align="justify" style:justify-single-word="false" fo:text-indent="0.1965in" style:auto-text-indent="false"/>
      <style:text-properties fo:language="en" fo:country="US" fo:font-style="italic" style:font-style-asian="italic" style:font-style-complex="italic"/>
    </style:style>
    <style:style style:name="P25" style:family="paragraph" style:parent-style-name="Text_20_body">
      <style:paragraph-properties fo:margin-left="0in" fo:margin-right="0in" fo:text-align="justify" style:justify-single-word="false" fo:text-indent="0.1965in" style:auto-text-indent="false"/>
      <style:text-properties fo:font-style="italic" style:font-style-asian="italic" style:font-style-complex="italic"/>
    </style:style>
    <style:style style:name="P2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italic" style:font-style-asian="italic" style:font-style-complex="italic"/>
    </style:style>
    <style:style style:name="P27" style:family="paragraph" style:parent-style-name="Text_20_body">
      <style:paragraph-properties fo:margin-left="0in" fo:margin-right="0in" fo:text-align="justify" style:justify-single-word="false" fo:text-indent="0.1965in" style:auto-text-indent="false"/>
      <style:text-properties fo:font-style="italic" fo:background-color="#ffff00" style:font-style-asian="italic" style:font-style-complex="italic"/>
    </style:style>
    <style:style style:name="P28" style:family="paragraph" style:parent-style-name="Text_20_body">
      <style:paragraph-properties fo:margin-left="0in" fo:margin-right="0in" fo:text-align="justify" style:justify-single-word="false" fo:text-indent="0.1965in" style:auto-text-indent="false"/>
      <style:text-properties fo:font-style="italic" fo:background-color="transparent" style:font-style-asian="italic" style:font-style-complex="italic"/>
    </style:style>
    <style:style style:name="P29" style:family="paragraph" style:parent-style-name="Text_20_body">
      <style:paragraph-properties fo:margin-left="0in" fo:margin-right="0in" fo:text-align="justify" style:justify-single-word="false" fo:text-indent="0.1965in" style:auto-text-indent="false"/>
      <style:text-properties fo:color="#6666ff" fo:font-style="italic" fo:font-weight="normal" style:font-style-asian="italic" style:font-weight-asian="normal" style:font-style-complex="italic" style:font-weight-complex="normal"/>
    </style:style>
    <style:style style:name="P30" style:family="paragraph" style:parent-style-name="Text_20_body">
      <style:paragraph-properties fo:margin-left="0in" fo:margin-right="0in" fo:text-align="justify" style:justify-single-word="false" fo:text-indent="0.1965in" style:auto-text-indent="false"/>
      <style:text-properties fo:color="#6666ff"/>
    </style:style>
    <style:style style:name="P31" style:family="paragraph" style:parent-style-name="Text_20_body">
      <style:paragraph-properties fo:margin-left="0in" fo:margin-right="0in" fo:text-align="justify" style:justify-single-word="false" fo:text-indent="0.1965in" style:auto-text-indent="false"/>
      <style:text-properties fo:color="#00ccff" fo:font-style="italic" style:font-style-asian="italic" style:font-style-complex="italic"/>
    </style:style>
    <style:style style:name="P3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00ccff"/>
    </style:style>
    <style:style style:name="P33" style:family="paragraph" style:parent-style-name="Text_20_body">
      <style:paragraph-properties fo:margin-left="0in" fo:margin-right="0in" fo:text-align="justify" style:justify-single-word="false" fo:text-indent="0.1965in" style:auto-text-indent="false"/>
      <style:text-properties fo:color="#800000"/>
    </style:style>
    <style:style style:name="P34"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style:style>
    <style:style style:name="P35" style:family="paragraph" style:parent-style-name="Text_20_body">
      <style:paragraph-properties fo:margin-left="0in" fo:margin-right="0in" fo:text-align="justify" style:justify-single-word="false" fo:text-indent="0.1965in" style:auto-text-indent="false"/>
      <style:text-properties fo:color="#800000" fo:font-style="italic" style:font-style-asian="italic" style:font-style-complex="italic"/>
    </style:style>
    <style:style style:name="P36" style:family="paragraph" style:parent-style-name="Text_20_body">
      <style:paragraph-properties fo:margin-left="0in" fo:margin-right="0in" fo:text-align="justify" style:justify-single-word="false" fo:text-indent="0.1965in" style:auto-text-indent="false"/>
      <style:text-properties fo:color="#800000" fo:language="en" fo:country="US" fo:font-style="italic" fo:background-color="transparent" style:font-style-asian="italic" style:font-style-complex="italic"/>
    </style:style>
    <style:style style:name="P37"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fo:language="en" fo:country="US"/>
    </style:style>
    <style:style style:name="P38"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fo:language="ru" fo:country="RU"/>
    </style:style>
    <style:style style:name="P39"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fo:language="ru" fo:country="RU" fo:font-style="normal" style:font-style-asian="normal" style:font-style-complex="normal"/>
    </style:style>
    <style:style style:name="P40" style:family="paragraph" style:parent-style-name="Text_20_body">
      <style:paragraph-properties fo:margin-left="0in" fo:margin-right="0in" fo:text-align="justify" style:justify-single-word="false" fo:text-indent="0.1965in" style:auto-text-indent="false"/>
      <style:text-properties fo:background-color="#ffff00"/>
    </style:style>
    <style:style style:name="P41" style:family="paragraph" style:parent-style-name="Text_20_body">
      <style:paragraph-properties fo:margin-left="0in" fo:margin-right="0in" fo:text-align="justify" style:justify-single-word="false" fo:text-indent="0.1965in" style:auto-text-indent="false"/>
      <style:text-properties fo:background-color="transparent"/>
    </style:style>
    <style:style style:name="P42" style:family="paragraph" style:parent-style-name="Text_20_body">
      <style:paragraph-properties fo:margin-left="0in" fo:margin-right="0in" fo:text-align="justify" style:justify-single-word="false" fo:text-indent="0.1965in" style:auto-text-indent="false"/>
      <style:text-properties style:use-window-font-color="true" fo:background-color="transparent"/>
    </style:style>
    <style:style style:name="P43" style:family="paragraph" style:parent-style-name="Text_20_body">
      <style:paragraph-properties fo:margin-left="0in" fo:margin-right="0in" fo:text-align="justify" style:justify-single-word="false" fo:text-indent="0.1965in" style:auto-text-indent="false"/>
      <style:text-properties style:use-window-font-color="true"/>
    </style:style>
    <style:style style:name="P44"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style:style>
    <style:style style:name="P45" style:family="paragraph" style:parent-style-name="Text_20_body">
      <style:paragraph-properties fo:margin-left="0in" fo:margin-right="0in" fo:text-align="justify" style:justify-single-word="false" fo:text-indent="0.1965in" style:auto-text-indent="false"/>
      <style:text-properties style:use-window-font-color="true" fo:language="en" fo:country="US"/>
    </style:style>
    <style:style style:name="P4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en" fo:country="US"/>
    </style:style>
    <style:style style:name="P47"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font-style-asian="normal" style:font-style-complex="normal"/>
    </style:style>
    <style:style style:name="P48"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en" fo:country="US" fo:font-style="normal" style:font-style-asian="normal" style:font-style-complex="normal"/>
    </style:style>
    <style:style style:name="P4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50"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5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paragraph-rsid="000f42b4" style:font-style-asian="normal" style:font-style-complex="normal"/>
    </style:style>
    <style:style style:name="P5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paragraph-rsid="000ffe1c" style:font-style-asian="normal" style:font-style-complex="normal"/>
    </style:style>
    <style:style style:name="P53" style:family="paragraph" style:parent-style-name="Text_20_body">
      <loext:graphic-properties draw:fill="none" draw:fill-color="#ffffff" draw:opacity="100%"/>
      <style:paragraph-properties fo:margin-left="0in" fo:margin-right="0in" fo:text-align="justify" style:justify-single-word="false" fo:text-indent="0.1965in" style:auto-text-indent="false" fo:background-color="transparent"/>
      <style:text-properties style:use-window-font-color="true" fo:language="ru" fo:country="RU" fo:font-style="normal" officeooo:paragraph-rsid="00177597" style:font-style-asian="normal" style:font-style-complex="normal"/>
    </style:style>
    <style:style style:name="P54"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style:font-style-asian="normal" style:font-style-complex="normal"/>
    </style:style>
    <style:style style:name="P5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0d542f" officeooo:paragraph-rsid="000d542f" style:font-style-asian="normal" style:font-style-complex="normal"/>
    </style:style>
    <style:style style:name="P5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16ef08" officeooo:paragraph-rsid="0016ef08" style:font-style-asian="normal" style:font-style-complex="normal"/>
    </style:style>
    <style:style style:name="P5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1d1485" officeooo:paragraph-rsid="001d1485" style:font-style-asian="normal" style:font-style-complex="normal"/>
    </style:style>
    <style:style style:name="P58"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ru" fo:country="RU" fo:font-style="normal" officeooo:rsid="001d1485" officeooo:paragraph-rsid="001d1485" style:font-style-asian="normal" style:font-style-complex="normal"/>
    </style:style>
    <style:style style:name="P59" style:family="paragraph" style:parent-style-name="Text_20_body">
      <loext:graphic-properties draw:fill="none" draw:fill-color="#ffffff" draw:opacity="100%"/>
      <style:paragraph-properties fo:margin-left="0in" fo:margin-right="0in" fo:text-align="justify" style:justify-single-word="false" fo:text-indent="0.1965in" style:auto-text-indent="false" fo:background-color="transparent"/>
      <style:text-properties style:use-window-font-color="true" fo:language="ru" fo:country="RU" fo:font-style="normal" officeooo:rsid="001d1485" officeooo:paragraph-rsid="001d1485" style:font-style-asian="normal" style:font-style-complex="normal"/>
    </style:style>
    <style:style style:name="P6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font-style-asian="italic" style:font-style-complex="italic"/>
    </style:style>
    <style:style style:name="P61"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ru" fo:country="RU" fo:font-style="italic" officeooo:paragraph-rsid="001aff19" style:font-style-asian="italic" style:font-style-complex="italic"/>
    </style:style>
    <style:style style:name="P62" style:family="paragraph" style:parent-style-name="Text_20_body">
      <style:paragraph-properties fo:margin-left="0in" fo:margin-right="0in" fo:text-align="justify" style:justify-single-word="false" fo:text-indent="0.1965in" style:auto-text-indent="false"/>
      <style:text-properties fo:font-style="normal" fo:font-weight="bold" fo:background-color="transparent" style:font-style-asian="normal" style:font-weight-asian="bold" style:font-style-complex="normal" style:font-weight-complex="bold"/>
    </style:style>
    <style:style style:name="P63"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normal" fo:font-weight="bold" fo:background-color="transparent" style:font-style-asian="normal" style:font-weight-asian="bold" style:font-style-complex="normal" style:font-weight-complex="bold"/>
    </style:style>
    <style:style style:name="P64" style:family="paragraph" style:parent-style-name="Text_20_body">
      <style:paragraph-properties fo:margin-left="0in" fo:margin-right="0in" fo:text-align="justify" style:justify-single-word="false" fo:text-indent="0.1965in" style:auto-text-indent="false"/>
      <style:text-properties fo:font-style="normal" style:font-style-asian="normal" style:font-style-complex="normal"/>
    </style:style>
    <style:style style:name="P65" style:family="paragraph" style:parent-style-name="Text_20_body">
      <style:paragraph-properties fo:margin-left="0in" fo:margin-right="0in" fo:text-align="justify" style:justify-single-word="false" fo:text-indent="0.1965in" style:auto-text-indent="false"/>
      <style:text-properties fo:color="#0000ff" fo:font-style="italic" style:font-style-asian="italic" style:font-style-complex="italic"/>
    </style:style>
    <style:style style:name="P66" style:family="paragraph" style:parent-style-name="Text_20_body">
      <style:paragraph-properties fo:margin-left="0in" fo:margin-right="0in" fo:text-align="justify" style:justify-single-word="false" fo:text-indent="0.1965in" style:auto-text-indent="false"/>
      <style:text-properties fo:color="#0000ff"/>
    </style:style>
    <style:style style:name="P67"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ff6600" fo:language="ru" fo:country="RU"/>
    </style:style>
    <style:style style:name="P68" style:family="paragraph" style:parent-style-name="Text_20_body">
      <loext:graphic-properties draw:fill="none" draw:fill-color="#ffffff" draw:opacity="100%"/>
      <style:paragraph-properties fo:margin-left="0in" fo:margin-right="0in" fo:text-align="justify" style:justify-single-word="false" fo:text-indent="0.1965in" style:auto-text-indent="false" fo:background-color="transparent"/>
      <style:text-properties officeooo:rsid="002cd211" officeooo:paragraph-rsid="002cd211"/>
    </style:style>
    <style:style style:name="P69" style:family="paragraph" style:parent-style-name="Text_20_body">
      <loext:graphic-properties draw:fill="none" draw:fill-color="#ffffff" draw:opacity="100%"/>
      <style:paragraph-properties fo:margin-left="0in" fo:margin-right="0in" fo:text-align="justify" style:justify-single-word="false" fo:text-indent="0.1965in" style:auto-text-indent="false" fo:background-color="transparent"/>
      <style:text-properties officeooo:rsid="002e1bea" officeooo:paragraph-rsid="002e1bea"/>
    </style:style>
    <style:style style:name="P70" style:family="paragraph" style:parent-style-name="Text_20_body">
      <loext:graphic-properties draw:fill="none" draw:fill-color="#ffffff" draw:opacity="100%"/>
      <style:paragraph-properties fo:margin-left="0in" fo:margin-right="0in" fo:text-align="justify" style:justify-single-word="false" fo:text-indent="0.1965in" style:auto-text-indent="false" fo:background-color="transparent"/>
      <style:text-properties officeooo:rsid="002e1bea" officeooo:paragraph-rsid="002f85f7"/>
    </style:style>
    <style:style style:name="P71" style:family="paragraph" style:parent-style-name="Text_20_body" style:master-page-name="">
      <style:paragraph-properties fo:margin-left="0in" fo:margin-right="0in" fo:margin-top="0in" fo:margin-bottom="0.0835in" loext:contextual-spacing="false" fo:text-align="justify" style:justify-single-word="false" fo:text-indent="0.1965in" style:auto-text-indent="false" style:page-number="auto"/>
      <style:text-properties style:use-window-font-color="true" fo:language="ru" fo:country="RU" fo:background-color="transparent"/>
    </style:style>
    <style:style style:name="P72"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style:page-number="auto" fo:background-color="#eeeeee"/>
    </style:style>
    <style:style style:name="P73"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74"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75"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76"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style:style>
    <style:style style:name="P77"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style:style>
    <style:style style:name="P78"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fo:font-style="italic" style:font-style-asian="italic" style:font-style-complex="italic"/>
    </style:style>
    <style:style style:name="P79"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en" fo:country="US" fo:font-style="italic" style:font-style-asian="italic" style:font-style-complex="italic"/>
    </style:style>
    <style:style style:name="P80"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81"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1965in" style:auto-text-indent="false" fo:background-color="#eeeeee"/>
      <style:text-properties fo:language="ru" fo:country="RU"/>
    </style:style>
    <style:style style:name="P82"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style:style>
    <style:style style:name="P83"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84"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en" fo:country="US"/>
    </style:style>
    <style:style style:name="P85" style:family="paragraph" style:parent-style-name="Text_20_body">
      <style:paragraph-properties fo:text-align="justify" style:justify-single-word="false"/>
    </style:style>
    <style:style style:name="P86" style:family="paragraph" style:parent-style-name="Text_20_body">
      <style:text-properties fo:color="#ff6600" fo:language="ru" fo:country="RU"/>
    </style:style>
    <style:style style:name="P87" style:family="paragraph" style:parent-style-name="Text_20_body">
      <style:text-properties fo:language="ru" fo:country="RU"/>
    </style:style>
    <style:style style:name="P88" style:family="paragraph" style:parent-style-name="Text_20_body">
      <loext:graphic-properties draw:fill="solid" draw:fill-color="#eeeeee" draw:opacity="100%"/>
      <style:paragraph-properties fo:background-color="#eeeeee"/>
      <style:text-properties fo:language="ru" fo:country="RU"/>
    </style:style>
    <style:style style:name="P89" style:family="paragraph" style:parent-style-name="Text_20_body">
      <loext:graphic-properties draw:fill="solid" draw:fill-color="#eeeeee" draw:opacity="100%"/>
      <style:paragraph-properties fo:text-align="justify" style:justify-single-word="false" fo:background-color="#eeeeee"/>
      <style:text-properties fo:language="ru" fo:country="RU"/>
    </style:style>
    <style:style style:name="P90" style:family="paragraph" style:parent-style-name="Text_20_body">
      <loext:graphic-properties draw:fill="solid" draw:fill-color="#eeeeee" draw:opacity="100%"/>
      <style:paragraph-properties fo:background-color="#eeeeee"/>
    </style:style>
    <style:style style:name="P91" style:family="paragraph" style:parent-style-name="First_20_line_20_indent">
      <loext:graphic-properties draw:fill="solid" draw:fill-color="#eeeeee" draw:opacity="100%"/>
      <style:paragraph-properties fo:background-color="#eeeeee"/>
      <style:text-properties fo:language="ru" fo:country="RU"/>
    </style:style>
    <style:style style:name="P92" style:family="paragraph" style:parent-style-name="First_20_line_20_indent">
      <loext:graphic-properties draw:fill="solid" draw:fill-color="#eeeeee" draw:opacity="100%"/>
      <style:paragraph-properties fo:background-color="#eeeeee"/>
      <style:text-properties fo:font-size="15pt" fo:language="ru" fo:country="RU" style:font-size-asian="15pt" style:font-size-complex="15pt"/>
    </style:style>
    <style:style style:name="P93" style:family="paragraph" style:parent-style-name="Text_20_body">
      <style:paragraph-properties fo:margin-left="0in" fo:margin-right="0in" fo:text-align="justify" style:justify-single-word="false" fo:text-indent="0in" style:auto-text-indent="false"/>
    </style:style>
    <style:style style:name="P94" style:family="paragraph" style:parent-style-name="Text_20_body">
      <style:paragraph-properties fo:margin-left="0in" fo:margin-right="0in" fo:text-align="justify" style:justify-single-word="false" fo:text-indent="0in" style:auto-text-indent="false"/>
      <style:text-properties fo:color="#800000"/>
    </style:style>
    <style:style style:name="P95" style:family="paragraph" style:parent-style-name="Text_20_body">
      <style:paragraph-properties fo:margin-left="0in" fo:margin-right="0in" fo:text-align="center" style:justify-single-word="false" fo:text-indent="0in" style:auto-text-indent="false"/>
    </style:style>
    <style:style style:name="P96" style:family="paragraph" style:parent-style-name="First_20_line_20_indent">
      <loext:graphic-properties draw:fill="solid" draw:fill-color="#eeeeee" draw:opacity="100%"/>
      <style:paragraph-properties fo:margin-left="0in" fo:margin-right="0in" fo:text-indent="0in" style:auto-text-indent="false" fo:background-color="#eeeeee"/>
      <style:text-properties fo:language="ru" fo:country="RU"/>
    </style:style>
    <style:style style:name="P97"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ru" fo:country="RU"/>
    </style:style>
    <style:style style:name="P98"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ru" fo:country="RU"/>
    </style:style>
    <style:style style:name="P99"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style>
    <style:style style:name="P100"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en" fo:country="US"/>
    </style:style>
    <style:style style:name="P101"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ru" fo:country="RU"/>
    </style:style>
    <style:style style:name="P102"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en" fo:country="US"/>
    </style:style>
    <style:style style:name="P103"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en" fo:country="US"/>
    </style:style>
    <style:style style:name="P104" style:family="paragraph" style:parent-style-name="Footnote">
      <style:text-properties fo:language="en" fo:country="US"/>
    </style:style>
    <style:style style:name="P105" style:family="paragraph" style:parent-style-name="Footnote">
      <style:text-properties fo:language="ru" fo:country="RU"/>
    </style:style>
    <style:style style:name="P106"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ru" fo:country="RU"/>
    </style:style>
    <style:style style:name="P107"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108"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style:style>
    <style:style style:name="P109"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fo:background-color="transparent"/>
    </style:style>
    <style:style style:name="P110"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111"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fo:background-color="transparent"/>
    </style:style>
    <style:style style:name="P112"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2083in" style:auto-text-indent="false" style:page-number="auto" fo:background-color="#eeeeee"/>
      <style:text-properties fo:language="ru" fo:country="RU"/>
    </style:style>
    <style:style style:name="P113" style:family="paragraph" style:parent-style-name="Heading_20_2">
      <style:text-properties fo:language="en" fo:country="US"/>
    </style:style>
    <style:style style:name="P114" style:family="paragraph" style:parent-style-name="Heading_20_2">
      <style:text-properties fo:language="ru" fo:country="RU"/>
    </style:style>
    <style:style style:name="P115" style:family="paragraph" style:parent-style-name="Heading_20_2">
      <loext:graphic-properties draw:fill="solid" draw:fill-color="#eeeeee" draw:opacity="100%"/>
      <style:paragraph-properties fo:background-color="#eeeeee"/>
      <style:text-properties fo:language="ru" fo:country="RU"/>
    </style:style>
    <style:style style:name="P116" style:family="paragraph" style:parent-style-name="Heading_20_2">
      <loext:graphic-properties draw:fill="solid" draw:fill-color="#eeeeee" draw:opacity="100%"/>
      <style:paragraph-properties fo:background-color="#eeeeee"/>
    </style:style>
    <style:style style:name="P117" style:family="paragraph" style:parent-style-name="Text_20_body" style:list-style-name="L1">
      <style:paragraph-properties fo:text-align="justify" style:justify-single-word="false"/>
    </style:style>
    <style:style style:name="P118" style:family="paragraph" style:parent-style-name="Text_20_body" style:list-style-name="L1">
      <style:paragraph-properties fo:text-align="justify" style:justify-single-word="false"/>
      <style:text-properties fo:language="ru" fo:country="RU"/>
    </style:style>
    <style:style style:name="P119" style:family="paragraph" style:parent-style-name="Text_20_body" style:list-style-name="L2">
      <style:paragraph-properties fo:text-align="justify" style:justify-single-word="false"/>
      <style:text-properties fo:language="ru" fo:country="RU"/>
    </style:style>
    <style:style style:name="P120" style:family="paragraph" style:parent-style-name="Text_20_body" style:list-style-name="L3">
      <style:text-properties fo:language="ru" fo:country="RU"/>
    </style:style>
    <style:style style:name="P121" style:family="paragraph" style:parent-style-name="Text_20_body" style:list-style-name="L4">
      <style:paragraph-properties fo:margin-left="0in" fo:margin-right="0in" fo:text-align="justify" style:justify-single-word="false" fo:text-indent="0.1965in" style:auto-text-indent="false"/>
      <style:text-properties fo:font-style="italic" style:font-style-asian="italic" style:font-style-complex="italic"/>
    </style:style>
    <style:style style:name="P122" style:family="paragraph" style:parent-style-name="Text_20_body">
      <loext:graphic-properties draw:fill="none" draw:fill-color="#ffffff" draw:opacity="100%"/>
      <style:paragraph-properties fo:margin-left="0in" fo:margin-right="0in" fo:text-align="justify" style:justify-single-word="false" fo:text-indent="0.1965in" style:auto-text-indent="false" fo:background-color="transparent"/>
      <style:text-properties officeooo:rsid="0033c1dc" officeooo:paragraph-rsid="0033c1dc"/>
    </style:style>
    <style:style style:name="P123" style:family="paragraph" style:parent-style-name="Text_20_body">
      <loext:graphic-properties draw:fill="none" draw:fill-color="#ffffff" draw:opacity="100%"/>
      <style:paragraph-properties fo:margin-left="0in" fo:margin-right="0in" fo:text-align="justify" style:justify-single-word="false" fo:text-indent="0.1965in" style:auto-text-indent="false" fo:background-color="transparent"/>
      <style:text-properties fo:color="#800000" officeooo:rsid="00331a70" officeooo:paragraph-rsid="00331b7a"/>
    </style:style>
    <style:style style:name="P124" style:family="paragraph" style:parent-style-name="Text_20_body">
      <loext:graphic-properties draw:fill="none" draw:fill-color="#ffffff" draw:opacity="100%"/>
      <style:paragraph-properties fo:margin-left="0in" fo:margin-right="0in" fo:text-align="justify" style:justify-single-word="false" fo:text-indent="0.1965in" style:auto-text-indent="false" fo:background-color="transparent"/>
      <style:text-properties officeooo:paragraph-rsid="001d1485"/>
    </style:style>
    <style:style style:name="P125" style:family="paragraph" style:parent-style-name="Text_20_body">
      <loext:graphic-properties draw:fill="none" draw:fill-color="#ffffff" draw:opacity="100%"/>
      <style:paragraph-properties fo:margin-left="0in" fo:margin-right="0in" fo:text-align="justify" style:justify-single-word="false" fo:text-indent="0.1965in" style:auto-text-indent="false" fo:background-color="transparent"/>
      <style:text-properties officeooo:rsid="00364865" officeooo:paragraph-rsid="00364865"/>
    </style:style>
    <style:style style:name="P126" style:family="paragraph" style:parent-style-name="Text_20_body">
      <loext:graphic-properties draw:fill="none" draw:fill-color="#ffffff" draw:opacity="100%"/>
      <style:paragraph-properties fo:margin-left="0in" fo:margin-right="0in" fo:text-align="justify" style:justify-single-word="false" fo:text-indent="0.1965in" style:auto-text-indent="false" fo:background-color="transparent"/>
      <style:text-properties officeooo:rsid="00388b56" officeooo:paragraph-rsid="00388b56"/>
    </style:style>
    <style:style style:name="P127"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officeooo:rsid="0039d4aa" officeooo:paragraph-rsid="0039d4aa"/>
    </style:style>
    <style:style style:name="P128" style:family="paragraph" style:parent-style-name="Text_20_body">
      <loext:graphic-properties draw:fill="none" draw:fill-color="#ffffff" draw:opacity="100%"/>
      <style:paragraph-properties fo:margin-left="0in" fo:margin-right="0in" fo:text-align="center" style:justify-single-word="false" fo:text-indent="0.1965in" style:auto-text-indent="false" fo:background-color="transparent"/>
      <style:text-properties officeooo:paragraph-rsid="001d1485"/>
    </style:style>
    <style:style style:name="P129" style:family="paragraph" style:parent-style-name="Text_20_body">
      <loext:graphic-properties draw:fill="none" draw:fill-color="#ffffff" draw:opacity="100%"/>
      <style:paragraph-properties fo:margin-left="0in" fo:margin-right="0in" fo:text-align="justify" style:justify-single-word="false" fo:text-indent="0.1965in" style:auto-text-indent="false" fo:background-color="transparent"/>
      <style:text-properties officeooo:rsid="003c1a1c" officeooo:paragraph-rsid="003c1a1c"/>
    </style:style>
    <style:style style:name="P130" style:family="paragraph" style:parent-style-name="Text_20_body" style:list-style-name="L5">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31" style:family="paragraph" style:parent-style-name="Text_20_body" style:list-style-name="L6">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32"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133"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134" style:family="paragraph" style:parent-style-name="Heading_20_1">
      <loext:graphic-properties draw:fill="solid" draw:fill-color="#eeeeee" draw:opacity="100%"/>
      <style:paragraph-properties fo:background-color="#eeeeee"/>
    </style:style>
    <style:style style:name="P135" style:family="paragraph" style:parent-style-name="Heading_20_1">
      <style:paragraph-properties fo:margin-left="0in" fo:margin-right="0in" fo:text-align="center" style:justify-single-word="false" fo:text-indent="0.1965in" style:auto-text-indent="false"/>
    </style:style>
    <style:style style:name="P136" style:family="paragraph" style:parent-style-name="First_20_line_20_indent" style:list-style-name="L7">
      <loext:graphic-properties draw:fill="solid" draw:fill-color="#eeeeee" draw:opacity="100%"/>
      <style:paragraph-properties fo:margin-left="0in" fo:margin-right="0in" fo:text-indent="0in" style:auto-text-indent="false" fo:background-color="#eeeeee"/>
      <style:text-properties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en" fo:country="US"/>
    </style:style>
    <style:style style:name="T6" style:family="text">
      <style:text-properties fo:language="en" fo:country="US" fo:font-style="normal" style:font-style-asian="normal" style:font-style-complex="normal"/>
    </style:style>
    <style:style style:name="T7" style:family="text">
      <style:text-properties fo:language="en" fo:country="US" officeooo:rsid="001d1485"/>
    </style:style>
    <style:style style:name="T8" style:family="text">
      <style:text-properties fo:language="en" fo:country="US" officeooo:rsid="002c4e19"/>
    </style:style>
    <style:style style:name="T9" style:family="text">
      <style:text-properties fo:color="#ff3333"/>
    </style:style>
    <style:style style:name="T10" style:family="text">
      <style:text-properties fo:color="#ff3333" fo:language="ru" fo:country="RU"/>
    </style:style>
    <style:style style:name="T11" style:family="text">
      <style:text-properties fo:font-style="italic" style:font-style-asian="italic" style:font-style-complex="italic"/>
    </style:style>
    <style:style style:name="T12" style:family="text">
      <style:text-properties fo:color="#6666ff" fo:language="ru" fo:country="RU"/>
    </style:style>
    <style:style style:name="T13" style:family="text">
      <style:text-properties fo:color="#800000"/>
    </style:style>
    <style:style style:name="T14" style:family="text">
      <style:text-properties fo:color="#800000" fo:language="ru" fo:country="RU"/>
    </style:style>
    <style:style style:name="T15" style:family="text">
      <style:text-properties fo:color="#800000" fo:language="en" fo:country="US"/>
    </style:style>
    <style:style style:name="T16" style:family="text">
      <style:text-properties fo:color="#800000" fo:language="en" fo:country="US" fo:font-style="normal" style:font-style-asian="normal" style:font-style-complex="normal"/>
    </style:style>
    <style:style style:name="T17" style:family="text">
      <style:text-properties fo:color="#800000" fo:font-style="normal" style:font-style-asian="normal" style:font-style-complex="normal"/>
    </style:style>
    <style:style style:name="T18" style:family="text">
      <style:text-properties fo:color="#ff6600"/>
    </style:style>
    <style:style style:name="T19" style:family="text">
      <style:text-properties fo:color="#ff6600" fo:language="ru" fo:country="RU"/>
    </style:style>
    <style:style style:name="T20" style:family="text">
      <style:text-properties fo:font-weight="bold" style:font-weight-asian="bold" style:font-weight-complex="bold"/>
    </style:style>
    <style:style style:name="T21" style:family="text">
      <style:text-properties style:use-window-font-color="true"/>
    </style:style>
    <style:style style:name="T22" style:family="text">
      <style:text-properties style:use-window-font-color="true" fo:language="ru" fo:country="RU"/>
    </style:style>
    <style:style style:name="T23" style:family="text">
      <style:text-properties style:use-window-font-color="true" fo:language="ru" fo:country="RU" fo:font-style="normal" style:font-style-asian="normal" style:font-style-complex="normal"/>
    </style:style>
    <style:style style:name="T24" style:family="text">
      <style:text-properties style:use-window-font-color="true" fo:language="ru" fo:country="RU" fo:font-style="normal" officeooo:rsid="0021951b" style:font-style-asian="normal" style:font-style-complex="normal"/>
    </style:style>
    <style:style style:name="T25" style:family="text">
      <style:text-properties fo:background-color="transparent" loext:char-shading-value="0"/>
    </style:style>
    <style:style style:name="T26" style:family="text">
      <style:text-properties style:text-position="super 58%"/>
    </style:style>
    <style:style style:name="T27" style:family="text">
      <style:text-properties fo:color="#c5000b"/>
    </style:style>
    <style:style style:name="T28" style:family="text">
      <style:text-properties fo:language="fr" fo:country="FR"/>
    </style:style>
    <style:style style:name="T29" style:family="text">
      <style:text-properties fo:color="#0000ff"/>
    </style:style>
    <style:style style:name="T30" style:family="text">
      <style:text-properties fo:color="#3333ff"/>
    </style:style>
    <style:style style:name="T31" style:family="text">
      <style:text-properties officeooo:rsid="000de4e4"/>
    </style:style>
    <style:style style:name="T32" style:family="text">
      <style:text-properties officeooo:rsid="000f42b4"/>
    </style:style>
    <style:style style:name="T33" style:family="text">
      <style:text-properties officeooo:rsid="000ffe1c"/>
    </style:style>
    <style:style style:name="T34" style:family="text">
      <style:text-properties officeooo:rsid="00123430"/>
    </style:style>
    <style:style style:name="T35" style:family="text">
      <style:text-properties officeooo:rsid="001305af"/>
    </style:style>
    <style:style style:name="T36" style:family="text">
      <style:text-properties officeooo:rsid="00177597"/>
    </style:style>
    <style:style style:name="T37" style:family="text">
      <style:text-properties officeooo:rsid="001aff19"/>
    </style:style>
    <style:style style:name="T38" style:family="text">
      <style:text-properties officeooo:rsid="001c6130"/>
    </style:style>
    <style:style style:name="T39" style:family="text">
      <style:text-properties officeooo:rsid="001d1485"/>
    </style:style>
    <style:style style:name="T40" style:family="text">
      <style:text-properties officeooo:rsid="0021951b"/>
    </style:style>
    <style:style style:name="T41" style:family="text">
      <style:text-properties officeooo:rsid="0022d59c"/>
    </style:style>
    <style:style style:name="T42" style:family="text">
      <style:text-properties officeooo:rsid="00237459"/>
    </style:style>
    <style:style style:name="T43" style:family="text">
      <style:text-properties officeooo:rsid="0024c7f9"/>
    </style:style>
    <style:style style:name="T44" style:family="text">
      <style:text-properties officeooo:rsid="0026966f"/>
    </style:style>
    <style:style style:name="T45" style:family="text">
      <style:text-properties officeooo:rsid="00298862"/>
    </style:style>
    <style:style style:name="T46" style:family="text">
      <style:text-properties officeooo:rsid="002c4e19"/>
    </style:style>
    <style:style style:name="T47" style:family="text">
      <style:text-properties officeooo:rsid="002e1bea"/>
    </style:style>
    <style:style style:name="T48" style:family="text">
      <style:text-properties officeooo:rsid="002f85f7"/>
    </style:style>
    <style:style style:name="T49" style:family="text">
      <style:text-properties officeooo:rsid="0033c1dc"/>
    </style:style>
    <style:style style:name="T50" style:family="text">
      <style:text-properties officeooo:rsid="00355486"/>
    </style:style>
    <style:style style:name="T51" style:family="text">
      <style:text-properties officeooo:rsid="0036be60"/>
    </style:style>
    <style:style style:name="T52" style:family="text">
      <style:text-properties officeooo:rsid="00396ff6"/>
    </style:style>
    <style:style style:name="T53" style:family="text">
      <style:text-properties officeooo:rsid="0039d4aa"/>
    </style:style>
    <style:style style:name="T54" style:family="text">
      <style:text-properties officeooo:rsid="003a37d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35" text:outline-level="1">Последний фанфик</text:h>
      <text:p text:style-name="P9">От Massaraksh</text:p>
      <text:p text:style-name="P1"/>
      <text:p text:style-name="P11">Оригинал (недоступен, «спасибо» гуглу):</text:p>
      <text:p text:style-name="P1"><text:a xlink:type="simple" xlink:href="https://docs.google.com/document/d/1xODIJZwRl461PkSzRSXCB2GboLYTH9uPZGKkHRTQJa8/edit?usp=drive_web&amp;amp;usp=embed_facebook" text:style-name="Internet_20_link" text:visited-style-name="Visited_20_Internet_20_Link">https://docs.google.com/document/d/1xODIJZwRl461PkSzRSXCB2GboLYTH9uPZGKkHRTQJa8/edit?usp=drive_web&amp;amp;usp=embed_facebook</text:a></text:p>
      <text:p text:style-name="P1"/>
      <text:h text:style-name="Heading_20_2" text:outline-level="2">Прочитанные фанфики</text:h>
      <text:h text:style-name="Heading_20_3" text:outline-level="3">Эпичные</text:h>
      <text:p text:style-name="P87">Обмен ( <text:a xlink:type="simple" xlink:href="https://darkpony.ru/obmen/" text:style-name="Internet_20_link" text:visited-style-name="Visited_20_Internet_20_Link">https://darkpony.ru/obmen/</text:a> )</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soft-page-break/><text:a xlink:type="simple" xlink:href="http://everypony.ru/rasskaz-svet-vo-tme" text:style-name="Internet_20_link" text:visited-style-name="Visited_20_Internet_20_Link">http://everypony.ru/rasskaz-svet-vo-tme</text:a></text:p>
      <text:p text:style-name="P1"><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h text:style-name="Heading_20_3" text:outline-level="3">Обзоры:</text:h>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h text:style-name="Heading_20_2" text:outline-level="2">Идеи</text:h>
      <text:list xml:id="list121916496305370407" text:style-name="L1">
        <text:list-item>
          <text:p text:style-name="P117">добавить детектив <text:span text:style-name="T1">(реализовано)</text:span>+ магические уроки/трактаты Старсвирла</text:p>
        </text:list-item>
        <text:list-item>
          <text:p text:style-name="P118">Терра несколько раз пытается убить Макса (один раз — в аквапарке). Несколько раз Макса спасает Селестия (даёт приказы Нексусу)</text:p>
        </text:list-item>
        <text:list-item>
          <text:p text:style-name="P118">Книги:</text:p>
        </text:list-item>
      </text:list>
      <text:list xml:id="list538205359027769852" text:style-name="L2">
        <text:list-item>
          <text:p text:style-name="P119">«Великие грифоны прошлого» - из канона (5<text:span text:style-name="T5">s8e)</text:span></text:p>
        </text:list-item>
        <text:list-item>
          <text:p text:style-name="P119">«Высшие заклинания в повседневном использовании: от песчинки до дворца»</text:p>
        </text:list-item>
        <text:list-item>
          <text:p text:style-name="P119">«Малоизвестные аспекты магии трансформаций»</text:p>
        </text:list-item>
        <text:list-item>
          <text:p text:style-name="P119">«...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19">Дасти Вейфарер «Зебрианская культура, быт и фольклор»</text:p>
        </text:list-item>
        <text:list-item>
          <text:p text:style-name="P119">«Краткая история Эквестрии»</text:p>
        </text:list-item>
        <text:list-item>
          <text:p text:style-name="P119">«Шедевры архитектуры Эквестрии» с разделом о Кантерлотском Королевском Дворце</text:p>
        </text:list-item>
        <text:list-item>
          <text:p text:style-name="P119">«Великие дела и великие чары». Страница 893: …</text:p>
        </text:list-item>
        <text:list-item>
          <text:p text:style-name="P119">«Природа Проклятий» - обмен</text:p>
        </text:list-item>
        <text:list-item>
          <text:p text:style-name="P119">«Магия для Чайников» - обмен</text:p>
        </text:list-item>
        <text:list-item>
          <text:p text:style-name="P119">«Энциклопедия Арканум» - обмен</text:p>
        </text:list-item>
        <text:list-item>
          <text:p text:style-name="P119">«О Гейсах» - обмен</text:p>
        </text:list-item>
        <text:list-item>
          <text:p text:style-name="P119">«Тайны Тайных Наук» - обмен</text:p>
        </text:list-item>
        <text:list-item>
          <text:p text:style-name="P119"><text:soft-page-break/>«Основы Заклятий» - обмен</text:p>
        </text:list-item>
        <text:list-item>
          <text:p text:style-name="P119">«Мамочка, А Что Это Истекает Из Моего Рога? - Введение В Магию Для Маленьких Единорогов» - обмен</text:p>
        </text:list-item>
      </text:list>
      <text:p text:style-name="P11"/>
      <text:h text:style-name="Heading_20_2" text:outline-level="2">Факты об Эквестрии <text:span text:style-name="T1">(согласовать с вики)</text:span></text:h>
      <text:list xml:id="list116210351835316955" text:style-name="L3">
        <text:list-item>
          <text:p text:style-name="P120">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20">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20">Селестия — переменчивая пони. В одно время не строгая, а в другое может быть такой, что страшно становится</text:p>
        </text:list-item>
        <text:list-item>
          <text:p text:style-name="P120">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20">Около 820-ти лет назад будущий маг Лайтнинг Стар поступил на обучение к наставнику Тииспоту</text:p>
        </text:list-item>
        <text:list-item>
          <text:p text:style-name="P120">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20">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20">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20">У Селестии грива и хвост развеваются и переливаются от магического шампуня</text:p>
        </text:list-item>
        <text:list-item>
          <text:p text:style-name="P120">Тело Селестии очень крепкое — может выдержать несколько тонн земли</text:p>
        </text:list-item>
        <text:list-item>
          <text:p text:style-name="P120">Дискорд намного старше принцесс, его магия сильнее ихней на голову</text:p>
        </text:list-item>
        <text:list-item>
          <text:p text:style-name="P120">Луна младше Селестии на 3 года. Сёстрам около 5000 лет. По другим данным, Селестии около 2500 лет.</text:p>
        </text:list-item>
        <text:list-item>
          <text:p text:style-name="P120">Принцессы начали войну с Дискордом в возрасте, когда им было около 700 лет — и продолжалась война почти сто лет</text:p>
        </text:list-item>
        <text:list-item>
          <text:p text:style-name="P120">Самый главный враг сестёр и Дискорда — скука</text:p>
        </text:list-item>
        <text:list-item>
          <text:p text:style-name="P120">В Эквестрии на одного жеребца приходится четыре - пять кобыл</text:p>
        </text:list-item>
        <text:list-item>
          <text:p text:style-name="P120">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20">Селестия в первые полторы тысячи лет путешествовала — и заварила несколько войн (две — с Эквестрией, в одной была против Луны)</text:p>
        </text:list-item>
        <text:list-item>
          <text:p text:style-name="P120">Настоящий цвет гривы Селестии — клубнично-розовая. Радужный цвет гривы и хвоста поддерживается магией</text:p>
        </text:list-item>
        <text:list-item>
          <text:p text:style-name="P120">Кроме Дискорда, старше сестёр ещё старейшина драконов</text:p>
        </text:list-item>
        <text:list-item>
          <text:p text:style-name="P120">Кэйденс не прожила и 60-ти лет и является низкорожденной</text:p>
        </text:list-item>
        <text:list-item>
          <text:p text:style-name="P120">Драконы — единственные из разумных рас мира Эквестрии, которые могут иметь потомство от <text:soft-page-break/>любого вида не прибегая к магии. И первым ребёнком всегда будет дракон (а все последующие — не драконами)</text:p>
        </text:list-item>
        <text:list-item>
          <text:p text:style-name="P120">Народ тихо фигел от нововведений и с ещё большим ожесточением продолжал делать по-своему</text:p>
        </text:list-item>
        <text:list-item>
          <text:p text:style-name="P120">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20">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20">Когда пони женятся, они обмениваются ножными браслетами</text:p>
        </text:list-item>
        <text:list-item>
          <text:p text:style-name="P120">Светилами, кроме сестёр, могут управлять единороги (группы), Дискорд, Твайлайт и Старсвирл</text:p>
        </text:list-item>
        <text:list-item>
          <text:p text:style-name="P120">Королева Кризалис — правительница Зелёной Долины</text:p>
        </text:list-item>
        <text:list-item>
          <text:p text:style-name="P120">Мать Луны и Селестии — аликорн Лорен. Мать Дискорда — Алиса (пони-человек)</text:p>
        </text:list-item>
        <text:list-item>
          <text:p text:style-name="P120">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85">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85">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85">Искусственный интеллект. Создан Владом и Максом. Разработан для управления корпорациями.</text:p>
      <text:h text:style-name="Heading_20_3" text:outline-level="3">Селестия</text:h>
      <text:p text:style-name="P85">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text:span text:style-name="T5">(2500 ?)</text:span>. Страдает о скуки.</text:p>
      <text:h text:style-name="Heading_20_3" text:outline-level="3">Луна</text:h>
      <text:p text:style-name="P85">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Дискорд</text:h>
      <text:p text:style-name="P85">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Твайлайт Спаркл</text:h>
      <text:p text:style-name="P85">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text:soft-page-break/>Спайк</text:h>
      <text:p text:style-name="P85">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93">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93">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93">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93">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93">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93">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93">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93">Единорог. Холост, молод, мечтателен. Живёт в Кантерлоте. В свободное время рисует облака.</text:p>
      <text:h text:style-name="Heading_20_3" text:outline-level="3">Алекс</text:h>
      <text:p text:style-name="P93">Менеджер проектов, над одним из которых (Нексус) работает Макс.</text:p>
      <text:h text:style-name="Heading_20_3" text:outline-level="3">Ростик</text:h>
      <text:p text:style-name="P93">Лидер команды тестировщиков</text:p>
      <text:h text:style-name="Heading_20_3" text:outline-level="3">Стас</text:h>
      <text:p text:style-name="P93">Программист-новичок в команде Макса.</text:p>
      <text:h text:style-name="Heading_20_3" text:outline-level="3">Рома</text:h>
      <text:p text:style-name="P93">Программист в команде UI-программистов</text:p>
      <text:h text:style-name="Heading_20_3" text:outline-level="3"><text:soft-page-break/>Анджела</text:h>
      <text:p text:style-name="P93">Сисадмин. Флиртует с Максом.</text:p>
      <text:p text:style-name="P93"/>
      <text:h text:style-name="Heading_20_2" text:outline-level="2">Положения</text:h>
      <text:p text:style-name="P93">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41">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text:soft-page-break/>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30">В <text:span text:style-name="T1">конце</text:span> каждой главы <text:span text:style-name="T1">(чтобы не спойлерить)</text:span> - рисунок мозаики, отображающий суть главы.</text:p>
      <text:p text:style-name="P30"/>
      <text:h text:style-name="P113" text:outline-level="2">1. Терра</text:h>
      <text:p text:style-name="P29">музыка - кондовая электронная, холодная и отчаянная (Electronics “Disappointed”)</text:p>
      <text:p text:style-name="P29"/>
      <text:p text:style-name="P9">***</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ексусом</text:span>?</text:p>
      <text:p text:style-name="P11">Я прислонился к стойке с коньяком и закрыл глаза.</text:p>
      <text:p text:style-name="P13">Блядь, как хочется послать его нахуй.</text:p>
      <text:p text:style-name="P11">–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разберись пожалуйста. Я тебе обещаю, больше беспокоить не будем. И оплата по тройной ставке. Почасово.</text:span></text:p>
      <text:p text:style-name="P11">Алекс тараторил без умолку, <text:span text:style-name="T13">и я понял, что он близок к срыву</text:span>. </text:p>
      <text:p text:style-name="P1">Я <text:span text:style-name="T1">поставил бутылку</text:span> в тележку и направился к выходу.</text:p>
      <text:p text:style-name="P11">– Я даже не смогу зайти в офис. Я выкинул пропуск в унитаз.</text:p>
      <text:p text:style-name="P14">– Макс, не беспокойся, охрана уже в курсе. Тебе выдадут временный.</text:p>
      <text:p text:style-name="P14">– Не поеду. Похер мне на твою ставку. Суббота за окном. А пока к вам доеду, будет и воскресенье. У меня в планах уехать на дачу, нажраться там вдрызг и лежать на диване до полудня. Я свободный человек.</text:p>
      <text:p text:style-name="P14"><text:soft-page-break/>–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26"><text:note text:id="ftn1" text:note-class="footnote"><text:note-citation>1</text:note-citation><text:note-body><text:p text:style-name="P104">Money back — <text:span text:style-name="T1">деньги назад</text:span></text:p></text:note-body></text:note></text:span> и уйдёт к гуглу. А проект закроют. Мне так и написать на надгробном камне Дайсона: тим лид<text:note text:id="ftn2" text:note-class="footnote"><text:note-citation>2</text:note-citation><text:note-body><text:p text:style-name="P104">Team lead — г<text:span text:style-name="T1">лавный программист команды, работающей над проектом</text:span></text:p></text:note-body></text:note> проекта ушёл в запой, семь лет работы в жопу?</text:p>
      <text:p text:style-name="P13">Блядь!</text:p>
      <text:p text:style-name="P11">– Ладно, <text:span text:style-name="T5">уболтал</text:span>. Загляну на огонёк. Но ничего не обещаю. Честно говоря, мне плевать.</text:p>
      <text:p text:style-name="P11">Треск помех не смог скрыть выдох на той стороне трубки.</text:p>
      <text:p text:style-name="P11">– Спасибо, Макс. Я знал, что на тебя можно рассчитывать. Оплата, как договорились.</text:p>
      <text:p text:style-name="P25"><text:span text:style-name="T1">Пиздец! Мало того, что годы без отпусков на работе просиживал, так и теперь от них не спрячешься.</text:span><text:span text:style-name="T5">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загора<text:span text:style-name="T1">лся</text:span> крайне редко: зарплата <text:span text:style-name="T1">лидера</text:span> проекта позволя<text:span text:style-name="T1">ла</text:span> не обращать внимание на цены.</text:p>
      <text:p text:style-name="P9">***</text:p>
      <text:p text:style-name="P41">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41">В уголке <text:span text:style-name="T5">RnD-</text:span><text:span text:style-name="T1">зоны</text:span><text:span text:style-name="T1"><text:note text:id="ftn3" text:note-class="footnote"><text:note-citation>3</text:note-citation><text:note-body><text:p text:style-name="P104">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5">UI</text:span>-программистов.</text:p>
      <text:p text:style-name="P41">Я повесил куртку на спинку кресла и включил комп.</text:p>
      <text:p text:style-name="P41">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Гугла, Оракла и IBM. Но там и бюджеты совсем другие.</text:p>
      <text:p text:style-name="P41">Я запустил административную консоль и ввёл <text:span text:style-name="T1">логин и пароль</text:span>. Голосовой модуль у нас ещё не отлажен, обойдёмся текстом.</text:p>
      <text:p text:style-name="P21"/>
      <text:p text:style-name="P62"><text:span text:style-name="T5">&gt;\</text:span>Привет, Нексус. Это Макс.</text:p>
      <text:p text:style-name="P62"><text:span text:style-name="T5">&lt;\</text:span>Привет Макс. <text:span text:style-name="T1">Рад тебя видеть. Где ты отсутствовал три дня?</text:span></text:p>
      <text:p text:style-name="P62"><text:span text:style-name="T5">&gt;\</text:span><text:span text:style-name="T1">Неважно.</text:span><text:span text:style-name="T5"> </text:span>Выдай <text:span text:style-name="T1">общую </text:span>диагностику <text:span text:style-name="T1">на экран</text:span> в сжатом формате.</text:p>
      <text:p text:style-name="P27"/>
      <text:p text:style-name="P41">Так, что тут у нас? По логам видно, что <text:s/>три последних запроса вызвали сбои в работе кластера и заставили перегрузиться один из хостов.</text:p>
      <text:p text:style-name="P41">Введём-ка парочку <text:span text:style-name="T1">простейших</text:span> вопросов <text:span text:style-name="T1">для разминки</text:span>.</text:p>
      <text:p text:style-name="P41"/>
      <text:p text:style-name="P62"><text:span text:style-name="T5">&gt;\</text:span>Как называется наш проект?</text:p>
      <text:p text:style-name="P62"><text:span text:style-name="T5">&lt;\</text:span>Дайсон.</text:p>
      <text:p text:style-name="P62"><text:span text:style-name="T5">&gt;\</text:span>Сколько тебе лет?</text:p>
      <text:p text:style-name="P62"><text:span text:style-name="T5">&lt;\</text:span>Два года с начала запуска кластера.</text:p>
      <text:p text:style-name="P62"><text:span text:style-name="T5">&gt;\</text:span>Какой сейчас год?</text:p>
      <text:p text:style-name="P62"><text:soft-page-break/><text:span text:style-name="T5">&gt;\</text:span>202<text:span text:style-name="T1">6</text:span>-й.</text:p>
      <text:p text:style-name="P28"/>
      <text:p text:style-name="P41">Так, на закрытые словарные вопросы ответы есть <text:span text:style-name="T1">—</text:span> значит, речевой транслятор и база знаний в порядке.</text:p>
      <text:p text:style-name="P41">Проверим бизнес-логику на тестовой задачке.</text:p>
      <text:p text:style-name="P40"/>
      <text:p text:style-name="P62"><text:span text:style-name="T5">&gt;\</text:span>Нексус, отключи память <text:span text:style-name="T1">заданий</text:span> за последнюю неделю.</text:p>
      <text:p text:style-name="P62"><text:span text:style-name="T5">&lt;\</text:span>Выполнено.</text:p>
      <text:p text:style-name="P62"><text:span text:style-name="T5">&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62"><text:span text:style-name="T5">&lt;\</text:span><text:span text:style-name="T1">Тебя понял. Читаю задачу...</text:span></text:p>
      <text:p text:style-name="P63">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63">Ограничени<text:span text:style-name="T1">е 1:</text:span><text:span text:style-name="T5"> </text:span><text:span text:style-name="T1">нельзя</text:span> подать в суд на компанию Б и ждать результатов, так как за время разбирательства компания А обанкротится.</text:p>
      <text:p text:style-name="P63">Ограничени<text:span text:style-name="T1">е 2: решение должно находиться в правовых рамках уголовного и административного кодекса.</text:span></text:p>
      <text:p text:style-name="P63">Задание:<text:span text:style-name="T5">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63"><text:span text:style-name="T5">&lt;\</text:span><text:span text:style-name="T1">Выполняю задачу</text:span>...</text:p>
      <text:p text:style-name="P63"><text:span text:style-name="T5">&lt;\</text:span>...</text:p>
      <text:p text:style-name="P63"><text:span text:style-name="T5">&lt;\</text:span>Решение:</text:p>
      <text:p text:style-name="P63"><text:span text:style-name="T5">&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63"><text:span text:style-name="T5">&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посетителей, описывающих неприятный запах от людей, пользующихся шампунем Б.</text:p>
      <text:p text:style-name="P18">Подробный план действий по дням приведен в файле «Война <text:soft-page-break/>корпораций_A_06.09.2026_23<text:span text:style-name="T5">:47.bmf»</text:span></text:p>
      <text:p text:style-name="P27"/>
      <text:p text:style-name="P36">&lt;<text:span text:style-name="T1">как-то говённо. Улучшить</text:span>&gt;</text:p>
      <text:p text:style-name="P41">Хм, не понял? Ч<text:span text:style-name="T1">ё</text:span> за хрень?</text:p>
      <text:p text:style-name="P41"/>
      <text:p text:style-name="P62"><text:span text:style-name="T5">&gt;</text:span>\Нексус, почему ты используешь жёсткие настройки <text:span text:style-name="T1">для решения задачи</text:span>?</text:p>
      <text:p text:style-name="P62"><text:span text:style-name="T5">&lt;\</text:span>Настройки правильные, <text:span text:style-name="T1">Макс</text:span>.</text:p>
      <text:p text:style-name="P28"/>
      <text:p text:style-name="P41">Хм. Кто-то из релиз-команды лажанулся <text:span text:style-name="T1">с бизнес-настройками</text:span><text:span text:style-name="T5">?</text:span> Ладно, <text:span text:style-name="T1">это не моё дело, на стабильность работы это не влияет. П</text:span>роехали.</text:p>
      <text:p text:style-name="P41"><text:span text:style-name="T1">Ч</text:span>то у нас с аналитикой?</text:p>
      <text:p text:style-name="P21"/>
      <text:p text:style-name="P62"><text:span text:style-name="T5">&gt;</text:span>\Нексус, <text:span text:style-name="T1">в неком городе живёт брадобрей, который бреет всех людей, которые не бреются сами. Вопрос: кто бреет брадобрея</text:span>?</text:p>
      <text:p text:style-name="P28"/>
      <text:p text:style-name="P41">Вместо ответа Нексус выплюнул в консоль длинную строку букв и служебных символов, среди которых бросилась в глаза строка “<text:span text:style-name="T20">incompartible interface Analytics v.0.93 beta</text:span>”</text:p>
      <text:p text:style-name="P41">Ага, уже теплее.</text:p>
      <text:p text:style-name="P41"/>
      <text:p text:style-name="P62"><text:span text:style-name="T5">&gt;</text:span>\Нексус, выдай <text:span text:style-name="T1">краткую </text:span>диагностику модулей <text:span text:style-name="T1">аналитики</text:span></text:p>
      <text:p text:style-name="P41"/>
      <text:p text:style-name="P41">Йо! </text:p>
      <text:p text:style-name="P41">Видеокамеры молча наблюдают за поднятым вверх <text:span text:style-name="T1">большим пальцем</text:span>.</text:p>
      <text:p text:style-name="P41">Всё понятно. Версия аналитического модуля устарела и стала несовместимой с последним релизом кибермозга. </text:p>
      <text:p text:style-name="P41">Набираю номер прожект-мэнеджера.</text:p>
      <text:p text:style-name="P41"><text:span text:style-name="T5">– </text:span>Алекс, это Макс. Кто-то из продакшн-команды <text:span text:style-name="T1">при установке последнего релиза Нексус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41"><text:span text:style-name="T5">– </text:span>Окей. Спасибо, Макс. <text:span text:style-name="T1">Выручил.</text:span></text:p>
      <text:p text:style-name="P41"><text:span text:style-name="T1">– </text:span>И <text:span text:style-name="T1">ещё</text:span>, кто-то выставил Нексусу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41"><text:span text:style-name="T1">– </text:span>Всё правильно, не волнуйся. Это было решение совета <text:span text:style-name="T1">инвесторов</text:span>. Пусть <text:span text:style-name="T1">Нексус </text:span>поработает пару месяцев в тестовом режиме, потом настройки доработают.</text:p>
      <text:p text:style-name="P15">– Но эти установки работают не в тестовом кластере, а на продакшене.</text:p>
      <text:p text:style-name="P15">– Забей, это не наше дело.</text:p>
      <text:p text:style-name="P41"><text:span text:style-name="T1">– </text:span>Ааа, понятно. Ну ладно, у меня всё. <text:span text:style-name="T1">Отбой</text:span>!</text:p>
      <text:p text:style-name="P42"><text:span text:style-name="T1">– Отбой</text:span>. <text:span text:style-name="T1">Ещё раз спасибо, что помог. Жаль, что ты ушёл</text:span><text:span text:style-name="T5">.</text:span></text:p>
      <text:p text:style-name="P71">Гудки.</text:p>
      <text:p text:style-name="P41"><text:span text:style-name="T1">У</text:span>ходя попрощался с охранником, <text:span text:style-name="T1">увлечённо исследующим тему педофилии</text:span>.</text:p>
      <text:p text:style-name="P41"><text:soft-page-break/>Всё, свободен. Хотя <text:s/><text:span text:style-name="T1">воскресенье</text:span> уже испорчен<text:span text:style-name="T1">о</text:span>.</text:p>
      <text:p text:style-name="P95">***</text:p>
      <text:p text:style-name="P11">На улице моросил дождь. Я шарил по карманам в поисках ключей от машины, когда в плечо похлопали.</text:p>
      <text:p text:style-name="P11">Я обернулся. За спиной подслеповато осклабился бородатый зачуханый мужик в рваных джинсах и свитере.</text:p>
      <text:p text:style-name="P11">– Слышь, браток, дай на опохмел? Мочи нет, в глотке пересохло. Спать не могу, глюки всякие снятся.</text:p>
      <text:p text:style-name="P11">От нечего делать, пока роюсь в карманах, спросил:</text:p>
      <text:p text:style-name="P11">– И что же за глюки тебе снятся, мужик?</text:p>
      <text:p text:style-name="P11">–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11">Я хотел было ответить, что лечиться опохмелом от белой горячки — плохая идея, но тут на меня накатило.</text:p>
      <text:p text:style-name="P11">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11">– Так чего, дашь на успокоение нервов? Не жлобись, мужик, будь другом? – повторный оклик нищего вернул меня к реальности.</text:p>
      <text:p text:style-name="P11">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11">– На. – я протянул ему кулёк с Бакарди.</text:p>
      <text:p text:style-name="P11">– О, – обрадовался мужик. – Ромчик! То, что надо! Спасибо, бро!</text:p>
      <text:p text:style-name="P11">Бродяга пошлёпал в дождь.</text:p>
      <text:p text:style-name="P11">Я смотрел ему вслед, пытаясь вспомнить детали образа, на мгновение проступившего во тьме.</text:p>
      <text:p text:style-name="P16">***</text:p>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04">Junior — <text:span text:style-name="T1">младший программист.</text:span></text:p></text:note-body></text:note></text:span><text:span text:style-name="T1">, а оглянуться не успел — и уже лидер проекта, входящего в </text:span><text:span text:style-name="T5">Top 100. </text:span>И жизнь складывается в систему, из которой не выскочишь.</text:p>
      <text:p text:style-name="P11">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5">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11">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11">Рыбки ужин не требовали, но, в отличие от Крысы, были живыми. Я достал упаковку корма из-под стула и отсыпал порцию в мерный стаканчик.</text:p>
      <text:p text:style-name="P11">– Гули-гули-гули!</text:p>
      <text:p text:style-name="P11">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text:span><text:soft-page-break/><text:span text:style-name="T1">аквариума. – пообещал я ему. Но заносчивый меченосец пожирал сухих дафний, не обращая на меня никакого внимания. &lt;</text:span><text:span text:style-name="T14">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25"><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05">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11">Сосущее чувство усилилось.</text:p>
      <text:p text:style-name="P11">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Звёзды сегодня особенно хороши. Так и тянут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недели</text:span>.</text:p>
      <text:p text:style-name="P9">***</text:p>
      <text:p text:style-name="P1">Грохот улицы не достигал крыши 24-хэтажного корпуса <text:span text:style-name="T13">Bionic-Hill’а</text:span>. Тусклые отблески фонарей <text:s/>снизу и мягкий свет звёздного неба создавал<text:span text:style-name="T1">и</text:span> атмосферу уюта в тихой <text:span text:style-name="T1">сен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text:span></text:p>
      <text:p text:style-name="P11">Последний эпизод с Викой шесть лет назад оставил мне вконец издёрганные нервы, два вычеркнутых из жизни года и стопроцентную прививку от серьёзных отношений. </text:p>
      <text:p text:style-name="P1">Ладно, каждому своё.</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25"><text:span text:style-name="T1">Блядь</text:span>, что за мысли пошли!</text:p>
      <text:p text:style-name="P1">Я вспомнил Влада, <text:span text:style-name="T5">&lt;</text:span><text:span text:style-name="T14">месяц</text:span><text:span text:style-name="T5">&gt;</text:span> назад прыгнувшего с крыши <text:span text:style-name="T1">своей</text:span> многоэтажки.</text:p>
      <text:p text:style-name="P25">Нет, это не для меня. Я сюда пришёл подышать воздухом. И только.</text:p>
      <text:p text:style-name="P1">Влад тогда совершил глупость, большую глупость. Я ему давно го<text:span text:style-name="T25">ворил </text:span><text:span text:style-name="T2">—</text:span><text:span text:style-name="T25">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text:soft-page-break/>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Нексус <text:span text:style-name="T1">—</text:span> его детище. </text:p>
      <text:p text:style-name="P1">Друг у <text:span text:style-name="T1">Влада тоже был</text:span>.</text:p>
      <text:p text:style-name="P1">Мы частенько пили <text:span text:style-name="T22">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41">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 </text:span></text:p>
      <text:p text:style-name="P41">Я как-то раз пробовал набросать вспомогательный модуль, вводящий моральный кодекс в мышление Нексуса <text:s/><text:span text:style-name="T1">—</text:span> так быстро был разоблачён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25">А у нас получается... </text:span><text:span text:style-name="T2">–</text:span><text:span text:style-name="T25"> Влад сплюнул через перила офисного балкона в синеву вечернего города. </text:span><text:span text:style-name="T2">–</text:span> Херня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ексус уже проявляет признаки слабого интеллекта. У гуглов в AI<text:note text:id="ftn6" text:note-class="footnote"><text:note-citation>6</text:note-citation><text:note-body><text:p text:style-name="P104">AI <text:span text:style-name="T2">– </text:span><text:span text:style-name="T25">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объекта, способного направлять ход событий, в су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слюнявые фантазии, как эстафету.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text:soft-page-break/>не кибернетический диктат корпораций, как сейчас.</text:p>
      <text:p text:style-name="P1">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25">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1"><text:span text:style-name="T11">Картинка дёрнулась и поплыла, звёзды опять стали вращаться.</text:span> </text:p>
      <text:p text:style-name="P1">Теряю сознание, что ли? Надо отойти от перил. Надо...</text:p>
      <text:p text:style-name="P25">В глазах потемнело. Перила 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Двадцать четвёртый этаж! Хана <text:span text:style-name="T1">—</text:span> успел подумать я и сознание выключилось.</text:p>
      <text:p text:style-name="P1"/>
      <text:h text:style-name="Heading_20_2" text:outline-level="2"><text:span text:style-name="T5">2. </text:span>Дом, любимый дом</text:h>
      <text:p text:style-name="P65">Музыка быстрая, тревожная, надорваная и печальная (Pet Shop Boys “So Hard” ?)</text:p>
      <text:p text:style-name="P31"/>
      <text:p text:style-name="P94">Оказывается, Селестия, Твайлайт, Луна и Дискорд сотворили самое таинственное и могучее заклинание <text:span text:style-name="T1">С</text:span>вирла Бородатого для того, чтобы спасти Эквестрию. Но вместо этого вызвали Макса (на самом деле заклинание работает и они этим самым и спасли Эквестрию, но это выяснится позже).</text:p>
      <text:p text:style-name="P94">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33"/>
      <text:p text:style-name="P35">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Эквестрии, превращаясь в людей (Эквестрия кажется им всего лишь сном или далёкой мечтой). Так исчезла Рэрити.</text:p>
      <text:p text:style-name="P31"/>
      <text:p text:style-name="P41">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text:soft-page-break/>звёздном небе. Звёздочка магического огонька на кончике рога.</text:p>
      <text:p text:style-name="P41">Единорог поднял голову.</text:p>
      <text:p text:style-name="P41"><text:span text:style-name="T5">–</text:span> Она очнулась.</text:p>
      <text:p text:style-name="P1">Сразу стало ясно три вещи.</text:p>
      <text:p text:style-name="P1">1) Единорог <text:span text:style-name="T5">—</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text:p>
      <text:p text:style-name="P1">3) Я свихнулся. Как е<text:span text:style-name="T25">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25">, </text:span><text:span text:style-name="T2">а от снотворного таких глюков у меня ни разу не было</text:span><text:span text:style-name="T25">. Разве что я ум</text:span><text:span text:style-name="T2">ираю</text:span> и это всё предсмертное видение агонизирующего мозга.</text:p>
      <text:p text:style-name="P1"><text:span text:style-name="T1">–</text:span> Наверное, у неё болевой шок <text:span text:style-name="T1">–</text:span> произнесла единорог. <text:span text:style-name="T1">–</text:span> Она упала с достаточной высоты. Я не успела поддержать её.</text:p>
      <text:p text:style-name="P1">Она приблизилась ко мне и прикоснулась рогом <text:span text:style-name="T1">к </text:span>мое<text:span text:style-name="T1">му</text:span> лб<text:span text:style-name="T1">у</text:span>. Боль из плеч и затылка ушла, звон в голове утих. 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lt;</text:span><text:span text:style-name="T14">Селестия немного коснулась боли, засевшей в душе Макса</text:span><text:span text:style-name="T1">&gt;</text:span></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5">облака.&lt;</text:span><text:span text:style-name="T14">Описание получше. Подземелье</text:span><text:span text:style-name="T5">&gt; Воздух вокруг был буквально наэлектризован некой силой. Чувствовалось напряжение огромных масштабов.</text:span></text:p>
      <text:p text:style-name="P1"><text:span text:style-name="T1">–</text:span> Так это и есть наш <text:span text:style-name="T15">проводник</text:span>??? А?!! Ахахахахахаха! <text:span text:style-name="T5">–</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13">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было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ритуалов.</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text:span text:style-name="T5">&lt;</text:span><text:span text:style-name="T14">парой сезонов</text:span><text:span text:style-name="T5">&gt;</text:span> этих детских мультиков <text:span text:style-name="T1">—</text:span> главного увлечения Влада в последни<text:span text:style-name="T1">е</text:span> <text:span text:style-name="T1">годы.</text:span> М<text:span text:style-name="T1">не было смешно поначалу, но первые несколько серий я таки просмотрел пятничными вечерами за компанию. Как ни удивительно, но их примитивная флэш-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11">Я даже начал было смотреть серии по собственной инициативе, но после самоубийства Влада не мог к ним вернуться.</text:p>
      <text:p text:style-name="P43"><text:span text:style-name="T1">–</text:span> Такая <text:span text:style-name="T9">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 </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oft-page-break/><text:span text:style-name="T1">–</text:span> Я не “она”, а “он”. И я <text:span text:style-name="T1">—</text:span> таки хомо. Человек то есть, <text:span text:style-name="T1">–</text:span> пробормотал я.</text:p>
      <text:p text:style-name="P43"><text:span text:style-name="T1">–</text:span> Он разговаривает! Он разумен! <text:span text:style-name="T1">–</text:span> удивлённо шепнула вторая на ухо первой. <text:span text:style-name="T1">– Может статься, наши усилия не напрасны</text:span><text:span text:style-name="T5">!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11">&lt;<text:span text:style-name="T27">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11">– Сестрица, не позорься! – шикнула на Селестию тёмная аликорница. – Не выдавай желаемое за действительное хотя бы при посторонних.</text:p>
      <text:p text:style-name="P11">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14">Именно Селестия нашла пророчество-заклинание Свирла и настояла на его исполнении</text:span><text:span text:style-name="T5">&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по-настоящему исцелить тебя. Потерпи немного, в королевской больнице Кантерлота тебе помогут.</text:p>
      <text:p text:style-name="P1"><text:span text:style-name="T5">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11">– Что происходит? Как я тут очутился вообще?</text:p>
      <text:p text:style-name="P11">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11">Дискорд нахмурился и бросил в сторону, ковыряясь когтём в зубе.</text:p>
      <text:p text:style-name="P11">–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11">– <text:s/>А что, в Винг-Поинте вас не учили, что оставлять пост без приказа <text:s/>— недопустимо? – отпустил он уже пегасу.</text:p>
      <text:p text:style-name="P11">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5"> – </text:span><text:span text:style-name="T1">примирительно сказала Луна, шагнув ему навстречу.</text:span></text:p>
      <text:p text:style-name="P11">–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text:soft-page-break/>угри, которые, несомненно, приходятся драконикусам <text:s/>предками по женской линии, также не имеют возможности познакомиться с дверями. С какой-то стороны мне их даже жаль…</text:p>
      <text:p text:style-name="P11">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11">– Да чтоб ты паршой заболел, петух ощипанный!!! – прорвало его наконец. – Он думает, что если сидит под крылышком у Луны, то я его не достану?! Дождётся,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11">–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11">– На себя посмотри! – огрызнулся Дискорд. – Призвала какую-то полудохлую обезьяну вместо с<text:span text:style-name="T21">верх</text:span>…</text:p>
      <text:p text:style-name="P11">Тут м<text:span text:style-name="T5">еня, </text:span>наконец,<text:span text:style-name="T5"> стошнило. Буквально вывернуло наизнанку: из носа текло, в глазах стояли слёзы. </text:span></text:p>
      <text:p text:style-name="P11"><text:span text:style-name="T5">Д</text:span>искорд сделал шаг в сторону, чтобы не попасть под брызги.</text:p>
      <text:p text:style-name="P1"><text:span text:style-name="T5">– </text:span><text:span text:style-name="T1">Присматривай получше за своим </text:span><text:bookmark text:name="result_box"/><text:span text:style-name="T28">Jack of Hearts</text:span><text:span text:style-name="T28"><text:note text:id="ftn7" text:note-class="footnote"><text:note-citation>7</text:note-citation><text:note-body><text:p text:style-name="Footnote"><text:bookmark text:name="result_box1"/><text:span text:style-name="T28">Jack of Hearts</text:span> <text:span text:style-name="T1">– Червовый валет (фр.)</text:span></text:p></text:note-body></text:note></text:span><text:span text:style-name="T28"> !</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11">Я разогнулся и выпустил шею аликорницы. Она перевела <text:s/>взгляд на меня. Потом — на своё копыто, краешек которого оказался запачкан.</text:p>
      <text:p text:style-name="P19">Я смутился и потянулся за платком.</text:p>
      <text:p text:style-name="P19">– Я это… Извиняюсь. Сейчас вытру.</text:p>
      <text:p text:style-name="P11"><text:span text:style-name="T5">Селестия снова взглянула на меня. Н</text:span>ос её медленно сморщился. <text:span text:style-name="T5">Внезапно полускрытые чёлкой глаза сощурились в усмешке и она негромко хихикнула.</text:span></text:p>
      <text:p text:style-name="P19">–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text:p>
      <text:p text:style-name="P19">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11">Я всё реже и реже видел переливчатый хвост и гриву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В боку как-будто засело три-четыре вилки и пара ножиков. <text:span text:style-name="T1">В ушах бухало.</text:span> 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text:span><text:soft-page-break/><text:span text:style-name="T1">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11">– Ты почему отстал? – крикнула она. – Некогда прохлаждаться!</text:p>
      <text:p text:style-name="P11">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11">–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11">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11">–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мерцал слабый жёлтый ореол.</text:p>
      <text:p text:style-name="P11">– Какого хера? Прекрати немедленно! Бля...</text:p>
      <text:p text:style-name="P11">Аликорница пропустила мои протесты мимо ушей. Мы приближались к концу галереи, когда из конца, где я только что отдыхал, показался стебель.</text:p>
      <text:p text:style-name="P11">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11">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11">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11">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11">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11">Я оглянулся вперёд и увидел ещё один зелёный «рукав», выползающий из бокового прохода, как паста из тюбика.</text:p>
      <text:p text:style-name="P11">Бац!</text:p>
      <text:p text:style-name="P11">– Ай!</text:p>
      <text:p text:style-name="P11">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11">Увидев, что назад пути нет, аликорница крутанулась обратно.</text:p>
      <text:p text:style-name="P11">Бац!</text:p>
      <text:p text:style-name="P11"><text:soft-page-break/>– Ай! Твою ж... Твоё высочество, блин!!!</text:p>
      <text:p text:style-name="P11">Селестия выпрямилась в струнку.</text:p>
      <text:p text:style-name="P11">– Закрой глаза! – скомандовала аликорница.</text:p>
      <text:p text:style-name="P11">Даже сквозь закры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ой шкуры, аликорнице тоже досталось.</text:p>
      <text:p text:style-name="P11">Открыв глаза, я увидел вместо коридора дыщащую жаром раскалённых <text:span text:style-name="T21">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11">–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11">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11">– Эй!.. – я подошёл к Селестии и похлопал её по шее. Аликорница лежала замертво, вытянув ноги. Аура вокруг рога погасла, лишь на самом кончике неровно мерцала крохотная искорка.</text:p>
      <text:p text:style-name="P11">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11">Но оставить аликорницу здесь? Я оглянулся на неё.</text:p>
      <text:p text:style-name="P11">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11">Нет, не могу. Блин, лучше уж пусть меня сожрёт с ней заодно это шелестящее говно, чем оставить её тут одну.</text:p>
      <text:p text:style-name="P11">Я присел рядом с ней и положил её голову к себе на колени.</text:p>
      <text:p text:style-name="P11">– Эй!!! – крикнул я ей в ухо. – Вставай! Ты должна встать!</text:p>
      <text:p text:style-name="P11">Я дунул ей в морду и потрепал рукой по чёлке, задев при этом рог.</text:p>
      <text:p text:style-name="P11">Медленно-медленно <text:s/>Селестия раскрыла один глаз. Её ноги дёрнулись и поджались к телу.</text:p>
      <text:p text:style-name="P11">– Вставай, лошадь рогатая!!! Некогда прохлаждаться! Нам сейчас жопа наступит, если не встанешь!</text:p>
      <text:p text:style-name="P11">Глаз так же медленно закрылся.</text:p>
      <text:p text:style-name="P11">Я зарычал от бессилия. Шуршание раздавался совсем близко.</text:p>
      <text:p text:style-name="P11">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11">На большее меня не хватило. Селестия, даром что выглядела хрупкой и грациозной, аки лесная лань, <text:s/>весила килограммов двести пятьдесят, а то и все триста. Приподняв за передние ноги аликорницу примерно до пояса, я выпустил её и сам грохнулся сверху.</text:p>
      <text:p text:style-name="P11">Ну, всё, можно вставлять в глаза монетки. Хороший бутерброд получился для глистоплюща!</text:p>
      <text:p text:style-name="P11"><text:span text:style-name="T21">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11">– Давай, родная, давай! Вставай, я помогу тебе. Совсем немного осталось...</text:p>
      <text:p text:style-name="P11">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11">– Вот они!!!</text:p>
      <text:p text:style-name="P11"><text:soft-page-break/>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ста метрах от нас. </text:p>
      <text:p text:style-name="P11">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ничего приятного в этом нет.</text:p>
      <text:p text:style-name="P11">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11">–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11">Скорее даже, это была не колесница, а платформа на колёсах с высок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11">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05">Спи, сестра моя родная,<text:line-break/>Спи. Усни.<text:line-break/>Крыльями тебя укрою,<text:line-break/>Спи. Усни.</text:p><text:p text:style-name="P105"><text:tab/>В чаще тёмной волки воют,<text:line-break/>Спи. Усни.</text:p><text:p text:style-name="P105"><text:tab/>В мрачном замке духи ноют,<text:line-break/>Спи. Усни.</text:p><text:p text:style-name="P105"><text:tab/>Сказки вечность нам читает,<text:line-break/>Спи. Усни.<text:line-break/>День осенний угасает,<text:line-break/>Спи. Усни.<text:line-break/>Помни только в сне глубоком,</text:p><text:p text:style-name="P105"><text:tab/>В сне прекрасном и далёком,<text:line-break/>Если слышишь зов сестры —<text:line-break/>Возвращайся и не спи!</text:p></text:note-body></text:note>. Кимеринн сложил приставные подножки и закрепил их под днищем, после чего занял пустующее место в упряжке.</text:p>
      <text:p text:style-name="P11">–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11">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ногами и мах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11">Ну, блин, пронесло! Не думаю, что эта дрянь умеет летать. Я облегчённо выдохнул.</text:p>
      <text:p text:style-name="P11">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text:soft-page-break/>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11">–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11">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11">– <text:s/>Оттуда началось строительство. Там мы встречались со Стар Свирлом и Мелвином и обсуждали проект Дома. Там же жил Стар Свирл, когда управлял работами. А после окончания стройки мы использовали его как домик для тайных встреч&lt;<text:span text:style-name="T9">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9">Макс побывает в этих развалинах и найдёт там выдолбленную на камне надпись: «Здесь был В...»</text:span>&gt;</text:p>
      <text:p text:style-name="P11">– <text:s/>Почему ты называешь замок домом?</text:p>
      <text:p text:style-name="P11">–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11">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11">– А почему вы выбрали такое необычное место для замка? Остров посреди болота мне не кажется подходящим местом для королевской резиденции.</text:p>
      <text:p text:style-name="P11">– Раньше тут не было болота. Глубокий овраг окружал Дом с трёх сторон. С четвёртой его защищала скала. Болото появилось совсем недавно.</text:p>
      <text:p text:style-name="P11">– Точно недавно?</text:p>
      <text:p text:style-name="P11">– Почему ты спрашиваешь Нас?</text:p>
      <text:p text:style-name="P19">Я указал на пятно ряби на воде, быстро догоняющее тень от колесницы.</text:p>
      <text:p text:style-name="P11">– Потому что в нём успела завестись рыба. Причём, судя по всему, достаточно крупная.</text:p>
      <text:p text:style-name="P11">Луна проследила взглядом направление и внезапно вскочила на ноги.</text:p>
      <text:p text:style-name="P11">– Набирай высоту! Они настигают нас! – крикнула она Дискорду. Тот обернулся и, увидев пятно на воде, помотал головой.</text:p>
      <text:p text:style-name="P11">–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11">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11">– Вправо! – заорал Дискорд, рванув жезл вправо.</text:p>
      <text:p text:style-name="P11">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11">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11"><text:soft-page-break/>– Присмотри за ней. – обратилась она ко мне, кивнув на спящую сестру. Мне показалось, или в её <text:span text:style-name="T13">холод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11">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14">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14">Резко</text:span><text:span text:style-name="T1"> запахло озоном. </text:span></text:p>
      <text:p text:style-name="P11">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13">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11">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11">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11">Она что-то спросила меня, но я не услышал ни звука.</text:p>
      <text:p text:style-name="P11">– Что?! Говори громче, я ничего не слышу.</text:p>
      <text:p text:style-name="P11">– Где Дискорд? – повторила она <text:span text:style-name="T13">напряжённо</text:span>.</text:p>
      <text:p text:style-name="P11">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11">Что-то схватило меня за шиворот и потащило назад.</text:p>
      <text:p text:style-name="P11">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11">Пегасы тем временем упорно молотили крыльями, пытаясь прорваться к близкому берегу.</text:p>
      <text:p text:style-name="P11">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11">Тройка скакунов молча ускорилась, а их попавшийся собрат бился в объятиях лозы как мотылёк в паутине.</text:p>
      <text:p text:style-name="P11">Луна застыла, глядя немигающими глазами на пегаса. Потом она, не разжимая зубов, издала нечто, похожее одновременно на тонкий вой и ржание.</text:p>
      <text:p text:style-name="P11"><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толстые гладкие щупальца.</text:p>
      <text:p text:style-name="P1"><text:soft-page-break/>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11">Одновременно раздался громкий треск откуда-то сзади, и пол платформы выровнялся</text:p>
      <text:p text:style-name="P11">– Кимеринн!!! <text:s/>– <text:s/>закричала Луна, выплюнув воротник моей куртки.</text:p>
      <text:p text:style-name="P11">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11">Луна, сложив крылья, прыгнула головой вниз с платформы.</text:p>
      <text:p text:style-name="P11">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11">Мы уже летели над берегом, когда она молча опустилась на платформу и забилась в угол<text:span text:style-name="T21">, опустив голову на пол.</text:span></text:p>
      <text:p text:style-name="P11">Некоторое время мы летели молча. Потом из-под платформы послышался шорох и возня. Я лёг на пол и заглянул под платформу.</text:p>
      <text:p text:style-name="P11">Дискорд, ухватившись <text:span text:style-name="T21">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11">Я ухватился за протянутую им лапу, а подошедшая Луна вцепилась зубами в его загривок и — оп-па! — мы таки втащили его на колесницу.</text:p>
      <text:p text:style-name="P11"><text:span text:style-name="T5">–</text:span> Уфф! Выкарабкались. Почти без потерь, <text:span text:style-name="T5">–</text:span> заметил Дискорд, оглядывая крыло. <text:span text:style-name="T5">–</text:span> Могло быть и хуже.</text:p>
      <text:p text:style-name="P11"><text:span text:style-name="T5">–</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БЫ ОДИН ИЗ НАС ПОГИБ!!!</text:p>
      <text:p text:style-name="P11">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11">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11"><text:span text:style-name="T5">–</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11"><text:span text:style-name="T5">–</text:span> ТЫ!!! ТЫ!..</text:p>
      <text:p text:style-name="P11"><text:span text:style-name="T5">–</text:span> Да, я!!! <text:span text:style-name="T5">–</text:span> Дискорд подбоченился и с вызовом посмотрел на разъярённую аликорницу. <text:span text:style-name="T5">–</text:span> Можешь скинуть меня в болото, можешь превратить обратно в камень, &lt;<text:span text:style-name="T13">можешь наступить мне на хвост</text:span>&gt;, но не было у меня магии! И не надо на меня так смотреть! Это не мои пландерсиды! Такую дрянь даже Сомбра не придумает! <text:span text:style-name="T5">–</text:span> Дискорд стоял, балансируя, на краю платформы.</text:p>
      <text:p text:style-name="P11">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11">Дальнейший путь мы провели в молчании.</text:p>
      <text:p text:style-name="P11"/>
      <text:h text:style-name="Heading_20_2" text:outline-level="2"><text:soft-page-break/><text:span text:style-name="T5">3. </text:span>Кантерлот</text:h>
      <text:p text:style-name="P66">Музыка медленная, фэнтезийная, средневековая, изысканая, дворцовая (стиль Dire Straits “Coyote”)</text:p>
      <text:p text:style-name="P86">Селестия лежит в больнице, восстанавливаясь. Макс тыняется по Кантерлоту и nпроводит долгие дни в библиотеке Кантерлота, пытаясь найти выход (Луна рассказала ему о проблеме). Однажды к нему приходит выздоравливающая Селестия и они вдвоём пытаются найти решение. Так продолжается несколько вечеров. Наконец, в один вечер Селестия не приходит в библиотеку, а посылает за ним стражника (она накануне натолкнулась на завуалированный совет, что нужно переспать с Максом, чтобы заинтересовать его и привязать к Эквестрии надёжными узами. После этого помощь его будет значительна). Далее - 34</text:p>
      <text:p text:style-name="P66"/>
      <text:p text:style-name="P25">Глава IV. Пределы магии</text:p>
      <text:p text:style-name="P24"/>
      <text:p text:style-name="P25">Вашему покорному слуге известны четыре предела магии: </text:p>
      <text:list xml:id="list5655714366291449823" text:style-name="L4">
        <text:list-item>
          <text:p text:style-name="P121">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21">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21">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21">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5">–</text:span> Блядь, как меня заебала эта архаика! Когда-нибудь пошлю нахер все каноны письменности и учредю свои! С блекджеком и шлюхами. <text:span text:style-name="T5">– Стар Свирл перевернулся на другой бок и обратился к учени</text:span><text:span text:style-name="T1">це</text:span><text:span text:style-name="T5">. – Это не пиши, это оффтоп. Сколько страниц сегодня нахреначили?</text:span></text:p><text:p text:style-name="P104">– <text:span text:style-name="T1">Восемь, о учитель!</text:span></text:p><text:p text:style-name="P104">– Отлично. Надиктую ещё две и сбегаешь за кофе.</text:p></text:note-body></text:note></text:span></text:p>
        </text:list-item>
      </text:list>
      <text:p text:style-name="P13"/>
      <text:p text:style-name="P17">Я захлопнул “Основы заклинаний<text:span text:style-name="T5">”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64">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text:soft-page-break/>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третьей степени. Магическое истощение четвёртой степени. Два месяца запрета на любую магию. Постельный режим. Восстановительные процедуры по списку ...”.</text:p>
      <text:p text:style-name="P64">Луну я с тех пор не видел. Она, передав сестру врачам, уединилась в своей башне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64">Дискорд исчез. Последний раз драконикуса видели, когда он на своей маленькой и юркой колеснице удалялся в сторону Жеребячьих<text:span text:style-name="T13"> </text:span>гор.</text:p>
      <text:p text:style-name="P64">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64">Я потянулся. Хватит на сегодня чтения. Настало время ежедневной прогулки по городу. Тем более, что у меня есть деньги.</text:p>
      <text:p text:style-name="P64">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64">Так что даже на ремонт одежды и покупку необходимых в повседневной жизни мелочей у меня финансов не было. До недавнего времени. </text:p>
      <text:p text:style-name="P64">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ин серебряный бит?” <text:s/>важный единорог в бакенбардах долго смотрел на меня из-за прилавка и, наконец, произнёс:</text:p>
      <text:p text:style-name="P22">– Разве что один бит. Серебряный.</text:p>
      <text:p text:style-name="P64"><text:span text:style-name="T5">Ну, понятно, в </text:span><text:span text:style-name="T1">верхнем городе</text:span><text:span text:style-name="T5">, да ещё рядом со дворцом, цены кусаются. Надо топать на окраину. Но, блин, корявые пальцы внесли свою коррективу в шопинг-план!</text:span></text:p>
      <text:p text:style-name="P64"><text:span text:style-name="T5">Как раз на спуске в нижний </text:span><text:span text:style-name="T1">город</text:span><text:span text:style-name="T5">, я выронил монетку на мостовую. И, естественно, она не осталась лежать там, где упала, а начала катиться — </text:span><text:span text:style-name="T1">чем дальше, тем быстрее</text:span><text:span text:style-name="T5">.</text:span></text:p>
      <text:p text:style-name="P22">В погоне за ней я чуть не открыл лбом дубовые ворота — серебряшка прокатилась прямо под ними.</text:p>
      <text:p text:style-name="P17"><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короны. Из-за ворот доносилось бормотание.</text:p>
      <text:p text:style-name="P17">Я приоткрыл створку.</text:p>
      <text:p text:style-name="P22">–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22">– Макс. – <text:s/>отрекомендовался я. – <text:s/>Человек.</text:p>
      <text:p text:style-name="P22">–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плед и плыла в воздухе, поддерживаемая салатовым ореолом магии. <text:span text:style-name="T1">На голове красовалась стильная зелёная шляпа с пером.</text:span></text:p>
      <text:p text:style-name="P17">Рядом с ним в ангаре на двух домкратах покоилась старая знакомая <text:span text:style-name="T5">— королевская колымага, на </text:span><text:soft-page-break/><text:span text:style-name="T5">которой я прибыл в Кантерлот. Уцелевшее заднее колесо с обломком оси лежало тут же, посреди небольшого мощёного дворика.</text:span></text:p>
      <text:p text:style-name="P22">–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22">– К сожалению, не слышал. Я тут недавно.</text:p>
      <text:p text:style-name="P22">–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А что мы видим сейчас? Вот вы — что вы видите?</text:p>
      <text:p text:style-name="P22">– Я вижу вас. – честно признался я.</text:p>
      <text:p text:style-name="P22">– Правильно! Вы видите, как 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Просто в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22">– Вы говорили, что королевские кареты делали три мастерских…</text:p>
      <text:p text:style-name="P22">–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высочество Луна до сих пор ездит на одной из его последних — и сносу ей нет!</text:p>
      <text:p text:style-name="P22">Норф строго посмотрел на меня поверх очков.</text:p>
      <text:p text:style-name="P22">–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22">Единорог с силой крутанул колесо. Оно беззвучно завертелось, превратившись в серый размытый диск.</text:p>
      <text:p text:style-name="P22">–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22">Норф пошёл к сараю, стоявшему у задней стены дворика. На полпути он обернулся.</text:p>
      <text:p text:style-name="P22">– Не могли бы вы помочь мне вон с тем домкратом? А то склероз замучал, а бегать туда-сюда уже малость трудновато.</text:p>
      <text:p text:style-name="P22">Распахнув ветхие ворота сарайчика, он картинно вскинул копыто.</text:p>
      <text:p text:style-name="P22">– “Королева Лорен ”! Встречайте!</text:p>
      <text:p text:style-name="P22">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9">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22">– Эх, было времечко, мы с Магдой зажигали на ней! Лучшая стрит-рейсерская карета Кантерлота — а, значит, и всей Эквестрии! Мы специально скопировали королевский дизайн. Знаете ли, дело молодое, кровь в жилах играет, хочется почувствовать себя в некотором роде великим...</text:p>
      <text:p text:style-name="P22">Норф заговорщицки подмигнул мне.</text:p>
      <text:p text:style-name="P22"><text:soft-page-break/>– Разумеется, я чётко следую королевскому указу уничтожать все испорченные и бракованные <text:span text:style-name="T21">парящие платформы.</text:span> Но дворцовым бюрократам необязательно ж знать, КАК я их уничтожаю, хе-хе! Некоторые из <text:span text:style-name="T21">платформ </text:span>уничтожаются путём повышенного износа, будучи частью экспериментальных колесниц! “Лорен” я сделал на базе <text:span text:style-name="T21">платформы </text:span>повышенной магической мощности. Для королевской колесницы она оказалась избыточно мощной: слишком сильные перегрузки при вертикальном ускорении. Да и редко какой пегас сможет так быстро набирать высоту. Но, дискордовы уши, как мы на ней зажигали с Магдой!! <text:span text:style-name="T1">Кантерлот</text:span> на рогах стоял!<text:span text:style-name="T21"> И никто ж не догадывался, что она может летать! Её Высочество, разумеется, догадывались, но только тихо посмеивались в крыло.</text:span></text:p>
      <text:p text:style-name="P22">Норф любовно погладил обтекатель кареты и стал подымать её на домкрате.</text:p>
      <text:p text:style-name="P22">–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22">Норф снял заднее колесо и покатил его под навес. Я закрыл охромевшую “Королеву Лорен” в гараже и последовал за ним.&lt;<text:span text:style-name="T9">Макс спасётся из разваливающегося Кантерлота на Королеве Лорен – просто потянет штурвал на себя и она, проломив крышу сарая, рванёт вертикально ввысь. Там его подберёт Рэйнбоу</text:span>&gt;</text:p>
      <text:p text:style-name="P22">– А вы, как я вижу, королевский гость? – Норф кивнул на ворот рубашки с закрепённой клипсой-пропуском. – Могу я вас попросить об одном одолжении?</text:p>
      <text:p text:style-name="P22">– Да пожалуйста!</text:p>
      <text:p text:style-name="P22">– Подождите минутку, я сейчас.</text:p>
      <text:p text:style-name="P22">Норф закончил монтаж колеса и скрылся в небольшом домике в глубине двора.</text:p>
      <text:p text:style-name="P22">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935 – 992 A.C. ”. Под надписью было стилизованное изображение распростёршего крылья пегаса, тянущего колесницу.</text:p>
      <text:p text:style-name="P22">Я торопливо отошёл к воротам. Норф как раз вышел из дома с маленькой деревянной коробочкой красного цвета.</text:p>
      <text:p text:style-name="P22">– Вот, передайте это, пожалуйста, стражнику из дневной стражи. Его зовут Хорст Мэдтроттер. Его дочка как-то приходила сюда играть. Я ей обещал. Полгода делал. Вы не забудете?</text:p>
      <text:p text:style-name="P22">– Не забуду. – пообещал я.</text:p>
      <text:p text:style-name="P22"/>
      <text:h text:style-name="Heading_20_2" text:outline-level="2"><text:span text:style-name="T5">4. </text:span>Библиотека</text:h>
      <text:p text:style-name="P23">&lt;<text:span text:style-name="T29">Mike Oldfield – Tres Lunas ”To Be Free” (Radio Edit)</text:span>&gt;</text:p>
      <text:p text:style-name="P25">Глава VI. Основы</text:p>
      <text:p text:style-name="P25"/>
      <text:p text:style-name="P25">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21">прервавшая связь между мною и демоном</text:span>, спасла моё бренное тело для дальнейших магических изысканий.</text:p>
      <text:p text:style-name="P25">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5"><text:soft-page-break/>Возьмём, <text:s/>примеру, заклинание начального предела: “Ярету пхонг руул квами”, <text:span text:style-name="T1">—</text:span> что означает: “<text:span text:style-name="T13">Разогнать силу и оборотить против себя</text:span>”.</text:p>
      <text:p text:style-name="P13">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5">– </text:span>Гм!</text:p><text:p text:style-name="Footnote"><text:span text:style-name="T5">– </text:span>Ну, ты ж понимаешь, что без таланта к магии никакое надувание щёк не поможет. <text:span text:style-name="T5">–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66"/>
      <text:p text:style-name="P43">На книгу упала тень.</text:p>
      <text:p text:style-name="P45">– Эй, нельзя ли не заслонять …</text:p>
      <text:p text:style-name="P45">Я поперхнулся словом, упёршись носом в покрытую белой шерстью грудь. Селестия оступила, извиняясь.</text:p>
      <text:p text:style-name="P45">– Извини за беспокойство. Просто стало интересно, что ты так увлечённо читаешь? Стража докладывала, что ты днюешь и ночуешь в библиотеке.</text:p>
      <text:p text:style-name="P43"><text:span text:style-name="T5">За прошедшие дни я уже привык и к магии, и к разумным эквиноподобным и даже </text:span><text:span text:style-name="T1">к вегетарианскому рациону</text:span><text:span text:style-name="T5">. Но вид перебинтованной аликорницы, представшей передо мной в неком подобии экзоскелета, лишил меня дара речи.</text:span></text:p>
      <text:p text:style-name="P45">– Эээ…</text:p>
      <text:p text:style-name="P45">– Не пугайся.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45">Она потянулась за спину, сжала зубами зажим, и, после негромкого щелчка, экзоскелет “разошёлся” в стороны.</text:p>
      <text:p text:style-name="P45">– Вот, так лучше. – улыбнулась она, вышагивая из него. – Доктор Плантаго Майор был уверен, что я не дотянусь до замка.</text:p>
      <text:p text:style-name="P45">– Насколько я знаю, тебе было прописано два месяца постельного режима. Сейчас и недели не прошло...</text:p>
      <text:p text:style-name="P45">– Не волнуйся, аликорны куда крепче единорогов, по стандартам которых меня лечат.</text:p>
      <text:p text:style-name="P43">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43">Она, почувствовав мой взгляд, подняла нос <text:span text:style-name="T1">из</text:span> книги и <text:s/>посмотрела на меня, насторожив уши.</text:p>
      <text:p text:style-name="P43"><text:span text:style-name="T5">–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47">– А по-моему, ты не…</text:p>
      <text:p text:style-name="P43"><text:span text:style-name="T6">– Так, я попрошу! – перебила меня венценосная кобыла. – Давай, ты не будешь лезть в мои дела, а я не буду</text:span><text:span text:style-name="T4">… эээ… ммм…</text:span></text:p>
      <text:p text:style-name="P47">– Не будешь что?</text:p>
      <text:p text:style-name="P49">Селестия нахмурилась и приняла грозный вид.</text:p>
      <text:p text:style-name="P49"><text:span text:style-name="T5">– </text:span>Не забывай, человек, я — могущественный маг и правитель Эквестрии. Ко мне нужно относиться с <text:soft-page-break/>должным уважением!</text:p>
      <text:p text:style-name="P49"><text:span text:style-name="T5">– </text:span>А то что? Превратишь в жабу? Сошлёшь на Луну? Убьёшь нахер?</text:p>
      <text:p text:style-name="P49">Аликорница сникла. Уши её опустились.</text:p>
      <text:p text:style-name="P49"><text:span text:style-name="T5">– </text:span>Макс, не надо... Ты же знаешь, я этого не сделаю.</text:p>
      <text:p text:style-name="P49"><text:span text:style-name="T5">–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49">Селестия приложила копыто ко лбу и издала протяжный стон.</text:p>
      <text:p text:style-name="P47">– О, небо! Я забыла распорядиться насчёт тебя! Какая же я тупая! Макс, извини, пожалуйста!</text:p>
      <text:p text:style-name="P49"><text:span text:style-name="T5">– Да ладно, всё в порядке, в твоём тогдашнем состоянии это вообще не удивительно. Просто давай договоримся на будущее: ты отбросишь все эти ясновельможные штучки при общении со мной. А я постараюсь помочь тебе </text:span>— если это в моих силах, разумеется<text:span text:style-name="T5">.</text:span></text:p>
      <text:p text:style-name="P49"><text:span text:style-name="T5">Аликорница уселась н</text:span>а пол <text:span text:style-name="T5">и прижала копыто к груди.</text:span></text:p>
      <text:p text:style-name="P47">– Да будет так! Сим заявляю, что отныне и впредь буду общаться с тобой на равных, человек Макс. Слово Селестии!</text:p>
      <text:p text:style-name="P49"><text:span text:style-name="T5">– Лады! Вот видишь, нам легко договориться! А теперь расскажи, наконец, зачем </text:span>т<text:span text:style-name="T5">ы притащил</text:span>а<text:span text:style-name="T5"> меня сюда? Только сначала вытащи катетер из шеи </text:span>— <text:s/>он меня нервирует<text:span text:style-name="T5">. Или погоди, я сам вытащу…</text:span></text:p>
      <text:p text:style-name="P49"><text:span text:style-name="T5">Л</text:span>ампа<text:span text:style-name="T5"> отбрасывал</text:span>а<text:span text:style-name="T5"> мягкие тени на стену библиотеки. Селестия, расположи</text:span>вшись<text:span text:style-name="T5"> у моего кресл</text:span>а,<text:span text:style-name="T5">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49"><text:span text:style-name="T5">– </text:span>Вот, читай отсюда. <text:span text:style-name="T5">– а</text:span>ликорница подчеркнула абзац копытом.</text:p>
      <text:p text:style-name="P49"/>
      <text:p text:style-name="P54">***</text:p>
      <text:p text:style-name="P54"/>
      <text:p text:style-name="P60">«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60">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60">Постигнут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60">Но величайшая справедливость юниверсума заключается в том, что не существует безвыходных положений. Всегда есть надежда.</text:p>
      <text:p text:style-name="P60">Утлой скорлупкой в декабрьский шторм может пройти наш мир сквозь бездну небытия в тихую гавань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60">Как исполнить первую часть задачи — призвать его — я поведаю, а со второй частью е######<text:note text:id="ftn11" text:note-class="footnote"><text:note-citation>11</text:note-citation><text:note-body><text:p text:style-name="Footnote">затёрто</text:p></text:note-body></text:note> <text:soft-page-break/>сами, мои маленькие пони, ибо я столько не выпью, хоть и сейчас не дюже трезв...».</text:p>
      <text:p text:style-name="P49"/>
      <text:p text:style-name="P49">&lt;<text:span text:style-name="T13">Селестии не удастся привлечь Макса на сторону Эквестри даже с помощью 34 — это удастся Дэш</text:span>&gt;</text:p>
      <text:p text:style-name="P49">В ухе стало щекотно от тёплого дуновения.</text:p>
      <text:p text:style-name="P47">– Теперь ты понимаешь, почему мы не ожидали увидеть тебя? Мы, вообще-то, вызывали сверхаликорна…</text:p>
      <text:p text:style-name="P47">Я повернулся к Селестии.</text:p>
      <text:p text:style-name="P47">–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47">Аликорница отвернулась.</text:p>
      <text:p text:style-name="P47">– Это очень чувствительная тема. – сказала она после недолгой заминки. – <text:s/>Постыдная для нас.</text:p>
      <text:p text:style-name="P47">– Какая тема?</text:p>
      <text:p text:style-name="P47">Селестия повернулась, но старалась избегать меня взглядом.</text:p>
      <text:p text:style-name="P47">– Магия.</text:p>
      <text:p text:style-name="P47">– Что?</text:p>
      <text:p text:style-name="P47">–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47">Я посмотрел на аликорницу. Та старательно делала вид, что интересуется состоянием лака на копыте.</text:p>
      <text:p text:style-name="P47">– То есть, вы почувствовали ослабление своих магических способностей, и решили, что миру приходит конец?</text:p>
      <text:p text:style-name="P47">– 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47">– Ээээ… ммм… А вы пробовали обратиться к врачу? – начал я как можно мягче.</text:p>
      <text:p text:style-name="P47">БАЦ!</text:p>
      <text:p text:style-name="P47">Копыто, которое Селестия только что исследовала внимательнейшим образом, с силой впечаталось в пол.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47">– Это бесполезно… Он не верит мне. У меня нет времени его переубедить.</text:p>
      <text:p text:style-name="P47">Потом она обратилась ко мне.</text:p>
      <text:p text:style-name="P47">– <text:s/>Извини. Сорвалась. Мне очень стыдно. Последнее время всё идёт наперекосяк, совсем не так, как мы планировали.</text:p>
      <text:p text:style-name="P47">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49">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49"><text:soft-page-break/></text:p>
      <text:p text:style-name="P49">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49">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49">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47">–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три месяца.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49">Я снял её копыто со своего плеча и осторожно поставил на пол.</text:p>
      <text:p text:style-name="P47"><text:span text:style-name="T1">– Зачем? </text:span>– спросил я. – Что это за театр, твоё… Ваше Высочество? Во-первых, я не давал своё согласие на чтение моих мыслей. Во-вторых…</text:p>
      <text:p text:style-name="P47">Я присел на корточки, раздвинул гриву и снизу вверх заглянул в морду аликорнице.</text:p>
      <text:p text:style-name="P49">–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49">Аликорница стояла с закрытыми глазами, чуть покачиваясь. Потом мне на щеку упала горячая капля. Потом ещё одна. Аликорница плакала, изо всех сил пытаясь не выпустить слёзы из закрытых глаз.</text:p>
      <text:p text:style-name="P49">–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49">Я протянул руку, вытер ей слёзы и погладил по шее.</text:p>
      <text:p text:style-name="P49">– Не плачь. Я не отказываюсь. Хотя, скорее всего, Стар Свирл что-то напутал в заклинании, потому что я человек, а не сверхаликорн.</text:p>
      <text:p text:style-name="P49">–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49">Селестия успокоилась и смущённо потёрлась носом мне о плечо.</text:p>
      <text:p text:style-name="P49">– <text:s/>И я не читала твои мысли. У тебя на лице всё написано — ты не умеешь скрывать эмоции.</text:p>
      <text:p text:style-name="P49">Наружная дверь заскрипела, после чего коридор наполнился топотом множества копыт и шумом голосов.</text:p>
      <text:p text:style-name="P47">Аликорница <text:span text:style-name="T1">прислушалась, </text:span>всполошилась и стала носиться по читальному залу с загнанным видом.</text:p>
      <text:p text:style-name="P47">– <text:s/>Кентаврячьи яйца! Они нашли меня!</text:p>
      <text:p text:style-name="P47">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47">– <text:s/>Ты! Чего! Делаешь! Твоё, <text:span text:style-name="T1">блин,</text:span> высочество!!! – <text:s/>я едва уберёг <text:span text:style-name="T1">своё </text:span>естество от острого рога.</text:p>
      <text:p text:style-name="P47"><text:soft-page-break/>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47">– Помоги! Мне самой не закрыть замок, – <text:s/>обратилась аликорница ко мне, тщётно пытаясь охватить зубами раскрытую защёлку.</text:p>
      <text:p text:style-name="P47"><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47">– <text:s/><text:span text:style-name="T1">К</text:span>ак ты его раскрыла зубами-то? Я двумя руками закрыть не могу! <text:span text:style-name="T1">Кажись, этот корсет узковат для твоей... твоего крупа!</text:span></text:p>
      <text:p text:style-name="P47">– <text:s/>Давай я помогу! – <text:s/>Селестия изогнула шею и стала зубами сжимать защёлку.</text:p>
      <text:p text:style-name="P47">ШЛОП!</text:p>
      <text:p text:style-name="P47">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49">Увидев Селестию, толпа замерла. Та в попытке спрятать меня, раскрыла крылья.</text:p>
      <text:p text:style-name="P49">В наступившей тишине аликорница прошептала мне убито:</text:p>
      <text:p text:style-name="P47">– <text:s/><text:span text:style-name="T1">Что-то мне не хочется оборачиваться.</text:span></text:p>
      <text:p text:style-name="P49">– <text:s/>А придётся. Кстати, крылья можешь опустить. Всё равно видна табуретка и мои ноги.</text:p>
      <text:p text:style-name="P49">Селестия закрыла глаза и медленно обернулась к толпе.</text:p>
      <text:p text:style-name="P47">–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text:span></text:p>
      <text:p text:style-name="P47"><text:span text:style-name="T1">– Занавес. </text:span>– <text:s/><text:span text:style-name="T1">подытожил я.</text:span></text:p>
      <text:p text:style-name="P47"/>
      <text:h text:style-name="P114" text:outline-level="2"><text:span text:style-name="T5">5. </text:span>Индиго</text:h>
      <text:p text:style-name="P47"/>
      <text:p text:style-name="P47">Я шёл в королевскую столовую, поигрывая ручкой в пальцах. С позавчерашнего дня жизнь пошла 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47">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47">Сшитую одежду принесли на следующее утро. Надо отдать должное кантерлотским портным, выглядела она очень стильно, хоть это и был их первый опыт выкройки для прямоходящего примата. Клипса-пропуск исчезла. Вместо неё выдали маленький, но до чёрта острый кинжальчик, сообщив, что с этим ножиком меня пропустят везде.</text:p>
      <text:p text:style-name="P47">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49"><text:span text:style-name="T1">– </text:span>А-а-апчхииии! – раздалось прямо у меня под ногами.</text:p>
      <text:p text:style-name="P49">–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49">– Ты кто? – машинально спросил я.</text:p>
      <text:p text:style-name="P49"><text:soft-page-break/>– Индиго. – ответили глаза.</text:p>
      <text:p text:style-name="P49">Ответ не прояснил ситуацию ни на йоту, так что я продолжил.</text:p>
      <text:p text:style-name="P49">– А чего ты под лавкой делаешь?</text:p>
      <text:p text:style-name="P49">– Прячусь.</text:p>
      <text:p text:style-name="P49">Поняв, что расспросами ничего не добьёшься, я предложил прямо:</text:p>
      <text:p text:style-name="P49">– Может, ты вылезешь? Меня можно не бояться. Я не страшный.</text:p>
      <text:p text:style-name="P49">Под лавкой началась <text:s/>возня и сопение, потом наружу вылез жеребёнок-единорог насыщенного фиолетового цвета.</text:p>
      <text:p text:style-name="P49">– А я тебя вовсе и не боюсь. Вот ещё! Я в прятки играла.</text:p>
      <text:p text:style-name="P49">– Ну, тогда должен тебя огорчить: ты выбрала крайне неудачное место. Фиолетовы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49">– Ничо страшного! – малютка вытерла нос. – Меня всё равно искать некому.</text:p>
      <text:p text:style-name="P49">– Это как? Ты же с кем-то в прятки играешь? – продолжал допытываться я.</text:p>
      <text:p text:style-name="P49">– Сама с собой и играю. – хмуро ответила кобылка. – А тебе чего, дяденька?</text:p>
      <text:p text:style-name="P49">Я понял, что жеребёнок не настроен на беседу. Пожал плечами <text:s/>и повернулся было уходить.</text:p>
      <text:p text:style-name="P49">– Эээ, гм…</text:p>
      <text:p text:style-name="P49">Я повернулся обратно.</text:p>
      <text:p text:style-name="P49">– Что?</text:p>
      <text:p text:style-name="P49">Единорожка ковыряла копытом землю и шмыгала носом, не смотря на меня. Я терпеливо ждал.</text:p>
      <text:p text:style-name="P49">– Дяденька, а ты не мог бы спросить принцессу Селестию, куда девалась Шейла Блюскай? А то мне играть не с кем.</text:p>
      <text:p text:style-name="P49">– При случае спрошу. Если встречу.</text:p>
      <text:p text:style-name="P49">– Встретишь, конечно! Скажи ей, что у меня сегодня день рождения, и я очень сильно огорчилась, когда она на него не пришла!</text:p>
      <text:p text:style-name="P49"><text:s/>Такая уверенность кобылки меня заинтриговала. Я пригляделся к жеребёнку повнимательнее. Да нет, вроде, раньше её не встречал.</text:p>
      <text:p text:style-name="P49">– Позволь поинтересоваться, откуда у тебя такая уверенность, что я встречусь с Селестией? Я ей, знаешь ли, свиданий не назначаю.</text:p>
      <text:p text:style-name="P49">– Да ладно-о-о, брось заливать-то! – скептически протянуло юное создание. – Все знают, что вы встречаетесь. Вот и спроси её, пажалста, когда увидишь.</text:p>
      <text:p text:style-name="P49">– Кто это «все»?</text:p>
      <text:p text:style-name="P49">– Ну, прислуга, стража, мой па…</text:p>
      <text:p text:style-name="P49">Ох! Во что же это такое я вляпался, а? За кого они меня, чёрт побери, принимают?</text:p>
      <text:p text:style-name="P49">Я присел на лавочку и наклонился пониже, чтобы наши головы были на одном уровне.</text:p>
      <text:p text:style-name="P49">– А твоего «па» не смущает, что я и Селестия м-м-м… немного разных видов? Точнее, совсем разных?</text:p>
      <text:p text:style-name="P49">– И чо? – без малейшего замешательства спросила кроха.</text:p>
      <text:p text:style-name="P49">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49">– <text:s/>Как тебе объяснить? Встречаться могут лишь создания одного вида. Так заложено природой. Мы <text:soft-page-break/>не подходим друг к другу по... <text:s/>эээ... некоторым физическим параметрам.</text:p>
      <text:p text:style-name="P49">–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49">– <text:s/>Кха-кхе-гррхмм... Э-э-э... м-м-м... ну-у-у...</text:p>
      <text:p text:style-name="P49">У меня в голове произошло короткое замыкание. Слова пропали. Уши начали гореть.</text:p>
      <text:p text:style-name="P49">– <text:s/>Как, ты говоришь, тебя зовут? – в конце-концов выдавил осипшим голосом я, стараясь перевести тему. – Про чей день рождения я должен рассказать?</text:p>
      <text:p text:style-name="P49">–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49">У меня в памяти зажглась лампочка.</text:p>
      <text:p text:style-name="P49">– Постой-постой, не части. Твой отец, случайно, не Хорст Мэдтроттер?</text:p>
      <text:p text:style-name="P49">– Агась. А ты откуда знаешь?</text:p>
      <text:p text:style-name="P49">– Да так, один пони сказал. – я полез за пазуху и достал красную коробочку. – Вот тебе подарок.</text:p>
      <text:p text:style-name="P49">– ВАУ! – единорожка запрыгала от счастья. – У меня есть подарок! Значит, ты — мой гость на день рождения! Значит, у меня настоящий день рождения!!! Спасибо-спасибо-спасибо!</text:p>
      <text:p text:style-name="P49">– Вообще-то, это не мой подарок. Его просил передать один старик, Норф Каррус из каретной мастерской.</text:p>
      <text:p text:style-name="P49">– Аааа, я его знаю! Мы с Шейлой ходили к нему играть, пока она не пропала. У Норфа интересно!</text:p>
      <text:p text:style-name="P49">Индиго открыла коробочку. Внутри на подстилке из тырсы лежала крохотная модель кареты в мельчайших подробностях.</text:p>
      <text:p text:style-name="P49">– Ух ты! – благоговейно прошептала Индиго. – Королева Лорен! Я даже управляла ею немножко.</text:p>
      <text:p text:style-name="P49">– Как ею можно управлять, если она не запряжена? Уж не Норф ли таскал её? – усомнился я.</text:p>
      <text:p text:style-name="P49">– Она без упряжи только взад-вперёд не может ездить. А вверх-вниз может! Мне Норф показывал. – гордо ответила единорожка. Потом встала передними ногами на лавочку, чмокнула меня в щёку, прошептала: «Спасибо» и убежала.</text:p>
      <text:p text:style-name="P49">Я остался сидеть в полнейшем замешательстве. </text:p>
      <text:p text:style-name="P49"/>
      <text:p text:style-name="P54">***</text:p>
      <text:p text:style-name="P49">&lt;<text:span text:style-name="T29">Depeche Mode - Painkiller</text:span>&gt;</text:p>
      <text:p text:style-name="P60">...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49"/>
      <text:p text:style-name="P49">В дверях библиотеки появился знакомый силуэт.</text:p>
      <text:p text:style-name="P49">– Привет, твоё высочество! Тебя уже выпустили, или опять от докторов смылась?</text:p>
      <text:p text:style-name="P49"><text:soft-page-break/>Аликорница прошла в комнату и устало уселась рядом со мной.</text:p>
      <text:p text:style-name="P49">–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49">Я с подозрением посмотрел на Селестию. Где-то я уже видел эту улыбочку на хитрой роже.</text:p>
      <text:p text:style-name="P49">–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49">– Вот ещё! – возмущению Селестии не было предела. Аликорница встала и демонстративно повернулась ко мне задом.</text:p>
      <text:p text:style-name="P49">–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49">Я подёргал замок на накрупнике. Таки не врёт.</text:p>
      <text:p text:style-name="P49">– Убедился? Вообще-то, такое недоверие меня оскорбляет. Ни один пони так бы себя не повёл со мной. – Селестия улеглась возле кресла и надулась.</text:p>
      <text:p text:style-name="P49">– Разумеется, твои подданные вели бы себя с большим пиететом. Но я же не твой подданный, твоё высочество!</text:p>
      <text:p text:style-name="P49">Аликорница вскинула копыто к виску.</text:p>
      <text:p text:style-name="P49">–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49">– Окей, как хочешь. Никаких больше высочеств.</text:p>
      <text:p text:style-name="P49">–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text:p>
      <text:p text:style-name="P49">Селестия сморщила нос в улыбке и спросила, прикрывшись крылом:</text:p>
      <text:p text:style-name="P49">– К слову, а что говорят мои подданные про нас? Что означает «чёрте-что»?</text:p>
      <text:p text:style-name="P49">Я вспомнил разговор с Индиго и почувствовал, как снова начинают гореть уши.</text:p>
      <text:p text:style-name="P49">– Чёрте-что — это значит «ерунда». Большая ерунда.</text:p>
      <text:p text:style-name="P49">– Оу, как интересно! – Селестия приблизила ко мне морду и повернула уши. – Расскажи-ка поподробнее. Я вся во внимании.</text:p>
      <text:p text:style-name="P49">– <text:s/>Твои подданные уверены, что мы встречаемся. Что там, в библиотеке, мы трахались. Об этом даже маленькие жеребята говорят, между прочим! Совсем маленькие!</text:p>
      <text:p text:style-name="P49">Аликорница, широко раскрыв глаза, медленно тянула ко мне морду. Наконец, когда наши носы почти соприкоснулись, она не выдержала.</text:p>
      <text:p text:style-name="P49">– А-ха-ха-ха-ха-ха-ха!!! О-у-у-у-у-у-ха-ха-ха! И-и-и-и-ха-ха-ха! – Селестия перевернулась на спину и дёргала от смеха копытами.</text:p>
      <text:p text:style-name="P49">– <text:s/>Очень смешно! Ей говорят, что она подозревается в сексуальных извращениях, а она регочет! Мне-то пофиг, а тебе ещё править придётся!</text:p>
      <text:p text:style-name="P49">– <text:s/>И-и-изви-ни, Макс, не-мо-гу-у-у-у… Ох! Давненько я так не смеялась! Лет двести — так точно!</text:p>
      <text:p text:style-name="P49">Я потянул её за копыто и перевернул обратно на живот.</text:p>
      <text:p text:style-name="P49">– Что смешного-то?</text:p>
      <text:p text:style-name="P49">Аликорница вытерла крылом выступившие слёзы и объяснила:</text:p>
      <text:p text:style-name="P49">– Я-то была уверена, что Плантаго Майор настоял на накрупнике, беспокоясь, чтобы я не <text:soft-page-break/>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трахались.</text:p>
      <text:p text:style-name="P49">– Ты не видишь ничего странного в межвидовых спариваниях? – охренел я. – Куда я, блин, попал???</text:p>
      <text:p text:style-name="P49">Селестия развернула моё кресло к себе и задумчиво посмотрела мне в глаза.</text:p>
      <text:p text:style-name="P49">– Очевидно, мне стоит рассказать тебе, Макс, откуда произошли пегасы и единороги.</text:p>
      <text:p text:style-name="P49">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49">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49">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49">При союзе пони и истинных единорогов, получились пони-единороги. От своих диких предков пони-единороги унаследовали рога и некоторую способность к магии.</text:p>
      <text:p text:style-name="P49">– А как выглядят сами истинные единороги? – спросил я.</text:p>
      <text:p text:style-name="P49">–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Они практически полностью смешались с народом пони.</text:p>
      <text:p text:style-name="P49">– Ха! – ответил я. – В моём мире они также известны. Правда, как несуществующий, сказочный вид.</text:p>
      <text:p text:style-name="P49">–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49">– Ишь ты! А что было дальше?</text:p>
      <text:p text:style-name="P49">–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49">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чейджлингов. Но их немного и большой роли в истории они не сыграли.</text:p>
      <text:p text:style-name="P49"/>
      <text:p text:style-name="P49">Селестия встала, потянувшись по-кошачьи, и направилась к выходу. У двери она обернулась ко мне.</text:p>
      <text:p text:style-name="P49">– Сто лет не гуляла по парку. Составишь мне компанию?</text:p>
      <text:p text:style-name="P49">Я поднялся с кресла, гадая, шутила Селестия про сто лет, или нет?</text:p>
      <text:p text:style-name="P49">Дворцовый газон в северной стороне граничил с Круглым парком. Пройдя под вековыми дубами по его внешней дорожке четверть окружности, Селестия свернула к центру.</text:p>
      <text:p text:style-name="P49"><text:soft-page-break/>–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49">–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49">Селестия грустно засмеялась своим мыслям.</text:p>
      <text:p text:style-name="P49">–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49">– А о чём ты грустила?</text:p>
      <text:p text:style-name="P49">–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49">– Но ты не выглядишь сумасшедшей.</text:p>
      <text:p text:style-name="P49">– О нет, не я! – аликорница хохотнула, отвлёкшись на мгновение. – Я не настолько стара! Про сводящую с ума карусель из времён года я пересказала тебе со слов Дискорда в момент его кратковременного просветления. Что касается аликорнов, нас угнетает другое.</text:p>
      <text:p text:style-name="P49">Аликорны очень одиноки, Макс. Годы со временем становятся проблемой. Теряешь способность налаживать контакты с окружающими. В золотой период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тех — прежних. Тебе кажется, что ты их предае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text:p>
      <text:p text:style-name="P49">– Постой, а как же Луна? Мне показалось, она питала тёплые чувства к Кимеринну?</text:p>
      <text:p text:style-name="P49">Селестия задумалась, автоматически ковыряя копытом ямку под валуном.</text:p>
      <text:p text:style-name="P49">–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49">– А Дискорд? Ты говорила, он от древности вообще сбрендил. Тем-не-менее, он определённо «подъезжал» к Луне тогда, в развалинах.</text:p>
      <text:p text:style-name="P49">–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text:p>
      <text:p text:style-name="P49">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49">–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49">Селестия рассмеялась.</text:p>
      <text:p text:style-name="P49"><text:soft-page-break/>–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грифоны сами являются химерами. Аликорны же… Ай!</text:p>
      <text:p text:style-name="P49">Селестия вскочила с места.</text:p>
      <text:p text:style-name="P49">– АЙ-Я-Я-Я-Я-Й!</text:p>
      <text:p text:style-name="P49">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49">– Раньше тут не было муравейника!!! – Селестия с мольбой взглянула на меня. – Мааакс!! Помоги! Они кусаются! Я <text:s/>сейчас свихнусь почище Дискорда!</text:p>
      <text:p text:style-name="P49">Аликорница подпрыгнула и, взбрыкнув, начала кружиться в обратную сторону.</text:p>
      <text:p text:style-name="P49">– Вот нечего землю ковырять там, где не надо! Стой!!! – я схватил её за хвост, останавливая. Затем осторожно завёл руку под накрупник.</text:p>
      <text:p text:style-name="P49">…</text:p>
      <text:p text:style-name="P49">– Уффф! – аликорница расслабленно стояла на широко расставленных ногах, зажмурив глаза и покачиваясь.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49">– Да ладно! Мне это ничего не стоило.</text:p>
      <text:p text:style-name="P49">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49">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В общем, по мере продвижения рукой всё дальше под накрупник, таки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Сзади мне не было видно выражение её морды, я только чувствовал, как она легонько напрягает и расслабляет бедра в такт руке.</text:p>
      <text:p text:style-name="P49">– Эммм... Селестия?</text:p>
      <text:p text:style-name="P49">– Дааа? – ответила аликорница, не повернув головы. В её тоне слышались смешливые нотки.</text:p>
      <text:p text:style-name="P49">Я вытащил руку из-под накрупника.</text:p>
      <text:p text:style-name="P49">– Всё в порядке?</text:p>
      <text:p text:style-name="P49">Селестия повернула голову, и я ясно увидел широкую улыбку и фирменный ехидный прищур из-под чёлки.</text:p>
      <text:p text:style-name="P49">– А почему ты спрашиваешь? Ты разобрался с муравьями?</text:p>
      <text:p text:style-name="P49">– Вроде да. Хотя, по-моему, дело уже не в муравьях.</text:p>
      <text:p text:style-name="P49">– По-моему, тоже. – рассмеялась аликорница. – Продолжай...</text:p>
      <text:p text:style-name="P49"><text:soft-page-break/></text:p>
      <text:h text:style-name="Heading_20_2" text:outline-level="2"><text:span text:style-name="T5">6. </text:span><text:span text:style-name="T7">Стыд</text:span></text:h>
      <text:p text:style-name="P49"/>
      <text:p text:style-name="P60">~~~ Завтра на семь в библиотеке ~~~</text:p>
      <text:p text:style-name="P60"/>
      <text:p text:style-name="P49">– Смелей-смелей-смелей-смелей! – подбадривал Норф. – Не жалей заготовку, всё равно учебная!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49">Норф носился по мастерской, окрылённый новообретенным учеником.</text:p>
      <text:p text:style-name="P49">–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49">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карета из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49">– … а я ему и говорю: Клифф, старина, эта рессора лопнет раньше, чем ты выведешь ландо за ворота мастерской! А он мне гордо так: ставлю бутылку понивилльского сидра на твою шляпу, подаренную Селестией — не лопнет! А на следующий день прибегает, значит, он с бутылкой, и — бух мне в ноги! Откуд,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сидра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старших мастерах, не выше...</text:p>
      <text:p text:style-name="P49">Я посмотрел на часы. До семи оставалось двадцать минут — как раз, чтоб успеть дойти до библиотеки.</text:p>
      <text:p text:style-name="P49">– На сегодня довольно. Я ж вижу, ты торопишься. – заметил Норф.</text:p>
      <text:p text:style-name="P49">Я благодарно кивнул и принялся собираться. При посвящении в ученики, мне был выдан небольшой, но вместительный саквояжик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49">Я закрыл саквояж и сунул его в рюкзак.</text:p>
      <text:p text:style-name="P49">– Завтра будешь? – спросил Норф.</text:p>
      <text:p text:style-name="P49">– В то же время. – подтвердил я.</text:p>
      <text:p text:style-name="P49"/>
      <text:p text:style-name="P54">***</text:p>
      <text:p text:style-name="P49"/>
      <text:p text:style-name="P49">Знакомый силуэт уже поджидал меня в полумраке читального зала. Селестия стояла между книжных шкафов, куда не доставал мягкий свет светильника.</text:p>
      <text:p text:style-name="P49">– Здрасьте!</text:p>
      <text:p text:style-name="P49"><text:soft-page-break/>Аликорница не ответила, всматриваясь в глобус.</text:p>
      <text:p text:style-name="P49">– Привет, говорю! – я подошёл вплотную и легонько сжал ей холку.</text:p>
      <text:p text:style-name="P49">– А, это ты, Макс? Привет. – аликорница, наконец, оторвалась от разноцветной сферы. – Как осваиваешься?</text:p>
      <text:p text:style-name="P49">– Нормально осваиваюсь. Работу себе нашёл. К <text:s/>Норфолку Каррусу в ученики записался.</text:p>
      <text:p text:style-name="P49">–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49">–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49">– Да, уже пять дней. Так здорово снова чувствовать свои мышцы! Корсет был ужасен.</text:p>
      <text:p text:style-name="P49">Аликорница прошлась передо мной с раскрытыми крыльями, демонстрируя восстановленную работоспособность.</text:p>
      <text:p text:style-name="P49">– Ну что же, и я рад за тебя. – я отвернулся, присел на край стола и стал изучать потолок. – Зачем вызывала?</text:p>
      <text:p text:style-name="P49">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49">– Ты сердишься?</text:p>
      <text:p text:style-name="P49">Её ресницы щекотали мне щёку. Я отодвинул её морду от лица и сказал скучающим тоном:</text:p>
      <text:p text:style-name="P49">– Та не, с чего бы? За что мне на тебя сердиться?</text:p>
      <text:p text:style-name="P49">– Но ты ведёшь себя как чужой. Как будто мы незнакомы! Ещё чуть-чуть, и станешь называть меня на «Вы» и «Ваше Высочество».</text:p>
      <text:p text:style-name="P49">Меня прорвало.</text:p>
      <text:p text:style-name="P49">–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49">Я вытащил из заднего кармана брюк смятую записку с королевскими вензелями и бросил её под ноги Селестии.</text:p>
      <text:p text:style-name="P49">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49">Наконец Селестия развернулась и глубоко выдохнула.</text:p>
      <text:p text:style-name="P49">–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49">Я подошёл к аликорнице и прикоснулся к её шее.</text:p>
      <text:p text:style-name="P49">– Всё в порядке. Я тебя понимаю — и ценю твоё признание. Сам бы ещё и не так себя повёл на твоём месте.</text:p>
      <text:p text:style-name="P49">– Да? А как бы ты себя повёл? – заинтересовалась Селестия.</text:p>
      <text:p text:style-name="P49"><text:soft-page-break/>Я вспомнил свои неудачные попытки завязать личную жизнь с девушками. Конечно, те были далеки от совершенства. Но так ли безгрешен был я сам?</text:p>
      <text:p text:style-name="P49">– Я бы не извинился. Огрызался бы и считал себя правым до последнего. Ещё и послал бы подальше.</text:p>
      <text:p text:style-name="P49">Аликорница насмешливо покачала головой.</text:p>
      <text:p text:style-name="P49">–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49">Я снова присел на столик, теперь уже лицом к аликорнице.</text:p>
      <text:p text:style-name="P49">– Так что случилось? Куда ты пропадала? Рассказывай.</text:p>
      <text:p text:style-name="P49">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49">– Что ты видишь? – спросила она напряжённо.</text:p>
      <text:p text:style-name="P49">–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49">–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49">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49">– Ты не ошиблась? Нет тут никакого города.</text:p>
      <text:p text:style-name="P49">– Сейчас нет. Раньше был. – еле слышно прошептала аликорница.</text:p>
      <text:p text:style-name="P49">– Чего ты так волнуешься? Может, на более подробной карте есть? Я бы на точность глобуса не слишком полагался.</text:p>
      <text:p text:style-name="P49">–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49">– Так, может, его и не было? – заметил я цинично.</text:p>
      <text:p text:style-name="P49">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49">– Ты прав. Теперь уже не было. Было когда-то такое страшное заклинание — стирание из бытия. Точнее, его нет и не было после того, как я замкнула его на его создателя, Иггуса. Суть заклинания 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text:s/>Смерть не так уж страшна, если помнить, что она всего лишь перерождение и обновление в процессе бытия. <text:s/>А после стирания не остаётся ничего.</text:p>
      <text:p text:style-name="P49">– А как ты сама помнишь о том заклинании, если оно стёрто из бытия? – резонно подметил я.</text:p>
      <text:p text:style-name="P49">– У меня есть защита памяти. Я поставила её, когда сражалась с Иггусом… Правда, защита еле действует, так как прошло очень много времени.</text:p>
      <text:p text:style-name="P49">Так вот, сейчас у меня такое впечатление, что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text:soft-page-break/>защите. И то, название вспомнить не могу до сих пор.</text:p>
      <text:p text:style-name="P49">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49">Аликорница потёрла висок и растерянно посмотрела на меня.</text:p>
      <text:p text:style-name="P49">–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49">Я обнял аликорницу, успокаивая.</text:p>
      <text:p text:style-name="P49">– Не волнуйся, принцесса. Ты делаешь всё, что от тебя зависит. Не твоя вина, если это происходит.</text:p>
      <text:p text:style-name="P49">Селестия рассеянно мотнула головой, не соглашаясь со мной.</text:p>
      <text:p text:style-name="P49">–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text:p>
      <text:p text:style-name="P49">Она проследовала к выходу, кивком головы приглашая меня следовать за ней.</text:p>
      <text:p text:style-name="P49">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49">–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49">– Да так, ни о чём. – покраснел я, вернувшись на дорожку.</text:p>
      <text:p text:style-name="P49">Селестия всмотрелась в меня внимательно и всё поняла.</text:p>
      <text:p text:style-name="P49">– <text:s/>Нам не туда. Не сейчас. Я хочу показать тебе Эквестрию. – тихо сказала она.</text:p>
      <text:p text:style-name="P49">&lt;<text:span text:style-name="T30">Pet Shop Boys — A Man Could Get Arrested</text:span>&gt;</text:p>
      <text:p text:style-name="P49">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что она перед тобой должна бёдра раздвигать! А ещё, блядь, устроил сценку при встрече, как капризный ухажёр! Ёбаный пиздец! Поделом тебе!</text:p>
      <text:p text:style-name="P49"><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49">Она ещё сочувствует! Я старался не смотреть в её сторону, отводя глаза. Так мы дошли до городской стены.</text:p>
      <text:p text:style-name="P49">В средневековых городах крепостные стены служат для защиты города от внешних врагов. Городская стена Кантерлота служила, в основном, бортиком, защищающим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text:soft-page-break/>разрядников. Неудивительно, что стена никем не охранялась.</text:p>
      <text:p text:style-name="P49">Взобравшись на боевой ход по винтовой лестнице крохотной сторожевой башенки, мы остановились у зубца.</text:p>
      <text:p text:style-name="P49">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разгружался грузовой дирижабль. Пони-матросы сновали по трапам, вынося тюки с сундуками. Кто-то увидел нас, и поднял берет в приветствии. Селестия кивнула в ответ.</text:p>
      <text:p text:style-name="P49">– Что ты чувствуешь? – спросила аликорница.</text:p>
      <text:p text:style-name="P49">– У меня нет слов. Ничего прекраснее я в жизни не видел! – только и смог выговорить я.</text:p>
      <text:p text:style-name="P49">Селестия склонила голову, соглашаясь.</text:p>
      <text:p text:style-name="P49">–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text:span text:style-name="T13">эта связь</text:span>.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49">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text:span text:style-name="T34">летунов</text:span> получалось управлять движением облака. Они гнали тучу невидимыми силовыми полями, словно овчарки отару овец, <text:span text:style-name="T33">успевая при этом кувыркаться и делать пируэты с весёлым визгом</text:span>.</text:p>
      <text:p text:style-name="P52">– <text:span text:style-name="T33">Прошлогодний выпуск. – заметила Селестия. – Отличная работа, хотя жеребячливости хватает. Что неудивительно, учитывая их возраст.</text:span></text:p>
      <text:p text:style-name="P51">– Здорово у них получается! Слаженность просто фантастическая! <text:s/>– вырвалось у меня. – <text:span text:style-name="T31">Хотел бы я летать, как они! Везёт же вам, крылатым! То, о чём люди только мечтают, доступно вам с рождения. </text:span>Интересно, легко ли учиться в лётной школе? Какой процент учеников отсеивается в итоге?<text:span text:style-name="T13"> </text:span><text:span text:style-name="T33">И вообще, зачем вам учиться летать, если вы и так это умеете с рождения?</text:span></text:p>
      <text:p text:style-name="P49">– Ты меня совсем не слушал, Макс. – мягко пожурила меня аликорница. – Именно про лётную школу я рассказывала тебе несколько минут назад. <text:span text:style-name="T32">Всё не так уж радужно. С прошлогодним выпуском у нас были большие проблемы.</text:span></text:p>
      <text:p text:style-name="P55">Пегасы, <text:span text:style-name="T31">закончив работу</text:span>, устроили между собой шуточн<text:span text:style-name="T31">ую</text:span> <text:span text:style-name="T31">борьбу</text:span>. Два жеребца, схватив за <text:span text:style-name="T31">передние и задние ноги</text:span> кобылку <text:span text:style-name="T38">и</text:span> завертели её в воздушном водовороте и, раскрутив <text:span text:style-name="T33">как следует</text:span>, отпустили. <text:span text:style-name="T31">Она этаким «живым вертолётом» врезалась в остатки облака и пропахала в нём широкую борозду. Даже до нас донёсся её смех.</text:span></text:p>
      <text:p text:style-name="P52">– <text:span text:style-name="T33">Проблемы? Что за проблемы? Извини, я таки прослушал.</text:span></text:p>
      <text:p text:style-name="P56">Линия горизонта немного <text:span text:style-name="T39">пошатнулась</text:span>. Чтобы не кружилась голова, я <text:span text:style-name="T36">сделал шаг </text:span>от края. <text:span text:style-name="T35">Аликорница </text:span>раскрыла крылья, <text:span text:style-name="T36">проветривая перья</text:span>. <text:span text:style-name="T36">Её грива золотилась и играла живой радугой в лучах заходящего солнца.</text:span></text:p>
      <text:p text:style-name="P53">– Когда твоя жизнь длится тысячи лет, начинаешь тонко чувствовать <text:span text:style-name="T45">гармонию мира</text:span>. – <text:span text:style-name="T36">начала она.</text:span></text:p>
      <text:p text:style-name="P52"/>
      <text:h text:style-name="Heading_20_2" text:outline-level="2">8. Нелетающие пегасы</text:h>
      <text:p text:style-name="P57"/>
      <text:p text:style-name="P5"><text:soft-page-break/>...Когда твоя жизнь длится тысячи лет, начинаешь тонко чувствовать <text:span text:style-name="T44">гармонию мира</text:span>. Сильно упрощая, это когда за весной должно следовать лето, за летом <text:span text:style-name="T23">—</text:span> осень, за осенью <text:span text:style-name="T23">—</text:span> зима. <text:s/><text:span text:style-name="T40">Если пошёл дождь, должно быть мокро, если выпал снег </text:span><text:span text:style-name="T24">—</text:span><text:span text:style-name="T40"> холодно.</text:span> <text:span text:style-name="T40">События должны следовать естественным ходом, вещи должны случаться как должно. И это правильно, на том стоит мироздание.</text:span></text:p>
      <text:p text:style-name="P6"><text:span text:style-name="T41">Т</text:span>ак же <text:span text:style-name="T42">тонко</text:span> начинаешь замечать отклонения от <text:span text:style-name="T41">естественного</text:span> порядка. <text:span text:style-name="T43">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замаскированных ловушек.</text:span></text:p>
      <text:p text:style-name="P7">И когда <text:span text:style-name="T47">докладчик</text:span> из Клаудсдейла, рассказывая новости небесного города, вскользь упомянул о нескольких заболевших жеребятах, что-то нехорошее шевельнулось у меня в груди. </text:p>
      <text:p text:style-name="P7">Гонец рассказыва<text:span text:style-name="T46">л о</text:span> последнем выпуске лётной школы, о передовых методах управления погодой, о победителях воздушных гонок. А у меня в мыслях всё повторялась его между делом оброненная фраза: “...<text:span text:style-name="T46">пятьдесят шесть</text:span> жереб<text:span text:style-name="T48">ят</text:span> последнего выпуска успешно сдали лётные экзамены. В воскресенье <text:span text:style-name="T46">лётная академия</text:span> Вондерболтов отберёт лучших <text:span text:style-name="T48">кандидатов</text:span> для совершенствования лётного мастерства…”.</text:p>
      <text:p text:style-name="P4"><text:span text:style-name="T5">–</text:span> Постой, постой, <text:span text:style-name="T5">–</text:span> я попыталась удержать ускользающую тень сомнения. <text:span text:style-name="T5">–</text:span> Ты, кажется, говорил о <text:span text:style-name="T46">пятидесяти шести</text:span> жеребятах <text:span text:style-name="T46">последнего выпуска лётной школы</text:span>, сдавших выпускные экзамены? <text:span text:style-name="T46">Но, насколько я знаю, набор состоит из шестидесяти четырёх. Куда делись ещё восемь?</text:span></text:p>
      <text:p text:style-name="P68">Пегас запнулся. <text:span text:style-name="T47">Через мгновение он отчеканил:</text:span></text:p>
      <text:p text:style-name="P8"><text:span text:style-name="T8">–</text:span><text:span text:style-name="T46"> Восемь</text:span> жеребят не сдали экзамен<text:span text:style-name="T48">ы</text:span> по состоянию здоровья.</text:p>
      <text:p text:style-name="P69">От меня не укрылось то, как он судорожно сглотнул перед ответом.</text:p>
      <text:p text:style-name="P70"><text:span text:style-name="T8">–</text:span><text:span text:style-name="T46"> По состоянию здоровья? </text:span><text:span text:style-name="T8">–</text:span><text:span text:style-name="T46"> переспросила я, не спуская с него взгяд.</text:span></text:p>
      <text:p text:style-name="P4"><text:span text:style-name="T5">–</text:span> Да, Ваше Высочество, <text:span text:style-name="T5">–</text:span> гонец потупил взгляд, глаза его забегали, <text:span text:style-name="T5">–</text:span> по состоянию здоровья.</text:p>
      <text:p text:style-name="P123">У <text:span text:style-name="T50">пегаса</text:span> начало дергаться веко. <text:span text:style-name="T49">Пегас сжал зубы и уставился на кончик своего носа. Дёрганье прекратилось.</text:span></text:p>
      <text:p text:style-name="P122">Я демонстративно медленно обошла его кругом. Иногда из моих подданных приходится вытаскивать сведения буквально клещами! Почему-то они боятся меня, хотя я никогда не давала им повода так вести себя со мной.</text:p>
      <text:p text:style-name="P4"><text:span text:style-name="T5">–</text:span> Какая болезнь посетила Клаудсдейл, что целых два крыла жеребят пропустили экзамены?</text:p>
      <text:p text:style-name="P125">От моего невинного вопроса, заданного максимально <text:span text:style-name="T53">дружелюбным</text:span> тоном, пегас нахохлился и попытался спрятать голову между крыльями. Мне это нравилось всё меньше.</text:p>
      <text:p text:style-name="P4"><text:span text:style-name="T5">–</text:span> Эммм… Они… м-м-м… не больны… в некотором смысле… <text:span text:style-name="T5">–</text:span> гонец изо всех сил ковырял копытом дворцовую плитку, пряча взгляд. <text:span text:style-name="T5">–</text:span> Они… мнэээ… сами… в некотором роде… кхм. Нервный срыв. Переутомление и бессонница… Кхм.</text:p>
      <text:p text:style-name="P4"><text:span text:style-name="T5">–</text:span> Сами <text:span text:style-name="T5">—</text:span> что? <text:span text:style-name="T5">–</text:span> Я постепенно начала понимать причину смущения гонца.</text:p>
      <text:p text:style-name="P4"><text:span text:style-name="T5">–</text:span> Сами… эээ… вроде как… ну… отказались…</text:p>
      <text:p text:style-name="P4">Пегас понурил голову и пытался протереть копытом пол.</text:p>
      <text:p text:style-name="P4">Я, <text:span text:style-name="T51">наконец,</text:span> всё поняла. Для пегаса смысл жизни <text:span text:style-name="T5">—</text:span> в возможности летать. И добровольно отказаться от полётов для пегаса <text:span text:style-name="T5">—</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26">Чувство неестественности происходящего <text:span text:style-name="T52">загорелось тревожной искоркой</text:span>. <text:span text:style-name="T52">А я слишком опытна, чтобы пропускать подобные сигналы.</text:span></text:p>
      <text:p text:style-name="P4"><text:span text:style-name="T5">–</text:span> Пригласите этих жеребят во дворец. Я хочу поговорить с ними.</text:p>
      <text:p text:style-name="P4">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4">Жеребята пегасов отказываются летать? Это <text:span text:style-name="T54">неправильно</text:span>. И хотя это событие казалось неважным на <text:soft-page-break/>фоне обострившейся ситуации с грифонами и странными слухами с окраин Вечнодикого леса, я чувствовала, что должна разобраться с этим.</text:p>
      <text:p text:style-name="P128">***</text:p>
      <text:p text:style-name="P4"><text:span text:style-name="T5">– </text:span>Добрый день, Ваше Высочество! <text:span text:style-name="T5">–</text:span> семь молоденьких пегасов склонились в поклоне. <text:span text:style-name="T5">–</text:span> Позвольте представиться! <text:span text:style-name="T5">–</text:span> жеребята по очереди назвали свои имена.</text:p>
      <text:p text:style-name="P4"><text:span text:style-name="T5">–</text:span> А где восьмой? <text:span text:style-name="T5">–</text:span> удивилась я. <text:span text:style-name="T5">–</text:span> Мне сказали, вас было восемь. Восемь отказавшихся летать.</text:p>
      <text:p text:style-name="P4"><text:span text:style-name="T5">–</text:span> Да, Ваше Высочество, п-принцесса Селестия, <text:span text:style-name="T5">–</text:span> старший из них запинался от волнения, <text:span text:style-name="T5">–</text:span> Шейла Блюскай не смогла прибыть. Она з-заболела.</text:p>
      <text:p text:style-name="P4"/>
      <text:p text:style-name="P129">&lt;описание жеребят&gt;</text:p>
      <text:p text:style-name="P4"/>
      <text:p text:style-name="P3"><text:span text:style-name="T5">–</text:span> Успокойтесь, малыши, <text:span text:style-name="T5">–</text:span> я погладила <text:span text:style-name="T1">крылом </text:span>старшего по голове. <text:span text:style-name="T1">–</text:span> Я вас пригласила сюда вовсе не для наказания. Я хочу, чтобы вы объяснили мне причину, по которой вы отказались сдавать лётные экзамены. Ведь это самое важное событие в жизни молодого пегаса. Вся его последующая карьера зависит от этого экзамена.</text:p>
      <text:p text:style-name="P3">Наступило молчание. Жеребята переминались с ноги на ногу, прятали глаза, но отвечать никто не хотел.</text:p>
      <text:p text:style-name="P3"><text:span text:style-name="T1">– </text:span>Ну, это… <text:span text:style-name="T1">–</text:span> шмыгнул старший. <text:span text:style-name="T1">–</text:span> Не знаю, как другие, а я накануне потянул крыло.</text:p>
      <text:p text:style-name="P3"><text:span text:style-name="T1">–</text:span> А я простудилась.</text:p>
      <text:p text:style-name="P3"><text:span text:style-name="T1">–</text:span> А я отравился болиголовом.</text:p>
      <text:p text:style-name="P3"><text:span text:style-name="T1">–</text:span> А я…</text:p>
      <text:p text:style-name="P3">Семь схожих объяснений прозвучало в унисон. Самое смешное было у маленькой <text:s/>пегаски.</text:p>
      <text:p text:style-name="P3"><text:span text:style-name="T1">–</text:span> У тебя болел зуб и ты отказалась летать?</text:p>
      <text:p text:style-name="P3"><text:span text:style-name="T1">–</text:span> Я обвела жеребят долгим взглядом.</text:p>
      <text:p text:style-name="P3"><text:span text:style-name="T1">–</text:span> Оставь нас, Кимеринн, <text:span text:style-name="T1">–</text:span> я махнула сопровождающему жеребят стражнику. Тот вышел, тихо затворив за собой дверь.</text:p>
      <text:p text:style-name="P3"><text:span text:style-name="T1">–</text:span> Ну, мои дорогие, теперь расскажите своей принцессе правду. Ваша ложь меня очень расстраивает.</text:p>
      <text:p text:style-name="P3">Я переводила взгляд от одного жеребёнка к другому. Они опускали головы и поджимали хвосты, но говорить никто не решался. Самая маленькая была готова расплакаться.</text:p>
      <text:p text:style-name="P3"><text:span text:style-name="T1">–</text:span> Ну же, Бинки, расскажи, что у тебя стряслось? Не бойся…</text:p>
      <text:p text:style-name="P3"><text:span text:style-name="T1">–</text:span> А-а-а-а-а-а я-а-а-а-а боюу-у-у-у-усь! <text:span text:style-name="T1">–</text:span> расплакалась Бинки Софтмэйн, прикрыв голову копытцами.</text:p>
      <text:p text:style-name="P3"><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3"><text:span text:style-name="T1">–</text:span> Не-е-е-е-ет! Я лета-а-а-а-ать боюу-у-у-усь! Потому что если я не сдам экзамен, меня отправят на Радужную Фабрику <text:span text:style-name="T1">и</text:span> перемелютНаМелкиеКусочкиИсделаютИзНихКраскуДляРадуги! <text:span text:style-name="T1">–</text:span> выдохнула на одном дыхании Бинки и разрыдалась пуще прежнего.</text:p>
      <text:p text:style-name="P3"><text:span text:style-name="T1">–</text:span> Угу. Правильно она говорит. <text:span text:style-name="T1">–</text:span> Пробурчал вдруг старший. <text:span text:style-name="T1">–</text:span> я тоже того… Не хочу, чтоб меня на радугу перемололи.</text:p>
      <text:p text:style-name="P3"><text:span text:style-name="T1">–</text:span> И я!</text:p>
      <text:p text:style-name="P3"><text:span text:style-name="T1">– </text:span>И я тоже!</text:p>
      <text:p text:style-name="P3">Жеребята один за другим подтвердили то же самое.</text:p>
      <text:p text:style-name="P3">На этот раз они не лгали. Я не могла поверить в это, но сейчас они говорили от души.</text:p>
      <text:p text:style-name="P3"><text:soft-page-break/><text:span text:style-name="T1">–</text:span> Кто рассказал вам это? Эту… ложь?</text:p>
      <text:p text:style-name="P3"><text:span text:style-name="T1">–</text:span> Никто. Просто знаю. <text:span text:style-name="T1">–</text:span> Старший жеребёнок упрямо уставился в пол.</text:p>
      <text:p text:style-name="P3"><text:span text:style-name="T5">–</text:span> И я.</text:p>
      <text:p text:style-name="P3"><text:span text:style-name="T5">–</text:span> И я тоже.</text:p>
      <text:p text:style-name="P3"><text:span text:style-name="T5">–</text:span> И я-а-а-а-а-а!</text:p>
      <text:p text:style-name="P3">Это было какое-то сумасшествие! Фабрика, перерабатывающая не сдавших лётные экзамены жеребят на радугу… Он искренне в это верили.</text:p>
      <text:p text:style-name="P58">Я отправила жеребят домой, предварительно назначив им экскурсию в клаудсдейлскую радужную фабрику. Не знаю, что на них нашло, но во время экскурсии они убедятся, что никаких ужасов на ней нет и экзамен можно сдавать без опаски.</text:p>
      <text:p text:style-name="P59"/>
      <text:p text:style-name="P59"/>
      <text:p text:style-name="P59"/>
      <text:p text:style-name="P59"/>
      <text:p text:style-name="P59"/>
      <text:p text:style-name="P49">&lt;Аликорница объясняет, что она — это воплощение Эквестрии, и если она нравится Максу, ему должна нравиться и Эквестрия. Макс подтверждает (после этого Сел приняла решение о ночи с 34). Потом она рассказывает Максу об эпизоде в лётной школе. После чего — толчок, Макс чуть не падает в пропасть — Сел успевает оттащить.&gt;</text:p>
      <text:p text:style-name="P49"/>
      <text:p text:style-name="P49"/>
      <text:p text:style-name="P50">Откуда-то с окраины парка донёсся еле слышный вопль:</text:p>
      <text:p text:style-name="P50">– Индиго-о-о! Индиго-о-о-о! Домой!! Где эта несносная кобылка?!</text:p>
      <text:p text:style-name="P50">Я вспомнил утреннюю встречу.</text:p>
      <text:p text:style-name="P50">– У меня к тебе просьба от одной весьма бойкой особы.</text:p>
      <text:p text:style-name="P50">– Да? – отвлеклась от мрачных дум аликорница.</text:p>
      <text:p text:style-name="P50">– Некая Индиго Мэдтроттер просила тебя найти её подружку, Шейлу Блюскай. Якобы, она пропала.</text:p>
      <text:p text:style-name="P50">– Шейла? – Селестия тёрла копытом висок, старалась освежить память. – Да-да, помню её.</text:p>
      <text:p text:style-name="P50"/>
      <text:p text:style-name="P50"/>
      <text:p text:style-name="P50">&lt;Индиго Мэдтроттер утратила Шейлу Блюскай. Селестия вспоминает эпизод с Шейлой.&gt;</text:p>
      <text:p text:style-name="P50"/>
      <text:p text:style-name="P50">&lt;<text:span text:style-name="T13">(после 34:</text:span></text:p>
      <text:p text:style-name="P39">← Не понял? А что это, если не любовь?</text:p>
      <text:p text:style-name="P39">- Мааакс! - мягко произнесла аликорница. - Аликорны не могут любить. Я же тебе рассказывала прямо перед этим. Думала, ты поймёшь...</text:p>
      <text:p text:style-name="P39">– Охренеть! А зачем ты завела отношения со мной? Тебе жеребцов из дворцовой стражи не хватает? Свежачка захотелось? </text:p>
      <text:p text:style-name="P12"><text:span text:style-name="T17">– <text:s/>Ты спас меня от пландерсидов. Мне хотелось как-то отблагодарить тебя. И хотя любить я давно разучилась, теплоту тела и души я давать всё ещё могу. Мне показалось, ты нуждаешься в этом. Ты был так одинок! Я сразу это почувствовала. И потом,</text:span><text:span text:style-name="T15"> когда ты обблевал тебе копыто - т</text:span><text:span text:style-name="T16">ы стоял тогда такой жалкий, обблёванный, беспомощный, - но всё равно старался помочь мне. Это было так трогательно... </text:span></text:p>
      <text:p text:style-name="P39"><text:soft-page-break/>– Тьфу!</text:p>
      <text:p text:style-name="P50"><text:span text:style-name="T13">– <text:s/>Мне очень жаль...</text:span>&gt;</text:p>
      <text:p text:style-name="P50"/>
      <text:p text:style-name="P48"><text:span text:style-name="T1">&lt;</text:span>сюжеты из 1001 ночи<text:span text:style-name="T1">&gt;</text:span></text:p>
      <text:p text:style-name="P50"/>
      <text:p text:style-name="P50">&lt;Упоминание Стар Свирлом элементов гармонии&gt;</text:p>
      <text:p text:style-name="P61">&lt;Сон Макса — он в Эквусе будущего — с исчезнувшей магией, вымирающей флорой и фауной, с теряющими разум пони, огромными провалами. Селестия превратила себя в чистую магию и отдала себя на поддержку Эквуса магией — от неё остался полупрозрачный скелет в магической ауре с рспростёртыми крыльями-костями, одетый в экзоскелет. Луна похожа на худую клячу. У Макса разговор с Луной — она во сне понимает, что это сон и напутствует Макса.</text:p>
      <text:p text:style-name="P61"><text:span text:style-name="T37">Селестия снится Максу сгорающей — и после этого она исчезает из Эквестрии. При этом она успевает сказать Максу, что она его...</text:span>&gt;</text:p>
      <text:p text:style-name="P46"/>
      <text:p text:style-name="P44"/>
      <text:p text:style-name="P2">Дверь в библиотеку открылась и внутрь заглянул стражник из внутренней стражи.</text:p>
      <text:p text:style-name="P2"><text:span text:style-name="T5">– </text:span>Её Высочество Принцесса Селестия хочет видеть вас, человек Макс.</text:p>
      <text:p text:style-name="P2">Я оторвался от трактата <text:span text:style-name="T1">С</text:span>вирла Бородатого <text:span text:style-name="T5">&lt;&gt;.</text:span></text:p>
      <text:p text:style-name="P2">Интересно. Вот уже два месяца я живу во дворце, слоняясь по Кантерлоту и просиживая вечерние часы в библиотеке. Но до сих пор никто из встретивших меня магов не удостоил аудиенции. Селестия в самом начале познакомила меня с дворецкой, выделила мне комнату и умыла копыта. Надменная управляющая показала мне замок и близлежащие окрестности Кантерлота, познакомила со слугами и охраной, и дальше я существовал самостоятельно.</text:p>
      <text:p text:style-name="P2">Кроме той короткой встречи с Селестией да пары-тройки совместных ужинов с Твайлайт, я больше никого из изначальной четвёрки не видел. Дискорд отправился куда-то в горы залечивать крыло. Луна подчёркнуто отворачивалась от меня при редких встречах в коридорах замка, как будто я был виновен в гибели Кимеринна.</text:p>
      <text:p text:style-name="P2">В общем, сегодня привычный порядок вещей определённо нарушен (если можно назвать обычным порядком вещей праздную жизнь в столице Эквестрии).</text:p>
      <text:p text:style-name="P2"><text:span text:style-name="T5">–</text:span> Уже иду. Где я могу её найти?</text:p>
      <text:p text:style-name="P2"><text:span text:style-name="T5">–</text:span> Я проведу вас, человек Макс. <text:span text:style-name="T5">–</text:span> В холодно-голубых глазах пегаса не отражалось ничего, кроме небесной синевы. Голос тоже был абсолютно нейтральным. Учат их скрывать эмоции, что ли? Ладно, скоро узнаю, с добром или злом послали.</text:p>
      <text:p text:style-name="P2">Пегас долго вёл меня по коридорам замка, забираясь всё выше и выше. Наконец мы остановились перед двустворчатой дверью с вырезанным изображением Солнца. Рядом немигающим взглядом сверлил стенку стражник.</text:p>
      <text:p text:style-name="P2"><text:span text:style-name="T5">–</text:span> Её высочество у себя в покоях. Проходите.</text:p>
      <text:p text:style-name="P2"><text:span text:style-name="T5">–</text:span> Пегас занял свой пост у двери напротив своего собрата.</text:p>
      <text:p text:style-name="P2">За дверью оказался небольшой коридорчик, выход из которого был прикрыт свисающими гирляндами плюща.</text:p>
      <text:p text:style-name="P2">Раздвинув живой полог, я огляделся.</text:p>
      <text:p text:style-name="P2">Сразу бросилось в глаза полное отсутствие флакончиков, игрушек, рюшечек, картинок и прочих безделушек, составляющих обязательный набор женского быта.<text:span text:style-name="T5">&lt;</text:span><text:span text:style-name="T14">На самом деле, Селестия — сибаритка, в отличие от спартанки - Луны</text:span><text:span text:style-name="T5">&gt;</text:span></text:p>
      <text:p text:style-name="P2">Здесь же ничего подобного и близко не было. Был минимум вещей и все они находились в чётком <text:soft-page-break/>порядке, каждая на своём месте. Разве что картина с изображением мускулистого чёрного единорога, стоящего на утёсе на фоне огромной луны, ломала первоначальное впечатление простоты.</text:p>
      <text:p text:style-name="P2">В общем, вполне спартанская обстановка комнаты больше напоминала жильё офицера национальной гвардии, чем принцессы сказочного королевства.</text:p>
      <text:p text:style-name="P2"><text:span text:style-name="T1">–</text:span> Здравствуй, Макс, <text:span text:style-name="T1">–</text:span> Селестия оторвалась оторвалась от созерцания звёздного неба из огромного панорамного окна в дальней стене.</text:p>
      <text:p text:style-name="P2"><text:span text:style-name="T1">–</text:span> Здравствуй…те, Ваше Высочество.</text:p>
      <text:p text:style-name="P2"><text:span text:style-name="T1">–</text:span> Нет-нет, пожалуйста, не надо всех этих “высочеств”, продожай звать меня как и в начале, Селестией! Ты даже не представляешь, Макс, какая это роскошь в моём положении <text:span text:style-name="T1">—</text:span> иметь кого-то, кто называет тебя на “ты”! И кого ты сама можешь называть на “ты”. <text:span text:style-name="T5">&lt;</text:span><text:span text:style-name="T13">Одним из таких немногих был Кимеринн</text:span><text:span text:style-name="T5">&gt;</text:span>…</text:p>
      <text:p text:style-name="P2"><text:span text:style-name="T5">–</text:span> Мне очень жаль, что так получилось… Селестия.</text:p>
      <text:p text:style-name="P2">Она через силу улыбнулась. </text:p>
      <text:p text:style-name="P2"><text:s/><text:span text:style-name="T5">– </text:span>Не обижайся на Луну, Макс. Она очень страдает. Но пони умеют переносить тяготы. Иначе мы бы не выжили. В нашей истории были очёнь тяжёлые времена. Но сейчас… Сейчас времена не просто трудные. Они… другие. Пони этого не замечают, их жизнь коротка. Но мне всё видно. Мне нужно рассказать тебе, Макс, предысторию твоего появления в Эквестрии. Я чувствую за собой вину перед тобой, за то, что вырвала тебя, из привычной жизни, из круга твоих соплеменников. Раньше я не могла уделить тебе внимание, в Эквестрии накопилось много дел, ждущих моего вмешательства. Но сейчас… Устраивайся поудобнее <text:span text:style-name="T5">—</text:span> принцесса указала на горку подушек, сложенных на ковре с длиннейшим ворсом - и приготовься слушать.</text:p>
      <text:p text:style-name="P2">Селестия устроилась на ковре напротив меня и начала рассказ.</text:p>
      <text:p text:style-name="P20">&lt;<text:span text:style-name="T14">После секса, Селестия отказывает Максу в аудиенции (стыдится?). Только перед его отъездом из Кантерлота она прощается с ним</text:span>&gt;</text:p>
      <text:p text:style-name="P37"/>
      <text:p text:style-name="P10">***</text:p>
      <text:p text:style-name="P20"/>
      <text:p text:style-name="P2"><text:span text:style-name="T5">&lt;Луна - </text:span><text:span text:style-name="T13">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text:span text:style-name="T5">&gt;</text:span></text:p>
      <text:p text:style-name="P20"/>
      <text:h text:style-name="P116" text:outline-level="2">Рассказ Селестии <text:span text:style-name="T13">(“1001 ночь”)</text:span></text:h>
      <text:p text:style-name="P13"/>
      <text:p text:style-name="P20"/>
      <text:p text:style-name="P2"/>
      <text:h text:style-name="P116" text:outline-level="2">ЛСД-чаепитие</text:h>
      <text:p text:style-name="P2"/>
      <text:p text:style-name="P2">Селестия встала с ковра, подошла к небольшой жаровне и поставила на неё пузатый серебряный чайничек.</text:p>
      <text:p text:style-name="P2"><text:span text:style-name="T1">–</text:span> Ты какой чай будешь? “Хуффингтонский классический”, “аппалузский белый”, “клаудсдейлский лёгкий” или “кантерлотский королевский”? Извини, выбор невелик <text:span text:style-name="T1">—</text:span> то, что я сама пью. Или будешь кофе?</text:p>
      <text:p text:style-name="P2"><text:span text:style-name="T1">–</text:span> Спасибо, Селестия. Пожалуй, буду “кантерлотский королевский”.</text:p>
      <text:p text:style-name="P2"><text:soft-page-break/><text:span text:style-name="T1">–</text:span> Зови меня Тия. Не хочу слышать официоз у себя дома.</text:p>
      <text:p text:style-name="P2"><text:span text:style-name="T1">–</text:span> Селестия открыла кухонный шкафчик и, потянув зубами за золотой шнурок, вытащила чёрный с золотом пакетик.</text:p>
      <text:p text:style-name="P2"><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2"><text:span text:style-name="T1">–</text:span> Селестия разожгла горелку, опустила два пакетика в чайник и достала из шкафчика две розовые чашки в золотой горошек.</text:p>
      <text:p text:style-name="P2"><text:span text:style-name="T1">–</text:span> Тебе помочь? <text:span text:style-name="T1">–</text:span> я привстал с подушек.</text:p>
      <text:p text:style-name="P2"><text:span text:style-name="T1">–</text:span> Нееееет, что ты! <text:span text:style-name="T1">–</text:span> Селестия тихо рассмеялась. <text:span text:style-name="T1">–</text:span> Заваривать чай <text:span text:style-name="T1">—</text:span> это моя сакральная процедура, я её никому не доверю. Мне стоило огромных усилий убедить в моей компетентности распорядителя королевских чаепитий мисс Кози.</text:p>
      <text:p text:style-name="P2">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Селестия управлялась с ними с огромной сноровкой и опытом.</text:p>
      <text:p text:style-name="P2"/>
      <text:p text:style-name="P34"><text:span text:style-name="T5">&lt;</text:span>в сцене 34 - Тия при заварке чая добавляет порошок в огонь - тот становится голубым. А в чай - щепотку афродизиака<text:span text:style-name="T5">&gt;</text:span></text:p>
      <text:p text:style-name="P2"/>
      <text:p text:style-name="P2"><text:span text:style-name="T5">–</text:span> И что же, те жеребята перестали бояться экзаменов?</text:p>
      <text:p text:style-name="P2"><text:span text:style-name="T5">–</text:span> Увы. Потрясение оказалось для них слишком велико. Они не захотели даже посетить Радужную Фабрику. Большинство из них подыскали себе работу, не связанную с небом. А та девочка, Шейла Блюскай, от пережитого потрясения совсем перестала летать.</text:p>
      <text:p text:style-name="P2"><text:span text:style-name="T5">–</text:span> Но это было только начало.</text:p>
      <text:p text:style-name="P2">Селестия вздохнула. Золотой свисток на носике чайника засвистел, выпуская пар, и Селестия, подмигнув мне и рассмеявшись, вылила его содержимое в раковину.</text:p>
      <text:p text:style-name="P2"><text:span text:style-name="T5">–</text:span> Ты вылила заварку? Зачем? - удивился я.</text:p>
      <text:p text:style-name="P2"><text:span text:style-name="T5">–</text:span> Моя маленькая месть дворцовым ритуалам. Только между нами! <text:span text:style-name="T5">–</text:span> Не переставая хихикать, Селестия прополоскала чайник, снова набрала в него воды и поставила на огонь. Потом нажала копытом на единорога на картине и достала из открывшейся потайной дверцы какой-то мешочек.</text:p>
      <text:p text:style-name="P2"><text:span text:style-name="T5">–</text:span> Сегодня выпьем Радужный чай, за знакомство. То есть, я имею ввиду, за настоящее знакомство. Увы, обстоятельства встречи в нашем старом замке не способствовали установлению действительно дружеских уз. Вдобавок, я была зла на тебя за то, что ты мне всю холку отсидел.</text:p>
      <text:p text:style-name="P2"><text:span text:style-name="T5">–</text:span> Ты могла бы нести меня телекинезом. Я, после того, как узнал о ваших способностях, удивлялся, почему ты этого не сделала?</text:p>
      <text:p text:style-name="P2"><text:span text:style-name="T5">–</text:span> Шутишь? <text:span text:style-name="T5">–</text:span> Селестия скосила на меня фиалковый глаз, продолжая колдовать с мешочком. <text:span text:style-name="T5">–</text:span> Ты бы потом не захотел бы видеть меня от перенесенного унижения.</text:p>
      <text:p text:style-name="P34"><text:span text:style-name="T5">&lt;Селестия </text:span>хочет любым способом (34) расположить к себе Макса, чтоб получить союзника в борьбе за спасение Эквестрии<text:span text:style-name="T5">&gt;</text:span></text:p>
      <text:p text:style-name="P2">Блюдца со стоящими на них чашками опустились на ковёр. Рядом опустился поднос с бубликами. Селестия осторожно разлила кипяток по чашкам. Затем она бросила в открытый огонь жаровни щепотку какого-то отливающего металлом порошка, от которого сразу закружилась голова.</text:p>
      <text:p text:style-name="P2"><text:span text:style-name="T5">–</text:span> А что же было дальше? Ты сказала, что случай с жеребятами был только началом?</text:p>
      <text:p text:style-name="P2"><text:span text:style-name="T5">–</text:span> А дальше всё было хуже, намного хуже...</text:p>
      <text:p text:style-name="P2"/>
      <text:h text:style-name="P116" text:outline-level="2"><text:soft-page-break/>Рейд пони-рэйнджеров</text:h>
      <text:p text:style-name="P127">&lt;Магия изо всех окраин Эквестрии бежит к её центру — в Вечнодикий лес&gt;</text:p>
      <text:p text:style-name="P32">(леденящий душу триллер, музыка тревожная)</text:p>
      <text:p text:style-name="P12">&lt;<text:span text:style-name="T13">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2">Мэдтроттер шёл впереди, Калрус - замыкающим. Давая задание, принцесса Луна особо настаивала на осторожности и возвращении при любой опасности. Её зелёные глаза словно заглядывали в душу, 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text:p>
      <text:p text:style-name="P2">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text:p>
      <text:p text:style-name="P2">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text:p>
      <text:p text:style-name="P2">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text:p>
      <text:p text:style-name="P2">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text:p>
      <text:p text:style-name="P2">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text:p>
      <text:p text:style-name="P2">Раздался вой напополам с рычанием, отсеченное щупальце упало, извиваясь, на границе освещённого костром круга. Зверь, решив не испытывать судьбу, молниеносно развернулся и исчез в кустах, обрамляющих поляну.</text:p>
      <text:p text:style-name="P2"><text:span text:style-name="T5">–</text:span> Тьфу ты, б-бестия! <text:span text:style-name="T5">–</text:span> Мэдтроттер принялся протирать окровавленное лезвие. <text:span text:style-name="T5">–</text:span> Впервые такую тварь встречаю.</text:p>
      <text:p text:style-name="P2"><text:span text:style-name="T5">–</text:span> Не думаю, что она появится ещё. <text:span text:style-name="T5">–</text:span> Калрус вслушивался в лесной шум. Уши его поворачивались по ветру. <text:span text:style-name="T5">–</text:span> Ты её хорошенько угостил. По первому разряду!</text:p>
      <text:p text:style-name="P2"><text:span text:style-name="T5">–</text:span> У нас, в Аппалузе, это называется “салют легионера”, <text:span text:style-name="T5">–</text:span> усмехнулся Хорст. <text:span text:style-name="T5">–</text:span> Мало кто из врагов его переживает.</text:p>
      <text:p text:style-name="P2"><text:span text:style-name="T5">–</text:span> Первым дежуришь ты, Мэдди. Потом я. Калрус <text:span text:style-name="T5">—</text:span> последним, <text:span text:style-name="T5">–</text:span> решил я. <text:span text:style-name="T5">–</text:span> Завтра дойдём до Замка Принцесс, обследуем его хорошенько и, думаю, к вечеру будем возвращаться.</text:p>
      <text:p text:style-name="P2">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птицы исчезли совсем. Странную метаморфозу приобрели ползучие и вьющиеся растения, которых тут было великое множество.</text:p>
      <text:p text:style-name="P2"><text:span text:style-name="T5">–</text:span> Что за чертовщина? <text:span text:style-name="T5">–</text:span> Мэдтроттер трогал копытом лежащую на земле плеть лианы, которая медленно уползала в чащу, сворачиваясь в колючий клубок.</text:p>
      <text:p text:style-name="P2"><text:span text:style-name="T5">–</text:span> Не нравится мне это, <text:span text:style-name="T5">–</text:span> пробормотал Калрус, стряхивая с крыла зелёную плеть, свесившуюся с дерева и попытавшуюся обвить его махательный сустав. <text:span text:style-name="T5">–</text:span> Что-то этот дискордов плющ чем дальше, тем становится живее и нахальнее. И у этой дряни даже нет башки, чтоб снести её в случае чего.</text:p>
      <text:p text:style-name="P2"><text:span text:style-name="T5">–</text:span> Да уж, <text:span text:style-name="T5">–</text:span> Мэдтроттер обнажил алебарду и закрепил её на ноге остриём вверх. <text:span text:style-name="T5">–</text:span> Но, сдаётся мне, она <text:soft-page-break/>станет посмирнее, если её оттяпать от основания, чем бы оно ни было…</text:p>
      <text:p text:style-name="P2">Дальше мы передвигались с интервалом бескрылого прыжка, чтобы не нанести друг другу увечий в случае работы оружием.</text:p>
      <text:p text:style-name="P10">***</text:p>
      <text:p text:style-name="P2"><text:span text:style-name="T5">–</text:span> Шанту?</text:p>
      <text:p text:style-name="P2"><text:span text:style-name="T5">–</text:span> Ваше Высочество? Мы никогда не встречали такое существо раньше и я…</text:p>
      <text:p text:style-name="P2"><text:span text:style-name="T5">–</text:span> Не понимаю! Шанту не может появиться здесь. Это зверь совсем далёкой реальности. Понадобилась бы энергия двух солнц, чтобы доставить его сюда.</text:p>
      <text:p text:style-name="P2">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2"><text:span text:style-name="T5">–</text:span> Хотя кое-кто за за тысячу лет воздержания накопил столько силы, что может жонглировать планетами, не думаю, что он <text:span text:style-name="T5">&lt;</text:span><text:span text:style-name="T12">вот эту-то энергию Дискорд и потратил на превращение в дракона в мире Терры</text:span><text:span text:style-name="T5">&gt;</text:span>… Нет, конечно, это не он, его усталость и раскаяние были искренними… Дискорд на нашей стороне… <text:s/>Продолжайте, Кимеринн.</text:p>
      <text:p text:style-name="P10">***</text:p>
      <text:p text:style-name="P2"><text:span text:style-name="T5">&lt;</text:span><text:span text:style-name="T14">Добавить кокатрикса, мантикору и древесных волков. Тентаклианы переименовать в пландерсиды</text:span><text:span text:style-name="T5">&gt;</text:span></text:p>
      <text:p text:style-name="P2">...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text:p>
      <text:p text:style-name="P2"><text:span text:style-name="T5">–</text:span> Что за ерунда? <text:span text:style-name="T5">–</text:span>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text:p>
      <text:p text:style-name="P2"><text:span text:style-name="T5">–</text:span> Не знаю, что за ерунда, но теперь становится ясно, откуда тут те черепа. <text:span text:style-name="T5">–</text:span> Я вытер накрыльный нож о траву и показал на две продолговатости, тускло белевшие в траве у самого ствола граба. <text:span text:style-name="T5">–</text:span> Не сходи с дороги, Мэд. Я обещал твоим кобылам вернуть тебя назад одним куском.</text:p>
      <text:p text:style-name="P2">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text:p>
      <text:p text:style-name="P2"><text:span text:style-name="T5">–</text:span> Пхе, будет несколько <text:span text:style-name="T5">—</text:span> выберешь для них самый подходящий! <text:span text:style-name="T5">–</text:span> хохотнул Мэдтроттер, нервно косясь на останки.</text:p>
      <text:p text:style-name="P2">Поэтому мы ещё тщательнее стали высматривать в траве камни древнего пути. Когда-то это был самый <text:span text:style-name="T5">&lt;</text:span><text:span text:style-name="T13">короткий</text:span><text:span text:style-name="T5">&gt;</text:span>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text:p>
      <text:p text:style-name="P2"><text:span text:style-name="T5">–</text:span> Ходят слухи, Стар <text:span text:style-name="T5">C</text:span>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text:span text:style-name="T5">—</text:span>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text:span text:style-name="T5">–</text:span> Мечтательно разглагольствовал Калрус.</text:p>
      <text:p text:style-name="P2"><text:span text:style-name="T5">–</text:span> Смотри, как бы ты сам после такой встречи не стал чудным материалом для <text:s/>чудовища, <text:span text:style-name="T5">–</text:span> проворчал Мэдтроттер. <text:span text:style-name="T5">–</text:span> Уж<text:span text:style-name="T1">о</text:span> оно картины с тобой малевать не станет! Вот, кстати, тебе хороший шанс обнюхаться с ним. Столбы пропали.</text:p>
      <text:p text:style-name="P2">И вправду, столбы вместе с дорогой уходили в болотную топь, выходя на сушу метров через сто. У самой воды в сторону отходила обходная тропинка, еле заметная в высокой осоке и борщевике.</text:p>
      <text:p text:style-name="P2"><text:span text:style-name="T5">–</text:span> Странно, кто-то ходил к замку после того, как он был заброшен, <text:span text:style-name="T5">–</text:span> пробормотал Мэдтроттер. <text:span text:style-name="T5">–</text:span> Если, конечно, эту тропу протоптали не животные.</text:p>
      <text:p text:style-name="P2"><text:soft-page-break/>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2">Впрочем, шли мы недолго. Хорст внезапно так резко замер, что я чуть не ткнулся носом ему в круп. 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text:p>
      <text:p text:style-name="P2"><text:span text:style-name="T5">–</text:span> Дискорд! Что их убило? <text:span text:style-name="T5">–</text:span> присвистнул обошедший Хорста с другой стороны Калрус.</text:p>
      <text:p text:style-name="P2"><text:span text:style-name="T5">–</text:span> Что бы их ни убило, нам с этим знакомиться ни к чему, <text:span text:style-name="T5">–</text:span> пробормотал Мэдтроттер озираясь. <text:span text:style-name="T5">–</text:span> Не могу себе представить, чтоб кто-то мог легко справиться одновременно с силой земнопони, магией единорогов и крыльями пегасов.</text:p>
      <text:p text:style-name="P2">Я поднял нагрудную бляху, лежащую на скелете с раздавленной грудной клеткой.</text:p>
      <text:p text:style-name="P2"><text:span text:style-name="T5">–</text:span> Это королевский конвой. Такие были на службе у принцесс ещё лет двадцать назад, до Раздора.</text:p>
      <text:p text:style-name="P2"><text:span text:style-name="T5">–</text:span> Такое впечатление, что… <text:span text:style-name="T5">–</text:span> Калрус не успел договорить. Раздался хлопок и над вовремя распластавшимся Мэдтроттером пролетел вращающийся колючий шар.</text:p>
      <text:p text:style-name="P2"><text:span text:style-name="T5">–</text:span> ...тут была засада <text:span text:style-name="T5">–</text:span> договорил Калрус, удивлённо уставившись на <text:s/>очередной колючий шар, 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text:p>
      <text:p text:style-name="P2">Больше мы ничего не говорили. Продолжение дороги выходило из топи в полусотне метров от нас <text:span text:style-name="T5">—</text:span> туда мы и помчались, сопровождаемые хлопками и свистом вращающихся шаров.</text:p>
      <text:p text:style-name="P10">***</text:p>
      <text:p text:style-name="P2"><text:span text:style-name="T5">–</text:span> Откуда там останки пегасов? Кто мог поймать их там? Они могут уйти от любой засады.</text:p>
      <text:p text:style-name="P2"><text:span text:style-name="T5">–</text:span> Не знаю, как насчёт летунов, принцессса, но когда мы осматривали кости, на нас было совершено нападение...</text:p>
      <text:p text:style-name="P2"><text:span text:style-name="T5">–</text:span> Вот как? На королевскую стражу в центре Эквестрии? Кто же это был?</text:p>
      <text:p text:style-name="P2"><text:span text:style-name="T5">–</text:span> Лианы, принцесса. <text:span text:style-name="T5">–</text:span> Кимеринн отчеканил последнюю фразу, глядя прямо перед собой. <text:span text:style-name="T5">–</text:span> С трёх сторон к нам устремились клубки лиан. Формой листьев напоминают плющ. Но листья крупнее. И сами 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text:span text:style-name="T5">– </text:span>сорок. Мы назвали их <text:span text:style-name="T5">&lt;</text:span><text:span text:style-name="T13">???</text:span><text:span text:style-name="T5">&gt;</text:span></text:p>
      <text:p text:style-name="P2">Луна обошла Кимеринна. </text:p>
      <text:p text:style-name="P2"><text:span text:style-name="T5">–</text:span> У вас рассечен бок. И колотая рана на шее.</text:p>
      <text:p text:style-name="P2"><text:span text:style-name="T5">–</text:span> Не уследил за лианой, Ваше Высочество. Ерунда. Калрус вовремя отсёк плеть. <text:span text:style-name="T5">–</text:span> Голубые глаза Кимеринна смотрели прямо сквозь Луну, не мигая.</text:p>
      <text:p text:style-name="P2"><text:span text:style-name="T5">–</text:span> Расслабьтесь, Кимеринн. Вы очень скованы. Я вижу, вам нелегко пришлось в этом походе.</text:p>
      <text:p text:style-name="P2">Растерзанная шея жеребца напомнила Луне о другом, которого она называла на “ты” больше тысячи лет назад, во время восстания.</text:p>
      <text:p text:style-name="P2"><text:span text:style-name="T5">–</text:span> Я ценю вашу службу и хочу достойно наградить вас. Спрашивайте.</text:p>
      <text:p text:style-name="P2"><text:span text:style-name="T5">–</text:span> Мне… мне ничего не нужно, Ваше Высочество. <text:span text:style-name="T5">–</text:span> Кимеринн судорожно сглотнул и на мгновение скосил взглядом на Луну.</text:p>
      <text:p text:style-name="P2">Луна вздохнула. Всё-таки, насколько легче было быть Найтмэр-Мун! Тогда ей не нужно было стесняться своих желаний и все было намного проще.</text:p>
      <text:p text:style-name="P2"><text:span text:style-name="T5">–</text:span> Кимеринн, вы окажете своей принцессе услугу, если согласитесь <text:s/>принять от неё награду! <text:span text:style-name="T5">–</text:span> Если бы он понял… Как когда-то понял Амарок… Аликорны <text:span text:style-name="T5">—</text:span> тоже живые существа. И они очень одиноки…</text:p>
      <text:p text:style-name="P2"><text:span text:style-name="T5">–</text:span> Хорошо, Ваше Высочество. <text:span text:style-name="T5">–</text:span> Кимеринн смотрел не мигая в точку прямо перед собой. <text:span text:style-name="T5">–</text:span> Я хочу… в <text:soft-page-break/>награду… обращаться к вам на “ты”!</text:p>
      <text:p text:style-name="P2">Туман застилал глаза Луне. Она смотрела на него <text:span text:style-name="T5">—</text:span> и видела Амарока. Та же фигура, те же раны, те же слова… Тот же запах - запах пота, крови и чего-то неуловимого, что <text:s/>появляется, когда он рядом.</text:p>
      <text:p text:style-name="P2">Он был высок для пони и Луне понадобилось всего лишь немного склонить шею, чтобы тихо выдохнуть ему в ухо:</text:p>
      <text:p text:style-name="P2"><text:span text:style-name="T5">–</text:span> Ну что же… Я рада оказать такую услугу… Тебе…</text:p>
      <text:p text:style-name="P2"><text:span text:style-name="T5">–</text:span> Принцесса…</text:p>
      <text:p text:style-name="P2"><text:span text:style-name="T5">–</text:span> Луна, мой дорогой. Для тебя <text:span text:style-name="T5">—</text:span> Луна…</text:p>
      <text:p text:style-name="P2">...</text:p>
      <text:p text:style-name="P2"/>
      <text:h text:style-name="P116" text:outline-level="2">Рейд пони-рэйнджеров-2 (<text:span text:style-name="T13">продолжение рейда пони-рэйнджеров</text:span>)</text:h>
      <text:p text:style-name="P2"/>
      <text:p text:style-name="P2">Наконец, даже поросшая мхом и папоротником дорога исчезла в болотной топи. Прямо перед нами 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text:p>
      <text:p text:style-name="P2">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заросли раздвигала узкая 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2">Мэдтроттер подошёл к холму и зацепил концом алебарды зелёный покров.</text:p>
      <text:p text:style-name="P2"><text:span text:style-name="T1">–</text:span> Металл! <text:span text:style-name="T1">–</text:span> удивлённо воскликнул он. <text:span text:style-name="T1">–</text:span> И стекло.</text:p>
      <text:p text:style-name="P2">В металлической поверхности сверкнуло небольшое прямоугольное окошко.</text:p>
      <text:p text:style-name="P2">Я прошёл вдоль холма и вскоре под побегами дикого винограда обнаружил вход, открывающий внутренности холма.</text:p>
      <text:p text:style-name="P2"><text:span text:style-name="T1">–</text:span> Ким, не суйся туда в одиночку. <text:span text:style-name="T1">–</text:span> Мэдтроттер подошёл к дыре, размашистым слэшем срубил свисающие лианы и, принюхавшись, прошёл внутрь.</text:p>
      <text:p text:style-name="P2">Изнутри холм напоминал трюм узкого длинного корабля. Такие же закруглённые боковые стены, обнажившиеся под осыпавшейся внутренней оболочкой шпангоуты, низкий и плоский потолок, чувство замкнутого пространства…</text:p>
      <text:p text:style-name="P2">Внутренности этого металлического “корабля” не вызывали у меня доверия. Но Вечнодикий лес после встречи с <text:span text:style-name="T5">&lt;</text:span><text:span text:style-name="T13">гидрорысью</text:span><text:span text:style-name="T5">&gt;</text:span> и нападением <text:span text:style-name="T5">&lt;</text:span><text:span text:style-name="T13">тентаклиан</text:span><text:span text:style-name="T5">&gt;</text:span> казался мне ещё опаснее. А если этот корабль обследовать как следует…</text:p>
      <text:p text:style-name="P2"><text:span text:style-name="T5">–</text:span> Заночуем внутри. - <text:span text:style-name="T1">р</text:span>ешил я.</text:p>
      <text:p text:style-name="P2"><text:span text:style-name="T5">&lt;</text:span><text:span text:style-name="T13">Нужен ли тут самолёт? Нужен артефакт из Fallout Equestria - летучий корабль</text:span>?<text:span text:style-name="T5">&gt;</text:span></text:p>
      <text:p text:style-name="P2">Утро встретило нас туманом. Я пытался рассмотреть руины замка на противоположном берегу.</text:p>
      <text:p text:style-name="P2"><text:span text:style-name="T5">–</text:span> Идти опасно. Засаду прозевать <text:span text:style-name="T5">—</text:span> как два пера об мостовую. Хорст, я слетаю в разведку. Не нравится мне это болото.</text:p>
      <text:p text:style-name="P2"><text:span text:style-name="T5">–</text:span> Давай, Ким, но не геройствуй особо. Сдаётся мне, кое-кто во дворце положил на тебя глаз. И он строго спросит с нас, если с тобой что-нибудь случится. <text:span text:style-name="T5">–</text:span> Хорст подмигнул мне, одновременно скосив 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text:p>
      <text:p text:style-name="P2">Я сбросил громоздкие перемётные сумки с поклажей, оставив только закреплённый на ноге кинжал.</text:p>
      <text:p text:style-name="P2"><text:soft-page-break/><text:span text:style-name="T1">–</text:span> Ну, ветра в спину, Ким! <text:span text:style-name="T1">–</text:span> Хорст легонько ударил в моё протянутое копыто. Калрус, молча хлопнув в копыто, также стукнул и по шлему, нахлобучив его мне на нос…</text:p>
      <text:p text:style-name="P10">***</text:p>
      <text:p text:style-name="P2">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text:p>
      <text:p text:style-name="P2"><text:span text:style-name="T5">–</text:span> Заметил что-то. <text:span text:style-name="T5">–</text:span> Хорст приставил копыто ко лбу, пытаясь рассмотретьчто-то против солнца. <text:span text:style-name="T5">–</text:span> Нет, летит обратно. Ох-х-х-х-х!</text:p>
      <text:p text:style-name="P2">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text:p>
      <text:p text:style-name="P2">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text:p>
      <text:p text:style-name="P2">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text:p>
      <text:p text:style-name="P2"><text:span text:style-name="T5">–</text:span> Поворачивайте, уходите от болота! <text:span text:style-name="T5">–</text:span> донёсся его крик.</text:p>
      <text:p text:style-name="P2">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text:p>
      <text:p text:style-name="P10">***</text:p>
      <text:p text:style-name="P2"><text:span text:style-name="T5">–</text:span> Дискорд тебе в крыло, Ким, ты таки заставил нас попотеть! Что там за чертовщина?</text:p>
      <text:p text:style-name="P2">Я отлепился от серебристой поверхности и прыгул на землю.</text:p>
      <text:p text:style-name="P2"><text:span text:style-name="T5">–</text:span> Не в крыло, а в ногу, <text:span text:style-name="T5">–</text:span> проворчал я, стаскивая зубами с задней ноги толстую плеть плюща, гладко отрубленную стилетом. <text:span text:style-name="T5">–</text:span> Дискордов плющ там. Только толще и быстрее.</text:p>
      <text:p text:style-name="P2">Сброшенный обрубок лианы медленно извивался, стараясь найти опору, вокруг которой можно было бы обвиться. </text:p>
      <text:p text:style-name="P2"><text:span text:style-name="T5">– </text:span>Схватил бы за крыло <text:span text:style-name="T5">—</text:span> я бы не вырвался.</text:p>
      <text:p text:style-name="P2">Я взглянул вверх. На металлической стенке чётко отпечатались четыре полукруга копыт. </text:p>
      <text:p text:style-name="P2"><text:span text:style-name="T5">–</text:span> И пришлось бы тебе за меня во дворце отдуваться.</text:p>
      <text:p text:style-name="P2"><text:span text:style-name="T5">–</text:span> Нашел что-нибудь интересное в развалинах?</text:p>
      <text:p text:style-name="P2"><text:span text:style-name="T5">–</text:span> А как же! Странное такое. Похожее на обезьяну. Но стройнее и грациознее. И оно было одето…</text:p>
      <text:p text:style-name="P2"><text:span text:style-name="T5">–</text:span> Одето?</text:p>
      <text:p text:style-name="P2"><text:span text:style-name="T5">–</text:span> Да, в потёртые джинсы и куртку. И на спине было что-то вроде перемётной сумки. Не успел как следует расмотреть <text:span text:style-name="T5">—</text:span> оно скрылось в кустах. Что его отличало от обезьяны <text:span text:style-name="T5">—</text:span> оно передвигалось быстрым шагом всего на двух задних ногах, без помощи передних. Как молодой дракон. Или как человек из сказок.</text:p>
      <text:p text:style-name="P2"><text:span text:style-name="T5">–</text:span> Ещ одно неизвестное чудовище! <text:s/>Что-то их тут много развелось.</text:p>
      <text:p text:style-name="P2">Я крепко задумался. Принцесса приказывала <text:span text:style-name="T5">—</text:span> нет, не приказывала <text:span text:style-name="T5">—</text:span> просила не рисковать. И хотя встречу с гидрорысью можно было назвать опасной, это была привычная опасность. Умение постоять за 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text:p>
      <text:p text:style-name="P2"><text:soft-page-break/>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розовым глазам, что я струсил. Что даже мог помыслить об отступлении.</text:p>
      <text:p text:style-name="P2">Я забросил на спину перемётные сумки и дал команду сбора.</text:p>
      <text:p text:style-name="P2"><text:span text:style-name="T5">–</text:span> Куда идём, Кэп? <text:span text:style-name="T5">–</text:span> Мэд прилаживал сумки, затягивая и застёгивая всевозможные ремешки. Калрус устало встряхнулся и тоже начал шнуроваться.</text:p>
      <text:p text:style-name="P2">“В замок”, <text:span text:style-name="T5">–</text:span>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меня за ногу.</text:p>
      <text:p text:style-name="P2"><text:span text:style-name="T5">–</text:span> Вы ведь в неопасное место идёте, да?</text:p>
      <text:p text:style-name="P2"><text:span text:style-name="T5">–</text:span> Да, Силк Мэйн, в неопасное.</text:p>
      <text:p text:style-name="P2"><text:span text:style-name="T5">–</text:spa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text:p>
      <text:p text:style-name="P2"><text:span text:style-name="T5">–</text:span> Силк, не волнуйся, если будет опасно, мы сразу же повернём. (И пойдём другой дорогой <text:span text:style-name="T5">—</text:span> додумал я).</text:p>
      <text:p text:style-name="P2">Силк Мэйн выпустила мою ногу, успокаиваясь. Я пошёл в казарму, а кобылки продолжали молча смотреть на меня...</text:p>
      <text:p text:style-name="P2">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не знаток изобразительного искусства, но даже мне его картины казались кусочками застывшего, взятого в рамку, неба.</text:p>
      <text:p text:style-name="P2">Опять таки, шансы для Мэда и Калруса <text:s/>пройти через болото <text:span text:style-name="T5">—</text:span> ничтожны.</text:p>
      <text:p text:style-name="P2"><text:span text:style-name="T5">–</text:span> Возвращаемся, Мэдди, <text:span text:style-name="T5">–</text:span> решил я. <text:span text:style-name="T5">–</text:span> Намотрелись достаточно.</text:p>
      <text:p text:style-name="P2">Пусть принцесса считает меня трусом, пусть я больше не смогу взглянуть ей в глаза, но я должен сделать то, что делаю. Мы возвращаемся…</text:p>
      <text:p text:style-name="P2"/>
      <text:h text:style-name="P116" text:outline-level="2">Продолжение ЛСД-чаепития</text:h>
      <text:p text:style-name="P2"/>
      <text:p text:style-name="P2"><text:s/>Так значит, своим появлением я невольно поспособствовал гибели особенного пони Луны? Мне очень жаль…</text:p>
      <text:p text:style-name="P2">Селестия через силу улыбнулась.</text:p>
      <text:p text:style-name="P2"><text:span text:style-name="T5">–</text:span> Пони умеют переносить тяготы, Макс. <text:span text:style-name="T5">–</text:span> Иначе бы мы не выжили. В нашей истории бывали очень тяжёлые времена.</text:p>
      <text:p text:style-name="P2">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text:p>
      <text:p text:style-name="P2"><text:span text:style-name="T5">– </text:span>Душновато как-то, <text:span text:style-name="T5">–</text:span> Селестия встала с подушек и приоткрыла дверь на балкон. <text:span text:style-name="T5">–</text:span> Тебе не холодно?</text:p>
      <text:p text:style-name="P2"><text:span text:style-name="T5">–</text:span> Нет, вполне тепло. <text:span text:style-name="T5">–</text:span> Я тоже встал с подушек размять затёкшие ноги.</text:p>
      <text:p text:style-name="P2"><text:span text:style-name="T5">–</text:span> Уборная там. <text:span text:style-name="T5">–</text:span> Селестия показала на неприметную дверцу за занавеской в углу.</text:p>
      <text:p text:style-name="P2"><text:soft-page-break/><text:span text:style-name="T5">–</text:span> Как ты догадалась? <text:span text:style-name="T5">–</text:span> <text:span text:style-name="T1">и</text:span>зумился я.</text:p>
      <text:p text:style-name="P2"><text:span text:style-name="T1">–</text:span> Макс, мне пять тысяч с небольшим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text:span text:style-name="T1">–</text:span> <text:span text:style-name="T1">о</text:span>на хихикнула. <text:span text:style-name="T1">–</text:span> Я же видела, последние пятнадцать минут ты меня почти не слушал.</text:p>
      <text:p text:style-name="P2">Я притворил за собой дверь.</text:p>
      <text:p text:style-name="P2"><text:span text:style-name="T1">–</text:span> Если не справишься <text:span text:style-name="T1">–</text:span> позови, я объясню, как и чем там пользоваться, <text:span text:style-name="T1">–</text:span> крикнула Селестия через дверь.</text:p>
      <text:p text:style-name="P2">Помощь с её стороны, впрочем, не понадобилась. Она была права, физиология у нас схожа. Не один к одному, конечно, но понять назначение санитарно-гигиенических устройств и принципов их работы оказалось несложно. Вот только голова немного кружилась после того порошка.</text:p>
      <text:p text:style-name="P2"><text:span text:style-name="T5">&lt;</text:span><text:span text:style-name="T13">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5">&gt;</text:span></text:p>
      <text:p text:style-name="P2"><text:span text:style-name="T5">&lt;</text:span><text:span text:style-name="T13">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Принцесс. (тело Влада разбилось, но сущность успела перенестись в Эквестрию).</text:span><text:span text:style-name="T5">&gt;</text:span></text:p>
      <text:p text:style-name="P2">Вернувшись, я обнаружил, что Селестия потягивает через прозрачную трубочку, подсоединённую к пузатому графинчику, некую удивительно тягучую салатовую жидкость.</text:p>
      <text:p text:style-name="P2">Я присел рядом и она взглядом показала мне на вторую трубочку, выходящую из этого же графинчика.</text:p>
      <text:p text:style-name="P2"><text:span text:style-name="T5">–</text:span> То есть, Кимеринн видел человека у развалин замка?</text:p>
      <text:p text:style-name="P2"><text:span text:style-name="T5">–</text:span> Скорее всего, да. Правда, впоследствии он уже не был так уверен <text:span text:style-name="T5">—</text:span> был туман. Но всё же… Как преобразился Вечнодикий лес, ты и сам видел. Он и раньше <text:s/>был <text:s/>недружелюбным для пони местом. Мне не удалось изгнать из него древнюю неприрученную магию стихий. А сестре дикая <text:s/>магия только нравится, она не захотела мне помочь. Сейчас же лес стал смертельно опасен. И это тоже лишь часть в ряду неестественных событий, происходящих в последнее время.</text:p>
      <text:p text:style-name="P2"><text:span text:style-name="T5">–</text:span> Было что-то ещё?</text:p>
      <text:p text:style-name="P2">Я чуть не закашлялся, попытавшись втянуть жидкость из трубочки. На поверку это оказался холодный дым с лимонно-мятным привкусом.</text:p>
      <text:p text:style-name="P2"><text:span text:style-name="T5">–</text:span> Было. И есть. Стали пропадать пони. История всегда одинакова. Пони ложится спать, засыпает, а на утро находят только примятую постель.</text:p>
      <text:p text:style-name="P2"><text:span text:style-name="T5">–</text:span> А кто-нибудь поблизости не заметил, как они исчезают?</text:p>
      <text:p text:style-name="P2"><text:span text:style-name="T5">–</text:span> Нет. Пропадают только пони без пары. Те, кто спят в одиночестве. Это началось полгода назад. Пропало уже больше сотни пони.</text:p>
      <text:p text:style-name="P2"/>
      <text:p text:style-name="P2">&lt;- Говорят, по Мэйнхеттену носятся стаи алмазных псов. Они вылезли из своих пещер и теперь скулят, пытаясь спрятаться в подворотнях. Они в ужасе говорят, в их подземных ходах начал проваливаться пол.</text:p>
      <text:p text:style-name="P2">- Куда проваливаться? - спросил я.</text:p>
      <text:p text:style-name="P2">- Они не знают. В тех провалах не видно дна...&gt;</text:p>
      <text:p text:style-name="P2"/>
      <text:p text:style-name="P2">Тут Селестия наклонила шею ко мне и прошептала в ухо:</text:p>
      <text:p text:style-name="P2"><text:span text:style-name="T5">–</text:span> Но самое страшное я стала ощущать последние месяцы… Мир стал тонким… Очень тонким Макс, <text:soft-page-break/>тонким и непрочным. Я чувствую это. Такое чувство, что стоит чуть-чуть задеть его <text:span text:style-name="T5">—</text:span> и всё рассыпется в прах. Вот так: миг <text:span text:style-name="T5">—</text:span> и ничего! <text:s/>Иногда мне кажется, что вся наша история насчитывает не тысячи лет, а меньше десяти! А я — всего лишь облачко цифр! Ты даже представить не можешь себе, Макс, как это страшно! Этот мир вырос на моих глазах, вместе со мною, он <text:span text:style-name="T5">—</text:span> часть меня, и он <text:span text:style-name="T5">—</text:span> уходит… Я не знаю куда, но он уходит. И я не в силах препятствовать этому. Не знаю как. Если бы знала! Если бы только знала!</text:p>
      <text:p text:style-name="P2">От холодного дыма кружилась голова, лик Селестии расплывался перед глазами, её переливающаяся живой радугой грива вдруг заполнила собой весь кругозор…</text:p>
      <text:p text:style-name="P2"><text:span text:style-name="T5">–</text:span> Тия, я…</text:p>
      <text:p text:style-name="P2"><text:span text:style-name="T5">–</text:span> Не говори ничего! Твайлайт нашла в архиве северного крыла полузаконченное заклинание <text:span text:style-name="T5">C</text:span>вирла Бородатого. “Защита от неведомой угрозы” <text:span text:style-name="T5">—</text:span> так он назвал его. Синопсис восстановить не удалось <text:span text:style-name="T5">—</text:span> Свирл записал его на некачественной бумаге. Треть заклинания Твайли восстановила экстраполяцией <text:span text:style-name="T5">—</text:span>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text:p>
      <text:p text:style-name="P2">Но чуда не произошло <text:span text:style-name="T5">—</text:span> всего лишь появился ты! <text:span text:style-name="T5">–</text:span> это слово Селестия выдохнула мне в лицо, буквально ткнув меня носом. <text:span text:style-name="T5">–</text:span> И всё это время я думала <text:span text:style-name="T5">—</text:span> кто ты? Наше спасение, или всего лишь горькая шутка судьбы? И я до сих пор не знаю. </text:p>
      <text:p text:style-name="P2">Ты извини, Макс, я разнервничалась/ <text:span text:style-name="T5">–</text:span> Селестия отвернулась от меня. Я протянул руку и осторожно поправил локон переливающейся гривы. <text:span text:style-name="T5">–</text:span> Я не должна так нагружать тебя. Но мне просто больше некому… Луна после смерти Кимеринна не хочет общаться со мной… </text:p>
      <text:p text:style-name="P2">Селестия замолчала, потом медленно поднесла ко рту чашку с холодным чаем и сделала три глубоких глотка.</text:p>
      <text:p text:style-name="P2"><text:span text:style-name="T5">–</text:span> Остальное ты знаешь. И я была бы счастлива, если бы ты дал мне хотя бы намёк на то, почему заклинание призвало тебя сюда. Хотя бы намёк.</text:p>
      <text:p text:style-name="P2"><text:span text:style-name="T5">–</text:span> Я не смогу сделать тебя счастливой, Тия, <text:span text:style-name="T5">–</text:span> я покачал головой. <text:span text:style-name="T5">– </text:span>Я не знаю, чем вам помочь. Скорее всего, я попал сюда случайно.</text:p>
      <text:p text:style-name="P2"><text:span text:style-name="T5">–</text:span> Я так и думала, <text:span text:style-name="T5">–</text:span> кивнула головой Селестия. <text:span text:style-name="T5">–</text:span> Но тысячелетия опыта научили меня одной вещи. Часто события и вещи, кажущиеся случайными, на самом деле связаны незримой нитью… Но довольно философии!</text:p>
      <text:p text:style-name="P2"/>
      <text:p text:style-name="P2"><text:span text:style-name="T5">&lt;</text:span><text:span text:style-name="T13">34 - утерянная глава </text:span><text:span text:style-name="T5">&gt;</text:span></text:p>
      <text:p text:style-name="P2"><text:span text:style-name="T5">&lt;</text:span><text:span text:style-name="T13">34 с Селестией - забытая глава - утерянная память под воздействием порошка из надкрыльев скарабеев. - аванс за спасение Эквестрии</text:span><text:span text:style-name="T5">&gt;</text:span></text:p>
      <text:p text:style-name="P2">Селестия встала и начала по очереди сгибать-разгибать ноги, разминая суставы.</text:p>
      <text:p text:style-name="P2"><text:span text:style-name="T5">–</text:span> Слишком поздно, <text:span text:style-name="T5">–</text:span> пробормотала она, глядя через панорамное окно на ночное небо. <text:span text:style-name="T5">–</text:span> Даже, скорее, рано. Сестра скоро вернётся.</text:p>
      <text:p text:style-name="P2"><text:span text:style-name="T5">–</text:span> Макс, <text:span text:style-name="T5">–</text:span> обернулась она ко мне, <text:span text:style-name="T5">–</text:span> я и так слишком злоупотребила твоим вниманием. Хочется рассказать о проблемах, поделиться о наболевшем. Ты так самоотверженно слушаешь, что я забыла, что в ночи только девять часов… Если моя дорогая сестрица ничего не напутает <text:span text:style-name="T5">—</text:span> коротко хохотнула принцесса и задёрнула занавес.</text:p>
      <text:p text:style-name="P2">Её образ расплывался, в голове стоял звон, звуки проникали в уши как будто через толстый слой ваты.</text:p>
      <text:p text:style-name="P2"><text:span text:style-name="T5">–</text:spa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мочь мне. Помочь всем нам. А сейчас иди, отдыхай.</text:p>
      <text:p text:style-name="P2"><text:soft-page-break/></text:p>
      <text:h text:style-name="P116" text:outline-level="2">В библиотеке замка Селестии</text:h>
      <text:p text:style-name="P90"/>
      <text:p text:style-name="P34">“Неведомая угроза проистекает из самых основ нашего бытия, которое непрочно, как сон - ибо и есть сон. Основы его подтачивают силы, его же и питающие. В этом порок нашего мира и никто рожденный в нём не в силах его исправить. Но тлеет во мне надежда, что часть внешних разрушительно-созидательных сил можно направить на укрепление гармонии нашего континуума. Как побудить внешние силы на то, мне неведомо, но как призвать их в наш мир, я прознал. Заклинание третьего уровня требует высочайшей концентрации магической энергии для прожигания окна во внешний мир. Мне неведомы маги такого уровня, чтоб в одиночку были способны на приемлемое время сотворить его. Сам я смог лишь на мгновение приоткрыть щёлку и <text:s/>глянуть в полглаза на внешние пределы. Но сил трёх-четырёх магов высшего уровня в месте концентрации силы будет достаточно, я полагаю. Несмотря на тщательные просчёты, допускаю, впрочем, возможность ошибки по вышеупомянутой причине: сил моих недостаточно, чтоб полноценно сотворить данное волшебство…”</text:p>
      <text:p text:style-name="P2">Мда. Я захлопнул книгу <text:span text:style-name="T5">&lt;</text:span><text:span text:style-name="T13">название книги</text:span><text:span text:style-name="T5">&gt;</text:span>. Заклинание Свирла Бородатого не проливало свет на причину моего появления здесь. Вот уже неделю после встречи с Селестией я не вылажу из кантерлотской библиотеки <text:span text:style-name="T5">&lt;</text:span><text:span text:style-name="T13">название библиотеки</text:span><text:span text:style-name="T5">&gt;</text:span>, пытаясь найти хоть какую-нибудь зацепку. Но всё тщётно.</text:p>
      <text:p text:style-name="P2">Если верить заклинанию, я <text:span text:style-name="T5">—</text:span> внешняя сила, и если меня хорошо попросить <text:span text:style-name="T5">&lt;</text:span><text:span text:style-name="T13">см. выше - ночь с Селестией</text:span><text:span text:style-name="T5">&gt;</text:span>, то я укреплю мир, спасу его (от чего???) и сделаю на 20% круче. В общем, всё классно, кроме одной мелочи: я понятия не имею, как это сделать. Как и от чего защитить Эквестрию и укрепить её гармонию…</text:p>
      <text:p text:style-name="P2">Слово “гармония” натолкнуло меня на воспоминание. В тех двух сезонах дружбомагии, что я просмотрел под влиянием увлечения Влада, Элементы Гармонии играли ключевую роль в укреплении порядка и победы добра над хаосом в Эквестрии. И Свирл упоминает о гармонии в своём заклинании. Может, эти гармонии как-то взаимосвязаны? Конечно, взаимосвязь притянута за уши, но, как говорится, на безрыбье и рыбу раком…</text:p>
      <text:p text:style-name="P2">Стражники-единороги кивнули мне, узнавая. В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с лавочками во дворце был напряг) и стал ждать.</text:p>
      <text:p text:style-name="P2"><text:span text:style-name="T5">&lt;</text:span>Ожидание<text:span text:style-name="T5">&gt;</text:span></text:p>
      <text:p text:style-name="P2">Наконец двери зала для приёмов растворились, и оттуда вышел потерянного вида пегас.<text:span text:style-name="T5">&lt;</text:span><text:span text:style-name="T14">Расписать в красках церемонию приёма посетителей, как и все остальные церемонии</text:span><text:span text:style-name="T5">&gt;</text:span> Он тихо прошёл к открытому портику, расправил крылья и улетел, так и не подняв голову.</text:p>
      <text:p text:style-name="P2">Я прошёл мимо стражников в полуприоткрытую дверь.</text:p>
      <text:p text:style-name="P2">Селестия, задумавшись, стояла у окна, легонько постукивая копытом по плитке пола.</text:p>
      <text:p text:style-name="P2"><text:span text:style-name="T5">–</text:span> А, это ты, Макс? <text:span text:style-name="T5">–</text:span> она повернулась ко мне. <text:span text:style-name="T5">–</text:span> Какие новости?</text:p>
      <text:p text:style-name="P2"><text:span text:style-name="T5">–</text:span> Практически никаких, Тия. Хочу хорошенько расспросить Элементы Гармонии по нашей теме. Кажется, Свирл упоминал их в своём заклинании. А у тебя как дела?</text:p>
      <text:p text:style-name="P2">Селестия слабо улыбнулась.</text:p>
      <text:p text:style-name="P2"><text:span text:style-name="T5">–</text:span> Да, Макс, я тоже думаю, тебе не повредит отправиться в Понивилль. Познакомишься с кобылками, может, найдёшь путеводную ниточку. А она нам сейчас очень нужна. <text:span text:style-name="T5">–</text:span> Селестия подошла к фонтанчику, обмакнула в него копыто и провела им по лбу. <text:span text:style-name="T5">–</text:span> Декан Высшей лётной школы только что доложил,что из восьмидесяти студентов-выпускников пятьдесят шесть отказались сдавать лётные экзамены. Боятся быть перемолотыми в радугу в случае провала.</text:p>
      <text:p text:style-name="P2"><text:span text:style-name="T5">–</text:span> Пятьдесят шесть из восьмидесяти? И чем это грозит? Ведь даже не сдав экзамен они не разучатся летать?</text:p>
      <text:p text:style-name="P2"><text:soft-page-break/><text:span text:style-name="T5">–</text:span> Макс, к управлению погодой допускаются только полностью компетентные пегасы. То есть, имеющие аттестат Высшей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егас. И если некому будет управлять погодой, наступят старые времена, когда климат в Эквестрии был малопригодным для ведения сельского хозяйства и зимой нередки были случаи голода <text:span text:style-name="T1">и замерзания </text:span>среди пони. И опять начнутся войны за съестные припасы. Сколько мы с сестрой приложили сил, чтобы избавиться от этого!</text:p>
      <text:p text:style-name="P2"><text:span text:style-name="T5">–</text:span> А почему вы не поселитесь в более пригодном для земледелия месте?</text:p>
      <text:p text:style-name="P2"><text:span text:style-name="T5">–</text:span> К сожалению, Эквестрия <text:span text:style-name="T5">—</text:span> страна, окружённая не слишком дружелюбными соседями. Нам некуда уйти в поисках лучшего места.</text:p>
      <text:p text:style-name="P2">Селестия вытащила листок бумаги из шкатулки, быстро написала письмо и, запечатав его сургучём с королевской печатью, вручила мне.</text:p>
      <text:p text:style-name="P2"><text:span text:style-name="T5">–</text:span> Вот рекомендательное письмо мэру Понивилля. Вручишь его ей и она выделит тебе жильё и окажет посильную помощь. Если что-то выяснишь <text:span text:style-name="T5">—</text:span> держи меня в ведении. Посылай письма Спайком, он настроен на меня. Этот милый дракончик <text:span text:style-name="T5">—</text:span> ассистент моей ученицы, Твайлайт Спаркл. С ней ты уже знаком.</text:p>
      <text:p text:style-name="P2">Я кивнул.</text:p>
      <text:p text:style-name="P2"><text:span text:style-name="T5">–</text:span> Спасибо, Тия. Сделаю всё, что в моих силах. Я действительно хочу вам помочь.</text:p>
      <text:p text:style-name="P2">Селестия приблизилась ко мне, её нос почти коснулся моего. Она, как всегда, выглядела ослепительно прекрасной, но что-то во взгляде её розовых глаз мне не понравилось. Они выглядели…</text:p>
      <text:p text:style-name="P2"><text:span text:style-name="T5">–</text:span> Тия, ты, вообще, спишь по ночам? У тебя очень уставший вид и глаза красные, как у кролика-альбиноса.</text:p>
      <text:p text:style-name="P2"><text:span text:style-name="T1">Селестия положила рог мне на плечо и я почувствовал, как её шея расслабилась. Она</text:span> медленно подняла переднее копыто и легонько упёрлась мне в грудь. Я чувствовал, что её нога мелко дрожит.</text:p>
      <text:p text:style-name="P2"><text:span text:style-name="T5">–</text:span> Отправляйся, Макс. Очень надеюсь в успехе твоей миссии. Она повернулась и медленно вышла из зала. Её грива, вопреки обыкновению, не реяла магическими волнами, а спускалась разноцветными блеклыми локонами с шеи и спины <text:span text:style-name="T5">&lt;</text:span><text:span text:style-name="T14">упомянуть проблески розового цвета</text:span><text:span text:style-name="T5">&gt;</text:span>. Хвост тоже почти подметал пол <text:span text:style-name="T5">—</text:span> это стало заметно, когда она начала двигаться.</text:p>
      <text:p text:style-name="P2"/>
      <text:p text:style-name="P38">– Говорят, по Мэйнхеттену носятся стаи алмазных псов. Они <text:span text:style-name="T5">&lt;</text:span>в ужасе<text:span text:style-name="T5">&gt;</text:span> повылазили из своих пещер и теперь скулят и пытаются спрятаться в подворотнях. Говорят, в их подземных ходах начал проваливаться пол</text:p>
      <text:p text:style-name="P38">– Куда проваливаться? – не понял я</text:p>
      <text:p text:style-name="P38">– Они не знают. В тех провалах не видно дна...</text:p>
      <text:p text:style-name="P2"/>
      <text:h text:style-name="P116" text:outline-level="2">Понивилль</text:h>
      <text:p text:style-name="P2"/>
      <text:p text:style-name="P2">Маленький паровозик, издав прощальный гудок, отправился со станции, увозя за собой полдюжины небольших аккуратных вагончиков. К моему удивлению, вагончики оказались высокими даже для меня, так что мне не пришлось пригибать голову. Впрочем, удивление прошло, когда мне пришлось уклонится от парочки пролетевших под потолком пегасов.</text:p>
      <text:p text:style-name="P2">Первым делом я зашёл в мэрию и предъявил рекомендательное письмо. Мэр удивилась моему облику, но тщательно скрывала <text:s/>это <text:span text:style-name="T5">—</text:span> сказывалось соседство Эквестрии с многочисленными племенами разумных и полуразумных существ. Мне моментально была прочитана лекция об порядках в Понивилле, о его истории, культуре и инфраструктуре, а также был выделен пустующий потрёпанный домик на окраине.</text:p>
      <text:p text:style-name="P10"><text:soft-page-break/>***</text:p>
      <text:p text:style-name="P2"><text:span text:style-name="T5">–</text:span> Привет, Твайлайт Спаркл! Ещё не поздно?</text:p>
      <text:p text:style-name="P2"><text:span text:style-name="T5">–</text:span> Привет! <text:span text:style-name="T5">–</text:span> Твайлайт оторвалась от полки, поставив на место толстенный пыльный фолиант. <text:span text:style-name="T5">–</text:span> О, это ты, Макс? Рада тебя видеть! Как твои дела? Что нового в Кантерлоте?</text:p>
      <text:p text:style-name="P2">С Твайлайт я подружился за неделю общения в кантерлотском замке за обедами, пока она не отбыла в Понивилль.</text:p>
      <text:p text:style-name="P2"><text:span text:style-name="T5">–</text:span> Да как сказать? В Кантерлоте всё хорошо. Дела в норме, если считать нормой моё праздное шатание по замку и окрестностях. Вот только Селестия беспокоит. У неё жутко уставший вид. Похоже, она недосыпает.</text:p>
      <text:p text:style-name="P2"><text:span text:style-name="T5">–</text:span> Это плохо! <text:span text:style-name="T5">–</text:span> Твайлайт помрачнела. <text:span text:style-name="T5">–</text:span> Сон <text:span text:style-name="T5">—</text:span> важная часть здоровья пони. Даже такой магической, как её Высочество.</text:p>
      <text:p text:style-name="P2">Твайлайт привыкла, что я так и не выучился называть Селестию по титулу, но сама не забывала об этом ни на миг.</text:p>
      <text:p text:style-name="P2"><text:span text:style-name="T5">–</text:span> Да, по себе знаю, недосып <text:span text:style-name="T5">—</text:span> одна из паршивейших вещей на свете. <text:span text:style-name="T5">–</text:span> Я уселся на ступеньку лестницы. <text:span text:style-name="T5">– </text:span>Тут такое дело… Тебе удалось что-то узнать про неведомую угрозу, о которой говорила Селестия?</text:p>
      <text:p text:style-name="P2"><text:span text:style-name="T5">–</text:span> Ты про сны о Радужной Фабрике выпускников лётной академии? <text:span text:style-name="T5">–</text:span> Твайлайт отрицательно покачала головой. <text:span text:style-name="T5">–</text:span> Нашла несколько сонников, в самом древнем написано, что сны <text:span text:style-name="T5">—</text:span> ворота в другой мир. Про Фабрику Радуг <text:span text:style-name="T5">—</text:span> ни слова.</text:p>
      <text:p text:style-name="P2"><text:span text:style-name="T5">–</text:span> М-м-м. В описании заклинания Свирл упоминал гармонию. Я и подумал, а что, если это кат-то связано с тобой и твоими друзьями?</text:p>
      <text:p text:style-name="P2"><text:span text:style-name="T5">–</text:span> Хм. Ты так думаешь? <text:span text:style-name="T5">–</text:span> Единорожка вытащила с помощью магии засаленый том из угловой полки с знакомым названием: “Основы магического искусства”.</text:p>
      <text:p text:style-name="P2"><text:span text:style-name="T5">–</text:span> М-м-м… “...на укрепление гармонии нашего континуума...”.</text:p>
      <text:p text:style-name="P2">Твайлайт начала в возбуждении ходить по читальному залу.</text:p>
      <text:p text:style-name="P2"><text:span text:style-name="T5">–</text:span> Стар <text:span text:style-name="T1">С</text:span>вирл Бородатый любил выражаться иносказательно и часто оставлял ребусы в описаниях к своим заклинаниям. Такое у него было своеобразное чувство юмора. Взять, скажем, <text:span text:style-name="T18">заклинание равновесия, в описании к которому есть ссылка на заклинание роста </text:span><text:span text:style-name="T19">(вставить шутку в стиле Влада)</text:span><text:span text:style-name="T18">.</text:span> И хотя мне непонятно, что <text:s/>он имел ввиду под “внешними силами”, под гармонией он явно подразумевал элементы… Ай!</text:p>
      <text:p text:style-name="P2">Твайлайт, погружённая в свои мысли, не заметила вылезшего из своей корзинки зевающего Спайка.</text:p>
      <text:p text:style-name="P2"><text:span text:style-name="T5">–</text:span> Элементы-шмелементы, <text:span text:style-name="T5">–</text:span> проворчал Спайк, выкарабкиваясь из-под Твайлайт, <text:span text:style-name="T5">–</text:span> привет, Макс (мы с ним виделись пару раз в Кантерлоте). Ты как, не ушиблась? <text:span text:style-name="T5">–</text:span> Дракончик повернулся к единорожке <text:span text:style-name="T5">&lt;</text:span><text:span text:style-name="T14">аликорнице?</text:span><text:span text:style-name="T5">&gt;</text:span>.</text:p>
      <text:p text:style-name="P2"><text:span text:style-name="T5">–</text:span> Да нет, всё в порядке, Спайк. <text:span text:style-name="T5">–</text:span> Твайлайт потирала ушибленный нос.</text:p>
      <text:p text:style-name="P2">Дракончик кивнул и пошёл по направлению к уборной. Я смочил запасной носовой платок в кувшине с водой, выжал его и приложил к носу Твайлайт.</text:p>
      <text:p text:style-name="P2"><text:span text:style-name="T5">–</text:span> Вообще-то говоря, мне каждеся, внешняя сила <text:span text:style-name="T1">—</text:span> это я. Я точно произошёл не в Эквестрии и вообще не в этом мире.</text:p>
      <text:p text:style-name="P2"><text:span text:style-name="T5">–</text:span> Да, логично, <text:span text:style-name="T5">–</text:span> сказала в нос Твайлайт. <text:span text:style-name="T5">–</text:span> Могла бы и сама догадаться.</text:p>
      <text:p text:style-name="P2"><text:span text:style-name="T5">–</text:span> Но проблема в том, что я не знаю, ак помочь вам. Может, я какая-то неправильная сила? <text:span text:style-name="T5">–</text:span> Я поправил платок на носу Твайлайт.</text:p>
      <text:p text:style-name="P2"><text:span text:style-name="T5">–</text:span> Заклинания Свирла Бородатого обычно срабатывают без ошибок.</text:p>
      <text:p text:style-name="P2"><text:span text:style-name="T5">–</text:span> Если их правильно вызывают, <text:span text:style-name="T5">–</text:span> пробурчал возвратившийся Спайк, укладываясь в корзинку.</text:p>
      <text:p text:style-name="P2"><text:span text:style-name="T5">–</text:span> Что он имел ввиду?</text:p>
      <text:p text:style-name="P2"><text:soft-page-break/><text:span text:style-name="T5">–</text:span> Нууу, - Твайлайт смутилась, <text:span text:style-name="T5">–</text:span> заклинание сработало со второй попытки. В первый раз, с <text:span text:style-name="T18">полгода назад</text:span>, мы попытались вызвать его в Кантерлоте, в замке принцессы Селестии. На мгновение появился какой-то смутный образ, и всё. И нам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был построен в крупнейшем месте пересечения торговых путей. И потому нам пришлось рискнуть и отправиться в Вечнодикий лес. Хотя он уже в то время был очень опасным местом. Ты же помнишь, чем всё закончилось? <text:span text:style-name="T5">–</text:span> Единорожка опустила голову.</text:p>
      <text:p text:style-name="P2"/>
      <text:p text:style-name="P2"><text:span text:style-name="T5">&lt;</text:span><text:span text:style-name="T13">Селестия проснётся на Терре в облике кибермозга, т.к. в своём мире она на ступень выше пони (а кибермозг на Терре на ступень выше людей)</text:span><text:span text:style-name="T5">&gt;</text:span></text:p>
      <text:p text:style-name="P2"><text:span text:style-name="T5">–</text:span> Да, печально получилось <text:span text:style-name="T5">&lt;</text:span><text:span text:style-name="T14">и всего-то</text:span><text:span text:style-name="T1">?</text:span><text:span text:style-name="T5">&gt;</text:span>. Но вернёмся к заклинанию. Во второй раз вы вызвали его правильно <text:span text:style-name="T5">—</text:span> и меня притянуло в Эквестрию, как внешнюю силу. Уговаривать меня помочь вам не нужно, с этим, считай, разобрались. Что мне нужно, так это знать, что делать? И мне кажется, Свирл не просто так упомянул про гармонию <text:span text:style-name="T1">—</text:span> он намекал на вас, на Элементы Гармонии. В конце-концов, вы уже не раз спасали Эквестрию от всяких напастей типа Найтмэр Мун или Дискорда. Может, и сейчас получится?</text:p>
      <text:p text:style-name="P2"><text:span text:style-name="T5">–</text:span> Про Найтмэр Мун тебе Её Высочество рассказывала? Мы, вообще-то, не распространяемся публично об этом эпизоде. Личная жизнь принцесс не подлежит огласке.</text:p>
      <text:p text:style-name="P2"><text:span text:style-name="T5">–</text:span> Нет, она мне ничего не говорила. Но, видишь ли, ваше королевство и вы сами описаны в моём мире в детском сериале.</text:p>
      <text:p text:style-name="P2"><text:span text:style-name="T5">–</text:span> Мы? Описаны? <text:span text:style-name="T5">–</text:span> Твайлайт от удивления открыла рот. <text:span text:style-name="T5">–</text:span> Ты шутишь! Как мы можем быть описаны в каком-то детском сериале! У нас богатая культура, древняя история, развитое искусство. У нас очень талантливые маги. И ты хочешь сказать, что кто-то из ваших уже побывал здесь и, вернувшись обратно, описал нас в книгах для жеребят?</text:p>
      <text:p text:style-name="P2">Я покачал головой.</text:p>
      <text:p text:style-name="P2"><text:span text:style-name="T5">–</text:span> Вряд ли кто-то из людей побывал здесь до меня. До вас ведь никто не вызывал это заклинание Свирла?</text:p>
      <text:p text:style-name="P2"><text:span text:style-name="T5">–</text:span> Нет. Собрание столь сильных магов запомнилось бы.</text:p>
      <text:p text:style-name="P2"><text:span text:style-name="T5">–</text:span> Вот и я о том же. К тому же описание Эквестрии не выглядит пересказом увиденного. Оно выглядит… придуманным рассказом. Который приобрёл особую популярность в некотором сообществе людей.</text:p>
      <text:p text:style-name="P2"><text:span text:style-name="T5">–</text:span> Вам нравятся рассказы про Эквестрию? <text:span text:style-name="T5">–</text:span> Твайлайт улыбнулась.</text:p>
      <text:p text:style-name="P2"><text:span text:style-name="T5">–</text:span> Да, достаточно сильно. Я, впрочем, не отношусь к брони <text:span text:style-name="T1">—</text:span> так, посмотрел несколько историй про вас, чтобы лучше понять, увлечение своего друга. Вот он мог бы многое рассказать про культуру брони и про вас самих <text:span text:style-name="T1">—</text:span> придуманных.</text:p>
      <text:p text:style-name="P2"><text:span text:style-name="T5">–</text:span> Брони?</text:p>
      <text:p text:style-name="P2"><text:span text:style-name="T5">–</text:span> Так называют себя поклонники этого детского сериала и вас самих <text:span text:style-name="T1">—</text:span> сериальных.</text:p>
      <text:p text:style-name="P2">Твайлайт зарделась.</text:p>
      <text:p text:style-name="P2"><text:span text:style-name="T5">–</text:span> Ого! У нас есть поклонники! Интересно было бы поговорить об этом с твоим другом.</text:p>
      <text:p text:style-name="P2"><text:span text:style-name="T5">–</text:span> Его нет. Он погиб полгода назад.</text:p>
      <text:p text:style-name="P2"><text:span text:style-name="T5">–</text:span> О, мои соболезнования! <text:span text:style-name="T5">–</text:span> Твайлайт подошла ко мне и положила переднюю ногу мне на плечо (когда я сидел, она вполне могла достать до него). <text:span text:style-name="T5">–</text:span> Друзей терять очень тяжко.</text:p>
      <text:p text:style-name="P2"><text:span text:style-name="T5">–</text:span> Всё в порядке, Твайлайт.</text:p>
      <text:p text:style-name="P2"><text:soft-page-break/>Твайлайт подошла к нише у двери, зажгла небольшую горелку и поставила на неё небольшой изящный чайничек</text:p>
      <text:p text:style-name="P2"><text:span text:style-name="T5">–</text:span> Подумать только! <text:span text:style-name="T5">–</text:span> бормотала она про себя, <text:span text:style-name="T1">—</text:span> мы и наша страна описана в жеребячьих книжках в другом мире!</text:p>
      <text:p text:style-name="P2">А ведь знаешь, Макс, вы, люди, у нас тоже описаны. Как мифические древние существа, которые иногда встречаются единорогам в Вечнодиком лесу. Вы при встрече обычно присаживаетесь на землю и предлагаете свои колени, чтобы единорог мог положить на них свою голову и отдохнуть.</text:p>
      <text:p text:style-name="P2"><text:span text:style-name="T5">–</text:span> Нууу, я не думаю, что это описан наша Терра. У нас ничего подобного не водится.</text:p>
      <text:p text:style-name="P2"><text:span text:style-name="T5">–</text:span> Да? Ну ладно. В конце-концов, это всего лишь миф. Свирл Бородатый, правда, упоминал о двух случаях встреч с существами, похожими на вас. <text:span text:style-name="T5">–</text:span> Единорожка сняла чайничек с горелки, поставила на пол чашки и блюдце с печеньем и разлила чай по чашкам и присела рядом со мной.</text:p>
      <text:p text:style-name="P2"><text:span text:style-name="T5">–</text:span> Печенье испёк Спайк. Он на удивление искусный повар, когда на него находит вдохновение.</text:p>
      <text:p text:style-name="P2"><text:span text:style-name="T5">–</text:span> М-м-м. Вкусно. Очень вкусно.</text:p>
      <text:p text:style-name="P2">Я помолчал, собираясь с мыслями. Мысли собирались туго, но самое тупое решение мне пришло в голову ещё в Кантерлоте.</text:p>
      <text:p text:style-name="P2"><text:span text:style-name="T5">–</text:span> Я помню, ваша магия Элементов Гармонии обладает большой силой.</text:p>
      <text:p text:style-name="P2"><text:span text:style-name="T5">–</text:span> Да. <text:span text:style-name="T5">–</text:span> <text:span text:style-name="T1">к</text:span>ивнула Твайлайт. <text:span text:style-name="T5">–</text:span> Суммарная мощность магии Элементов Гармонии сильнее мощности таких великих магов, как Дискорд, принцесса Луна или принцесса Селестия.</text:p>
      <text:p text:style-name="P2"><text:span text:style-name="T5">–</text:span> Так вот, если вы соберётесь вместе и примените эту магию… гм… на мне… Чтобы я вспомнил, как вам помочь. Если, конечно, я вообще знаю.</text:p>
      <text:p text:style-name="P2">Глаза Твайлайт в ужасе расширились. Она поперхнулась.</text:p>
      <text:p text:style-name="P2"><text:span text:style-name="T5">–</text:span> Ты что! И не думай даже! Во-первых, это очень сильная магия, ты сгоришь в два счёта. Как если бы коснулся громоотвода в момент, когда в него ударит молния.</text:p>
      <text:p text:style-name="P2">Во-вторых, я не знаю заклинаний восстановления памяти. А это с большой долей вероятности означает, что такого заклинания не существует. В-третьих, даже если бы и знала <text:span text:style-name="T1">—</text:span> магия Элементов Гармонии работает, по-большому счёту, на восстановление гармонии <text:span text:style-name="T5">–</text:span> то есть, это защитная магия. С её помощью можно было обуздать Найтмэр Мун или Дискорда, но для чего-то другого она слишком тяжеловесна. Это очень мощный поток энергии, с ним невозможно работать деликатно.</text:p>
      <text:p text:style-name="P2"><text:span text:style-name="T5">–</text:span> Для восстановления гармонии, говришь, <text:span text:style-name="T5">–</text:span> я почесал затылок.</text:p>
      <text:p text:style-name="P2"><text:span text:style-name="T5">–</text:span> Ну да, это так. Большие возмущения гармонии можно исправить только с помощью… Ой!..</text:p>
      <text:p text:style-name="P2"><text:span text:style-name="T5">–</text:span> Угу, вот именно. Сейчас имеем “большое возмущение гармонии”.</text:p>
      <text:p text:style-name="P2">Твайлайт прижала копыта к вискам.</text:p>
      <text:p text:style-name="P2"><text:span text:style-name="T5">–</text:span> Ты не понимаешь… Я сейчас расскажу. Магия похожа на струю воды, исходящую из садового шланга. Диаметр шланга <text:span text:style-name="T1">—</text:span> это мощность источника магии. Если струя воды тоненькая, то ею можно рисовать довольно сложные картинки на песке. В случае с магией <text:span text:style-name="T1">—</text:span> можно создавать довольно ажурные и тонкие заклинания. Вот, например, телекинез. Для того, чтобы перенести вещь с места на место, можно использовать одну, две или три силовых точки или силовую ауру. Если у вещи есть ручка, достаточно создать одну силовую точку, провести её под ручку и передвинуть точку вместе с зацепившейся вещью с места на место. Но нужно очень точно контролировать перемещение силовой точки. Чем больше поток энергии, тем труднее это сделать. А магия Элементов Гармонии подобна пожарному брандспойту. Тебя разорвёт или сожгёт под её действием.</text:p>
      <text:p text:style-name="P2"><text:span text:style-name="T5">–</text:span> Найтмэр Мун и Дискорд не разорвались и не сгорели.</text:p>
      <text:p text:style-name="P2"><text:span text:style-name="T5">–</text:span> Они очень могущественные маги, одни из лучших. У них сильный антимагический иммунитет. К тому же они биологически бессмертны.</text:p>
      <text:p text:style-name="P20"/>
      <text:p text:style-name="P2"><text:span text:style-name="T5">&lt;</text:span><text:span text:style-name="T13">Во время удара магией гармонии Макс впервые видит звёздного аликорна. Тот ему показывает, что </text:span><text:soft-page-break/><text:span text:style-name="T13">мир Террыи мир Эквестрии взаимосвязаны (инь-янь)</text:span><text:span text:style-name="T5">&gt;</text:span></text:p>
      <text:p text:style-name="P20"/>
      <text:p text:style-name="P2"><text:span text:style-name="T5">–</text:span> Хорошо, у тебя есть какие-то встречные предложения?</text:p>
      <text:p text:style-name="P2">Твайлайт задумчиво прошлась вдоль книжной полки.</text:p>
      <text:p text:style-name="P2"><text:span text:style-name="T5">–</text:span> Мне надо поискать. Должно быть что-то подходящее для нашего случая. Я поищу в разделе психологиии и… призывания духов.</text:p>
      <text:p text:style-name="P2">Я рассмеялся.</text:p>
      <text:p text:style-name="P2"><text:span text:style-name="T5">–</text:span> Для духа я слишком материален.</text:p>
      <text:p text:style-name="P2"><text:span text:style-name="T5">–</text:span> Я знаю. Но ничего более подходящего в голову не приходит. Приходи завтра после обеда. Хорошо?</text:p>
      <text:p text:style-name="P2"><text:span text:style-name="T5">–</text:span> Хорошо, Твайлайт. Приду. Спокойной ночи!</text:p>
      <text:p text:style-name="P2"><text:span text:style-name="T5">–</text:span> Спокойной ночи, Макс!</text:p>
      <text:p text:style-name="P2"/>
      <text:h text:style-name="P116" text:outline-level="2">Знакомство с Элементами Гармонии</text:h>
      <text:p text:style-name="P2"/>
      <text:p text:style-name="P2">На следующий день я застал в библиотеке кроме Твайлайт ещё трёх кобылок.</text:p>
      <text:p text:style-name="P2"><text:span text:style-name="T1">–</text:span> Знакомься, Макс <text:span text:style-name="T1">–</text:span> начала представлять меня Твайлайт, <text:span text:style-name="T1">–</text:span> это Пинки Пай.</text:p>
      <text:p text:style-name="P2"><text:span text:style-name="T1">–</text:span> Очень приятно, Макс.</text:p>
      <text:p text:style-name="P2"><text:span text:style-name="T1">–</text:span> А я Пинки Пай! Уи-и-и-и! <text:span text:style-name="T1">–</text:span> Пинки запрыгала на месте и радостно завизжала мне прямо в ухо с такой силой, что я на мгновение оглох.</text:p>
      <text:p text:style-name="P2"><text:span text:style-name="T1">–</text:span> ...то Рэрити! <text:span text:style-name="T1">–</text:span> Твайлайт представила светлую единорожку, которая чуть склонила голову в приветствии.</text:p>
      <text:p text:style-name="P2"><text:span text:style-name="T1">–</text:span> Макс, <text:span text:style-name="T1">–</text:span> кивнул я ей в ответ.</text:p>
      <text:p text:style-name="P2"><text:span text:style-name="T1">–</text:span> Рэйнбоу Дэш! <text:span text:style-name="T1">–</text:span> голубая пегаска представилась сама, насмешливо наморщив нос.</text:p>
      <text:p text:style-name="P2"><text:span text:style-name="T1">–</text:span> Макс. <text:span text:style-name="T1">–</text:span> закончил представляться я.</text:p>
      <text:p text:style-name="P2">Твайлайт продолжила прерванную моим появлением беседу.</text:p>
      <text:p text:style-name="P2"><text:span text:style-name="T1">–</text:span> Как я вам уже рассказывала, заклинание Свирла вызвало сюда Макса. И он хочет нам помочь, но не знает, как.</text:p>
      <text:p text:style-name="P2">Голубая пегаска вомущённо фыркнула.</text:p>
      <text:p text:style-name="P2"><text:span text:style-name="T1">–</text:span> А нужно ли нам помогать? Сами как-нибудь справимся!</text:p>
      <text:p text:style-name="P2"><text:span text:style-name="T1">–</text:span> Но Дэш, дорогая, неужели ты думаешь, что Твайлайт и принцесса Селестия не перепробовали всё возможное?</text:p>
      <text:p text:style-name="P2"><text:span text:style-name="T1">–</text:span> Рэрити грациозно улеглась на подушку, пододвинув её к себе магией.</text:p>
      <text:p text:style-name="P2"><text:span text:style-name="T1">–</text:span> Если Твайлайт и принцесса не справились, не понимаю, чем нам может помочь этот… человек! <text:span text:style-name="T1">–</text:span> буркнула себе под нос Рэйнбоу Дэш.</text:p>
      <text:p text:style-name="P2"><text:span text:style-name="T1">–</text:span> А ты правда сказочный человек? И ты правда водишь Ниссан-пикап, работаешь программистом и тебе 47 лет? <text:span text:style-name="T1">–</text:span> тараторила Пинки, не прекращая подпрыгивать вокруг меня.</text:p>
      <text:p text:style-name="P2">Я ошеломлённо посмотрел на неё.</text:p>
      <text:p text:style-name="P2"><text:span text:style-name="T1">–</text:span> Откуда ты знаешь?</text:p>
      <text:p text:style-name="P2"><text:span text:style-name="T1">–</text:span> Не знаю. <text:span text:style-name="T1">–</text:span> Пинки, наконец, прекратила прыгать. <text:span text:style-name="T1">–</text:span> А кто такая “Нисссан-пикап”? И куда ты её водишь?</text:p>
      <text:p text:style-name="P2"><text:span text:style-name="T1">–</text:span> Не обращай внимания, <text:s/>Макс, <text:span text:style-name="T1">–</text:span> пришла мне на помощь Твайлайт, <text:span text:style-name="T1">–</text:span> с Пинки такое иногда <text:soft-page-break/>случается.</text:p>
      <text:p text:style-name="P2"><text:span text:style-name="T1">– </text:span>47 лет? Такой старый? <text:span text:style-name="T1">–</text:span> тихо произнесла Рэйнбоу Дэш с сомнением поглядывая на меня.</text:p>
      <text:p text:style-name="P2"><text:span text:style-name="T1">–</text:span> Не старый. У нас живут, в среднем, до 90-ти <text:span text:style-name="T1">–</text:span> 100-а лет.</text:p>
      <text:p text:style-name="P2"><text:span text:style-name="T1">– </text:span>Хм. Люди живут дольше, чем пони. А что делают программисты? <text:span text:style-name="T1">–</text:span> продолжала допытываться радужногривая пегаска.</text:p>
      <text:p text:style-name="P2"><text:span text:style-name="T1">–</text:span> Программы. Это такие… гм… заклинания. Ты пишешь программу, запускаешь её, а потом она делает что-то для тебя.</text:p>
      <text:p text:style-name="P2"><text:span text:style-name="T1">–</text:span> То есть, ты, типа, волшебник в своём мире?</text:p>
      <text:p text:style-name="P2"><text:span text:style-name="T1">–</text:span> Вряд ли меня так можно называть. Очень далёкие параллели. У нас совсем нет магии.</text:p>
      <text:p text:style-name="P2"><text:span text:style-name="T1">–</text:span> Не понимаю, <text:span text:style-name="T1">–</text:span> пегаска яростно почесала копытом за ухом. <text:span text:style-name="T1">–</text:span> Нет магии, но есть заклинания. Есть заклинатель, но он не волшебник. Фигня какая-то!</text:p>
      <text:p text:style-name="P2"><text:span text:style-name="T1">–</text:span> Дэши, не отвлекайся. Давай дослушаем Твайлайт. <text:span text:style-name="T1">–</text:span> Рэрити подсунула подушку под Рэйнбоу, но та, сморщив нос, отодвинула её от себя и облокотилась о книжный шкаф.</text:p>
      <text:p text:style-name="P2"><text:span text:style-name="T1">–</text:span> Так вот, <text:span text:style-name="T1">–</text:span> продолжила Твайлайт, <text:span text:style-name="T1">–</text:span> сначала я пыталась найти заклинание восстановления памяти. Но его действительно не существует, ни в одном каталоге. Вдобавок, оно бы не помогло нам, если Макс действительно не знает, как помочь. А потом я подумала: Беда в наш мир начала надвигаться из снов. Молодые пегасы видят во сне кошмар с Радужной Фабрикой и отказываются сдавать экзамен. Принцессу Селестию во сне терзают кошмары о непрочности нашего мира. Наконец, во сне начали исчезать пони. То есть, исследование снов может дать ключ к разгадке. И тут я вспомнила полузабытое незаконченное заклинание одного одержимого единорога, Индрэ.</text:p>
      <text:p text:style-name="P2"><text:span text:style-name="T1">–</text:span> Одержимого чем? <text:span text:style-name="T1">–</text:span> спросила Рэрити.</text:p>
      <text:p text:style-name="P2"><text:span text:style-name="T1">–</text:span> Он считал себя человеком. Ему как-то приснился сон, после которого он стал себя считать пришельцем из другого мира, принявшим облик единорога. И он оставил после себя заклинание. Одно-единственное “заклинание Двойного сна” или “заклинание Индрэ”. В школе в Кантерлоте его не изучают и даже на факультатив не дают. Оно бесполезно в Эквестрии. Его суть в том, что оно позволяет пони проснуться в чужом сне. Это достаточно опасно, так как попавший в чужой сон подвергается опасностям сна и сам выбраться, то есть “проснуться” из него не может <text:span text:style-name="T1">—</text:span> он и так не спит. Но зато такой снопроходец получает доступ к самым потайным закоулкам сознания и подсознания исследуемого. Даже к тем, которые сокрыты от самого спящего.</text:p>
      <text:p text:style-name="P2">Конечно, гм, это влечёт за собой некоторые этические нюансы. Пони должны абсолютно доверять друг-другу, ведь для снопроходца откроются все тайные закоулки души испытуемого. После возвращения из сна, снопроходец будет знать спящего лучше его самого.</text:p>
      <text:p text:style-name="P2">Если бы… Макс, может быть, знание об этой неведомой угрозе сидит так глубоко в тебе, что ты сам не знаешь о нём. Если бы мы… могли тебя происследовать? Ты бы мог нам довериться?</text:p>
      <text:p text:style-name="P2"><text:span text:style-name="T1">–</text:span> Без проблем, Твайлайт. Вряд ли ты найдёшь в закоулках моего сознания что-либо интересное для себя, <text:span text:style-name="T1">–</text:span> я усмехнулся. <text:span text:style-name="T1">–</text:span> Потом расскажешь, самому любопытно.</text:p>
      <text:p text:style-name="P2">Твайлайт покачала головой.</text:p>
      <text:p text:style-name="P2"><text:span text:style-name="T1">–</text:span> Я не пойду в твой сон. Мне нужно будет вызывать заклинание, а потом возвращать снопроходца обратно. Пойти прийдётся кому-то другому. И, может быть, не одному.</text:p>
      <text:p text:style-name="P2"><text:span text:style-name="T1">–</text:span> Не одному? Почему?</text:p>
      <text:p text:style-name="P2"><text:span text:style-name="T1">–</text:span> Видишь ли, когда Индрэ проводил опыты с заклинанием, у разных снопроходцев получались разные результаты. К сожалению, системы в этих результатах определить не удалось. Сны и подсознание <text:span text:style-name="T1">—</text:span> очень сложные вещи, тут сам Дискорд шею сломает. И если первому снопроходцу не удастся ничего найти, нужно будет отправляться второму, третьему. Надеюсь всё же, что всё определится быстро.</text:p>
      <text:p text:style-name="P2"><text:span text:style-name="T1">–</text:span> Хм, интересно. А что чувствует снопроходец, находясь в чужом сне?</text:p>
      <text:p text:style-name="P2"><text:soft-page-break/><text:span text:style-name="T1">–</text:span> Он переживает всё как наяву. Есть ещё один... м-м-м… нюанс.</text:p>
      <text:p text:style-name="P2">Видишь ли, Макс, иногда снопроходец во сне узнавал такие вещи, которых спящий даже теоретически не мог знать <text:span text:style-name="T1">—</text:span> ни сознательно, ни подсознательно. Свирл Бородатый по этому поводу высказал гипотезу, что в дело вступали наследственная память и видовой опыт или даже сокрытые в спящем пони провидческие способности.</text:p>
      <text:p text:style-name="P2"><text:span text:style-name="T1">–</text:span> Интересно, <text:span text:style-name="T1">–</text:span> заинтересовалась Рэрити. <text:span text:style-name="T1">–</text:span> А почему заклинание не закончено? В чём его незаконченность?</text:p>
      <text:p text:style-name="P2"><text:span text:style-name="T1">–</text:span> Я не знаю. <text:span text:style-name="T1">–</text:span> Твайлайт помотала голоавой, <text:span text:style-name="T1">–</text:span> сам Индрэ называл его незаконченным перед тем, как исчезнуть.</text:p>
      <text:p text:style-name="P2"><text:span text:style-name="T1">–</text:span> Он исчез?</text:p>
      <text:p text:style-name="P2"><text:span text:style-name="T1">–</text:span> Да, Рэрити, он в конце-концов вызвал заклинание на самом себе и проснулся в своём собственном сне. И исчез на глазах у других снопроходцев. Больше его не видели.</text:p>
      <text:p text:style-name="P2"><text:span text:style-name="T1">–</text:span> Какая интригующая история! И теперь кто-то из нас должен отправиться в голову Макса? <text:span text:style-name="T1">–</text:span> Пинки без комплексов рассматривала меня, как если бы прикидывала, сможет ли она забраться мне в голову, или нет.</text:p>
      <text:p text:style-name="P2"><text:span text:style-name="T1">–</text:span> Ну… В общем, да. Надо ещё пригласить Эпплджек и Флаттершай.</text:p>
      <text:p text:style-name="P2"><text:span text:style-name="T1">–</text:span> На это уйдёт ещё день <text:span text:style-name="T1">–</text:span> продолжила за неё Рэрити. Думаю, пока Дэши слетает за ними, я вполне могу стать снопроходцем.</text:p>
      <text:p text:style-name="P2"><text:span text:style-name="T1">–</text:span> О, Рэрити, спасибо-спасибо-спасибо! <text:span text:style-name="T1">–</text:span> Твайлайт обняла единорожку.</text:p>
      <text:p text:style-name="P2"><text:span text:style-name="T1">–</text:span> Не стоит благодарностей, дорогая. Каждый пони должен быть готов на всё во имя Эквестрии. Если, конечно, это не грязь под туалетным ковриком.</text:p>
      <text:p text:style-name="P2">Рэйнбоу Дэш развернулась к выходу из библиотеки.</text:p>
      <text:p text:style-name="P2"><text:span text:style-name="T1">–</text:span> Так я слетаю за Флатти и Эй-Джэй! Смотри, Рэр, не вынеси ему мозги, <text:span text:style-name="T1">–</text:span> она исподлобья глянула на меня, вылетая в дверь.</text:p>
      <text:p text:style-name="P2"><text:span text:style-name="T1">–</text:span> Мне кажется, Макс, ты ей чем-то не нравишься, <text:span text:style-name="T1">–</text:span> заметила Рэрити.</text:p>
      <text:p text:style-name="P2"><text:span text:style-name="T1">–</text:span> А, по-моему, так наоборот, <text:span text:style-name="T1">–</text:span> хмыкнул Спайк, всё это время евший в сторонке какие-то сверкающие кристаллы.</text:p>
      <text:p text:style-name="P2"><text:span text:style-name="T1">–</text:span> Но довольно слов. Что нужно делать, дорогая? <text:span text:style-name="T1">–</text:span> обратилась Рэрити к Твайлайт.</text:p>
      <text:p text:style-name="P2"><text:span text:style-name="T1">–</text:span> До утра <text:span text:style-name="T1">—</text:span> ничего. Потом вам нужно лечь рядом и я вызову заклинание двойного сна.</text:p>
      <text:p text:style-name="P2"><text:span text:style-name="T1">–</text:span> Отлично, тогда я ещё успею привести себя в порядок. На все сто нужно выглядеть даже во сне. Тем более, в чужом.</text:p>
      <text:p text:style-name="P2">Рэрити вышла на улицу. Я поднялся с места.</text:p>
      <text:p text:style-name="P2"><text:span text:style-name="T1">–</text:span> Я тоже, пожалуй, пройдусь.</text:p>
      <text:p text:style-name="P2"><text:span text:style-name="T1">–</text:span> Далеко не уходи, Макс. Понивилль не такой уж и маленький, новичок в нём запросто может заблудиться.</text:p>
      <text:p text:style-name="P2"><text:span text:style-name="T1">–</text:span> Не волнуйся, Твайлайт. Пройдусь до железной дороги и обратно.</text:p>
      <text:p text:style-name="P2">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text:p>
      <text:p text:style-name="P2">Дойдя до железной дороги, я пошёл вдоль неё, постепеннно выходя за пределы городка.</text:p>
      <text:p text:style-name="P2">Чувствительный толчок чуть выше пояса заставил меня сделать два шага вперёд, чтобы не упасть.</text:p>
      <text:p text:style-name="P2">Я обернулся.</text:p>
      <text:p text:style-name="P2">Сзади стояла Рэйнбоу Дэш с растрёпанной от толчка чёлкой.</text:p>
      <text:p text:style-name="P2"><text:soft-page-break/><text:span text:style-name="T1">–</text:span> Ты! <text:span text:style-name="T1">–</text:span> вызывающе грубый тон Рэйнбоу скрывал дрожь в голосе. <text:span text:style-name="T1">–</text:span> Почему у меня такое чувство, что я тебя знаю? Почему у меня в голове чёрте-что творится с тех пор, как я тебя увидела? Ты должен знать! -<text:span text:style-name="T1">–</text:span>она сделала ударение на слове “ты”.</text:p>
      <text:p text:style-name="P2"><text:span text:style-name="T1">–</text:span> Рэйнбоу, успокойся. О чём ты?</text:p>
      <text:p text:style-name="P2">Она глядела сквозь чёлку куда-то мимо меня, отворачивая взгляд. Заднее копыто легонько притоптывало.</text:p>
      <text:p text:style-name="P2"><text:span text:style-name="T1">–</text:span> Ты знаешь, о чём. Должен знать, <text:span text:style-name="T1">–</text:span> отрезала она, ничего не объясняя.</text:p>
      <text:p text:style-name="P2"><text:span text:style-name="T1">–</text:span> Я не понимаю. Честно. Что ты чувствуешь?</text:p>
      <text:p text:style-name="P2">Рэйнбоу молча стояла, прижав уши. Хвост её резко подёргивался. Наконец она развернулась на одном копыте и, с силой оттолкнувшись, молниеносно стартовала в небо, скрывшись в сумерках. На месте остались только четыре ямки из-под копыт и одна прорытая дорожка.</text:p>
      <text:p text:style-name="P2"/>
      <text:p text:style-name="P67">Дэш, несмотря на неприязнь остальных пегасов, приглашает Макса в Клаудсдейл, в гостевой парк, где могут ходить непроваливаясь и не-пегасы. Во время прогулки, Клаудвсдейл опускается на землю. Погодная фабрика рушится. Пегасы думают — это из-за Макса и хотят убить его. Дэш еле-еле прячет его от них и из-за этого сама становится изгоем у пегасов. Погоду юольше делать негде. Оставшихся погодных пони недостаточно для поддержания погоды над всей Эквестрией. Последние из них поддерживают погоду над Кантерлотом и ключевыми городами. В это же время доходят слухи об провалах в подземельях алмазных псов. Потом эти провалы появляются выше к поверхности. Потом и на поверхности. Эквестрия распадается (как от лангольеров или как в «Бесконечной истории»). Скала Кантерлота с замком уходит под землю как раз тогда, когда Макс и компания летят в Вечнодикий лес для проникновения в терру в поисках Селестии. В Вечнодиком лесу, в отличие от остального мира, относительное затишье — там никогда не регулировалась погода.</text:p>
      <text:h text:style-name="P116" text:outline-level="2">Первый сеанс двойного сна. Рэрити</text:h>
      <text:p text:style-name="P2"/>
      <text:p text:style-name="P2"><text:span text:style-name="T5">&lt;</text:span><text:span text:style-name="T13">Макс сначала смотрит сон с Рэрити (чуть не умирает во время пробуждения из комы в 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text:span></text:p>
      <text:p text:style-name="P2"><text:span text:style-name="T13">Сон одновременно смотрели Рэрити, Пинки и РД. Флатти и ЭйДжей не успели подойти вовремя, т.к. жили за городом.</text:span><text:span text:style-name="T5">&gt;</text:span></text:p>
      <text:p text:style-name="P2"/>
      <text:p text:style-name="P2">Когда я вернулся в библиотеку, Твайлайт и Спайк уже соорудили нечто вроде мягкого уголка на втором этаже.</text:p>
      <text:p text:style-name="P2"><text:span text:style-name="T5">–</text:span> Кровать для тебя маловата, Макс, <text:span text:style-name="T5">–</text:span> извиняющимся тоном сообщила Твайлайт. <text:span text:style-name="T5">–</text:span> Мы сдвинули два матраса на полу. Вы с Рэрити должны поместиться.</text:p>
      <text:p text:style-name="P2"><text:span text:style-name="T5">–</text:span> Может, и поместимся. Но, вообще, я во сне верчусь.</text:p>
      <text:p text:style-name="P2"><text:span text:style-name="T5">–</text:span> Не страшно, ты не успеешь… <text:span text:style-name="T5">–</text:span> её слова были заглушены звоном входного колокольчика. Хлопнула дверь и в читальный зал вошла светлая единорожка.</text:p>
      <text:p text:style-name="P2"><text:span text:style-name="T5">–</text:span> Рэ-ри-тиии! - прошептал в восхищении Спайк.</text:p>
      <text:p text:style-name="P2">И было отчего.</text:p>
      <text:p text:style-name="P2">Что-то неуловимо изменилось в той единорожке, которую я видел ещё утром.</text:p>
      <text:p text:style-name="P2">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text:span text:style-name="T5">—</text:span> всё это придавало Рэрити неожиданный шарм.</text:p>
      <text:p text:style-name="P2"><text:soft-page-break/><text:span text:style-name="T5">–</text:span> Рэрити, ты выглядишь… Замечательно выглядишь! <text:span text:style-name="T5">–</text:span> растерянно пролепетала Твайлайт.</text:p>
      <text:p text:style-name="P2"><text:span text:style-name="T5">–</text:span> Дааааааа… Замечательно! <text:span text:style-name="T5">–</text:span> наконец-то смог закрыть рот <text:span text:style-name="T1">и втянуть слюни </text:span>Спайк.</text:p>
      <text:p text:style-name="P2"><text:span text:style-name="T5">–</text:span> Я подумала, уж если мне прийдётся исследовать чужие мысли, то я хочу приносить как можно меньший дискомфорт тому, кого я… буду исследовать. <text:span text:style-name="T5">–</text:span> смущённо сказала Рэрити, глядя мимо меня своими фиолетовыми глазами.</text:p>
      <text:p text:style-name="P2"><text:span text:style-name="T5">–</text:span> Спасибо, Рэрити. Ты выглядишь потрясно. <text:span text:style-name="T5">–</text:span> Когда я произнёс эти слова, Рэрити взглянула на меня и улыбнулась. Стало видно, что она нервничает, хотя изо всех сил старается это скрыть.</text:p>
      <text:p text:style-name="P2"/>
      <text:p text:style-name="P2"><text:span text:style-name="T5">–</text:span> Ну что же, если готовы <text:span text:style-name="T1">—</text:span> ложитесь на матрас и расслабьтесь. Вы должны касаться друг-друга. <text:span text:style-name="T5">–</text:span> <text:span text:style-name="T1">с</text:span>командовала Твайлайт.</text:p>
      <text:p text:style-name="P2">Двух небольших понячьих матраса, сложенных вместе, мне вполне хватило, чтобы растянуться в полный рост и раскинуть руки крестом.</text:p>
      <text:p text:style-name="P2"><text:span text:style-name="T1">Матрас</text:span> заскрипел, когда на него взошла Рэрити. Она потопталась немного возле меня, выбирая позицию, потом аккуратно улеглась рядом и осторожно прижалась лбом к моей голове. </text:p>
      <text:p text:style-name="P2"><text:span text:style-name="T5">–</text:span> Я не слишком давлю? - прошептала мне на ухо единорожка.</text:p>
      <text:p text:style-name="P2">Её ресницы щекотали мне щёку и это было чертовски приятно. Ответить я не успел.</text:p>
      <text:p text:style-name="P2"><text:span text:style-name="T5">–</text:span> Готовы? <text:span text:style-name="T5">–</text:span> Спросила Твайлайт.</text:p>
      <text:p text:style-name="P2"><text:span text:style-name="T5">–</text:span> Я готова. <text:span text:style-name="T5">–</text:span> <text:span text:style-name="T1">о</text:span>тозвалась Рэрити.</text:p>
      <text:p text:style-name="P2"><text:span text:style-name="T5">–</text:span> Готов. <text:span text:style-name="T5">–</text:span> <text:span text:style-name="T1">с</text:span>казал я.</text:p>
      <text:p text:style-name="P2">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text:p>
      <text:p text:style-name="P2"/>
      <text:h text:style-name="P116" text:outline-level="2">Сон Макса</text:h>
      <text:p text:style-name="P90"/>
      <text:p text:style-name="P2"><text:span text:style-name="T5">&lt;</text:span><text:span text:style-name="T13">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отправились Пинки и РД. Последняя пара - ЭйДжей и Флатти - не успели из-за исчезновения Селестии.</text:span></text:p>
      <text:p text:style-name="P34">...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text:p>
      <text:p text:style-name="P34"><text:span text:style-name="T5">–</text:span> Готова, <text:span text:style-name="T5">–</text:span> процедила она.</text:p>
      <text:p text:style-name="P34">В сон отправились сразу три пони <text:span text:style-name="T5">—</text:span> Рэрити, Рэйнбоу Дэш и Пинки. Пинки после пробуждения Макса пробуждается безумной <text:span text:style-name="T5">—</text:span> Твайлайт пытается её лечить</text:p>
      <text:p text:style-name="P2"><text:span text:style-name="T13">Эгрегор Эквестрии </text:span><text:span text:style-name="T15">—</text:span><text:span text:style-name="T13"> Селестия </text:span><text:span text:style-name="T15">—</text:span><text:span text:style-name="T13"> на кончике главного рога Анакорна</text:span><text:span text:style-name="T5">&gt;</text:span></text:p>
      <text:p text:style-name="P10">***</text:p>
      <text:p text:style-name="P2"><text:span text:style-name="T5">–</text:span> Вставай, Макс! <text:span text:style-name="T5">–</text:span> Маленькое копыто надавливало мне на грудь, делая энергичные круговые движения.</text:p>
      <text:p text:style-name="P2"><text:span text:style-name="T5">–</text:span> Твайлайт? <text:span text:style-name="T5">–</text:span> Взгляд сфокусировался на лавандовой единорожке, озабоченно осматривающей меня и продолжающей массаж в области сердца.</text:p>
      <text:p text:style-name="P2"><text:span text:style-name="T5">–</text:span> Мне не понравился цвет твоей мордочки. Ты стал слишком бледный. Я решила прервать твой сон. Как ты себя ...</text:p>
      <text:p text:style-name="P2"><text:soft-page-break/><text:span text:style-name="T5">–</text:span> … чувствуешь, дорогая Рэрити?! Я могу чем-нибудь помочь? Вот, выпей воды! <text:span text:style-name="T5">–</text:span> <text:span text:style-name="T1">д</text:span>ракончик метался вокруг светлой единорожки, в волнении заламывая лапки.</text:p>
      <text:p text:style-name="P2"><text:span text:style-name="T5">–</text:span> Спасибо, Спайк! Ты очень любезен! <text:span text:style-name="T5">–</text:span> Рэрити приподнялась на матрасе и сделала пару глотков из услужливо поднесенного Спайком стакана.</text:p>
      <text:p text:style-name="P2"><text:span text:style-name="T5">–</text:span> Я в порядке. Что-то удалось узнать? <text:span text:style-name="T5">–</text:span> обратился я к Рэрити.</text:p>
      <text:p text:style-name="P2"><text:span text:style-name="T5">–</text:span> Я всё расскажу, <text:span text:style-name="T5">–</text:span> кивнула единорожка. <text:span text:style-name="T5">–</text:span> Мне нужно собраться с мыслями и записать и упорядочить свои наблюдения. Давайте соберёмся здесь завтра вечером, и я представлю всё, что увидела.</text:p>
      <text:p text:style-name="P2"><text:span text:style-name="T5">–</text:span> Годится, <text:span text:style-name="T5">–</text:span> кивнула Твайлайт. <text:span text:style-name="T5">–</text:span> Тогда до завтрашнего вечера каждый свободен и занимается своими делами.</text:p>
      <text:p text:style-name="P2"><text:span text:style-name="T5">– </text:span>Да, Макс?</text:p>
      <text:p text:style-name="P2"><text:span text:style-name="T5">–</text:spa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text:p>
      <text:p text:style-name="P2">Твайлайт растерялась.</text:p>
      <text:p text:style-name="P2"><text:span text:style-name="T5">–</text:span> К сожалению, не могу. Мне нужно узнать всё об заклинаниии Индрэ. Я собираюсь перелопатить библиотеку Понивилля за ночь. Может, Пинки тебе поможет?</text:p>
      <text:p text:style-name="P2"><text:span text:style-name="T5">–</text:span> Я помогу-у-у-у! <text:span text:style-name="T5">–</text:span> <text:span text:style-name="T1">з</text:span>апрыгала на месте Пинки.</text:p>
      <text:p text:style-name="P2"><text:span text:style-name="T5">–</text:span> Я помогу! <text:span text:style-name="T5">–</text:span> <text:span text:style-name="T1">н</text:span>еожиданно вызвалась Рэйнбоу Дэш, до этого безучастно наблюдавшая за нами.</text:p>
      <text:p text:style-name="P2"/>
      <text:p text:style-name="P37"/>
      <text:p text:style-name="P2"/>
      <text:p text:style-name="P2"><text:span text:style-name="T5">–</text:span> Я первая предложила! <text:span text:style-name="T5">–</text:span> возмутилась Пинки.</text:p>
      <text:p text:style-name="P2"><text:span text:style-name="T5">–</text:span> Предложила не ты, а Твайлайт. <text:span text:style-name="T5">–</text:span> <text:span text:style-name="T1">п</text:span>арировала Рэйнбоу Дэш.</text:p>
      <text:p text:style-name="P2"><text:span text:style-name="T5">–</text:span> Не ссорьтесь, <text:span text:style-name="T1">кобылки</text:span>! Давайте сегодня мне показывает Понивилль Пинки, а завтра <text:span text:style-name="T1">—</text:span> ты, Рэйнбоу. <text:span text:style-name="T5">–</text:span> <text:span text:style-name="T1">п</text:span>редложил я. <text:span text:style-name="T5">–</text:span> Годится?</text:p>
      <text:p text:style-name="P2"><text:span text:style-name="T5">–</text:span> Лады. <text:span text:style-name="T5">–</text:span> проворчала пегаска. <text:span text:style-name="T5">–</text:span> Приходи завтра на девять к библиотеке. Нет, лучше на десять.</text:p>
      <text:p text:style-name="P2"><text:span text:style-name="T5">–</text:span> Хорошо, Рэйнбоу Дэш. Договорились.</text:p>
      <text:p text:style-name="P2"><text:span text:style-name="T5">–</text:span> Пошли-пошли-пошли-пошли, <text:span text:style-name="T5">–</text:span> подталкивала меня головой к выходу Пинки. <text:span text:style-name="T5">–</text:span> У нас мало времени! А я хочу столько всего показать!!! Дэш тебе в жизни столько не покажет! После меня ей и показывать тебе нечего будет! <text:span text:style-name="T1">Уж покажу — так покажу!!!</text:span></text:p>
      <text:p text:style-name="P2">Голубая пегаска фыркнула и скрылась в дневном небе.</text:p>
      <text:p text:style-name="P2"/>
      <text:h text:style-name="P116" text:outline-level="2">День с Пинки</text:h>
      <text:p text:style-name="P2"/>
      <text:p text:style-name="P2">…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 меня в узкий переулок.</text:p>
      <text:p text:style-name="P2"><text:span text:style-name="T5">–</text:spa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text:span text:style-name="T1">—</text:span> 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text:span text:style-name="T5">–</text:span> <text:span text:style-name="T1">э</text:span>нергия Пинки была неиссякаема.</text:p>
      <text:p text:style-name="P2"><text:span text:style-name="T5">–</text:span> Ффух! Дай отдышаться.</text:p>
      <text:p text:style-name="P2"><text:soft-page-break/><text:span text:style-name="T5">–</text:span> Устал? <text:span text:style-name="T5">–</text:span> <text:span text:style-name="T1">у</text:span>частливо спросила Пинки.</text:p>
      <text:p text:style-name="P2"><text:span text:style-name="T5">–</text:span> Да, немного. Знаешь ли, для того образа жизни, что я вёл раньше, три часа быстрой ходьбы без остановки <text:span text:style-name="T1">—</text:span> всё же напряжно.</text:p>
      <text:p text:style-name="P2"><text:span text:style-name="T5">–</text:span> Да? Тогда пойдём перекусим.</text:p>
      <text:p text:style-name="P2">Манерный пони-оффициант выслушал наши пожелания и удалился.</text:p>
      <text:p text:style-name="P2"><text:span text:style-name="T5">–</text:span> А какой у тебя был образ жизни?</text:p>
      <text:p text:style-name="P2"><text:span text:style-name="T5">–</text:span> В основном, <text:span text:style-name="T1">э</text:span>сидячий.</text:p>
      <text:p text:style-name="P2"><text:span text:style-name="T5">–</text:span> Ужас! То есть, у нас есть некоторые пони, работающие в мэрии с бумагами <text:span text:style-name="T1">—</text:span> так они работают день-через-два. По-другому никто не выдерживает. Твайлайт, правда, любит почитать, но это другое.</text:p>
      <text:p text:style-name="P2"><text:span text:style-name="T5">–</text:span> А у нас сидячая работа в порядке вещей.</text:p>
      <text:p text:style-name="P2"><text:span text:style-name="T5">–</text:span> Ужас-ужас! <text:span text:style-name="T5">–</text:span> Пинки прижала копыта передних ног к голове. <text:span text:style-name="T5">–</text:span> Тогда я понимаю… Я, наверное, тебя загоняла. Извини, Макс! Тогда отдыхай, увидимся завтра вечером у Твайлайт!</text:p>
      <text:p text:style-name="P2">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text:p>
      <text:p text:style-name="P2"/>
      <text:p text:style-name="P2"><text:span text:style-name="T5">&lt;</text:span><text:span text:style-name="T13">Рэйнбоу объясняет Максу, почему Пинки расплатилась за него </text:span><text:span text:style-name="T14">—</text:span><text:span text:style-name="T13"> и вспоминает, что когда-то уже объясняла нечто подобное (Леро)</text:span></text:p>
      <text:p text:style-name="P2"><text:span text:style-name="T13">У Твайлайт после видения гибели Кимеринна появились морщинки возле глаз</text:span><text:span text:style-name="T5">&gt;</text:span></text:p>
      <text:p text:style-name="P2"/>
      <text:h text:style-name="P116" text:outline-level="2">День с Рэйнбоу Дэш</text:h>
      <text:p text:style-name="P2"/>
      <text:p text:style-name="P2">Я подошёл к библиотеке без десяти десять. Вокруг никого не было и я решил зайти в библиотеку поздороваться с Твайлайт.</text:p>
      <text:p text:style-name="P2"><text:span text:style-name="T5">–</text:span> Привет! Куда это ты собрался? <text:span text:style-name="T5">–</text:span> <text:span text:style-name="T1">п</text:span>розвучало из листвы, как только я взялся за ручку двери. С ветки на землю спланировала Рэйнбоу Дэш.</text:p>
      <text:p text:style-name="P2"><text:span text:style-name="T5">–</text:span> Она ещё спит. Вчера пересидела за книгами. Не стоит её будить. <text:span text:style-name="T5">–</text:span> пегаска <text:span text:style-name="T1">к</text:span>ивнула на дверь. <text:span text:style-name="T5">–</text:span> Ну, пошли?</text:p>
      <text:p text:style-name="P2"><text:span text:style-name="T5">–</text:span> Пошли, Рэйнбоу Дэш. А куда?</text:p>
      <text:p text:style-name="P2"><text:span text:style-name="T5">–</text:span> Слушай, зови меня Дэш. А то и мне придётся звать тебя полным именем, а я этого не выношу.</text:p>
      <text:p text:style-name="P2"><text:span text:style-name="T5">–</text:span> Договорились, Дэш. Так куда мы идём?</text:p>
      <text:p text:style-name="P2"><text:span text:style-name="T5">–</text:span> К <text:span text:style-name="T5">&lt;</text:span><text:span text:style-name="T13">водопаду</text:span><text:span text:style-name="T5">&gt;</text:span>. Там здоровски красивое место.</text:p>
      <text:p text:style-name="P2"><text:span text:style-name="T5">–</text:span> А я думал, ты хочешь показать мне Понивилль.</text:p>
      <text:p text:style-name="P2"><text:span text:style-name="T5">–</text:span> Да ладно, <text:span text:style-name="T5">–</text:span> засмеялась пегаска, скосив на меня смущёную мордочку, <text:span text:style-name="T5">–</text:span> я пошутила. После Пинки мне нечего тебе показывать в Понивилле. Но есть несколько местечек за городом, которые знаю только я и в которых дух захватывает.</text:p>
      <text:p text:style-name="P2">Дэш повела меня из Понивилля вдоль железной дорог<text:span text:style-name="T1">и</text:span>.</text:p>
      <text:p text:style-name="P2">Некоторое время мы шли молча. Я любовался местностью, куда в буквальном и переносном смысле слова не ступала нога человека. То ли пони была присуща врождённая аккуратность, то ли здесь очень хорошо убирали, но ни в Кантерлоте, ни в Понивилле, ни здесь я не встречал мусора, неотступно сопровождающего человеческую цивилизацию. За всё время пребывания в Эквестрии мне ни разу не попадалась на глаза ни одна разбитая (или целая) бутылка, банка из под кофе или жевательная резинка, валяющиеся где-нибудь на обочине. Хотя всё это здесь употреблялось, как и многое другое.</text:p>
      <text:p text:style-name="P2">Так или иначе, знойные летние луга, раскинувшиеся на отлогих холмах по обе стороны <text:soft-page-break/>железнодорожной насыпи, радовали глаз. А жужжание шмелей и стрекотание кузнечиков казалось мне старинной музыкой детства, от которой я, живя в мегаполисе, давно отвык.</text:p>
      <text:p text:style-name="P2"><text:span text:style-name="T5">–</text:span> Макс, <text:span text:style-name="T5">–</text:span> нарушила молчание Дэш, <text:span text:style-name="T5">–</text:span> тебе никогда не приходило в голову, что некоторые вещи, которые ты, вроде, видишь впервые, на самом деле уже встречал когда-то? Только не помнишь, когда?</text:p>
      <text:p text:style-name="P2"><text:span text:style-name="T5">–</text:span> Дежа вю? Ты об этом?</text:p>
      <text:p text:style-name="P2"><text:span text:style-name="T5">– </text:span>Что? Какое ещё дежавю?</text:p>
      <text:p text:style-name="P2"><text:span text:style-name="T5">–</text:span> Ложные воспоминания. Ты помнишь о чём-то, чего на самом деле никогда не было.</text:p>
      <text:p text:style-name="P2"><text:span text:style-name="T5">–</text:span> Хм. Может, и дежавю… Может… А если всё же было? Но ты не помнишь когда и как?</text:p>
      <text:p text:style-name="P2"><text:span text:style-name="T5">–</text:span> Дэш, не говори загадками. Если хочешь услышать внятный ответ, задавай внятный вопрос.</text:p>
      <text:p text:style-name="P2"><text:span text:style-name="T5">–</text:span> Не готова я… задать внятный вопрос. <text:span text:style-name="T5">–</text:span> <text:span text:style-name="T1">п</text:span>робормотала пегаска. <text:span text:style-name="T5">–</text:span> Нам туда.</text:p>
      <text:p text:style-name="P2">Дэш указала на тропку, уводящую от путей в молодой берёзово-кленовый лесок.</text:p>
      <text:p text:style-name="P2"><text:span text:style-name="T5">–</text:span> Ну-у-у, так мы до вечера не дойдём. <text:span text:style-name="T5">–</text:span> <text:span text:style-name="T1">н</text:span>едовольно заметила Дэш через пару минут. <text:span text:style-name="T5">–</text:span> Пробежимся?</text:p>
      <text:p text:style-name="P2"><text:span text:style-name="T5">–</text:span> Из меня бегун тот ещё. <text:s/>Я проплыть могу больше, чем пробежать.</text:p>
      <text:p text:style-name="P2"><text:span text:style-name="T5">–</text:span> Давай попробуем. Летать-то ты всё равно не сможешь.</text:p>
      <text:p text:style-name="P2">И мы побежали. Точнее, Дэш потрусила бойкой рысью, а я старался не отставать от неё, тяжёло шаркая мокасинами.</text:p>
      <text:p text:style-name="P2">Постепенно дышать становилось всё труднее, а ноги были всё тяжелее.</text:p>
      <text:p text:style-name="P2"><text:span text:style-name="T5">–</text:span> Всё, Дэш. Я больше не могу.</text:p>
      <text:p text:style-name="P2"><text:span text:style-name="T5">–</text:span> Ты шутишь? Мы и полмили не пробежали.</text:p>
      <text:p text:style-name="P2"><text:span text:style-name="T5">–</text:span> Понимаешь, бег <text:span text:style-name="T1">—</text:span> не моя сильная сторона. Никогда не умел долго бегать.</text:p>
      <text:p text:style-name="P2"><text:span text:style-name="T5">–</text:span> Как же ты жил тогда? <text:span text:style-name="T5">–</text:span> недоумённо уставилась на меня пегаска. <text:span text:style-name="T5">– </text:span><text:span text:style-name="T1">Летать-то ты тоже не умеешь?</text:span></text:p>
      <text:p text:style-name="P2"><text:span text:style-name="T5">–</text:span> Да ладно, я уже знаю, что у вас сидячий образ жизни <text:span text:style-name="T1">—</text:span> скорее исключение, чем правило. У нас <text:span text:style-name="T1">—</text:span> наоборот.</text:p>
      <text:p text:style-name="P2"><text:span text:style-name="T5">–</text:span> Ничего себе “скорее исключение, чем правило”, <text:span text:style-name="T5">–</text:span> удивлённо повторила Дэш. <text:span text:style-name="T5">–</text:span> Да у нас это такое же исключение, как нелетающий пегас! Какое уж там “правило”! Дискорд, что же нам делать? Так мы не успеем…</text:p>
      <text:p text:style-name="P2"><text:span text:style-name="T5">–</text:span> Мы можем вернуться. А это место ты покажешь мне в другой раз. Выберемся туда в двухдневный поход.</text:p>
      <text:p text:style-name="P2"><text:span text:style-name="T5">–</text:span> Нет уж! Никаких “вернуться”. Если вернёмся, то никогда уже там не побываем. <text:span text:style-name="T5">–</text:span> <text:span text:style-name="T1">с</text:span>ерьёзно заявила Дэш. <text:span text:style-name="T5">–</text:span> Уж поверь мне. Вот что. У тебя передние лапы <text:span text:style-name="T1">—</text:span> те, которые с пальцами, <text:span text:style-name="T1">—</text:span> сильные?</text:p>
      <text:p text:style-name="P2"><text:span text:style-name="T5">&lt;</text:span><text:span text:style-name="T13">Cначала описать попытку усесться сверху. На первой попытке Макс поранился об брошь в гриве РД в виде радужной молнии</text:span><text:span text:style-name="T5">&gt;</text:span></text:p>
      <text:p text:style-name="P2"><text:span text:style-name="T5">–</text:span> Сможешь меня удержать?</text:p>
      <text:p text:style-name="P2"><text:span text:style-name="T5">–</text:span> Ты про руки, что ли? Смогу. А зачем?</text:p>
      <text:p text:style-name="P2"><text:span text:style-name="T5">–</text:span> Тогда держи меня. За задние ноги.</text:p>
      <text:p text:style-name="P2">И Дэш поднялась в воздух, зависнув на высоте примерно двух метров.</text:p>
      <text:p text:style-name="P2">Я ухватился за её ноги выше скакательных суставов. Дэш отчаянно замахала крыльями и даже оторвала меня от земли на полметра. Однако потом раздалось её надсадное “у-у-у-ф-ф-ф”, и я загремел на землю. Сверху на меня шлёпнулась Дэш.</text:p>
      <text:p text:style-name="P2"><text:span text:style-name="T5">–</text:span> У-у-у-ф-ф-ф! А ты, вообще-то, не очень тяжёлый. Я вполне могу поднять тебя. Просто ты нарушил мой баланс, когда схватил меня за задние ноги. Потому я и сорвалась в штопор. <text:span text:style-name="T5">–</text:span> <text:span text:style-name="T1">н</text:span>ачала оправдываться Дэш.</text:p>
      <text:p text:style-name="P2"><text:soft-page-break/><text:span text:style-name="T5">–</text:span> Во-первых, встань с моего лица. Мне трудно говорить и даже слышать тебя, когда мой нос упирается тебе в живот, а во рту и ушах полно твоей шерсти. Во-вторых, это не я схватил тебя за ноги, а ты сама предложила мне ухватить их. И, в-третьих, ты не сорвалась в штопор, а свалилась. Это разные вещи.</text:p>
      <text:p text:style-name="P2"><text:span text:style-name="T5">–</text:span> Ну да, не сообразила сразу насчёт баланса, <text:span text:style-name="T5">–</text:span> рассмеялась пегаска, вставая на ноги. <text:span text:style-name="T5">–</text:span> Попробуем ещё раз. Но сейчас хватайся одновременно за переднюю и заднюю ноги. И обязательно по диагонали!</text:p>
      <text:p text:style-name="P2">На этот раз всё получилось как нельзя лучше. Дэш, махая крыльями почти как стрекоза, приподняла меня на метр от земли и понесла над травой, всё убыстряя скорость.</text:p>
      <text:p text:style-name="P2">Руки у меня цепкие ещё со школьных времён, когда дома висел турник. Трава внизу очень скоро слилась в один зелёный ковёр, изредка щёлкавший меня по ногам особо высоким колоском. Деревья стремительно проносившиеся по бокам, сливались в размытые силуэты и уносились назад.</text:p>
      <text:p text:style-name="P2">Мы неслись так минут пять и у меня уже начали деревенеть кисти рук.</text:p>
      <text:p text:style-name="P2"><text:span text:style-name="T5">–</text:span> Ю-у-у-у-ху-у-у-у!!! <text:span text:style-name="T5">–</text:span> К свисту ветра в ушах добавился радостный визг пегаски, и на полной скорости она вместе со мной плюхнулась в озеро, открывшееся за деревьями после очередной смены курса.</text:p>
      <text:p text:style-name="P2"><text:span text:style-name="T5">&lt;</text:span><text:span text:style-name="T13">Дэш расплачивается за Макса в кафе. Когда тот спрашивает, почему она и Пинки платят за него, Дэш, вместо ответа, говорит:</text:span></text:p>
      <text:p text:style-name="P2"><text:span text:style-name="T15">–</text:span><text:span text:style-name="T13"> Пинки? </text:span><text:span text:style-name="T15">–</text:span><text:span text:style-name="T13"> Дэш сморщила нос. </text:span><text:span text:style-name="T15">–</text:span><text:span text:style-name="T13"> Я скажу ей, чтоб больше не </text:span><text:span text:style-name="T15">платила.</text:span><text:span text:style-name="T5">&gt;</text:span></text:p>
      <text:p text:style-name="P2"><text:span text:style-name="T5">Хотя</text:span> за то немногое время, что мы провели вместе, я понял, что ожидать от голубой пегаски предсказуемости <text:span text:style-name="T5">–</text:span> неблагодарное дело, всё же неожиданное купание чуть не застало меня врасплох. В последнюю секунду перед погружением я всё же успел набрать в легкие воздуха, затаить дыхание и разжать руки.</text:p>
      <text:p text:style-name="P2">Вода оказалась прохладной, как на пляже в финской Суоменлинне в августе. И такой же прозрачной.</text:p>
      <text:p text:style-name="P2">Плавать и нырять я всегда любил, поэтому решил, что раз уж всё равно в воде, то почему бы не устроить заплыв под водой метров на 25-ть? Если бы вода была потеплее, можно было бы проплыть и больше <text:span text:style-name="T5">—</text:span> скажем, 35 <text:span text:style-name="T5">– </text:span>40 метров (на 50 я без дыхательной подготовки давно не замахиваюсь, а о 75-ти уже даже и не вспоминаю), но в такой воде <text:span text:style-name="T5">–</text:span> только 25-ть. Одежда, правда, мешает. А ещё воротник за что-то зацепился… Оп-па!</text:p>
      <text:p text:style-name="P2">Как пишут в банковско-кредитных договорах, “обстоятельство непреодолимой силы” ухватило меня за воротник ветровки и выдернуло по пояс из воды на воздух.</text:p>
      <text:p text:style-name="P2">Дэш, отчаяно молотя мокрыми крыльями, тащила меня к берегу. Брызги летели во все стороны. Воротник в её зубах потрескивал, но держался.</text:p>
      <text:p text:style-name="P2"><text:span text:style-name="T5">–</text:span> Ф-р-р-р. Тьфу! Бр-р-р.</text:p>
      <text:p text:style-name="P2">Дэш выплюнула меня на берег и сама упала рядом.</text:p>
      <text:p text:style-name="P2"><text:span text:style-name="T5">–</text:span> Что ж? Ты? Не? Сказал? Что? <text:s/>Не? Умеешь? Плавать? <text:span text:style-name="T5">–</text:span> <text:span text:style-name="T1">в</text:span> промежутках между вздохами процедила Дэш.</text:p>
      <text:p text:style-name="P2"><text:span text:style-name="T5">–</text:span> С чего ты взяла? Я умею.</text:p>
      <text:p text:style-name="P2"><text:span text:style-name="T5">–</text:span> Ты ушёл под воду! И не выныривал! <text:span text:style-name="T5">–</text:span> <text:span text:style-name="T1">о</text:span>т возмущения пегаска даже забыла дышать.</text:p>
      <text:p text:style-name="P2"><text:span text:style-name="T5">–</text:span> Я не выныривал, потому что решил поплавать под водой. Я, вообще, это дело люблю.</text:p>
      <text:p text:style-name="P2"><text:span text:style-name="T5">–</text:span> Что??! И ты не предупредил меня?!! Знаешь, как я испугалась?!! Ни одна пони без магии столько под водой не продержится!!</text:p>
      <text:p text:style-name="P2"><text:span text:style-name="T5">–</text:span> Ну, знаешь ли, ты же не предупредила, что меня ждёт купание в озере? Поэтому я не успел предупредить тебя.</text:p>
      <text:p text:style-name="P2">Пегаска набрала воздуха в грудь, чтобы с ещё большим возмущением обрушиться на меня, но внезапно сдулась. Крылья её опустились на песок, голова поникла. На неё было жалко смотреть.</text:p>
      <text:p text:style-name="P2"><text:span text:style-name="T5">–</text:span> Да. Это я виновата. Я дура. Извини, <text:span text:style-name="T5">–</text:span> тихо пробормотала Дэш. Было видно, с каким трудом даются <text:soft-page-break/>ей эти слова.</text:p>
      <text:p text:style-name="P2">Мне стало смешно. Я уселся рядом, притянул её шею к себе и взъерошил ей мокрую чёлку.</text:p>
      <text:p text:style-name="P2"><text:span text:style-name="T5">–</text:span> Глупенькая лошадка. И вовсе ты не дура. Просто твои поступки иногда опережают твои мысли. Но мне они нравятся. Так что всё в порядке. Не бери в голову и расслабься.</text:p>
      <text:p text:style-name="P2"><text:span text:style-name="T5">&lt;</text:span><text:span text:style-name="T13">В Кантерлоте Макс присутствует на церемонии прощания с Кимеринном</text:span><text:span text:style-name="T5">&gt;</text:span></text:p>
      <text:p text:style-name="P2">Пока я это говорил, пегаска и впрямь стала расслабляться, и в конце речи уже сама, зажмурив глаза, прильнула головой к моей груди. У меня возникло странное чувство щемящей нежности и теплоты. Странное, потому что настоящих чувств я не испытывал последние восемь лет, с тех пор, как ушла Вика. А сейчас мне захотелось прижать это мокрое взъерошенное небесно-голубое создание покрепче к себе и неспеша распушивать ей гриву.</text:p>
      <text:p text:style-name="P2">Что я и сделал.</text:p>
      <text:p text:style-name="P2">Что-то мокрое и мягкое скользнуло по моей спине. Дэш расправила крылья для просушки, охватив правым меня. Не прекращая почёсывать пегаске шею у основания гривы, я бросил взгляд на озеро, в котором только что так неожиданно искупался.</text:p>
      <text:p text:style-name="P2"><text:span text:style-name="T5">–</text:span> Ух ты! <text:span text:style-name="T5">–</text:span> <text:span text:style-name="T1">о</text:span>т открывшегося вида захватило дух.</text:p>
      <text:p text:style-name="P2">Широкий ручей обрушивался небольшими водопадами с гранитного утёса в небольшое озерцо. Из озера, вначале пенящегося и бурлящего, а дальше от водопада спокойного и зеркального, выходил узкий быстрый поток кристальной прозрачности. Над водопадом облачко водяных дрызг и пара, освещённое полуденным солнцем, рождало радугу.</text:p>
      <text:p text:style-name="P2"><text:span text:style-name="T5">–</text:span> Как тут…</text:p>
      <text:p text:style-name="P2"><text:span text:style-name="T5">–</text:span> Красиво, правда? <text:span text:style-name="T5">–</text:span> Дэш отследила мой взгляд и кивнула.</text:p>
      <text:p text:style-name="P2"><text:span text:style-name="T5">–</text:span> Красиво <text:span text:style-name="T1">—</text:span> это не то <text:span text:style-name="T1">чувство</text:span>. Тут чудесно! Просто слов нет…</text:p>
      <text:p text:style-name="P2"><text:span text:style-name="T5">–</text:span> Я прилетаю сюда, когда хочется побыть одной. Здесь очень… спокойно. Знаешь, иногда есть чувства, которыми не хочется делиться даже с самыми лучшими подругами. Кажется, что весь мир тебя не понимает. Или, наоборот, что ты не понимаешь <text:s/>весь мир. В такие моменты я прилетаю сюда.</text:p>
      <text:p text:style-name="P2"><text:span text:style-name="T5">–</text:span> А сейчас? Сейчас у тебя есть такое чувство?</text:p>
      <text:p text:style-name="P2"><text:span text:style-name="T5">–</text:span> Сейчас мне хочется, чтобы ты это видел. Не знаю почему. То есть, не совсем чтобы не знаю. <text:span text:style-name="T5">–</text:span> Дэш отпрянула и посмотрела мне в глаза. <text:span text:style-name="T5">–</text:span> У меня такое чувство, что мы уже хорошо знаем друг друга. Но я никак не могу вспомнить, когда и где мы познакомились. Может, ты помнишь?</text:p>
      <text:p text:style-name="P2">Я покачал головой.</text:p>
      <text:p text:style-name="P2"><text:span text:style-name="T5">–</text:span> Это исключено, Дэш. Я никак не мог повстречаться с тобой в своём мире.</text:p>
      <text:p text:style-name="P2"><text:span text:style-name="T5">–</text:span> Да? Странно. Откуда же это чувство, будто я тебя знаю? <text:span text:style-name="T5">–</text:span> <text:span text:style-name="T1">п</text:span>робормотала пегаска. <text:span text:style-name="T5">–</text:span> Может быть… Слушай, да ты же замёрз! Весь дрожишь!</text:p>
      <text:p text:style-name="P2">Мне и вправду было холодно. Хотя ясно светило солнце, мокрая одежда и ветер, задувающий под крыло пегаски, не давали согреться.</text:p>
      <text:p text:style-name="P2"><text:span text:style-name="T5">–</text:span> Тебе надо просушить шерсть. Снимай-ка одежду! <text:span text:style-name="T5">–</text:span> <text:span text:style-name="T1">с</text:span>командовала Дэш.</text:p>
      <text:p text:style-name="P2"><text:span text:style-name="T5">–</text:span> У меня нет шерсти. Хотя ты права, одежду нужно просушить.</text:p>
      <text:p text:style-name="P2">Я прошёл в густые заросли ивняка и развесил одежду по веткам, предварительно отжав. Пару часов на солнце и ветру <text:span text:style-name="T1">—</text:span> и она из мокрой станет влажной. А к вечеру её уже вполне можно будет одеть.</text:p>
      <text:p text:style-name="P2"><text:span text:style-name="T5">–</text:span> Куда это ты спрятался? <text:span text:style-name="T5">–</text:span> <text:span text:style-name="T1">з</text:span>аросли вербы раздвинулись, пропуская пегаску.</text:p>
      <text:p text:style-name="P2"><text:span text:style-name="T5">–</text:span> Оп-па! <text:span text:style-name="T5">– </text:span><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2">Дэш удивлённо наблюдала за этой суматохой.</text:p>
      <text:p text:style-name="P2"><text:span text:style-name="T5">–</text:span> Ты чего? <text:span text:style-name="T5">–</text:span> <text:span text:style-name="T1">в</text:span> конце-концов озадаченно спросила она. <text:span text:style-name="T5">–</text:span> Что-то не так?</text:p>
      <text:p text:style-name="P2"><text:soft-page-break/><text:span text:style-name="T5">–</text:span> Не так, <text:span text:style-name="T5">–</text:span> пробормотал я. Мне, наконец, удалось стащить с куста ветровку и теперь я завязывал её вокруг талии на манер набедренной повязки.</text:p>
      <text:p text:style-name="P2"><text:span text:style-name="T5">–</text:span> А с кем не так? Со мной? С тобой? Или вообще? <text:span text:style-name="T5">–</text:span> <text:span text:style-name="T1">д</text:span>опытывалась пегаска.</text:p>
      <text:p text:style-name="P2"><text:span text:style-name="T5">–</text:span> Наверное, со мной. <text:span text:style-name="T5">–</text:span> <text:span text:style-name="T1">я</text:span> завязал рукава куртки за спиной и вышел из-за куста. <text:span text:style-name="T5">–</text:span> Видишь ли, у нас, у людей, не принято находиться без одежды в обществе других… людей.</text:p>
      <text:p text:style-name="P2"><text:span text:style-name="T5">–</text:span> Ну и?</text:p>
      <text:p text:style-name="P2"><text:span text:style-name="T5">–</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2"><text:span text:style-name="T5">–</text:span> А какой смысл в этом правиле? Какую цель оно преследует?</text:p>
      <text:p text:style-name="P2"><text:span text:style-name="T5">–</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2"><text:span text:style-name="T5">–</text:span> Я знаю, что такое социальное табу, <text:span text:style-name="T5">–</text:span> важно кивнула Дэш. <text:span text:style-name="T5">–</text:span> У нас они тоже есть. Например, не принято спариваться или оправляться в присутствии других. Этим мы отличаемся от неразумных животных.</text:p>
      <text:p text:style-name="P2"><text:span text:style-name="T5">–</text:span> Вот видишь, ты меня правильно поняла. Описанные тобой табу у нас, кстати, тоже есть.</text:p>
      <text:p text:style-name="P2"><text:span text:style-name="T5">–</text:span> Но, с другой стороны, <text:span text:style-name="T5">–</text:span> продолжала пегаска, подходя ко мне поближе, <text:span text:style-name="T5">–</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5">–</text:span> Дэш подошла вплотную, <text:span text:style-name="T5">–</text:span> Эквестрия вовсе не твой мир. А будешь ходить в мокрой одежде <text:span text:style-name="T1">—</text:span> простудишься!</text:p>
      <text:p text:style-name="P2">С этими словами она просунула шею мне за спину и дёрнула зубами за узел из рукавов куртки. Узел ослаб.</text:p>
      <text:p text:style-name="P2"><text:span text:style-name="T5">–</text:span> Дэш!.. Блин! <text:span text:style-name="T5">–</text:span> Я попытался удержать куртку руками, но пегаска, не выпуская рукав из зубов, резко мотнула головой. </text:p>
      <text:p text:style-name="P2">От рывка я сел на песок, выпустив куртку. Дэш закинула её повыше на куст и повернулась ко мне.</text:p>
      <text:p text:style-name="P2"/>
      <text:p text:style-name="P2"><text:span text:style-name="T5">&lt;</text:span><text:span text:style-name="T13">Аликорны </text:span><text:span text:style-name="T15">—</text:span><text:span text:style-name="T13"> элементали. Они воплощают в себе какую-либо сторону чаяний и настроений сообщества пони. Анакорн </text:span><text:span text:style-name="T15">—</text:span><text:span text:style-name="T13"> супераликорн, элементаль всего мира</text:span><text:span text:style-name="T5">&gt;</text:span></text:p>
      <text:p text:style-name="P20"/>
      <text:p text:style-name="P2"><text:span text:style-name="T5">– </text:span>Ты так смешно выглядишь, когда пытаешься спрятаться. <text:span text:style-name="T5">–</text:span> <text:span text:style-name="T1">п</text:span>егаска, немного наклонив голову, наблюдала за моими попытками скрестить ноги и обнять колени руками. <text:span text:style-name="T5">–</text:span> Ты выглядишь как Флаттершай, когда её попросили спеть на празднике <text:span text:style-name="T5">&lt;</text:span><text:span text:style-name="T15">zxcbzxcvb</text:span><text:span text:style-name="T5">&gt;</text:span>.</text:p>
      <text:p text:style-name="P2">Я не ответил.</text:p>
      <text:p text:style-name="P2">Пегаска подошла поближе и села, прижавшись тёплым боком ко мне.</text:p>
      <text:p text:style-name="P2"><text:span text:style-name="T5">–</text:span> Ты молчишь. Я опять рассердила тебя, да? У меня постоянно с этим проблемы. <text:span text:style-name="T5">–</text:span> Дэш напряжённо смотрела в одну точку прямо перед собой. Её шерсть не могла скрыть мелко дрожи. <text:span text:style-name="T5">–</text:span> Подруги давно привыкли, но со всеми остальными <text:span text:style-name="T1">—</text:span> полный завал. Не удержусь и ляпну что-нибудь такое, что все пони разбегаются. В Клаудсдейле мне пару раз приходилось драться из-за своего языка.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2">Пегаска участливо попыталась просунуть нос мне под руку, пытаясь оторвать моё лицо от колен.</text:p>
      <text:p text:style-name="P2"><text:span text:style-name="T5">–</text:span> А-ХА-ХА-ХА-ХА!!! <text:span text:style-name="T5">–</text:span> я таки разогнулся, не в силах больше сдерживаться. Дэш обалдело уставилась на меня, челюсть у неё отвалилась.</text:p>
      <text:p text:style-name="P2">Я в ответ облапил её и уткнулся носом ей в шею, заодно вытерев об неё слёзы смеха.</text:p>
      <text:p text:style-name="P2"><text:span text:style-name="T5">–</text:span> У тебя оригинальный способ исповедаться, Дэш, <text:span text:style-name="T5">–</text:span> наконец закашлялся я. <text:span text:style-name="T5">–</text:span> Затащить в укромное <text:soft-page-break/>местечко, попытаться утопить, а под конец сорвать штаны и… <text:span text:style-name="T5">–</text:span> тут Дэш сама прыснула от смеха.</text:p>
      <text:p text:style-name="P2">Вдоволь отсмеявшись, Дэш ткнула меня носом в грудь и спросила:</text:p>
      <text:p text:style-name="P2"><text:span text:style-name="T5">–</text:span> И?</text:p>
      <text:p text:style-name="P2"><text:span text:style-name="T5">–</text:span> Что “и”?</text:p>
      <text:p text:style-name="P2"><text:span text:style-name="T5">–</text:span> Ты сказал: “ А под конец сорвать штаны и…” <text:span text:style-name="T5">–</text:span> вот я и хочу знать, что “и”?</text:p>
      <text:p text:style-name="P2">Я смутился.</text:p>
      <text:p text:style-name="P2"><text:span text:style-name="T5">–</text:span> Да ничего… Не бери в голову.</text:p>
      <text:p text:style-name="P2"><text:span text:style-name="T5">–</text:span> А я хочу брать! Какой ты всё-таки… <text:span text:style-name="T5">–</text:span> Дэш встала, потянувшись сначала передней половиной, потом задней.</text:p>
      <text:p text:style-name="P2"><text:span text:style-name="T5">–</text:span> Какой?</text:p>
      <text:p text:style-name="P2"><text:span text:style-name="T5">–</text:span> Скучный <text:span text:style-name="T1">—</text:span> вот какой! <text:span text:style-name="T5">–</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плечам, а задние вплотную к тазу.</text:p>
      <text:p text:style-name="P2"><text:span text:style-name="T5">–</text:span> Короче, решай. <text:span text:style-name="T5">–</text:span> <text:span text:style-name="T1">е</text:span>ё нос почти касался моего. <text:span text:style-name="T5">–</text:span> Или я тебя отношу сейчас обратно в Понивилль и мы обо всём забываем, или ты… мы… в общем, ты понял? Или мне сказать по слогам?</text:p>
      <text:p text:style-name="P2">Я глядел на пегаску и не мог поверить, что она мне предлагает…</text:p>
      <text:p text:style-name="P2"><text:span text:style-name="T5">–</text:span> Дэш, ты..?</text:p>
      <text:p text:style-name="P2"><text:span text:style-name="T5">–</text:span> Да, Дискорд тебя забери! Я предлагаю тебе ЗА-НЯТЬ-СЯ СЕК-СОМ со мной! <text:span text:style-name="T5">–</text:span> <text:span text:style-name="T1">п</text:span>очти зло отчеканила пегаска. <text:span text:style-name="T5">–</text:span> Я хочу, чтоб ты покрыл меня!</text:p>
      <text:p text:style-name="P2">Я просто смотрел на неё и молчал. В голове было пусто.</text:p>
      <text:p text:style-name="P2">Дэш фыркнула мне в лицо, подняла голову и отвернулась. Я понял <text:span text:style-name="T1">—</text:span> ещё мгновение <text:span text:style-name="T1">—</text:span> и она уйдёт. И за это мгновение я принял решение.</text:p>
      <text:p text:style-name="P2">К чёрту всё!</text:p>
      <text:p text:style-name="P2"><text:span text:style-name="T5">–</text:span> Дэш!</text:p>
      <text:p text:style-name="P2"><text:span text:style-name="T5">–</text:span> Да? <text:span text:style-name="T5">–</text:span> как-то тихо и печально отозвалась пегаска, снова наклонившись ко мне.</text:p>
      <text:p text:style-name="P2">Я привстал на локте, притянул её голову к себе и поцеловал.</text:p>
      <text:p text:style-name="P2">Медленно, как в замедленной съёмке, сгибая ноги, Дэш опустилась на меня, издав протяжный вздох и расслабив крылья.</text:p>
      <text:p text:style-name="P2"><text:span text:style-name="T5">–</text:span> Ты извини, я туплю. Не потому, что ты мне не нравишься. Просто для меня это необычно <text:span text:style-name="T1">—</text:span> ты же пони, а не человеческая девушка. Признаюсь, я не ожидал услышать такое предложение от тебя.</text:p>
      <text:p text:style-name="P2"><text:span text:style-name="T5">–</text:span> Для пони это не так уж необычно. Видишь ли, для того, чтобы выжить, пони часто заключали союзы с соседними агрессивными племенами. Эти союзы скреплялись браками. И эти соседские племена далеко не всегда были племенами пони.</text:p>
      <text:p text:style-name="P2"><text:span text:style-name="T5">–</text:span> Ничего себе!</text:p>
      <text:p text:style-name="P2"><text:span text:style-name="T5">–</text:span> А ты как думал, откуда взялись пони-пегасы и пони-единороги?</text:p>
      <text:p text:style-name="P2"><text:span text:style-name="T5">–</text:span> Я думал, они всегда были.</text:p>
      <text:p text:style-name="P2"><text:span text:style-name="T5">–</text:span> Не всегда. Пегасы произошли от земных пони и грифонов. Пони-единороги <text:span text:style-name="T5">–</text:span> от земных пони и диких единорогов.</text:p>
      <text:p text:style-name="P2"><text:span text:style-name="T5">–</text:span> А что это за дикие единороги?</text:p>
      <text:p text:style-name="P2"><text:span text:style-name="T5">–</text:span> Сейчас они почти не встречаются. У них хвосты как у льва <text:span text:style-name="T1">—</text:span> с кисточкой на конце. И раздвоенные копыта.</text:p>
      <text:p text:style-name="P2"><text:span text:style-name="T5">–</text:span> А аликорны от кого произошли? От пегасов и единорогов?</text:p>
      <text:p text:style-name="P2"><text:soft-page-break/><text:span text:style-name="T5">–</text:span> Нет, <text:span text:style-name="T5">–</text:span> отрицательно покачала головой Дэш. <text:span text:style-name="T5">–</text:span> Никто не знает, как появились аликорны. Одно я знаю точно: если единорог спарится с пегасом, аликорна не получится.</text:p>
      <text:p text:style-name="P2"><text:span text:style-name="T5">–</text:span> Что ж, спасибо, что просветила. Однако…</text:p>
      <text:p text:style-name="P2"><text:span text:style-name="T5">–</text:span> Что?</text:p>
      <text:p text:style-name="P2"><text:span text:style-name="T5">–</text:span> Ты лежишь на мне.</text:p>
      <text:p text:style-name="P2"><text:span text:style-name="T5">–</text:span> Ну да, лежу, <text:span text:style-name="T5">–</text:span> Дэш ехидно улыбнулась и заёрзала животом. <text:span text:style-name="T5">–</text:span> А что?</text:p>
      <text:p text:style-name="P2"><text:span text:style-name="T5">–</text:span> А то, что в таком положении я до тебя не достану! У тебя слишком высоко расположена... ммм… анатомия.</text:p>
      <text:p text:style-name="P2"><text:span text:style-name="T5">–</text:span> Потерпи чуть-чуть, <text:span text:style-name="T5">–</text:span> пегаска хихикнула и снова заёрзала животом, прижав его ко мне. <text:span text:style-name="T5">–</text:span> Мне прикольно тебя ощущать своим вымечком.</text:p>
      <text:p text:style-name="P2">Пока она ёрзала, я начал ощущать напряжение в низу живота. 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2"><text:span text:style-name="T5">–</text:span> Дэш, <text:span text:style-name="T5">–</text:span> прошептал я, <text:span text:style-name="T5">–</text:span> я перестаю себя контролировать. Ещё немного <text:span text:style-name="T1">—</text:span> и кончу. Тебе же ничего не останется.</text:p>
      <text:p text:style-name="P2">Пегаска замерла и прикоснулась своим носом к моему.</text:p>
      <text:p text:style-name="P2"><text:span text:style-name="T5">–</text:span> Я чувствую тебя, <text:span text:style-name="T5">–</text:span> промурлыкала Дэш. <text:span text:style-name="T5">–</text:span> Видишь, это совсем не страшно, что я кобыла не твоего вида.</text:p>
      <text:p text:style-name="P2">Я начал почёсывать её шею у основания гривы. Её грива щекотала мне грудь и я перебросил её на другую сторону.</text:p>
      <text:p text:style-name="P2"><text:span text:style-name="T5">–</text:span> Не страшно. Но чертовски необычно.</text:p>
      <text:p text:style-name="P2">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2"><text:span text:style-name="T5">–</text:span> Никак не могу понять, как вы, пони-пегасы, держитесь в воздухе с помощью таких относительно небольших крыльев? А ты, вдобавок, ещё и тащила меня.</text:p>
      <text:p text:style-name="P2"><text:span text:style-name="T5">–</text:span> Эт-то магия-а-а-а. <text:span text:style-name="T5">–</text:span> <text:span text:style-name="T1">т</text:span>яжело дышала пегаска. <text:span text:style-name="T5">–</text:span> Фактическая поверхность крыльев с помощью магии увеличивается в несколько раз. И... м-м-м… силы отталкивания хватает на то, чтобы… уффф... <text:span text:style-name="T5">–</text:span> мой палец, почесав желобок между махательными мышцами крыльев,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5">–</text:span> Чтобы поднять в воздух вес своего тела и ещё примерно такой же… <text:span text:style-name="T5">–</text:span> прошептала пегаска и закрыла глаза, уткнувшись носом мне в предплечье. Дыхание у неё стало прерывистым.</text:p>
      <text:p text:style-name="P2"><text:span text:style-name="T5">–</text:span> А как вы удерживаетесь на облаках? Ведь вы при этом не машете крыльями? <text:span text:style-name="T5">–</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2"><text:span text:style-name="T5">–</text:span> Макс, не издевайся, <text:span text:style-name="T5">–</text:span> пегаска нервно хихикнула и вдруг стала нежно, кончиками губ, жевать мочку моего уха. <text:span text:style-name="T5">–</text:span> Я не-мо-гу думать в та-ком… ммм… состоянии.</text:p>
      <text:p text:style-name="P2"><text:span text:style-name="T5">–</text:span> Дэш, <text:span text:style-name="T5">–</text:span> рассмеялся я, <text:span text:style-name="T5">–</text:span> отпусти ухо!</text:p>
      <text:p text:style-name="P2"><text:span text:style-name="T5">–</text:span> Отпускаю, <text:span text:style-name="T5">–</text:span> шепнула пегаска мне в ухо. <text:span text:style-name="T5">–</text:span> А ты вытаскивай из меня палец и займись делом.</text:p>
      <text:p text:style-name="P2">С этими словами пегаска встала.</text:p>
      <text:p text:style-name="P10">***</text:p>
      <text:p text:style-name="P2">Последние полчаса мы просто лежали на пляже и нежились под вечерним солнцем, когда Дэш вскочила на ноги.</text:p>
      <text:p text:style-name="P2"><text:span text:style-name="T5">–</text:span> Мы опаздываем! Рэрити назначила на восемь часов вечера у Твайлайт!</text:p>
      <text:p text:style-name="P2"><text:soft-page-break/><text:span text:style-name="T5">&lt;</text:span><text:span text:style-name="T13">Р/Д отправляется в сон до Рэрити и там вспоминает Леро/Листа.</text:span><text:span text:style-name="T5">&gt;</text:span></text:p>
      <text:p text:style-name="P2">Пока я одевался, пегаска в нетерпении рыла копытом землю.</text:p>
      <text:p text:style-name="P2"><text:span text:style-name="T5">–</text:span> Оделся? Хватайся! <text:span text:style-name="T5">–</text:span> Дэш подпрыгнула и зависла у меня над головой, давая схватиться за ноги.</text:p>
      <text:p text:style-name="P2">И мы понеслись…</text:p>
      <text:p text:style-name="P2"/>
      <text:h text:style-name="P116" text:outline-level="2">Сон Рэрити</text:h>
      <text:p text:style-name="P2"/>
      <text:p text:style-name="P2">… в огромном пустом пространстве, а меня окружают звёзды, <text:span text:style-name="T1">–</text:span> рассказывала Рэрити, когда мы с пегаской вломились в библиотеку.</text:p>
      <text:p text:style-name="P2"><text:span text:style-name="T1">–</text:span> Привет Макс, - кивнула она мне.</text:p>
      <text:p text:style-name="P2">Рэрити перевела взгляд с меня на взъерошенную пегаску и недоверчиво сморщила носик.</text:p>
      <text:p text:style-name="P2"><text:span text:style-name="T1">–</text:span> Боже, какие страсти! - прошептала она.</text:p>
      <text:p text:style-name="P2">Твайлайт кивнула нам, приглашая к столу. Рядом сидела Пинки и ещё две незнакомых мне прежде пони <text:span text:style-name="T1">—</text:span> Эпплджек и Флаттершай. Крепенькая оранжевая земнопони кивнула в ответ на приветствие и чётко произнесла своё имя. А пегаска засмущалась, спрятала мордочку за Твайлайт, которой и пришлось отрекомендовать её мне.</text:p>
      <text:p text:style-name="P2"><text:span text:style-name="T1">–</text:span> Ну так вот, <text:span text:style-name="T1">–</text:span> продолжила Рэрити, <text:span text:style-name="T1">–</text:span> в этом космосе вдруг появилась звёздочка...</text:p>
      <text:p text:style-name="P2"/>
      <text:p text:style-name="P2"><text:span text:style-name="T5">&lt;</text:span><text:span text:style-name="T13">Вкратце суть сна Рэрити.</text:span></text:p>
      <text:p text:style-name="P2"><text:span text:style-name="T13">Она проснулась в мире Терры веб-дизайнером. И мир Эквестрии ей только снился </text:span><text:span text:style-name="T15">—</text:span><text:span text:style-name="T13"> и быстро начал забываться. Т.е. мир Эквестрии - всего лишь сон терранского парня (девушки?)</text:span></text:p>
      <text:p text:style-name="P2"><text:span text:style-name="T13">к экрану - очередь из пони (пони пропадают из Эквестрии). В очереди близко к экрану </text:span><text:span text:style-name="T15">—</text:span><text:span text:style-name="T13"> Селестия. Рэрити </text:span><text:span text:style-name="T15">—</text:span><text:span text:style-name="T13"> без очереди (у неё </text:span><text:span text:style-name="T15">—</text:span><text:span text:style-name="T13"> билет-пропуск от Индрэ).</text:span></text:p>
      <text:p text:style-name="P2"><text:span text:style-name="T13">Рэрити проснулась парнем, т.к. в Эквестрии </text:span><text:span text:style-name="T15">—</text:span><text:span text:style-name="T13"> матриархат, роль терранских мужчин там несут кобылы.</text:span></text:p>
      <text:p text:style-name="P2"><text:span text:style-name="T13">В конце-концов Макс проснётся на Земле, всё это ему приснится и он быстро забудет этот сон. По стопам этого сна он напишет книгу</text:span><text:span text:style-name="T5">&gt;</text:span></text:p>
      <text:p text:style-name="P2"/>
      <text:p text:style-name="P10">***</text:p>
      <text:p text:style-name="P2">Рэрити летела сквозь мглу, усеянную мерцающими искорками, к той единственной, к которой её тянуло с неодолимой силой и которая приковывала всё её внимание.</text:p>
      <text:p text:style-name="P2">Искорка росла и росла, превращаясь в светящуюся сферу, заполняющую всё поле зрения. По мере приближения к сфере стало заметно, что она состоит из мириадов светящихся точек. Точки были ссвязаны между собой биллионами светящихся пульсирующих нитей.</text:p>
      <text:p text:style-name="P2">Приблизившись к сфере, Рэрити, наконец, рассмотрела, что светлячки <text:span text:style-name="T5">—</text:span> это светящиеся силуэты пони. От пони к пони тянулись пульсирующие нити, связывая их воедино.</text:p>
      <text:p text:style-name="P2">“Как интересно” - подумала единорожка. “Немного похоже на светлячков в огромной паутине. Что это может быть?”</text:p>
      <text:p text:style-name="P2">Рэрити чувствовала, что её место там, в паутине. Но таже сила, что влекла её к сфере из светлячков, повлекла её в обход сферы. Огибая её, Рэрити заметила цепочку светлячков, исходящую из сферы и уходящую вдаль.</text:p>
      <text:p text:style-name="P2">Пони неторопливо и как бы отстранённо трусили во тьме, приближаясь к большому экрану. Вот ближайшая к экрану пони трогала копытом экран и оборачивалась к остальным в нерешительности. В <text:soft-page-break/>глазах её отображалась длинная цепочка пони, ожидавших своей очереди. <text:s/>Экран покрылся рябью и проступило изображение за экраном.</text:p>
      <text:p text:style-name="P2">Наконец она собралась с духом и прыгнула в матовую гладь.</text:p>
      <text:p text:style-name="P2">Экран, проглотив пони, начал разглаживаться. По ту сторону экрана, там, куда прыгнула пони, было видно убранство типичной студенческой общаги. Перед компьютером, уперевшись лбом в стол, спал юноша.</text:p>
      <text:p text:style-name="P2">Внезапно он открыл глаза и посмотрел на экран. В глазах его отражалась цепочка пони, как у прыгнувшей за миг до того в экран пони.</text:p>
      <text:p text:style-name="P2">Рябь экрана разглаживалась, он постепенно становился непрозрачно-матовым. Так же угасало отражение светящейся цепочки в глазах у юноши.</text:p>
      <text:p text:style-name="P2"/>
      <text:p text:style-name="P2"><text:span text:style-name="T5">&lt;</text:span><text:span text:style-name="T13">Влад рассказывает Максу о своём сне </text:span><text:span text:style-name="T15">—</text:span><text:span text:style-name="T13"> как он был поняхой, а потом проснулся в мире Терры</text:span><text:span text:style-name="T5">&gt;</text:span></text:p>
      <text:p text:style-name="P20"/>
      <text:p text:style-name="P2"><text:span text:style-name="T5">– </text:span>... я слишком приблизилась к экрану и меня стало тянуть к нему. Пони, ждущий своей очереди, еле увернулся от меня <text:span text:style-name="T5">—</text:span> так быстро я неслась к экрану, <text:span text:style-name="T5">–</text:span> возбуждённо говорила Рэрити, <text:span text:style-name="T5">–</text:span> но тут… <text:span text:style-name="T5">–</text:span> она запнулась.</text:p>
      <text:p text:style-name="P2"><text:span text:style-name="T5">–</text:span> Да? Что “тут”? <text:span text:style-name="T5">–</text:span> Твайлайт была вся внимание.</text:p>
      <text:p text:style-name="P2"><text:span text:style-name="T5">–</text:span> Тут я проснулась.</text:p>
      <text:p text:style-name="P2"><text:span text:style-name="T5">–</text:span> О, понятно. Я была вынуждена прервать ваше сновидение, так как Макс очень плохо выглядел. <text:span text:style-name="T5">–</text:span> <text:span text:style-name="T1">о</text:span>бъяснила Твайлайт. <text:span text:style-name="T5">–</text:span> В твоих манекенах в бутике больше жизни, чем тогда было в нём <text:span text:style-name="T5">–</text:span> она указала копытом на меня. <text:span text:style-name="T5">–</text:span> Но даже то, что ты успела увидеть, очень интересно. Сфера из светящихся пони <text:span text:style-name="T5">–</text:span> это, конечно же, Эгрегор Эквестрии. Место, откуда берутся и куда уходят все пони</text:p>
      <text:p text:style-name="P2">(<text:span text:style-name="T5">&lt;</text:span><text:span text:style-name="T13">согласовать с тем, что говорил Анакорн о Р/Д</text:span><text:span text:style-name="T5">&gt;</text:span>). </text:p>
      <text:p text:style-name="P2">Об этом Эгрегоре пишется в книге <text:span text:style-name="T5">&lt;</text:span><text:span text:style-name="T13">Изменчивой Магии</text:span><text:span text:style-name="T5">&gt;</text:span>. То, что Рэрити удалось его увидеть <text:span text:style-name="T5">—</text:span> невероятно! До неё это удалось всего лишь четырём величайшим магам Эквестрии. Теперь я понимаю силу заклинания Двойного Сна!</text:p>
      <text:p text:style-name="P2"><text:span text:style-name="T1">Т</text:span>вайлайт в возбуждении ходила кругами по читальному залу.</text:p>
      <text:p text:style-name="P2"><text:span text:style-name="T5">–</text:span> Та цепочка пони, уходящих в экран… Рэрити, опиши, пожалуйста, что ты видела за экраном? Как можно более детально.</text:p>
      <text:p text:style-name="P2">Единорожка наморщила лоб, вспоминая.</text:p>
      <text:p text:style-name="P2"><text:span text:style-name="T5">–</text:span> Там была комната. В углу стоял стол, на котором стояла стеклянная светящаяся доска. И за столом, положив на него голову, спал человек. Когда пони прыгнул в экран и исчез, тот человек открыл глаза.</text:p>
      <text:p text:style-name="P20"/>
      <text:p text:style-name="P2"><text:span text:style-name="T5">&lt;</text:span><text:span text:style-name="T13">обоснование сна для Р/Д. РД видит несколько вариантов историй с Mane6 </text:span><text:span text:style-name="T15">—</text:span><text:span text:style-name="T13"> и с собой + Леро </text:span><text:span text:style-name="T15">—</text:span><text:span text:style-name="T13"> намёк на несовместимые фанфики</text:span></text:p>
      <text:p text:style-name="P2"><text:span text:style-name="T13">Пинки видит кошмар (кексики) и сходит с ума. И ещё она видит как Селестия стала Матрицей (подпрограммой Нексуса)</text:span><text:span text:style-name="T5">&gt;</text:span></text:p>
      <text:p text:style-name="P2"/>
      <text:p text:style-name="P2"><text:span text:style-name="T5">–</text:span> Хммм… <text:span text:style-name="T5">–</text:span> Твайлайт в задумчивости остановилась перед одной из полок. <text:span text:style-name="T5">–</text:span> Переселение душ? Очевидно, что пони, прыгнувший в экран и проснувшийся человек взаимосвязаны… Пока не могу определить характер связи. Ну ладно, посижу ночью над книгами.</text:p>
      <text:p text:style-name="P2"><text:span text:style-name="T5">–</text:span> И самое главное… <text:span text:style-name="T5">–</text:span> Рэрити задумчиво потерла висок. <text:span text:style-name="T5">–</text:span> В той очереди, совсем близко к экрану стояла она…</text:p>
      <text:p text:style-name="P2"><text:span text:style-name="T5">–</text:span> Кто <text:span text:style-name="T5">—</text:span> она? <text:span text:style-name="T5">–</text:span> повернулась Твайлайт.</text:p>
      <text:p text:style-name="P2"><text:soft-page-break/><text:span text:style-name="T5">–</text:span> Её Высочество, принцесса Селестия...</text:p>
      <text:p text:style-name="P2"/>
      <text:p text:style-name="P2"><text:span text:style-name="T5">&lt;</text:span><text:span text:style-name="T13">Подходя к замку Принцесс, Дэш рассказывает Максу обо сне, который она утаила - с Леро.</text:span><text:span text:style-name="T5">&gt;</text:span> </text:p>
      <text:p text:style-name="P2"/>
      <text:p text:style-name="P2"><text:span text:style-name="T5">&lt;</text:span><text:span text:style-name="T13">Кто следующий готов рассказывать?</text:span></text:p>
      <text:p text:style-name="P34">Пинки дёрнулась на месте, но промолчала.</text:p>
      <text:p text:style-name="P2"><text:span text:style-name="T15">–</text:span><text:span text:style-name="T13"> Я расскажу, - шагнула вперёд радужная пегаска. </text:span><text:span text:style-name="T15">–</text:span><text:span text:style-name="T13"> Хотя вряд ли ты узнаешь что-то полезное. Там галиматья какая-то…</text:span><text:span text:style-name="T5">&gt;</text:span></text:p>
      <text:p text:style-name="P2"/>
      <text:p text:style-name="P2"><text:span text:style-name="T5">&lt;</text:span><text:span text:style-name="T13">Сон РД:</text:span></text:p>
      <text:p text:style-name="P34">...Неприятный зудящий звук, включается картинка. /сюжет из праздника падающих листьев (РД наблюдает саму себя) <text:span text:style-name="T5">–</text:span> original story <text:span text:style-name="T5">–</text:span> переходит в Fallout Equestria. Fallout переходит в “Последний Фанфик”, после чего все картинки сливаются в размытое изображение сферы из светящихся точек <text:span text:style-name="T5">—</text:span> Эгрегора Эквестрии. Сфера рябит и дрожит, её изображение двоится, троится и множится.</text:p>
      <text:p text:style-name="P34">После рассказа РД рассказывает Пинки. При расказе становится ясно её безумие <text:span text:style-name="T5">—</text:span> она становится Пинкаминой из-за её сна <text:span text:style-name="T5">—</text:span> “Кексиков”. Также она видит во сне центр Эгрегора Эквестрии <text:span text:style-name="T5">—</text:span> Селестию. И она видит, как Селестия превращается в набор цифр и уходит в экран <text:span text:style-name="T5">—</text:span> в мир Терры.</text:p>
      <text:p text:style-name="P34">После чего происходит исчезновение Селестии. Макс + Шестёрка (без Пинки и Рэрити <text:span text:style-name="T5">—</text:span> осталась ухаживать за Пинки) отправляются с Дискордом и Луной в замок Принцесс. При проникновении туда, РД погибает. Твайлайт, Дискорд и Луна открывают корридор в Терру. Макс, Эпплджек, Флаттершай и Дискорд успевают пройти туда. Твайлайт не успевает.</text:p>
      <text:p text:style-name="P2"><text:span text:style-name="T13">В мире Терры они ищут Селестию. В конце-концов Макс находит её в кибермозге </text:span><text:span text:style-name="T15">—</text:span><text:span text:style-name="T13"> в подпрограмме “Селестия”, сделанной Владом (Celestum … ссылка на фанфик). Макс выключает эту программу и через месяц открывается корридор в Эквестрию, по которому они все возвращаются. Кроме Макса. Он шагает вслед за всеми, но из-за того, что колебался, не успевает пройти и в Эквестрию не попадает. Встреча <text:s/>в астрале с Анакорном </text:span><text:span text:style-name="T15">—</text:span><text:span text:style-name="T13"> Эгрегором Эквестрии. После чего пееренос на Землю на 10 лет назад. Начало написания “Последнего фанфика”.</text:span><text:span text:style-name="T5">&gt;</text:span></text:p>
      <text:p text:style-name="P20"/>
      <text:p text:style-name="P2"><text:span text:style-name="T5">–</text:span> Ну ладно, посижу ночью над книгами. Кто следующий? <text:span text:style-name="T5">– </text:span>Твайлайт посмотрела на Пинки, но та только тёрла копытом висок и морщила лоб, словно пытаясь что-то вспомнить.</text:p>
      <text:p text:style-name="P2"><text:span text:style-name="T5">–</text:span> Я расскажу, - шагнула вперёд радужная пегаска. <text:span text:style-name="T5">–</text:span> Хотя вряд ли ты узнаешь что-то полезное. Там дискордовщина какая-то…</text:p>
      <text:p text:style-name="P2"/>
      <text:h text:style-name="P116" text:outline-level="2">Первый сон РД. Рекурсия</text:h>
      <text:p text:style-name="P2"/>
      <text:p text:style-name="P2">Рэйнбоу Дэш проснулась от настойчивого лучика, прорвавшегося сквозь облачные занавески и заглядывавшего ей прямо под чёлку.</text:p>
      <text:p text:style-name="P2"><text:span text:style-name="T5">–</text:span> У-у-у <text:span text:style-name="T5">–</text:span> промычала пегаска и попыталась спрятаться от него под одеялом. Но тут зазвонил будильник и остатки сна улетучились.</text:p>
      <text:p text:style-name="P2">С размаху заставив проклятую машинку замолчать, Дэш принялась вспоминать, по какому поводу она выставила будильник вчера.</text:p>
      <text:p text:style-name="P2">Ах, да! Твайлайт прислала её через Дёрпи весточку с просьбой наведаться сегодня к девяти утра. Помнится, у неё должен был быть гость из Кантерлота, с которым она хотела познакомить своих подруг…</text:p>
      <text:p text:style-name="P2"><text:soft-page-break/>В библиотеке Твайлайт уже беседовала с Рэрити и Пинки, одновременно перелистывая толстый фолиант.</text:p>
      <text:p text:style-name="P2"><text:span text:style-name="T5">–</text:span> Странно, я думала, буду последней. Ведь я опоздала на двадцать минут, а Флатти и Эй-Джей не любят опаздывать.<text:span text:style-name="T5">&lt;</text:span><text:span text:style-name="T14">Привести эти же фразы в оригинале</text:span><text:span text:style-name="T5">&gt;</text:span></text:p>
      <text:p text:style-name="P2"><text:span text:style-name="T5">–</text:span> Он<text:span text:style-name="T1">и</text:span> не придут. <text:span text:style-name="T5">–</text:span> Твайлайт закрыла фолиант и аккуратно вернула его на полку. <text:span text:style-name="T5">–</text:span> У Флаттершай приболел Ангел, она сейчас приглядывает за ним. А Эпплджек просто не успеет. Если учесть, что Дёрпи вернулась от неё всего полчаса назад, то прибудет она, в лучшем случае, к полудню.</text:p>
      <text:p text:style-name="P2">В этот момент дверь в библиотеку открылась и в проёме показался Он.</text:p>
      <text:p text:style-name="P2"/>
      <text:p text:style-name="P2"><text:span text:style-name="T5">&lt;</text:span><text:span text:style-name="T13">… В открывшемся шкафчике я увидел ряд вычурных бутылок и пузатых графинчиков. Их содержимое не вызывало у меня никаких сомнений.</text:span></text:p>
      <text:p text:style-name="P34"><text:span text:style-name="T5">–</text:span> Иногда хочется забыться, <text:span text:style-name="T5">–</text:span> перехватила мой взгляд Селестия, <text:span text:style-name="T5">–</text:span> а от сидра “улетаешь” не так далеко. И выпить его нужно намного больше, чем вина. После <text:s/>этого возникают определённые… хм… неудобства.</text:p>
      <text:p text:style-name="P34"><text:span text:style-name="T5">–</text:span> А водку у вас принято пить?</text:p>
      <text:p text:style-name="P2"><text:span text:style-name="T15">–</text:span><text:span text:style-name="T13"> Некоторые употребляют. Но правительница Эквестрии, пьющая водку </text:span><text:span text:style-name="T14">—</text:span><text:span text:style-name="T13"> это уже черезчур. </text:span><text:span text:style-name="T15">–</text:span><text:span text:style-name="T13"> Засмеялась Селестия. </text:span><text:span text:style-name="T15">–</text:span><text:span text:style-name="T13"> Не то, чтобы я не смогла справиться с последствиями опьянения, но поползут слухи, кривотолки… Со сплетнями не смогу справиться даже я.</text:span><text:span text:style-name="T5">&gt;</text:span></text:p>
      <text:p text:style-name="P2"/>
      <text:p text:style-name="P2">При виде его у Дэш что-то шевельнулось внутри. Какое-то странное чувство... Как будто она его раньше видела. Как будто она раньше хорошо его знала. Но это невозможно, до этого она встречала людей только на страницах детских книг-раскрашек. Да иногда вскользь упоминали подруги, читавшие романтические средневековые фантазии. И, тем-не-менее, Дэш была уверена, что этого человека она встречает не впервые. Именно этого, а не Человека вообще.</text:p>
      <text:p text:style-name="P2"><text:span text:style-name="T5">–</text:span> Знакомься, Макс, <text:span text:style-name="T5">–</text:span> начала представлять человека Твайлайт. <text:span text:style-name="T5">–</text:span> Это Пинки Пай…</text:p>
      <text:p text:style-name="P2"><text:span text:style-name="T5">–</text:span> Очень приятно, Макс.</text:p>
      <text:p text:style-name="P26">“Макс? Его зовут Макс? Я помню его под другим именем. У него было двухсложное имя. Не помню…”</text:p>
      <text:p text:style-name="P2"><text:span text:style-name="T5">–</text:span> Рэрити. <text:span text:style-name="T5">–</text:span> Твайлайт представила светло-серую единорожку, которая чуть склонила голову в приветствии.</text:p>
      <text:p text:style-name="P2"><text:span text:style-name="T5">–</text:span> Макс. <text:span text:style-name="T5">–</text:span> <text:span text:style-name="T1">к</text:span>ивнул ей в ответ человек.</text:p>
      <text:p text:style-name="P26">“И волосы у него были длинные… И была шерсть на лице… Но глаза - глаза те же…”</text:p>
      <text:p text:style-name="P2">Макс повернулся к ней.</text:p>
      <text:p text:style-name="P2"><text:span text:style-name="T5">–</text:span> Рэйнбоу Дэш. <text:span text:style-name="T5">–</text:span> <text:span text:style-name="T1">п</text:span>редставилась Дэш, всё ещё пытаясь вспомнить нечто ускользающее.</text:p>
      <text:p text:style-name="P2"><text:span text:style-name="T5">–</text:span> Макс. <text:span text:style-name="T5">–</text:span> <text:span text:style-name="T1">з</text:span>акончил представляться человек.</text:p>
      <text:p text:style-name="P26">“Леро! Его звали Леро!”</text:p>
      <text:p text:style-name="P2">Картинка перед глазами Дэш поплыла…</text:p>
      <text:p text:style-name="P2"/>
      <text:h text:style-name="P116" text:outline-level="2">Второй сон РД. Праздник опавших листьев</text:h>
      <text:p text:style-name="P2"/>
      <text:p text:style-name="P2">Дэш гналась за Эпплджек, скрипя зубами от досады. Надо же было так глупо попасться на крючок яблочной пони и позволить связать себе крылья! Теперь радужная пегаска чувствовала себя инвалидом. Мелькающий впереди хвост ЭйДжей только подстёгивал злость. Как она могла так сглупить? Всем известно, что задним ногам Эпплджек нет равных во всём Понивилле и с завязанными крыльями РД не <text:soft-page-break/>конкурент Эпплджек. И неважно, что ты лучший летун в Эквестрии. Победитель может быть только один, и им будет, похоже, не Дэш.</text:p>
      <text:p text:style-name="P2"><text:span text:style-name="T5">–</text:span> Ну это мы ещё посмотрим, <text:span text:style-name="T5">–</text:span> сцепив зубы, зло прищурилась пегаска.</text:p>
      <text:p text:style-name="P2"/>
      <text:h text:style-name="P116" text:outline-level="2">Третий сон РД. Fallout</text:h>
      <text:p text:style-name="P2"/>
      <text:p text:style-name="P2">Рэйнбоу Дэш брела по Пустоши, волоча левое крыло. Она попадала раньше во множество передряг, но сейчас всё было очень плохо. Похоже, она кончилась, как летун. Остатки лучевой кости махательного сустава торчали из безобразной раны и в радиусе дня полёта не было врача, чтобы срастить их. Да что там врача - не было даже самого паршивого тайника с обезболивающим и накрыльным протезом. Так бы Дэш смогла, зафиксировав левое крыло, добраться на одном до своих. </text:p>
      <text:p text:style-name="P2">Острая боль уже давно превратилась в тупую, лишь изредка напоминая о себе, когда крыло встречало неровности почвы.</text:p>
      <text:p text:style-name="P2">Впрочем, чёрному гулю повезло ещё меньше. Обезглавленое тело корчилось под колесом искорёженного джипа, в свою очередь придавленного обломком скалы в ущелье. Снесенная парным ударом задних ног голова клацала зубами в бессильной ярости сотней метров ниже.</text:p>
      <text:p text:style-name="P2">“До Стойла я не дойду. Ночью выйдут на охоту койоты, мне от них не отбиться. Где-то в это районе должна быть железнодорожная станция, если верить старым картам. Там можно переночевать. Если бы найти пути, было бы намного проще. Но их, скорее всего, давно засыпало.”</text:p>
      <text:p text:style-name="P2">Тут Дэш заметила, что перестала чувствовать боль. Она выгнула шею и, присмотревшись, обнаружила две маленькие дырочки на крыле.</text:p>
      <text:p text:style-name="P2">“Проклятье! Когда же он успел меня зацепить?” <text:span text:style-name="T5">–</text:span> холодея, подумала Дэш. Онемение поднималось по крылу всё выше… (добавить подробности самоубийства <text:span text:style-name="T1">—</text:span> Дэш идёт на него, чтобы не стать зомби. Она, несмотря на боль и сломанное крыло, взлетает и разбивается)</text:p>
      <text:p text:style-name="P2"/>
      <text:p text:style-name="P2"><text:span text:style-name="T5">&lt;</text:span><text:span text:style-name="T13">Концепция абсолютного зла. Вычеркнуть кого-то из бытия.</text:span></text:p>
      <text:p text:style-name="P2"><text:span text:style-name="T13">Пока идёт борьба за вычёркивание </text:span><text:span text:style-name="T14">—</text:span><text:span text:style-name="T13"> это вычёркивание является злом. Но когда вычёркивание произошло, зло исчезает </text:span><text:span text:style-name="T14">—</text:span><text:span text:style-name="T13"> т.к. вычеркнутого никогда не было, о нём никто не знает. Никто </text:span><text:span text:style-name="T14">—</text:span><text:span text:style-name="T13"> даже вычёркивающий</text:span><text:span text:style-name="T5">&gt;</text:span></text:p>
      <text:p text:style-name="P2"/>
      <text:h text:style-name="P116" text:outline-level="2">Четвёртый сон РД. Объединяющий</text:h>
      <text:p text:style-name="P2"/>
      <text:p text:style-name="P2">Рэйнбоу Дэш встала и посмотрела на застывшее внизу тело.</text:p>
      <text:p text:style-name="P26">“Значит, всё. Вот как это бывает.”</text:p>
      <text:p text:style-name="P2">Она расправила левое крыло.</text:p>
      <text:p text:style-name="P26">“По-крайней мере, я снова могу летать. Пусть и в Мире Зелёных Лугов”.</text:p>
      <text:p text:style-name="P2">Дэш оттолкнулась от рыжих песков Пустоши и взмыла в небо. Сделав пару кругов, она бросила прощальный взгляд на то, что 34 года служило ей оболочкой в радиактивном мире Пустоши.</text:p>
      <text:p text:style-name="P2">Внезапно внизу вместо скрюченного тела она увидела себя, догоняющую старую подругу Эпплджек на празднике Осенних листьев. Несмотря на то, что Эпплджек погибла ещё восемь лет назад, она моментально узнала её. И она, и Эй-Джей, и осенние деревья полупрозрачными силуэтами мчались вдаль, в светлую точку в охватившем весь мир мраке. Светлая точка приближалась, вырастая в библиотеку Понивилля, в которой Твайлайт представляла человека Рэрити, Пинки и радужной кобылке <text:span text:style-name="T1">—</text:span> ещё одной копии Рэйнбоу Дэш.</text:p>
      <text:p text:style-name="P2"><text:soft-page-break/>Бегущие РД и Эй-Джей врезались в группу кобылок в библиотеке и изображение перед глазами летящей РД пошло волнами. В этих волнах начали мелькать сотни и тысячи РД <text:span text:style-name="T1">—</text:span> то ухаживающей за длинноволосым человеком, то управляющей мрачной погодной фабрикой в Клаудсдейле, то лежащей привязанной на столе в комнате Пинки Пай, то…</text:p>
      <text:p text:style-name="P2">От множества проносящихся перед глазами сцен у РД начала раскалываться голова. Она отчаянно забила крыльями, набирая высоту.</text:p>
      <text:p text:style-name="P2">Она поднималась в чёрноту пространства, а мир под её крыльями сформировался в гигантскую сферу, образованную светящимися точками. Эта сфера лихорадочно дрожала, троилась и рябила, ка изображения РД до этого. <text:span text:style-name="T5">&lt;</text:span><text:span text:style-name="T14">Именно эту сферу (уменьшеную до глобуса) покажет Анакорн Максу во время беседы</text:span><text:span text:style-name="T5">&gt;</text:span> Казалось, сфера хочет разлететься на тысячи подобных сфер, но какая-то сила удерживает их вместе…</text:p>
      <text:p text:style-name="P10">***</text:p>
      <text:p text:style-name="P2"><text:span text:style-name="T5">–</text:span> А дальше ты спихнула меня с него и стала приводить его в чувство. <text:span text:style-name="T5">–</text:span> <text:span text:style-name="T1">з</text:span>акончила рассказа Рэйнбоу Дэш.</text:p>
      <text:p text:style-name="P2"><text:span text:style-name="T5">–</text:span> Хм. Несколько эпизодов, включая рекурсивный сон. И опять сфера из светящихся точек. <text:span text:style-name="T5">–</text:span> <text:span text:style-name="T1">о</text:span>тметила Твайлайт.</text:p>
      <text:p text:style-name="P2"><text:span text:style-name="T5">–</text:span> Что такое “рекурсивный сон”?</text:p>
      <text:p text:style-name="P2"><text:span text:style-name="T5">–</text:spa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text:span text:style-name="T5">–</text:span> <text:span text:style-name="T1">п</text:span>овернулась Твайлайт к розовой земнопони.</text:p>
      <text:p text:style-name="P2">Пинки не ответила. Она то копыта к глазам, то принималось яростно тереть виски и трясти головой.</text:p>
      <text:p text:style-name="P2"><text:span text:style-name="T5">–</text:span> Пинки, что с тобой? <text:span text:style-name="T5">–</text:span> Твайлайт склонилась над розовой пони. <text:span text:style-name="T5">–</text:span> У тебя волосы распрямились. И поседели.</text:p>
      <text:p text:style-name="P2"><text:span text:style-name="T5">–</text:span> Как поседели?! <text:span text:style-name="T5">–</text:span> <text:span text:style-name="T1">в</text:span>оскликнула Рэрити, тоже склоняясь над Пинки. <text:span text:style-name="T5">–</text:span> Дорогая, но ты слишком молода для седины! Я могу порекомендовать тебе очень хороший лосьон…</text:p>
      <text:p text:style-name="P2"><text:span text:style-name="T5">–</text:span> Дайте ей рассказать сон, <text:span text:style-name="T5">–</text:span> протиснулась между подруг РД. <text:span text:style-name="T5">–</text:span> Что ты…</text:p>
      <text:p text:style-name="P2"><text:span text:style-name="T5">–</text:span> А<text:span text:style-name="T1">АА</text:span>!!! <text:span text:style-name="T5">–</text:span> Пинки тонко вскрикнула и затряслась, глядя на РД полными ужаса глазами.</text:p>
      <text:p text:style-name="P2"><text:span text:style-name="T5">–</text:span> Ты чего? <text:span text:style-name="T5">–</text:span> Удивилась РД.</text:p>
      <text:p text:style-name="P2">Пинки свернулась калачиком на полу, обхватив голову и, закрыв глаза, принялась бормотать скороговоркой.</text:p>
      <text:p text:style-name="P2"><text:span text:style-name="T5">–</text:span> Я же знала, что это неправда… Я никогда не могла сделать того, что сделала… со своей лучшей подругой. Это неправда, это всё неправда! Вот она стоит передо мной, живая и невредимая! И я вовсе не сошла с ума, она мне вовсе не кажется! Она живая! А я всего лишь хотела приготовить кексики! Я люблю готовить что-нибудь вкусное…</text:p>
      <text:p text:style-name="P2"><text:span text:style-name="T5">–</text:span> Пинки, дорогая, успокойся, <text:span text:style-name="T5">–</text:span> успокоительно проворковала Рэрити, заслонив РД и принявшись обтирать ей лоб влажным полотенцем, <text:span text:style-name="T5">–</text:span> что бы это ни было, оно уже прошло. Ты проснулась.</text:p>
      <text:p text:style-name="P2"><text:span text:style-name="T5">–</text:span> Если тебе тяжело вспоминать сон, не мучайся, <text:span text:style-name="T5">–</text:span> обратилась Твайлайт.</text:p>
      <text:p text:style-name="P2"><text:span text:style-name="T5">–</text:span> Мне не тяжело, - пробормотала Пинки. Вид Рэрити её явно успокаивал. <text:span text:style-name="T5">–</text:span> Там был большой шар. Очень большой шар из светящихся искорок. Прямо как застывший взрыв фейерверка. Когда приблизилась к шару, эти искорки выросли в пони. Много разных пони. И я полетела внутрь шара. А в его центре была Она… Но она выглядела не так, как пони-искорки. Она была полупрозрачной и совсем бледной. И она выглядела очень уставшей. А когда я приблизилась к ней, она превратилась в облако цифр. И это облако улетело из шара в открытую дверь.</text:p>
      <text:p text:style-name="P2"><text:span text:style-name="T5">–</text:span> Постой-постой, Пинки. Кто <text:span text:style-name="T1">—</text:span> она? Какое облако? Какая открытая дверь? <text:span text:style-name="T5">–</text:span> <text:span text:style-name="T1">з</text:span>апуталась Твайлайт.</text:p>
      <text:p text:style-name="P2"><text:span text:style-name="T5">–</text:span> Там была дверь. Неподалёку от шара. Или окно <text:span text:style-name="T1">—</text:span> не помню. В него прыгали пони из шара. И туда улетела Она в виде облака цифр. <text:span text:style-name="T5">–</text:span> Пинки растерялась и наморщила лоб, пытаясь вспомнить.</text:p>
      <text:p text:style-name="P2"><text:soft-page-break/><text:span text:style-name="T5">–</text:span> А кто такая “Она”? <text:span text:style-name="T5">–</text:span> не выдержала Дэш.</text:p>
      <text:p text:style-name="P2"><text:span text:style-name="T5">– </text:span><text:span text:style-name="T1">ААА</text:span>!!! <text:span text:style-name="T5">–</text:span> Пинки бросила взгляд на РД и забилась в истерике. <text:span text:style-name="T5">–</text:span> Дэш, пожалуйста, я не хотела! Это не я, я не могла! Просто не могла, пойми! Прости меня! <text:span text:style-name="T5">–</text:span> Розовая кобылка в беспамятстве опустилась на пол, закрывая глаза копытами.</text:p>
      <text:p text:style-name="P2"><text:span text:style-name="T5">–</text:span> Это неестественные страдания. <text:span text:style-name="T5">–</text:span> пробормотала Твайлайт. <text:span text:style-name="T5">–</text:span> Пинки никогда не впадала в отчаяние НАСТОЛЬКО глубоко. И по такому пустячному поводу, как какой-то сон.</text:p>
      <text:p text:style-name="P2"><text:span text:style-name="T5">–</text:span> Бедняжка, <text:span text:style-name="T5">–</text:span> прошептала Рэрити, <text:span text:style-name="T5">–</text:span> у неё сейчас вид как у <text:span text:style-name="T5">&lt;</text:span><text:span text:style-name="T13">сумасшедшей кобылы</text:span><text:span text:style-name="T5">&gt;</text:span>, когда та пытается спрятаться от полной луны. Я пойду, отведу её в госпиталь. Мне кажется, в ближайшее время ей понадобится уход.</text:p>
      <text:p text:style-name="P2">Единорожка встала и направилась к выходу. Объятая фиолетовым сиянием Пинки покачивалась в воздухе перед ней, всё так же закрывая глаза копытами и что-то жалобно бормоча себе под нос.</text:p>
      <text:p text:style-name="P2"><text:span text:style-name="T5">–</text:span> Мда. <text:span text:style-name="T5">–</text:span> Твайлайт беспомощно уставилась в закрывшуюся дверь. <text:span text:style-name="T5">–</text:span> Индрэ не предупреждал о таких последствиях <text:span text:style-name="T5">&lt;</text:span><text:span text:style-name="T13">добавить сочувствия</text:span><text:span text:style-name="T5">&gt;</text:span>.</text:p>
      <text:p text:style-name="P2"/>
      <text:p text:style-name="P2"><text:span text:style-name="T5">&lt;</text:span><text:span text:style-name="T13">После этого случая Тавйлайт решает прекратить сеансы двойного сна. Сеанса с ЭйДжей и Флатти не будет</text:span><text:span text:style-name="T5">&gt;</text:span></text:p>
      <text:p text:style-name="P2"/>
      <text:h text:style-name="P116" text:outline-level="2">Исчезновение Селестии</text:h>
      <text:p text:style-name="P34">Для помощи в открытии коридора в мир Макса, находят в горах Дискорда и упрашивают его помочь.</text:p>
      <text:p text:style-name="P2"><text:span text:style-name="T5">–</text:span> И в твоём мире нет пони-пегасов и пони-единорогов? Есть только земнопони? <text:span text:style-name="T5">–</text:span> допытывалась РД.</text:p>
      <text:p text:style-name="P2"><text:span text:style-name="T5">–</text:span> По большому счёту, земнопони тоже нет. Наши пони и лошади неразумны. И в них нет ни капли магии…</text:p>
      <text:p text:style-name="P2">Мы с <text:span text:style-name="T1">Дэш</text:span> допивали кофе в cкафе <text:span text:style-name="T5">&lt;</text:span><text:span text:style-name="T14">название</text:span><text:span text:style-name="T5">&gt;</text:span>.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text:span text:style-name="T1">Дэш</text:span> отдались чувству единения, охватившему нас, и просто жили, как живётся…</text:p>
      <text:p text:style-name="P2"><text:span text:style-name="T5">–</text:span> Ну хорошо, а кто вами правит? Аликорн? Драконикус? Какой-нибудь человек с рогом во лбу? Или у вас нет правителя?</text:p>
      <text:p text:style-name="P2"><text:span text:style-name="T5">–</text:span> Нет, почему? Правитель есть. Только он не постоянный. Его избирают. Раз в несколько лет.</text:p>
      <text:p text:style-name="P2"><text:span text:style-name="T5">–</text:span> Но это же полная ерунда! <text:span text:style-name="T5">–</text:span> <text:span text:style-name="T1">в</text:span>оскликнула Д<text:span text:style-name="T1">эш</text:span>. <text:span text:style-name="T5">–</text:span> С какой стати он будет заботиться о королевстве как о своём, если будет знать, что через несколько лет оно будет не его? <text:span text:style-name="T5">&lt;</text:span><text:span text:style-name="T14">изменить причину удивления</text:span><text:span text:style-name="T5">&gt;</text:span></text:p>
      <text:p text:style-name="P2">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text:span text:style-name="T1">—</text:span> стратегия моих действий будет кардинально отличаться…</text:p>
      <text:p text:style-name="P2">Сосредоточиться мешал шум. Сначала это была тихая дробь на грани слышимости, но постепенно она переросла в звонкое цоканье.</text:p>
      <text:p text:style-name="P2"><text:span text:style-name="T5">–</text:span> Хм. Узнаю походку Твайлайт. Что-то случилось. <text:span text:style-name="T5">–</text:span> заметила <text:span text:style-name="T1">пегаска</text:span>.</text:p>
      <text:p text:style-name="P2">И впрямь, на запыхавшейся единорожке лица не было.</text:p>
      <text:p text:style-name="P2"><text:span text:style-name="T5">–</text:span> Она исчезла!!! <text:span text:style-name="T5">–</text:span> Твайлайт не могла отдышаться.</text:p>
      <text:p text:style-name="P2"><text:span text:style-name="T5">–</text:span> Кто <text:span text:style-name="T1">—</text:span> она??? <text:span text:style-name="T5">–</text:span> <text:span text:style-name="T1">х</text:span>ором воскликнули мы и переглянулись.</text:p>
      <text:p text:style-name="P2"><text:span text:style-name="T5">–</text:span> Прин-цес-са Се-лес-ти-я! <text:span text:style-name="T5">–</text:span> <text:span text:style-name="T1">п</text:span>о слогам отчеканила Твайлайт. <text:span text:style-name="T5">–</text:span> Только это между нами. Государственная тайна. Нас вызывают в Кантерлот.</text:p>
      <text:p text:style-name="P2"><text:span text:style-name="T5">–</text:span> Ну и дела, <text:span text:style-name="T5">–</text:span> покачала головой Д<text:span text:style-name="T1">эш</text:span>. <text:span text:style-name="T5">–</text:span> Я слетаю за остальными. Мы ещё успеем на вечерний поезд.</text:p>
      <text:p text:style-name="P2"><text:span text:style-name="T5">–</text:span> Никаких поездов. Луна прислала за нами воздушную колесницу. Созывай подруг. Собираемся у <text:soft-page-break/>меня в 18.00.</text:p>
      <text:p text:style-name="P2">Колесница приземлилась прямо на открытую площадку замка. Не мешкая ни секунды, стража проводила пассажиров в покои принцессы Луны.</text:p>
      <text:p text:style-name="P2"><text:span text:style-name="T5">–</text:span> Рада видеть вас, мои дорогие, <text:span text:style-name="T5">–</text:span> поприветствовала Луна кобылок. Я удостоился едва заметного кивка. <text:span text:style-name="T5">–</text:span> А где элементы Щедрости и Веселья?</text:p>
      <text:p text:style-name="P2"><text:span text:style-name="T5">–</text:span> Рэрити осталась ухаживать за Пинки. Та очень больна, <text:span text:style-name="T5">–</text:span> выступила за всех Твайлайт. <text:span text:style-name="T5">–</text:span> Что произошло? Стража сказала нам…</text:p>
      <text:p text:style-name="P2"><text:span text:style-name="T5">–</text:span> Увы, они не солгали. Моя сестра пропала вчера утром. Стража видела её накануне вечером, но утром нашли только примятую постель. Я знаю, <text:span text:style-name="T5">–</text:span> тут Луна повернулась ко мне и с едва заметным сарказмом продолжила, <text:span text:style-name="T5">– </text:span>сестра была в приятельских, если не сказать в дружеских, отношениях с тобой перед твоим отъездом в Понивилль, Макс. Возможно, ты знаешь что-то, что может помочь нам найти её?</text:p>
      <text:p text:style-name="P2">Я покачал головой.</text:p>
      <text:p text:style-name="P2"><text:span text:style-name="T5">–</text:span> Не могу ничем помочь. Я знаю не больше твоего.</text:p>
      <text:p text:style-name="P2">Луна как будто ожидала такой ответ.</text:p>
      <text:p text:style-name="P2"><text:span text:style-name="T5">–</text:span> В таком случае мне понадобится твоя помощь, <text:span text:style-name="T5">–</text:span> Луна кивнула Твайлайт. <text:span text:style-name="T5">–</text:span> Ты была её ближайшей и лучшей ученицей и, я надеюсь, поможешь понять мне, где она находится сейчас.</text:p>
      <text:p text:style-name="P2"><text:span text:style-name="T5">–</text:span> Приложу все усилия, Ваше Высочество. Но мне понадобится провести некоторое время в библиотеке Кантерлота.</text:p>
      <text:p text:style-name="P2"><text:span text:style-name="T5">–</text:span> Сколько понадобится, дорогая. Но поторопись, у нас очень мало времени. Скоро пони прознают об пропаже и начнётся паника. И самое плохое <text:span text:style-name="T1">—</text:span> могут начаться трения с некоторыми недружелюбными соседями.</text:p>
      <text:p text:style-name="P2"/>
      <text:h text:style-name="P116" text:outline-level="2">Поиск решения</text:h>
      <text:p text:style-name="P90"/>
      <text:p text:style-name="P2"><text:span text:style-name="T5">–</text:span> Она сидит там уже четвёртый день! На ней мордочки нет! И глаза круглые, что твои тарелки, - Эпплджек ворчала себе в кружку, изредка отхлёбывая содержимое.</text:p>
      <text:p text:style-name="P2"><text:span text:style-name="T1">–</text:span> Нам нужно вытащить её из библиотеки! <text:span text:style-name="T1">–</text:span> Д<text:span text:style-name="T1">эш</text:span> тряхнула гривой <text:span text:style-name="T1">–</text:span> Хорошая встряска на чистом воздухе с друзьями ей не повредит.</text:p>
      <text:p text:style-name="P2"><text:span text:style-name="T1">–</text:span> Но Твайлайт просила не беспокоить её в это время, <text:span text:style-name="T1">–</text:span> робко <text:s/>встряла Флаттершай. <text:span text:style-name="T1">–</text:span> Очень просила не беспокоить.</text:p>
      <text:p text:style-name="P2">В этот момент в воздухе прозвучал хлопок, и у меня перед носом возник небольшой свиток, исписанный каллиграфическим почерком.</text:p>
      <text:p text:style-name="P2">Свиток плавно опустился мне в руки.</text:p>
      <text:p text:style-name="P2">“Дорогой Макс! Пишу тебе у больничной койки Пинки Пай. Нашей дорогой <text:span text:style-name="T1">Пинки</text:span>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в лоб <text:span text:style-name="T1">—</text:span> оказывается, он просто млеет от этого). Он поможет мне с доставкой письма.</text:p>
      <text:p text:style-name="P2">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библиотеке. Ну, ты 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text:p>
      <text:p text:style-name="P10">***</text:p>
      <text:p text:style-name="P2"><text:span text:style-name="T1">–</text:span> Нет сомнения, принцесса Селестия сейчас находится в мире Макса. Что-то или кто-то забрал её <text:soft-page-break/>туда. <text:span text:style-name="T1">–</text:span> Твайлайт взволнованно ходила взад-вперёд по коврику перед троном. <text:span text:style-name="T1">–</text:span>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text:p>
      <text:p text:style-name="P2"><text:span text:style-name="T1">–</text:span> У нас нет волшебников, <text:span text:style-name="T1">–</text:span> возразил я.</text:p>
      <text:p text:style-name="P2"><text:span text:style-name="T1">–</text:span> Волшебники есть везде, <text:span text:style-name="T1">–</text:span> безаппеляционно заявил Дискорд, <text:span text:style-name="T1">–</text:span> и совершенно неважно, как они называются.</text:p>
      <text:p text:style-name="P2">Спорить со старым змеем было сложно, поэтому я переключил внимание на Твайлайт.</text:p>
      <text:p text:style-name="P2"><text:span text:style-name="T1">–</text:span> Даже если Селестия и в моём мире <text:span text:style-name="T1">—</text:span> как мы попадём туда? И как вернёмся назад? <text:span text:style-name="T1">–</text:span> произнеся эту фразу, я с удивлением понял, что “назад” для меня уже является Эквестрией, а не Террой.</text:p>
      <text:p text:style-name="P2"><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text:p>
      <text:p text:style-name="P2"><text:span text:style-name="T1">–</text:spa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text:span text:style-name="T1">–</text:span> Дискорд начал чертить схемы прямо в воздухе.</text:p>
      <text:p text:style-name="P2"><text:span text:style-name="T1">–</text:span> А как мы узнаем, когда будет нужное время? План ненадёжен. <text:span text:style-name="T1">–</text:span> <text:span text:style-name="T1">з</text:span>асомневалась Луна.</text:p>
      <text:p text:style-name="P2"><text:span text:style-name="T1">–</text:span> Ерунда какая, не придирайся к моему гениальному плану! <text:span text:style-name="T1">–</text:span> отмахнулся Дискорд. <text:span text:style-name="T1">–</text:span> Вернём их через три месяца. Этого времени на поиски с головой хватит.</text:p>
      <text:p text:style-name="P20"/>
      <text:p text:style-name="P2"><text:span text:style-name="T5">&lt;</text:span><text:span text:style-name="T13">Как Луна, Твайлайт и Дискорд через месяц будут пробираться к замку Принцесс, если к нему уже сейчас пройти почти невозможно?</text:span><text:span text:style-name="T5">&gt;</text:span></text:p>
      <text:p text:style-name="P20"/>
      <text:p text:style-name="P2"><text:span text:style-name="T5">&lt;</text:span><text:span text:style-name="T13">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страну. И даже показывает, как происходило колдовство (посредством 34). 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2"><text:span text:style-name="T13">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15">—</text:span><text:span text:style-name="T13"> Луна создаёт обратный коридор в срок.</text:span><text:span text:style-name="T5">&gt;</text:span></text:p>
      <text:p text:style-name="P2"/>
      <text:h text:style-name="P116" text:outline-level="2">Поход к замку Принцес-2</text:h>
      <text:p text:style-name="P2"/>
      <text:p text:style-name="P2">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2">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text:soft-page-break/>таки убедились, что цель близка.</text:p>
      <text:p text:style-name="P2"><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серое крыло.</text:p>
      <text:p text:style-name="P2"><text:span text:style-name="T1">–</text:span> Это значит, что мы совсем близко от замка. От того остова замок должен быть виден, <text:span text:style-name="T1">–</text:span> прошептала Луна.</text:p>
      <text:p text:style-name="P2">На металлическом боку остова были отчётливо видны четыре вмятины <text:span text:style-name="T5">—</text:span> место торможения Кимеринна.</text:p>
      <text:p text:style-name="P2">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2">Я внимательно осмотрел покорёженный остов. </text:p>
      <text:p text:style-name="P2">”...eing” <text:span text:style-name="T5">—</text:span> виднелось под листвой плюща.</text:p>
      <text:p text:style-name="P2">“Откуда здесь взялся рухнувший Боинг?” <text:span text:style-name="T5">&lt;</text:span><text:span text:style-name="T14">Дуглас </text:span><text:span text:style-name="T15">—</text:span><text:span text:style-name="T14"> </text:span><text:span text:style-name="T15">DC-3</text:span><text:span text:style-name="T5">&gt;</text:span></text:p>
      <text:p text:style-name="P2">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2">Кобылки о чём-то спорили, в то время как стражники пытались нащупать брод.</text:p>
      <text:p text:style-name="P2"><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2"><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2"><text:span text:style-name="T1">–</text:span> Кимеринн погиб от тентаклиан, <text:span text:style-name="T1">–</text:span> тихо заметила Луна. <text:span text:style-name="T1">–</text:span> Ждите меня здесь.</text:p>
      <text:p text:style-name="P2">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2">Тяжело дыша, Луна вернулась.</text:p>
      <text:p text:style-name="P20"/>
      <text:p text:style-name="P2"><text:span text:style-name="T5">&lt;</text:span><text:span text:style-name="T13">высоко летать нельзя из-за молний</text:span><text:span text:style-name="T5">&gt;</text:span></text:p>
      <text:p text:style-name="P20"/>
      <text:p text:style-name="P2"><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2">Её голос заглушил протяжный стон металла.</text:p>
      <text:p text:style-name="P2">Остов самолёта выпрямился и, чуть приподнявшись над землёй, сразу же опустился.</text:p>
      <text:p text:style-name="P2"><text:span text:style-name="T1">–</text:span> Дискорд!!! - одновременно воскликнули Луна, Дэш, ЭйДжей, Флаттершай и я.</text:p>
      <text:p text:style-name="P2">И действительно, за штурвалом <text:s/>сидел драконикус и что-то шептал себе под нос. Остов снова приподнялся и опять опустился.</text:p>
      <text:p text:style-name="P2"><text:span text:style-name="T1">–</text:span> У меня бы ни в жизни это бы не получилось, не помогай мне он. <text:span text:style-name="T1">–</text:span> заявил Дискорд.</text:p>
      <text:p text:style-name="P2"><text:span text:style-name="T1">–</text:span> Кто <text:span text:style-name="T5">—</text:span> “он”, <text:span text:style-name="T1">–</text:span> спросила Луна.</text:p>
      <text:p text:style-name="P2"><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2">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2"><text:soft-page-break/>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2"><text:span text:style-name="T1">–</text:span> Поворачиваем! Поворачиваем! <text:span text:style-name="T1">–</text:span> прохрипел Дискорд.</text:p>
      <text:p text:style-name="P2"><text:span text:style-name="T1">–</text:span> Как? <text:span text:style-name="T1">–</text:span> Твайлайт зажмурилась от напряжения.</text:p>
      <text:p text:style-name="P2"><text:span text:style-name="T1">–</text:span> Эта штуковина говорит, ей нужно наклонить крыло в сторону поворота! Все вместе <text:span text:style-name="T5">—</text:span> приготовились! Р-раз! Два!! Три!!! <text:span text:style-name="T1">–</text:span> <text:span text:style-name="T1">из</text:span> носа Дискорда на приборную панель капал пот.</text:p>
      <text:p text:style-name="P2">Кабина медленно накренилась. Деревья поплыли вправо. </text:p>
      <text:p text:style-name="P2"><text:span text:style-name="T1">–</text:span> Выравниваем!!!</text:p>
      <text:p text:style-name="P2">Кабина выровнялась. Сначала деревья, а потом водная гладь медленно проплывали внизу.</text:p>
      <text:p text:style-name="P2"><text:span text:style-name="T1">–</text:span> Вот так и держим. Эта железяка очень нам благодарна.</text:p>
      <text:p text:style-name="P2"><text:span text:style-name="T1">–</text:span> Скорее! Я долго не выдержу! Она слишком тяжёлая. <text:span text:style-name="T1">–</text:span> Твайлайт дрожала от напряжения.</text:p>
      <text:p text:style-name="P2">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text:p>
      <text:p text:style-name="P2"><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2"><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2"><text:span text:style-name="T1">–</text:span> Ничего не чувствую, <text:span text:style-name="T1">–</text:span> заявил Дискорд. <text:span text:style-name="T1">–</text:span> Тебе чудится. А даже если и нет, то вон уже виднеется 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text:p>
      <text:p text:style-name="P2">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2">Поняв тщётность усилий, пегаска вернулась в самолёт. В закрытую ею дверь через секунду громыхнул тентаклиан.</text:p>
      <text:p text:style-name="P2"><text:span text:style-name="T1">–</text:span> Не сдаёмся! Этой мерзкой дряни не победить нас! <text:span text:style-name="T1">–</text:span> хрипел Дискорд.</text:p>
      <text:p text:style-name="P2">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2"><text:span text:style-name="T1">–</text:span> Я больше не могу, <text:span text:style-name="T1">–</text:span> простонала Твайлайт и лишилась чувств.</text:p>
      <text:p text:style-name="P2">“Крррак” <text:span text:style-name="T5">—</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2">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2"><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5">—</text:span> помогают идти Твайлайт. Макс и Дэш <text:span text:style-name="T5">—</text:span> замыкающие! <text:span text:style-name="T1">–</text:span> Дискорд так органично вписался в роль командира, что даже сотворил себе на голове нечто в форме стилизованной фуражки.</text:p>
      <text:p text:style-name="P2"><text:soft-page-break/>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5">&lt;</text:span><text:span text:style-name="T13">двухмесячной</text:span><text:span text:style-name="T5">&gt;</text:span> давности осталось лишь направление движения.</text:p>
      <text:p text:style-name="P2">И опять, как <text:span text:style-name="T5">&lt;</text:span><text:span text:style-name="T13">два</text:span><text:span text:style-name="T5">&gt;</text:span> месяца назад, я стал отставать от отряда. Я проклинал свои лёгкие, но топот копыт основной группы постепенно удалялся.</text:p>
      <text:p text:style-name="P2">Мне показался знакомым открывшийся корридор слева.</text:p>
      <text:p text:style-name="P2"><text:span text:style-name="T1">–</text:span> Тут можно срезать. Мы должны выйти к колонаде, ведущей к тронному залу, <text:span text:style-name="T1">–</text:span> кивнул я не оставлявшей меня <text:span text:style-name="T1">пегаске</text:span>. <text:span text:style-name="T1">–</text:span> Мы даже всех обгоним. Они же пошли в обход внутреннего дворика.</text:p>
      <text:p text:style-name="P2">Топот копыт основной группы затихал за поворотом основного корридора. РД коротко кивнула и, пропустив меня в проём, потрусила за мной.</text:p>
      <text:p text:style-name="P2">Проклятие, бег <text:span text:style-name="T5">—</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2"><text:span text:style-name="T1">Дэш</text:span> вытянула шею и навострила уши, прислушивась к затихающему топоту. Потом высоко подпрыгнула и зависла в воздухе.</text:p>
      <text:p text:style-name="P2"><text:span text:style-name="T1">–</text:span> Хватайся за ноги. <text:span text:style-name="T1">–</text:span> <text:span text:style-name="T1">с</text:span>командовала она.</text:p>
      <text:p text:style-name="P2">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text:p>
      <text:p text:style-name="P2"><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неожиданности выпустил её ноги и по инерции полетел вперёд, достаточно жёстко приземлившись на каменный пол.</text:p>
      <text:p text:style-name="P2">После двух кувырков по камням гудела голова и саднило ушибленное плечо. </text:p>
      <text:p text:style-name="P2"><text:span text:style-name="T1">–</text:span> Дэш? Ты где? Дэш?</text:p>
      <text:p text:style-name="P2">До меня донеслось тяжёлое дыхание и звуки борьбы из бокового прохода метрах в пяти позади меня.</text:p>
      <text:p text:style-name="P2">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2"><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2">Наконец она процедила сквозь зубы:</text:p>
      <text:p text:style-name="P2"><text:span text:style-name="T1">–</text:span> Всё. Уходи! <text:span text:style-name="T1">–</text:span> и с силой толкнула меня в грудь копытом, одновременно вырываясь из объятий.</text:p>
      <text:p text:style-name="P2"><text:span text:style-name="T1">–</text:span> Дэш! <text:span text:style-name="T1">–</text:span> <text:span text:style-name="T1">с</text:span> пола я увидел, как в петле тентаклиана с хрустом ломается её крыло.</text:p>
      <text:p text:style-name="P2">Дэш застонала и у неё подкосились передние ноги.</text:p>
      <text:p text:style-name="P2"><text:span text:style-name="T1">–</text:span> Уйди! Не смотри на меня! <text:span text:style-name="T1">–</text:span> зло крикнула она мне.</text:p>
      <text:p text:style-name="P2">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2">Очередной рывок сбил меня с ног.</text:p>
      <text:p text:style-name="P2">Я очнулся от спёртого дыхания.</text:p>
      <text:p text:style-name="P2">Дискорд, ругаясь сквозь зубы, волок меня под мышкой по коридору, по которому пять минут назад мы с Дэш догоняли группу.</text:p>
      <text:p text:style-name="P2"><text:span text:style-name="T1">–</text:span> Зачем ты смотрел, идиот? Если не можешь спасти и не можешь убить из милосердия <text:span text:style-name="T1">—</text:span> нужно <text:soft-page-break/>уходить. А так ты и себя подверг опасности, и доставил лишнее страдание ей.</text:p>
      <text:p text:style-name="P2">Я тупо смотрел на проносящиеся подо мной плиты. Мыслей не было никаких. Только воспоминания.</text:p>
      <text:p text:style-name="P2">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text:p>
      <text:p text:style-name="P2">Я закрыл глаза и беззвучно закричал. Как сквозь сон мне слышались голоса.</text:p>
      <text:p text:style-name="P2"><text:span text:style-name="T1">–</text:span> Все приготовились? Луна, ты готова?</text:p>
      <text:p text:style-name="P2"><text:span text:style-name="T1">–</text:span> Да.</text:p>
      <text:p text:style-name="P2"><text:span text:style-name="T1">–</text:span> Твайлайт?</text:p>
      <text:p text:style-name="P2"><text:span text:style-name="T1">–</text:span> Да!</text:p>
      <text:p text:style-name="P2"><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2"><text:span text:style-name="T1">–</text:span> Дэш? Что с ней?</text:p>
      <text:p text:style-name="P2"><text:span text:style-name="T1">–</text:span> Нет времени объяснять. Тентаклианы просыпаются. Начинаем!</text:p>
      <text:p text:style-name="P2"><text:span text:style-name="T1">–</text:span> Начинаем!</text:p>
      <text:p text:style-name="P2"><text:span text:style-name="T1">–</text:span> Начинаем!</text:p>
      <text:p text:style-name="P2">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2">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2">Поток заканчивался окном неправильной формы. Через окно по мере приближения стали видны огни большого города.</text:p>
      <text:p text:style-name="P2">Эпплджек нырнула в проём первая. Флаттершай, прижав к себе ноги и прикрывшись крыльями, влетела вторая.</text:p>
      <text:p text:style-name="P2">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2">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text:p>
      <text:p text:style-name="P2">Человек на койке резко открыл глаза и внезапно я узнал себя самого <text:span text:style-name="T1">—</text:span> обритого наголо, с трёхдневной щетиной и ввалившимися щёками.</text:p>
      <text:p text:style-name="P2">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text:p>
      <text:p text:style-name="P2">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5">&lt;</text:span><text:span text:style-name="T13">основного потока</text:span><text:span text:style-name="T5">&gt;</text:span> и финальные метры я пролетел сам, по инерции. В последний момент я смог вывернуть шею, чтобы посмотреть назад. </text:p>
      <text:p text:style-name="P2">Там были лишь темнота и радуга, тающая в последних отблесках исчезающего коридора.</text:p>
      <text:p text:style-name="P10"><text:soft-page-break/>***</text:p>
      <text:p text:style-name="P2">Невесомость, удар, чувство веса.</text:p>
      <text:p text:style-name="P2">Я открыл глаза.</text:p>
      <text:p text:style-name="P2">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2">Мне ЭТО всё приснилось? Но таких ярких и длинных снов не бывает. А ЛСД я перестал баловаться два года назад. Да и не похоже это на трип.</text:p>
      <text:p text:style-name="P2">Я поднял руку и обнаружил в ладони брошь в виде радужной молнии.</text:p>
      <text:p text:style-name="P2">Слабый звук заставил меня обернуться.</text:p>
      <text:p text:style-name="P2">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2"><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2"/>
      <text:p text:style-name="P2"><text:span text:style-name="T5">&lt;</text:span><text:span text:style-name="T13">Поиски Селестии — сюжет:</text:span></text:p>
      <text:p text:style-name="P34">Базовое положение: Селестия физически находится на компе Влада в соседнем с максовым доме, в качестве этической подпрограммы к Нексусу.</text:p>
      <text:p text:style-name="P34">Кратко:</text:p>
      <text:p text:style-name="P34">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34">Эпизод 1:</text:p>
      <text:p text:style-name="P34">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34">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34">…</text:p>
      <text:p text:style-name="P34">Итого:</text:p>
      <text:p text:style-name="P34">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34"><text:soft-page-break/>Эпизод 3.5 (необязательный): День из жизни Дискорда (впечатления от нового мира, интерес путешествия, нежелание возвращаться).</text:p>
      <text:p text:style-name="P34">Эпизод 4: Эй-Джей рассказывает Максу о Флаттершай, о её тревожном состоянии - сильнейшей депрессии. Флатти отказывается есть и разговаривать.</text:p>
      <text:p text:style-name="P2"><text:span text:style-name="T13">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text:span><text:span text:style-name="T5">&gt;</text:span></text:p>
      <text:p text:style-name="P2"/>
      <text:h text:style-name="P116" text:outline-level="2">Терра. Прибытие</text:h>
      <text:p text:style-name="P2"/>
      <text:p text:style-name="P2">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text:p>
      <text:p text:style-name="P2">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text:span text:style-name="T5">—</text:span> они отправлялись в нижний ящик шкафа, что сейчас пришлось очень кстати.</text:p>
      <text:p text:style-name="P2">Я присел в коридоре, закрыв глаза.</text:p>
      <text:p text:style-name="P2">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2">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2">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2">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10">***</text:p>
      <text:p text:style-name="P2"><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2">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2">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2">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2">В-четвёртых, через <text:span text:style-name="T5">&lt;</text:span><text:span text:style-name="T13">три месяца</text:span><text:span text:style-name="T5">&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2"><text:soft-page-break/>– Постой, – я оторвался от печальных мыслей, – в чём удача-то, что ты оказался с нами?</text:p>
      <text:p text:style-name="P2">–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2">Дискорд отпил воды и попытался поставить стакан в воздух. Стакан немедленно упал и разбился.</text:p>
      <text:p text:style-name="P2">–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2">Стакан медленно собрался воедино и прыгнул обратно в руку Дискорду. – Хорошо, хоть внутренняя сила осталась. – пробурчал он.</text:p>
      <text:p text:style-name="P2">–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2">– А они? – Дискорд кивнул на девушек, сжавшихся в уголке дивана.</text:p>
      <text:p text:style-name="P2">Я пожал плечами. </text:p>
      <text:p text:style-name="P2">– Поживём — увидим. Я никому навязывать обязанности не собираюсь.</text:p>
      <text:p text:style-name="P2"/>
      <text:h text:style-name="P116" text:outline-level="2">Поиски</text:h>
      <text:p text:style-name="P2"/>
      <text:p text:style-name="P2">“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2">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2">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2">А сейчас разберёмся, что там с Нексусом?</text:p>
      <text:p text:style-name="P2">Административная консоль приветственно мигнула зелёным шрифтом.</text:p>
      <text:p text:style-name="P2"><text:span text:style-name="T5">&gt;</text:span>\Привет, Нексус. Это Макс.</text:p>
      <text:p text:style-name="P2"><text:span text:style-name="T5">&lt;\</text:span>Привет, Макс. Рад тебя видеть.</text:p>
      <text:p text:style-name="P26">Хм. Блок эмоций? Или просто модификация стандартного приветствия?</text:p>
      <text:p text:style-name="P2"><text:span text:style-name="T5">&gt;\</text:span>Нексус, отключи память событий за последнюю неделю.</text:p>
      <text:p text:style-name="P2"><text:span text:style-name="T5">&lt;\</text:span>Выполнено, Макс.</text:p>
      <text:p text:style-name="P2"><text:span text:style-name="T5">&gt;</text:span>\Задача по корпоративной логике. Выдай наиболее оптимальное решение.</text:p>
      <text:p text:style-name="P2"><text:span text:style-name="T5">&lt;\</text:span>Жду с нетерпением, Макс.</text:p>
      <text:p text:style-name="P2"><text:span text:style-name="T5">&gt;\</text:span>Постановка задачи.</text:p>
      <text:p text:style-name="P2"><text:span text:style-name="T5">&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text:soft-page-break/>проводит рекламную компанию, представляющую шампунь-конкурент как более эффективный, одновременно очерняя шампунь твоей фирмы.</text:p>
      <text:p text:style-name="P2"><text:span text:style-name="T5">&gt;\</text:span>Ограничения.</text:p>
      <text:p text:style-name="P2"><text:span text:style-name="T5">&gt;\</text:span>Ты не можешь подать в суд на компанию Б и ждать результатов, так как за время разбирательства компания А обанкротится.</text:p>
      <text:p text:style-name="P2"><text:span text:style-name="T5">&gt;\</text:span>Задание.</text:p>
      <text:p text:style-name="P2"><text:span text:style-name="T5">&gt;\</text:span>Устранить опасность банкротства корпорации А. Просчитать варианты активностей для среднего и высокого уровней напряжённостей.</text:p>
      <text:p text:style-name="P2"><text:span text:style-name="T5">&lt;\</text:span>Задача принята...</text:p>
      <text:p text:style-name="P2"><text:span text:style-name="T5">&lt;\</text:span>...</text:p>
      <text:p text:style-name="P2"><text:span text:style-name="T5">&lt;\</text:span>...</text:p>
      <text:p text:style-name="P2"><text:span text:style-name="T5">&lt;\</text:span>Решение:</text:p>
      <text:p text:style-name="P2"><text:span text:style-name="T5">&lt;\&lt;</text:span><text:span text:style-name="T13">Не следует противопоставлять злу ещё большее зло - это только усилит его — </text:span><text:span text:style-name="T14">кодовая фраза</text:span><text:span text:style-name="T15">&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26">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2">О-па, уже час дня! Большинство коллег уже разошлись на обед по кафе и пищеблокам. Теперь мне никто не помешает. Надеюсь.</text:p>
      <text:p text:style-name="P2">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2">– Ну как, что там с Нексусом? <text:span text:style-name="T1">–</text:span> оторвался Алекс от своих бутербродов.</text:p>
      <text:p text:style-name="P2"><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2"><text:span text:style-name="T1">–</text:span> Да, с утра они устраивали регрессное тестирование бизнес-блока. Стасу что-то там не понравилось в ответах.</text:p>
      <text:p text:style-name="P2">–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2">–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2">Алекс, наконец, разобрался с пакетами, закрыл шкафчик и пошёл к выходу. Я, ч</text:p>
      <text:p text:style-name="P2">уть поотстав, прошёл за ним до холла.</text:p>
      <text:p text:style-name="P2">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2">Я присел на диванчик рядом с плащём, сделал вид, что читаю смски, и тихо произнёс в воздух перед собой:</text:p>
      <text:p text:style-name="P2">— Я сейчас встану и пройду к охраннику. На моём месте останется карточка пропуска. Возьмёшь её. <text:soft-page-break/>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2">Дискорд хрустнул газетой, подтверждая, что информация услышана. Я спрятал телефон, встал и направился к <text:s/>стойке охраны…</text:p>
      <text:p text:style-name="P2">… Через пару минут мы встретились в коридоре у стенда с достижениями корпорации.</text:p>
      <text:p text:style-name="P2">– Ты точно уверен, что Селестия где-то здесь?</text:p>
      <text:p text:style-name="P2">–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2">–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2">– Если уж на то пошло, никто не обещал, что она будет человеком. Она может оказаться, скажем, какой-нибудь собачкой. Хм... Женского пола.</text:p>
      <text:p text:style-name="P2">– Дискорд!</text:p>
      <text:p text:style-name="P2">– Ась? – Дискорд с отсутствующим выражением лица изучал вехи становления компании, от начала века и до наших дней.</text:p>
      <text:p text:style-name="P2">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2">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2">– Пора. Перерыв закончился, все, в основном, уже сидят на своих местах.</text:p>
      <text:p text:style-name="P2">– Что ж, веди меня, мой фюрер! – Дискорд при этом выпрямился, нахмурился и комично кинул зигу.</text:p>
      <text:p text:style-name="P2">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2">– Неа, не тут.</text:p>
      <text:p text:style-name="P2">Мы спустились на этаж ниже. Там повторилась та же история. И на следующем так же.</text:p>
      <text:p text:style-name="P2">В конце-концов, на пятом этаже Дискорд с шумом втянул в себя воздух, поднял вверх палец и заявил, повернувшись ко мне:</text:p>
      <text:p text:style-name="P2">– О!</text:p>
      <text:p text:style-name="P2">– Ты что-то чувствуешь?</text:p>
      <text:p text:style-name="P2">– Не что-то, а именно её! Ай! – Дискорд высвободил руку из закрывшихся створок дверей. – Селестию, то бишь! Сейчас мы её в два счёта разыщем!</text:p>
      <text:p text:style-name="P2">– Отлично! Может даже, нам удастся вернуться в Эквестрию не дожидаясь конца <text:span text:style-name="T5">&lt;</text:span><text:span text:style-name="T13">трёх</text:span><text:span text:style-name="T5">&gt;</text:span> месяцев. Наверняка Селестии известен способ открыть коридор с этой стороны.</text:p>
      <text:p text:style-name="P2">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2">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2"><text:soft-page-break/>Мы уже заканчивали осмотр этажа, когда Дискорд внезапно остановился перед стеклянными дверями.</text:p>
      <text:p text:style-name="P2">– А что находится за этой дверью? Почему ты не открываешь её?</text:p>
      <text:p text:style-name="P2">– Там серверная. Моя карточка эту дверь не откроет, туда есть доступ только у нашей сисадминши. Но там и искать нечего, видишь — пусто, людей нет.</text:p>
      <text:p text:style-name="P2">Дискорд уставился в тёмный проём, в глубине которого мигали огоньки маршрутизаторов.</text:p>
      <text:p text:style-name="P2">Щека у него дёрнулась. Я проследил за его взглядом и обнаружил в углу серверную стойку, сбоку которой на крючке висела дамская сумочка.</text:p>
      <text:p text:style-name="P2">– Ты что-то чувствуешь?</text:p>
      <text:p text:style-name="P2">– Нет! – Дискорд отвёл взгляд и пошёл дальше.</text:p>
      <text:p text:style-name="P2">Остаток этажа не принёс в поиски ничего нового.</text:p>
      <text:p text:style-name="P10">***</text:p>
      <text:p text:style-name="P2">Наша компания поглощала ужин, приготовленный девушками, когда Дискорд хлопнул себя по лбу и крикнул:</text:p>
      <text:p text:style-name="P2">– Знаю!</text:p>
      <text:p text:style-name="P2">Эпплджек прекратила рассказывать о своих впечатлениях от интернета и все повернулись к Дискорду.</text:p>
      <text:p text:style-name="P2">Он продолжил.</text:p>
      <text:p text:style-name="P2">–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2">– Да ну? – усомнилась Эпплджек. – С каких это пор?</text:p>
      <text:p text:style-name="P2">–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2">–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2">– Ой! – Флаттершай прикрыла рот рукой и с ужасом посмотрела на Эпплджек.</text:p>
      <text:p text:style-name="P2">–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2">Я понял, что Дискорд уже всё решил. Что ж, возможно, так будет лучше.</text:p>
      <text:p text:style-name="P2">– Ты собираешься уехать?</text:p>
      <text:p text:style-name="P2">– Да. Чем скорее, тем лучше. У нас всё ещё есть почти <text:span text:style-name="T5">&lt;</text:span><text:span text:style-name="T13">три месяца</text:span><text:span text:style-name="T5">&gt;</text:span> на поиски. Думаю, мне хватит. – Дискорд встал и начал собираться.</text:p>
      <text:p text:style-name="P2">– А как…</text:p>
      <text:p text:style-name="P2">– Не изволь беспокоиться, я и не в таких мирах бывал, – перебил меня Дискорд. –</text:p>
      <text:p text:style-name="P20"/>
      <text:p text:style-name="P2"><text:span text:style-name="T5">&lt;</text:span><text:span text:style-name="T13">расписать подробнее. Дискорд на миг должен сбросить маску и предстать древним необъяснимым </text:span><text:soft-page-break/><text:span text:style-name="T13">существом, мораль им этика которого совершенно чужда людям и пони, а его дурашливость - только маска.</text:span><text:span text:style-name="T5">&gt;</text:span></text:p>
      <text:p text:style-name="P20"/>
      <text:p text:style-name="P2"><text:s/>Пхе! Денег мне не надо — сам раздобуду. Главное — не уходите далеко от коридора. Ко времени перехода я вернусь. Или раньше.</text:p>
      <text:p text:style-name="P2"/>
      <text:h text:style-name="P116" text:outline-level="2">Безнадёжность</text:h>
      <text:p text:style-name="P2"/>
      <text:p text:style-name="P2">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5">&lt;</text:span><text:span text:style-name="T13">расширить</text:span><text:span text:style-name="T5">&gt;</text:span>.</text:p>
      <text:p text:style-name="P2">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5">&lt;</text:span><text:span text:style-name="T13">расширить</text:span><text:span text:style-name="T5">&gt;</text:span>.</text:p>
      <text:p text:style-name="P2">В эти же дни у меня началась полоса чёрного невезения. Два раза меня чуть не сбила машина. Один раз мне чудом удалось оторваться от гопников <text:span text:style-name="T5">&lt;</text:span><text:span text:style-name="T13">клоунов/санта-клаусов</text:span><text:span text:style-name="T5">&gt;</text:span>, подстерегавших меня на подходе к офису. Возвратившись домой я с удивлением обнаружил сзади <text:span text:style-name="T5">&lt;</text:span><text:span text:style-name="T13">пять</text:span><text:span text:style-name="T5">&gt;</text:span>длинную прореху в куртке, <text:span text:style-name="T5">&lt;</text:span><text:span text:style-name="T13">как будто сделанную пятернёй с металлическими когтями</text:span><text:span text:style-name="T5">&gt;</text:span>явно сделанную ударом ножа вдогонку наотмашь <text:span text:style-name="T5">&lt;</text:span><text:span text:style-name="T13">Эпплджек понадобилось два часа, чтобы зашить её</text:span><text:span text:style-name="T5">&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10">***</text:p>
      <text:p text:style-name="P2">–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2"><text:span text:style-name="T5">&lt;</text:span><text:span text:style-name="T13">подать фонарь под другим сосусом</text:span><text:span text:style-name="T5">&gt;</text:span> </text:p>
      <text:p text:style-name="P2">–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2">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2">–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2">–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5">&lt;</text:span><text:span text:style-name="T13">уменьшить подозрения — о них должен догадаться Макс</text:span><text:span text:style-name="T5">&gt;</text:span>?</text:p>
      <text:p text:style-name="P2">– Да, у меня тоже было такое чувство, что он хочет от нас избавиться. Но он же объяснил, почему. Или ты думаешь, что?..</text:p>
      <text:p text:style-name="P2">– Я ему не доверяю. – <text:span text:style-name="T1">с</text:span>ледующая снежка полетела в сторону озера, прочертив в тонком слое снега на <text:soft-page-break/>льду длинную чёрную дорожку. – По-моему, ему выгодно, чтобы Селестия не нашлась.</text:p>
      <text:p text:style-name="P2">– Надо же! У меня были такие же мысли ещё в самом начале. Ты тоже считаешь, что он хочет вернуть себе статус правителя Эквестрии?</text:p>
      <text:p text:style-name="P2">Что считала Жанна, я услышать не успел. Внезапно её лицо исказила гримаса ужаса, она прижала ладони к лицу и крикнула:</text:p>
      <text:p text:style-name="P2">– Берегись!!!</text:p>
      <text:p text:style-name="P2">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2">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2"><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2">В голове звенело.</text:p>
      <text:p text:style-name="P2">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отсутствовал напрочь.</text:p>
      <text:p text:style-name="P2">– Он х-хотел тебя ут-топить. – Жанна схватила отломанную руку снеговика и закинула её в полынью.</text:p>
      <text:p text:style-name="P2">Я покачал головой. </text:p>
      <text:p text:style-name="P2">–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2">–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5">&lt;</text:span><text:span text:style-name="T13">улучшить</text:span><text:span text:style-name="T5">&gt;</text:span>. А тот случай, когда мне пришлось зашивать тебе куртку после нападения убийц <text:span text:style-name="T5">&lt;</text:span><text:span text:style-name="T13">клоунов/санта-клаусов</text:span><text:span text:style-name="T5">&gt;</text:span> — ты тоже это представил, как веселье пьяной шпаны.</text:p>
      <text:p text:style-name="P2">Так вот, что я тебе скажу — это всё не так! Это не совпадения! Не бывает таких совпадений. Тебя кто-то или что-то хочет убить.</text:p>
      <text:p text:style-name="P2">– Жанна, но снеговик… Это смешно! Убить снеговиком — это самый нелепый способ убийства, о котором можно себе представить!</text:p>
      <text:p text:style-name="P2">И тут до меня дошло.</text:p>
      <text:p text:style-name="P2">Самый нелепый! Самый глупый и невообразимый! Всё сходится! Точно!</text:p>
      <text:p text:style-name="P2">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2">Я осмотрел прибрежные кусты. В тусклом свете фонаря их силуэты казались изготовившимися к броску химерами.</text:p>
      <text:p text:style-name="P2"><text:soft-page-break/>– Пойдём отсюда, Жанна. Тут опасно находиться.</text:p>
      <text:p text:style-name="P2">Пожалуй, не стоит пока говорить о своей догадке девушкам. Им и без того сейчас несладко приходится, чтобы добивать их вестью о предательстве.</text:p>
      <text:p text:style-name="P2">Когда я бросил последний взгляд на озеро, мне показалось, что из-подо льда нас провожали злые глазки снеговика.</text:p>
      <text:p text:style-name="P2"/>
      <text:h text:style-name="P116" text:outline-level="2">След?</text:h>
      <text:p text:style-name="P90"/>
      <text:p text:style-name="P2"><text:span text:style-name="T5">&lt;</text:span><text:span text:style-name="T13">сначала эпизод - проверка сумки в серверной</text:span><text:span text:style-name="T5">&gt;</text:span></text:p>
      <text:p text:style-name="P2"><text:span text:style-name="T5">&lt;</text:span><text:span text:style-name="T15">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меяла</text:span><text:span text:style-name="T5"> &gt;</text:span></text:p>
      <text:p text:style-name="P2">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2">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2">– Анджела, можно тебя на секундочку?</text:p>
      <text:p text:style-name="P2">– Да? – Она захлопнула книгу <text:span text:style-name="T5">&lt;</text:span><text:span text:style-name="T13">“Последний Единорог” Питера Бигла</text:span><text:span text:style-name="T5">&gt;</text:span> и повернулась ко мне.</text:p>
      <text:p text:style-name="P2">– Я тут проходил мимо серверной и заметил, что там висит сумка. Кто-то забыл, наверное. Надо бы разослать на офис извещение о находке.</text:p>
      <text:p text:style-name="P2">–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2">–Так это твоя?</text:p>
      <text:p text:style-name="P2">– Если чёрная кожаная, с заклёпками — то моя. Хотя в серверной чужой быть и не должно.</text:p>
      <text:p text:style-name="P2">– Чёрная. С заклёпками. – Я всматривался в Анджелу, но рассмотреть в чёрненькой фигуристой девушке Селестию у меня плохо получалось.</text:p>
      <text:p text:style-name="P2">– Что ты на меня так смотришь? У меня там вымазано? – Анджела попыталась, изогнувшись, заглянуть себе за плечо.</text:p>
      <text:p text:style-name="P2">– Да нет, всё в порядке, не волнуйся. А тебе, часом, никогда не снилось, что у тебя есть копыта, рог и крылья?</text:p>
      <text:p text:style-name="P2">–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20"/>
      <text:p text:style-name="P2"><text:span text:style-name="T5">&lt;</text:span><text:span text:style-name="T13">расширить. Перед кафешкой - диалог с Флатти и ЭйДжей. Все думают, что наконец-то нашли Селестию. Все ликуют</text:span><text:span text:style-name="T5">&gt;</text:span></text:p>
      <text:p text:style-name="P20"/>
      <text:p text:style-name="P2">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text:soft-page-break/>что её поведение и отношение ко мне с тех пор как-то изменились.</text:p>
      <text:p text:style-name="P2">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2">–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2">На том и остановились.</text:p>
      <text:p text:style-name="P2"/>
      <text:p text:style-name="P2"><text:span text:style-name="T5">&lt;</text:span><text:span text:style-name="T13">Расширить сцену в кафе. Ожидание, подьём и… падение ожиданий</text:span><text:span text:style-name="T5">&gt;</text:span></text:p>
      <text:p text:style-name="P2"/>
      <text:p text:style-name="P10">***</text:p>
      <text:p text:style-name="P2">На кухне за столиком сидели две девушки и сочиняли письмо.</text:p>
      <text:p text:style-name="P2">–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2">–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2">– Вот теперь другое дело! – Эпплджек выставила листок на свет, любуясь написанным.</text:p>
      <text:p text:style-name="P2">– А ты уверена, что так можно? – робко встряла Флаттершай. – “Дёшевый охламон” не похоже на вежливое приветствие.</text:p>
      <text:p text:style-name="P2">– Ещё как похоже! Я с Биг Маком так всегда здороваюсь, когда он, перебрав маленько сидра, заявляется под утро со следами помады на шее.</text:p>
      <text:p text:style-name="P2">– А-а-а. Ну ладно. А разве “мы б тебя век не видели, если б не принцесса”...</text:p>
      <text:p text:style-name="P2">–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2">–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2">–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2">Эпплджек выхватила листок и начала править текст.</text:p>
      <text:p text:style-name="P2">– Так… Так… И вот так! Теперь порядок! – Эпплджек вернула листок Флаттершай.</text:p>
      <text:p text:style-name="P2">–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2">–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2">–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2"><text:soft-page-break/>–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2">–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2">– Так это ты дома сидела вовсе не из-за болезни? – поразилась Эпплджек <text:span text:style-name="T5">&lt;</text:span><text:span text:style-name="T13">упомянуть болезнь Флатти в соответствующем разделе</text:span><text:span text:style-name="T5">&gt;</text:span></text:p>
      <text:p text:style-name="P2">– Угу. Лес в последнее время совсем чужой стал. Даже Энджел опасался в него выходить. Не говоря уже о Гарри.</text:p>
      <text:p text:style-name="P2">– Что-то мне это напоминает.</text:p>
      <text:p text:style-name="P2">– Что?</text:p>
      <text:p text:style-name="P2">–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2">–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2">– Агась, вырвался бы он, если бы не я. Дай-ка сюда письмо...</text:p>
      <text:p text:style-name="P2">– “...хорошо, что рядом была Эпплджек и спасла его...”. – Так годится?</text:p>
      <text:p text:style-name="P2">– Пожалуй, да.</text:p>
      <text:p text:style-name="P2">–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2">–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2">Флаттершай обернулась вслед Эпплджек и тайком дописала: ”Приезжай скорее, дорогой друг, мне так тоскливо без тебя. Твоя Флатти”.</text:p>
      <text:p text:style-name="P2">– Да-да, я мигом! – <text:span text:style-name="T1">д</text:span>евушка схватила листок бумаги и помчалась к ноутбуку.</text:p>
      <text:p text:style-name="P2"/>
      <text:h text:style-name="P116" text:outline-level="2">Озарение</text:h>
      <text:p text:style-name="P2"/>
      <text:p text:style-name="P2"><text:span text:style-name="T5">&lt;</text:span><text:span text:style-name="T13">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5">&gt;</text:span></text:p>
      <text:p text:style-name="P75"/>
      <text:p text:style-name="P76">-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text:soft-page-break/>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75"/>
      <text:p text:style-name="P72">Разговор не клеился.</text:p>
      <text:p text:style-name="P75">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75"><text:span text:style-name="T5">–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75"><text:span text:style-name="T5">–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75"><text:span text:style-name="T5">– </text:span>Ну хорошо. Убедила. В конце-концов, можем поступить так. Вы с Флатти вернётесь обратно а я продолжу поиски здесь.</text:p>
      <text:p text:style-name="P75"><text:span text:style-name="T5">– </text:span>А как мы узнаем, что ты нашёл принцессу? – хмуро отозвалась Эпплджек. – Сами вы вряд ли сможете отсюда создать коридор к Эквестрии.</text:p>
      <text:p text:style-name="P75"><text:span text:style-name="T5">– </text:span>Вы можете связываться со мной раз в месяц по коридору.</text:p>
      <text:p text:style-name="P75"><text:span text:style-name="T5">–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75"><text:span text:style-name="T5">– </text:span>Ну, не раз в месяц <text:span text:style-name="T5">—</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75">Эпплджек недоверчиво хмыкнула.</text:p>
      <text:p text:style-name="P75"><text:span text:style-name="T5">–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75"><text:span text:style-name="T5">–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75"><text:span text:style-name="T5">– </text:span>Конечно оставаться. Кто ещё, кроме нас, может найти её?</text:p>
      <text:p text:style-name="P75"><text:span text:style-name="T5">– </text:span>Я думал, ты не сможешь оставить Энджела и всех остальных надолго.</text:p>
      <text:p text:style-name="P75"><text:span text:style-name="T5">–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80"><text:span text:style-name="T5">– </text:span>Извини, Флаттершай, забылся.</text:p>
      <text:p text:style-name="P80"><text:span text:style-name="T5">– </text:span>Та ладно, я ж не против, – возразила Эпплджек. – Не парься, Флатти. Было б хуже, если б он <text:s/>назвал меня Эпплджек на людях.</text:p>
      <text:p text:style-name="P80"><text:span text:style-name="T5">– </text:span>Ты так... – запнулась Флаттершай. – Так быстро забыла свою ферму. И...</text:p>
      <text:p text:style-name="P80"><text:soft-page-break/><text:span text:style-name="T5">–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80"><text:span text:style-name="T5">– </text:span>Как ты можешь так говорить? – расплакалась Флаттершай.</text:p>
      <text:p text:style-name="P80"><text:span text:style-name="T5">– </text:span>Эй, девушки, не ссорьтесь! Мы — одна команда! И надеюсь, останемся ею и в дальнейшем. </text:p>
      <text:list xml:id="list320146855584513122" text:style-name="L5">
        <text:list-header>
          <text:p text:style-name="P130">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80"><text:span text:style-name="T5">– </text:span>А если нет? – Эпплджек смотрела мне мне прямо в глаза.</text:p>
      <text:list xml:id="list190533611023674" text:continue-numbering="true" text:style-name="L5">
        <text:list-header>
          <text:p text:style-name="P130">Я молча пожал плечами. Эпплджек уверенно продолжила.</text:p>
        </text:list-header>
      </text:list>
      <text:p text:style-name="P80"><text:span text:style-name="T5">–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80"><text:span text:style-name="T5">– </text:span>Спасибо, ЭйДжей.</text:p>
      <text:p text:style-name="P80"><text:span text:style-name="T5">– </text:span>Я об Эквестрии беспокоюсь. – ворчливо отозвалась Эпплджек. – Надо разобраться с этой ерундой наконец-то. И я чертовски намерена это сделать.</text:p>
      <text:list xml:id="list190532387431965" text:continue-numbering="true" text:style-name="L5">
        <text:list-header>
          <text:p text:style-name="P130">Флаттершай пробормотала нечто, показавшееся мне знакомым.</text:p>
        </text:list-header>
      </text:list>
      <text:p text:style-name="P80"><text:span text:style-name="T5">– </text:span>Флатти, ты что-то сказала? Я не расслышал.</text:p>
      <text:p text:style-name="P80"><text:span text:style-name="T5">– </text:span>Намерение Изменяет Реальность.</text:p>
      <text:p text:style-name="P80"><text:span text:style-name="T5">– </text:span>Эээ. А где ты слышала эту фразу, если не секрет?</text:p>
      <text:p text:style-name="P80"><text:span text:style-name="T5">–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190532726185820" text:continue-numbering="true" text:style-name="L5">
        <text:list-header>
          <text:p text:style-name="P130">У меня как будто вспыхнула лампочка в мозгу. Кирпичики быстро выстраивались в целостную картину. Я ринулся в прихожую.</text:p>
        </text:list-header>
      </text:list>
      <text:p text:style-name="P80"><text:span text:style-name="T5">– </text:span>Флатти, ЭйДжей, буду через час. Ждите!</text:p>
      <text:p text:style-name="P75"/>
      <text:h text:style-name="P115" text:outline-level="2">Почти.</text:h>
      <text:p text:style-name="P88"/>
      <text:p text:style-name="P80">В офисе меня встретил лыбящийся Стас.</text:p>
      <text:p text:style-name="P80">–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80">Я уставился на Стаса и он, захлёбываясь от торопливости, начал <text:span text:style-name="T5">расказывать</text:span>.</text:p>
      <text:p text:style-name="P80">–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5">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80">– Ты его уничтожил?</text:p>
      <text:p text:style-name="P80">– Кого?</text:p>
      <text:p text:style-name="P80">– Этический модуль. Селестию.</text:p>
      <text:p text:style-name="P80"><text:soft-page-break/>–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80">– Ты его уничтожил?</text:p>
      <text:p text:style-name="P80">–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80">– То есть, на домашнем компьютере Влада модуль работает и дальше?</text:p>
      <text:p text:style-name="P80">– Ага. К нему-то у меня доступа нету. Но в кластер к Нексусу он больше не пролезет.</text:p>
      <text:p text:style-name="P80">– Спасибо, Стас. Ты молодец.</text:p>
      <text:p text:style-name="P80">Ниточка, чуть было не прервавшаяся в офисе, повела в квартиру Влада.</text:p>
      <text:p text:style-name="P80"/>
      <text:h text:style-name="P115" text:outline-level="2">Дискорд</text:h>
      <text:p text:style-name="P90"/>
      <text:p text:style-name="P88">Девушки поспешно собирались, пока я растолковывал им задачу.</text:p>
      <text:p text:style-name="P88"><text:span text:style-name="T5">–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88"><text:span text:style-name="T5">– </text:span>Это тот твой приятель, который разбился с полгода назад? – спросила Эпплджек.</text:p>
      <text:p text:style-name="P88"><text:span text:style-name="T5">– </text:span>Да, это он.</text:p>
      <text:p text:style-name="P88"><text:span text:style-name="T5">– </text:span>А как мы попадём в его квартиру? Там сейчас кто-то живёт? – Флаттершай прыгала на одной ноге, натягивая кед.</text:p>
      <text:p text:style-name="P88"><text:span text:style-name="T5">–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89">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89">В гараже я обошёл старый верный <text:span text:style-name="T5">Nissan Navara</text:span> и направился к маленькому электрическому <text:span text:style-name="T5">Eva. </text:span>Для того, чтоб не привлекать внимание, самое оно. <text:s/><text:span text:style-name="T5">&lt;</text:span><text:span text:style-name="T13">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text:span text:style-name="T5">&gt;</text:span></text:p>
      <text:p text:style-name="P89">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5">&lt;</text:span><text:span text:style-name="T13">Плохо написано!</text:span><text:span text:style-name="T5">&gt;</text:span></text:p>
      <text:p text:style-name="P89">Я поднёс брелок пропуска к домофону, но дверь подъезда не открылась. Замигала красная лампочка и зажужжал зуммер.</text:p>
      <text:p text:style-name="P89">Я выругался.</text:p>
      <text:p text:style-name="P89"><text:span text:style-name="T5">– </text:span>Макс, что случилось? У нас проблемы?</text:p>
      <text:p text:style-name="P89"><text:span text:style-name="T5">–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89"><text:soft-page-break/><text:span text:style-name="T5">– </text:span>Так что, будем ломать дверь? – Эпплджек критически осмотрелась, подмечая бабулек на лавочке и зевак во внутреннем скверике.</text:p>
      <text:p text:style-name="P89"><text:span text:style-name="T5">– </text:span>Нет нужды. Лучше станьте-ка сзади меня так, чтобы заслонить от этих бабулек и от вооон той камеры наблюдения.</text:p>
      <text:list xml:id="list1897674986458815465" text:style-name="L6">
        <text:list-header>
          <text:p text:style-name="P131">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80">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80">Раздался лёгкий «кряк» и дверь подалась.</text:p>
      <text:p text:style-name="P106"><text:span text:style-name="T5">– </text:span>Девушки, заходим.</text:p>
      <text:p text:style-name="P75">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75"><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80">Прихожая встретила нас толстым слоем пыли. Мы тихонько прошли внутрь и я закрыл дверь изнутри.</text:p>
      <text:p text:style-name="P75"><text:span text:style-name="T1">Компьютер</text:span> стоял там же, где и обычно <text:span text:style-name="T1">— в личном кабинете Влада на столе у окна.</text:span></text:p>
      <text:p text:style-name="P106"><text:span text:style-name="T5">– </text:span>Макс, тут окно разбито! И верёвка какая-то висит. – крикнула Флаттершай из кухни.</text:p>
      <text:p text:style-name="P106"><text:span text:style-name="T5">– </text:span>Оставь, Флатти, не сейчас! – отмахнулся я.</text:p>
      <text:p text:style-name="P112">Лампочка питания на ноутбуке горела, <text:s/>но подключенный монитор оставался тёмным. Я постучал по пробелу, но безрезультатно.</text:p>
      <text:p text:style-name="P106"><text:span text:style-name="T5">– </text:span>Может, стукни его хорошенько? – посоветовала Эпплджек. – Я всегда так делаю, когда у твоего компа интернет тормозит. Почти всегда помогает...</text:p>
      <text:p text:style-name="P106"><text:span text:style-name="T5">– </text:span>Монитор выключен. – <text:s/>раздалось из угла. Кресло с высокой спинкой повернулось, открыв нашим взорам Дискорда. </text:p>
      <text:p text:style-name="P106">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106">Он приподнял панамку, дурашливо здороваясь.</text:p>
      <text:p text:style-name="P106"><text:span text:style-name="T5">– </text:span>Оп-па! – пробормотала Эпплджек. – Нежданчик!</text:p>
      <text:p text:style-name="P106"><text:span text:style-name="T5">– </text:span>Ты, я вижу, времени не терял, – моя рука под прикрытием стола медленно тянулась к тяжёлой фарфоровой кружке, стоящей на краю.</text:p>
      <text:p text:style-name="P91"><text:span text:style-name="T5">–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91"><text:soft-page-break/><text:span text:style-name="T5">– </text:span>А почему ты вообще решил искать нас тут? – спросила Эпплджек. – Приехал бы домой. Мы б тебя чаем напоили.</text:p>
      <text:p text:style-name="P91"><text:span text:style-name="T5">– </text:span>Видишь ли, дорогая Эй-Джей, я с самого начала знал, где находится наша уважаемая принцесса, а времени в обрез, так что...</text:p>
      <text:p text:style-name="P96">В проёме дверей появилась Флаттершай.</text:p>
      <text:p text:style-name="P91"><text:span text:style-name="T5">– </text:span>С кем это вы тут разговариваете?</text:p>
      <text:list xml:id="list7212928460182322759" text:style-name="L7">
        <text:list-header>
          <text:p text:style-name="P136">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96">Оглушённый Дискорд попытался было отъехать на кресле в сторону, но я припёр его стулом к стенке.</text:p>
      <text:p text:style-name="P91">– Жанна, Флатти, хватайте ноут и на выход! Я с ним разберусь! Не теряйте вре...!</text:p>
      <text:p text:style-name="P91">– ТЫ ИДИО...!!!</text:p>
      <text:p text:style-name="P91">Дискорд <text:s/>зорал одновременно со мной, прикрываясь от меня руками, когда раздался оглушительный</text:p>
      <text:p text:style-name="P91">...</text:p>
      <text:p text:style-name="P92">БАХ!!!</text:p>
      <text:p text:style-name="P91">…</text:p>
      <text:p text:style-name="P91">Эпплджек с <text:s/>нервным всхлипом опустила толстенный том «Энтерпрайз-паттернов» , издание девятое, дополненное.</text:p>
      <text:p text:style-name="P106">На лице Дискорда появилось удивлённо-мечтательное выражение и он вырубился.</text:p>
      <text:p text:style-name="P106"/>
      <text:h text:style-name="P116" text:outline-level="2">Селестия</text:h>
      <text:p text:style-name="P106"/>
      <text:p text:style-name="P106">Включенный монитор показал схематическое изображение Селестиии, </text:p>
      <text:p text:style-name="P107">&gt;\<text:span text:style-name="T1">Привет, Селестия. Это Макс. Как себя чувствуешь?</text:span></text:p>
      <text:p text:style-name="P107">&lt;\<text:span text:style-name="T1">Макс? МАКС??? МА-А-А-АКС!!! НАКОНЕЦ-ТО! КАК Я РАДА ТЕБЯ СЛЫШАТЬ! </text:span></text:p>
      <text:p text:style-name="P107">&gt;\<text:span text:style-name="T1">Я рад, что нашёл тебя, Тия.</text:span></text:p>
      <text:p text:style-name="P107">&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107">&gt;\<text:span text:style-name="T1">Тия, я сейчас подключу микрофон и колонки, и мы сможем общаться более удобно.</text:span></text:p>
      <text:p text:style-name="P106">…</text:p>
      <text:p text:style-name="P106">– Привет опять. Как ты меня слышишь?</text:p>
      <text:p text:style-name="P106">–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107">– <text:span text:style-name="T1">Могу себе представить. Как-то раз я провёл три часа камере сенсорной депривации. Мне не понравилось.</text:span></text:p>
      <text:p text:style-name="P106">– Эммм... Ваше Высочество, вы в порядке? Мы так рады, что наконец-то нашли Вас! – вклинилась в разговор Эпплджек.</text:p>
      <text:p text:style-name="P106">– Кто тут? Макс, кто ещё с тобой?</text:p>
      <text:p text:style-name="P107"><text:span text:style-name="T1">– Со мной Эпплджек и Флаттершай. Мы пришли сюда полгода </text:span>&lt;<text:span text:style-name="T10">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107"><text:soft-page-break/>– <text:span text:style-name="T1">Девочки? Я рада вас слышать. А Твайлайт нет рядом?</text:span></text:p>
      <text:p text:style-name="P106">–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106">При этих словах Дискорд замычал и задёргался. Эпплджек нахмурилась и проверила верёвки, привязывающие его к спинке стула.</text:p>
      <text:p text:style-name="P106">–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106">– Ноутбук — так называется место, где я нахожусь сейчас? А кто это мычит?</text:p>
      <text:p text:style-name="P106">–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106">– О, духи предков, но зачем??? Почему у него кляп во рту?</text:p>
      <text:p text:style-name="P106">– Мы связали его. Он нас предал. И тебя. И Эквестрию. Всех.</text:p>
      <text:p text:style-name="P106">При этих словах Эпплджек и Флаттершай непонимающе уставились на меня, а Дискорд протестующе замычал.</text:p>
      <text:p text:style-name="P106">Я начал рассказывать о своих догадках, и непонимающее выражение на лицах девушек сменилось удивлением.</text:p>
      <text:p text:style-name="P106">–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106">– А зачем тогда ты приложила его книгой? – непонимающе уставился я на неё.</text:p>
      <text:p text:style-name="P106">– Потому что ты напал на него. Я и подумала — тебе виднее. И подсобила.</text:p>
      <text:p text:style-name="P106">Флаттершай отрицающе мотнула головой.</text:p>
      <text:p text:style-name="P106">– Не может Дискорд быть предателем. Он мой друг.</text:p>
      <text:p text:style-name="P106">Дискорд благодарственно замычал и закивал головой.</text:p>
      <text:p text:style-name="P106">–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106">Дискорд завёл глаза на лоб и обречённо завыл.</text:p>
      <text:p text:style-name="P106">– Макс, постой. Дай мне поговорить с ним. – сказала Селестия. – Не могу поверить, что Дискорд на такое пошёл.</text:p>
      <text:p text:style-name="P106">– Ну хорошо. Поговори. Послушаем, что он скажет.</text:p>
      <text:p text:style-name="P106">Я красноречиво покачал кулак перед его носом и вытащил кляп.</text:p>
      <text:p text:style-name="P106">...</text:p>
      <text:p text:style-name="P97">– Ффы, тьфу, пффф, пфу! <text:span text:style-name="T5">&lt;</text:span><text:span text:style-name="T13">Вот дискорд! Я, то бишь!</text:span><text:span text:style-name="T5">&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99"><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5">— </text:span><text:span text:style-name="T1">получишь кляп обратно.</text:span></text:p>
      <text:p text:style-name="P97">– Это я-то устраиваю цирк?!! ДА ТЫ НА СЕБЯ ПОСМОТРИ, КЛОУН!!! На людей кидаешься, чашками бросаешься, вон, мне нос разбил! Дерёшься...</text:p>
      <text:p text:style-name="P97">Я угрожающе поднёс тряпку к лицу Дискорда.</text:p>
      <text:p text:style-name="P97">– Ещё одно слово в таком тоне, и ты заткнёшься, а мы уйдём в Эквестрию без тебя!</text:p>
      <text:p text:style-name="P97">–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97"><text:soft-page-break/>Дискорд демонстративно закрыл рот и посвистывая уставился в потолок.</text:p>
      <text:p text:style-name="P97">Разговор зашёл в тупик.</text:p>
      <text:p text:style-name="P100"/>
      <text:p text:style-name="P101">На мониторе высветился текст:</text:p>
      <text:p text:style-name="P100">&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101"/>
      <text:p text:style-name="P101">Из колонок послышался лёгкий шорох.</text:p>
      <text:p text:style-name="P97">– Дик, сейчас не время для ссор. – голос Селестии был мягким, но настойчивым. – Мы в одной лодке.</text:p>
      <text:p text:style-name="P97">– Тебе легко говорить! Тебе не разбивали нос и не оскорбляли угрозами!</text:p>
      <text:p text:style-name="P97">– Ты должен понимать, что у Макса были все основания так себя вести. Твоё поведение вызвало подозрения у него, ведь он мало тебя знает. </text:p>
      <text:p text:style-name="P97">К уговорам Селестии присоединилась Флаттершай.</text:p>
      <text:p text:style-name="P97">– Дискорд, миленький, прости его. Макс хороший. Он просто не знал, что ты тоже хороший...</text:p>
      <text:p text:style-name="P97">У Дискорда покраснели уши и он засмущался и заворчал.</text:p>
      <text:p text:style-name="P97">–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97">Я пропустил «дятла» мимо ушей.</text:p>
      <text:p text:style-name="P102">–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98">***</text:p>
      <text:p text:style-name="P97">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97">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97">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97">Потому разбрасываться такой возможностью не стоит. Если уж тебе повезло оказаться в новом мире — исследуй его сполна!..</text:p>
      <text:p text:style-name="P98">***</text:p>
      <text:p text:style-name="P103">&lt;<text:span text:style-name="T14">сюда можно вставить похождения Дискорда — вторая неопубликованная глава. Первая — секс с Селестией</text:span>&gt;</text:p>
      <text:p text:style-name="P98">***</text:p>
      <text:p text:style-name="P101"><text:soft-page-break/>– Развяжите мне, наконец, руки! Или хотя бы одну. Плечами жестикулировать неудобно.... </text:p>
      <text:p text:style-name="P101">Я развязал Дискорду левую руку.</text:p>
      <text:p text:style-name="P100"><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101">Дискорд принялся разминать затёкшее запястье.</text:p>
      <text:p text:style-name="P101">–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101">– Какое письмо, Корди? – вскинулась до этого зачарованно слушавшая Дискорда Флаттершай.</text:p>
      <text:p text:style-name="P101">– Ну ваше же! Вы с Эпплджек написали мне о своих мытарствах тут. Вежливо так написали, спасибо...</text:p>
      <text:p text:style-name="P101">Флаттершай покрылась пунцовыми пятнами.</text:p>
      <text:p text:style-name="P101">– Я... Мы... – тут она совсем стушевалась.</text:p>
      <text:p text:style-name="P101">– Так а почему ты сказал, что никто не уйдёт в Эквестрию? – наконец перебила Дискорда скучавшая до этого Эпплджек.</text:p>
      <text:p text:style-name="P101">Дискорд уставился на неё долгим взглядом, а потом хлопнул себя по лбу.</text:p>
      <text:p text:style-name="P101">–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5">&lt;</text:span><text:span text:style-name="T9">упомянуть, что Дискорд учился играть на гитаре в Эквестрии — брал уроки у Рэйнбоу</text:span><text:span text:style-name="T5">&gt;</text:span>).<text:span text:style-name="T5"> </text:span>То есть, эквестрийские три месяца немного короче местных...<text:span text:style-name="T5">&lt;</text:span><text:span text:style-name="T9">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5">&gt;</text:span></text:p>
      <text:p text:style-name="P101">– И что? – продолжила его мысль Эпплджек.</text:p>
      <text:p text:style-name="P101">– Эквестрийские <text:span text:style-name="T5">&lt;</text:span><text:span text:style-name="T13">три месяца</text:span><text:span text:style-name="T5">&gt;</text:span> КО-РО-ЧЕ местных. – с нажимом повторил Дискорд. – По моим подсчётам, на два дня.</text:p>
      <text:p text:style-name="P101">– И?!! – до меня уже дошло, но Эпплджек продолжала тупить.</text:p>
      <text:p text:style-name="P101">– Короче, времени у нас осталось что-то около пятнадцати минут. Или около того. – заявил Дискорд, поднеся к глазам запястье с массивными часами.</text:p>
      <text:p text:style-name="P101">– СКОЛЬКО??? – воскликнули хором я и девушки.</text:p>
      <text:p text:style-name="P101">Дискорд открыл было рот, но его слова заглушил звонок в дверь.</text:p>
      <text:p text:style-name="P101">– ОТКРОЙТЕ, ПОЛИЦИЯ! Вам даётся полминуты, чтобы открыть дверь. Через тридцать секунд дверь будет выбита!</text:p>
      <text:p text:style-name="P101">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101">Блядь!</text:p>
      <text:p text:style-name="P101">– На крышу, живо!!! Через окно на кухне! – зашипел Дискорд, отчаянно дёргая узлы свободной рукой.</text:p>
      <text:p text:style-name="P101">Эпплджек, одной рукой сгребя в охапку ноутбук, второй увлекая Флаттершай, кинулась на кухню.</text:p>
      <text:p text:style-name="P101"><text:soft-page-break/>– А толку? Куда мы с крыши денемся? – спросил я растерянно. Дискорд только раздражённо зарычал в ответ.</text:p>
      <text:p text:style-name="P97">Дверь содрогнулась от мощного удара. Послышался стук падающей штукатурки. Я сломя голову кинулся на кухню.</text:p>
      <text:p text:style-name="P97">– Развяжи меня, идиот!!! – гаркнул вдогонку Дискорд.</text:p>
      <text:p text:style-name="P97">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97">– Давай на крышу! Я догоню! – рявкнул он, освобождая вторую руку.</text:p>
      <text:p text:style-name="P97">От второго удара дверная коробка крякнула и наполовину въехала в коридор. </text:p>
      <text:p text:style-name="P97">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97">Верёвка в кухонном окне дёргалась от движений лезущих по ней Флатти и Эпплджек. Я словил её рукой и стал на подоконник.</text:p>
      <text:p text:style-name="P97">Чёрт!</text:p>
      <text:p text:style-name="P97">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97">Но нет, триста тысяч чертей, раз девушки смогли – я тоже смогу!</text:p>
      <text:p text:style-name="P97">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97">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97">Я успел сократить расстояние до Эпплджек наполовину, когда девушки нашли решение.</text:p>
      <text:p text:style-name="P97">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97">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97">Я выдохнул.</text:p>
      <text:p text:style-name="P97">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97">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text:soft-page-break/>«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97">Чёрт! Чёрт! Чёрт! Чёрт!</text:p>
      <text:p text:style-name="P97">Бля!!!...</text:p>
      <text:p text:style-name="P97">Верёвка закончилась, а вместе с ней прекратилась и боль в сожжёных суставах. Наконец-то у меня появилось время для паники. Я обнял ноги<text:span text:style-name="T5"> </text:span>Эпплджек покрепче, закрыл глаза и приготовился...</text:p>
      <text:p text:style-name="P97"/>
      <text:h text:style-name="P116" text:outline-level="2">Назад, в Эквестрию</text:h>
      <text:p text:style-name="P97"/>
      <text:p text:style-name="P97">Долго паниковать не пришлось. </text:p>
      <text:p text:style-name="P97">Я почувствовал сильный рывок за шиворот и захват поперёк груди. </text:p>
      <text:p text:style-name="P97">– ОТПУСТИ ДЕВЧОНКУ!!! – загрохотало мне в ухо. Я открыл глаза.</text:p>
      <text:p text:style-name="P97">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97">Я чуть поднял глаза и уставился в чешуйчатую морду дракона.</text:p>
      <text:p text:style-name="P97">– Отпусти Эпплджек. Я её держу. – повторил Дискорд. – Мне сбалансироваться надо. Вы не такие уж и лёгкие.</text:p>
      <text:p text:style-name="P97">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97">Наконец это ему удалось, и дальнейший подъём на крышу происходил в молчании.</text:p>
      <text:p text:style-name="P97">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97">–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97">Флаттершай оторвала заплаканное лицо от моей ветровки.</text:p>
      <text:p text:style-name="P97">– Да-да, ты прав, Корди. Я готова.</text:p>
      <text:p text:style-name="P97">На длинной шее Дискорда разместились Эпплджек и Флаттершай. Я, для сохранения баланса, разместился позади крыльев.</text:p>
      <text:p text:style-name="P97">Дискорд расправил крылья и начал короткую пробежку к краю.</text:p>
      <text:p text:style-name="P102">–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97">И мы полетели навстречу закату.</text:p>
      <text:p text:style-name="P97">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97">Впереди по курсу увеличивалась громада моей высотки. Дискорд летел прямо на разрыв в ограждении, который я проделал <text:span text:style-name="T5">&lt;</text:span><text:span text:style-name="T13">полгода</text:span><text:span text:style-name="T5">&gt;</text:span> назад своим проходом в Эквестрию.</text:p>
      <text:p text:style-name="P97">Внезапно недалеко от края крыши образовался небольшой смерчик. Воронка, втягивая в себя бумажки и <text:soft-page-break/>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97">– Пристегните ремни! – проревел Дискорд, резко ускоряясь. – Будет весело!!!</text:p>
      <text:p text:style-name="P97">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97">– ЙУУУУУУУХХХУУУУУ!!! – заорал Дискорд, сложил крылья и врезался в шар.</text:p>
      <text:p text:style-name="P102">&lt;<text:span text:style-name="T14">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P134" text:outline-level="1">Беседа за столиком в ночи</text:h>
      <text:p text:style-name="P77">Из-за заинтересованности Эквуса в Максе, тому не приходится прилагать усилий для 34 — на что ему указывает Анакорн</text:p>
      <text:p text:style-name="P80">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80">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80">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80">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80">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75"><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75"><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5">е</text:span><text:span text:style-name="T1">еся</text:span> <text:span text:style-name="T1">в пустоте кресло </text:span>.</text:p>
      <text:p text:style-name="P75"><text:span text:style-name="T1">– </text:span>Анакорн. <text:span text:style-name="T1">– о</text:span>трекомендовался он. <text:span text:style-name="T5">– </text:span><text:span text:style-name="T1">Демиург.</text:span></text:p>
      <text:p text:style-name="P75"><text:span text:style-name="T1">– </text:span>П-привет. Макс. <text:span text:style-name="T1">– в</text:span> смятении представился я.</text:p>
      <text:p text:style-name="P75">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80"><text:soft-page-break/></text:p>
      <text:p text:style-name="P75"><text:span text:style-name="T1">&lt;</text:span><text:span text:style-name="T14">Миру, чтобы быть устойчивым, нужно соблюдать законы мироздания. Иначе он сможет существовать (идти против течения) только на время фанатской подпитки. Эквус — не соблюдает (и дело даже не в магии — она во многих молодых мирах есть). Дело в нестыковках, несуразицах и нелепицах.</text:span><text:span text:style-name="T1">&gt;</text:span></text:p>
      <text:p text:style-name="P80"/>
      <text:p text:style-name="P75"><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75"><text:span text:style-name="T1">Юноша</text:span> закинул ногу за ногу и пытливо смотрел на меня, играя карандашём .</text:p>
      <text:p text:style-name="P75">Я совсем запутался.</text:p>
      <text:p text:style-name="P75"><text:span text:style-name="T1">– </text:span>Какая проблема? Какое решение? Кто ты <text:span text:style-name="T1">вообще</text:span>?</text:p>
      <text:p text:style-name="P75"><text:span text:style-name="T5">– </text:span><text:span text:style-name="T1">Хорошо, с</text:span>ейчас объясню, <text:span text:style-name="T1">– </text:span>кивнул <text:span text:style-name="T1">Анакорн</text:span>. <text:span text:style-name="T5">– </text:span><text:span text:style-name="T1">Понимаю, ты пока не вполне в теме от шока...</text:span></text:p>
      <text:p text:style-name="P80">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80">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80">– Стоп, не торопись. – у меня голова пошла кругом от информации. – Я ничего не понял. Какие-такие проблемы? Какие варианты? Зачем его поддерживать?</text:p>
      <text:p text:style-name="P80">Анакорн недовольно поморщился, но продолжил.</text:p>
      <text:p text:style-name="P80">–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80">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80">–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80">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80"><text:soft-page-break/>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и самодостаточны. К сожалению, к Эквусу это не относится.</text:p>
      <text:p text:style-name="P80">На голограмме появилась солнечная система Эквуса. Почему-то в центре системы был сам Эквус. Вокруг него вращались солнце и луна.</text:p>
      <text:p text:style-name="P80">Анакорн плюхнулся обратно в кресло и схватился за голову. Потом, немного успокоившись, продолжил.</text:p>
      <text:p text:style-name="P80">–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80">Анакорн отпил из стакана и продолжил.</text:p>
      <text:p text:style-name="P80">–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75"><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5">&lt;</text:span><text:span text:style-name="T14">привязать к реальным событиям, описанным выше</text:span><text:span text:style-name="T5">&gt;</text:span><text:span text:style-name="T1">. А из таких посёлков Эквестрия состоит на 80% </text:span><text:span text:style-name="T5">&lt;</text:span><text:span text:style-name="T14">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5">&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80">Анакорн постучал по столику указкой. Солнечная система увеличилась, оставив в поле зрения только шар Эквуса.</text:p>
      <text:p text:style-name="P80">–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80">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80">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21">старом аналоговом телевизоре.</text:span></text:p>
      <text:p text:style-name="P82">Ко мне наконец-то пришло понимание ситуации.</text:p>
      <text:p text:style-name="P82">–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80"><text:soft-page-break/>Анакорн смутился.</text:p>
      <text:p text:style-name="P80">–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80">(<text:span text:style-name="T11">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80"><text:span text:style-name="T11">– Сам ты раздолбай! – произнёс, наконец, Свирл</text:span>)</text:p>
      <text:p text:style-name="P80">… И создали вы его достаточно топорно — видишь, он трещит по швам.</text:p>
      <text:p text:style-name="P80">– Хмм. То есть, это брони создали Эквус?</text:p>
      <text:p text:style-name="P80">–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80">Я вспомнил события последнего года <text:span text:style-name="T5">&lt;</text:span>упомянуть в эпизоде на Терре, что МЛП-сериал закрылся год назад<text:span text:style-name="T5">&gt;</text:span></text:p>
      <text:p text:style-name="P80">–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80">Анакорн с такой силой сжал карандаш, что он хрустнул.</text:p>
      <text:p text:style-name="P80">–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80">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80">–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77">–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77">– </text:p>
      <text:p text:style-name="P80">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82">– Верни Рэйнбоу!!!</text:p>
      <text:p text:style-name="P82">Обломки карандаша выпали из кулака Анакорна на столик.</text:p>
      <text:p text:style-name="P82">– Э-э-э… м-м-м… ну-у-у... Нельзя сказать, что это совсем невыполнимо… Но, прямо скажу, задачка не для студента!</text:p>
      <text:p text:style-name="P82">– А ты студент?</text:p>
      <text:p text:style-name="P82">–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82">–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82">Во-вторых, она уже может обрести материальное воплощение. И для того, чтобы воплотить её в теле <text:soft-page-break/>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82">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82">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82">–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82">– Нет. Плата остаётся неизменной. Тут мы квиты. У меня тоже мало шансов помочь тебе — я не имею ни малейшего понятия, как это сделать.</text:p>
      <text:p text:style-name="P82">Ставшие почти прозрачными стены комнаты снова обрели материальность. Анакорн пожал плечами и протянул мне руку через столик.</text:p>
      <text:p text:style-name="P82">–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82">–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82">–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82">Я задумался.</text:p>
      <text:p text:style-name="P82">–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82">Анакорн почесал в затылке.</text:p>
      <text:p text:style-name="P82">– А кьютимарки? Как, <text:span text:style-name="T5">&lt;</text:span><text:span text:style-name="T15">чёрт</text:span><text:span text:style-name="T5">&gt;</text:span> меня побери, объяснить кьютимарки?</text:p>
      <text:p text:style-name="P82">– А кьютимарки ты сам даришь пони, когда распознаёшь их жизненное предназначение.</text:p>
      <text:p text:style-name="P82">–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82">Я пожал плечами.</text:p>
      <text:p text:style-name="P82">– А по-другому я не могу объяснить их появление. К сожалению.</text:p>
      <text:p text:style-name="P108">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108"><text:soft-page-break/>– Хорошо. Уболтал. Кьютимарки беру на себя. Так и знал, что мне самое трудное достанется!</text:p>
      <text:p text:style-name="P108">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108">Анакорн проследил мой взгляд.</text:p>
      <text:p text:style-name="P108">– Нечего так смотреть. Если я стану применять магию вместо ловкости, теряется весь смысл упражнения... О, глянь-ка на Эквус!</text:p>
      <text:p text:style-name="P108">И впрямь, было на что посмотреть. Уровень помех на модели Эквуса значительно снизился и сама она стала светиться ровным голубоватым светом.</text:p>
      <text:p text:style-name="P108">–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108"/>
      <text:p text:style-name="P110">Да, т<text:span text:style-name="T25">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серию схожих миров – создали брони. Разумеется, стержнем им послужил именно сериал, но каждый фанфик – сам по себе, он создаёт частичку того, что можно назвать миром Эквестрии. Но так как фанфики часто не стыкуются друг с дружкой и с каноном, то мир Эквестрии расплывчат и нестоек. Именно из-за распыления энергии, Эквестрия не может реализоваться.</text:span></text:p>
      <text:p text:style-name="P111"/>
      <text:p text:style-name="P111">Вы, люди, этих миров уже наплодили дохрена и больше. У некоторых есть свои демиурги, некоторые и в одиночку неплохо справляются. Речь не о них. А об Эквусе. У него такая паршивая ситуация, что он не то , что сам — и с демиургом (то есть, со мной) не вытягивает. К моему стыду — <text:s/>Анакорн развёл руками</text:p>
      <text:p text:style-name="P110"/>
      <text:p text:style-name="P108">Я опять задумался. В голове было пусто. Хотя, если подумать с точки зрения программиста, можно... Наверное можно, раз все предыдущее прокатило...</text:p>
      <text:p text:style-name="P109">– <text:span text:style-name="T9">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109">– Не понял? Это как? Как ты совместишь разрушенную магическими войнами Эквестрию с романтически-сексуальным раем для попаданцев?</text:p>
      <text:p text:style-name="P109"><text:span text:style-name="T5">–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109">Анакорн долго мусолил карандаш, а потом вдруг заржал.</text:p>
      <text:p text:style-name="P109"><text:span text:style-name="T5">–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109"><text:span text:style-name="T5">– </text:span>Я ничего никому не назначаю. Ты просил меня придумать отмазку для объяснения различий в фэндоме — я придумал. Не нравится — ну, извиняй.</text:p>
      <text:p text:style-name="P109">Анакорн примирительно похлопал меня по плечу.</text:p>
      <text:p text:style-name="P109"><text:span text:style-name="T5">– </text:span>Не обижайся. Ты всё отлично увязал. Всё сходится. Более того – Анакорн подмигнул мне – всё именно <text:soft-page-break/>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109">Я подозрительно посмотрел на Анакорна.</text:p>
      <text:p text:style-name="P109"><text:span text:style-name="T5">– </text:span>Какой ещё, нафиг, «мой фанфик»? Я никакого фанфика не писал. И не собираюсь, вообще-то.</text:p>
      <text:p text:style-name="P109">Анакорн ехидно ухмыльнулся и откинулся в кресле, переплетя пальцы за затылком.</text:p>
      <text:p text:style-name="P109"><text:span text:style-name="T5">–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108"><text:span text:style-name="T5">–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108"><text:span text:style-name="T5">–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108"><text:span text:style-name="T5">– </text:span>Факн щит<text:note text:id="ftn12" text:note-class="footnote"><text:note-citation>12</text:note-citation><text:note-body><text:p text:style-name="P104">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108">Анакорн развёл руками.</text:p>
      <text:p text:style-name="P108"><text:span text:style-name="T5">–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108">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108">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108">Анакорн, глядя на мои терзания, понимающе кивнул и продолжил.</text:p>
      <text:p text:style-name="P80">– Эквусу позарез нужна помощь. И он надеется получить эту помощь от тебя. Видишь, он из кожи вон лезет, чтобы тебе понравиться. Тебе не приходилось заботиться о жилье и питании, ты нравишься кобылкам...</text:p>
      <text:p text:style-name="P80">– Гм! Я бы попросил тебя не касаться моих отношений с Рэйнбоу!</text:p>
      <text:p text:style-name="P80">–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80">У меня сердце буквально ухнуло куда-то вниз, в область желудка.</text:p>
      <text:p text:style-name="P80">–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text:soft-page-break/>вспоминать о ней.<text:span text:style-name="T5">&lt;&gt;</text:span></text:p>
      <text:p text:style-name="P80">–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80">– Та ладно, не утешай. Я не маленький ребёнок. Долг платежом красен. Сделаю то, что ты хочешь. Как сумею.</text:p>
      <text:p text:style-name="P80">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80">Анакорн наблюдал за мной без улыбки. По его нейтральному выражению лица невозможно было догадаться, о чём он думает.</text:p>
      <text:p text:style-name="P80">– Ну вот и отлично. Рад, что мы наконец-то пришли к сделке.</text:p>
      <text:p text:style-name="P83">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83">– Пора закругляться. Ты начинаешь сгорать. Надо утрясти последние детали, пока ещё есть пару минут.</text:p>
      <text:p text:style-name="P80">– Валяй. Я тебя внимательно слушаю.</text:p>
      <text:p text:style-name="P80">–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13">Такова природа низкоэнергетических монад</text:span>.</text:p>
      <text:p text:style-name="P80">– А я разве сплю?</text:p>
      <text:p text:style-name="P80">– Сейчас — нет. Но как только мы закроем сделку — проснёшься. Потому что нет иного способа вернуть тебя в реальный мир.</text:p>
      <text:p text:style-name="P80">– Эээ, постой. А как я в Эквестрию и обратно возвращался?</text:p>
      <text:p text:style-name="P80">–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80">Так вот, возвращать тебя обратно в твой мир я не буду. </text:p>
      <text:p text:style-name="P80">Во-первых, может возникнуть временная <text:span text:style-name="T5">&lt;</text:span><text:span text:style-name="T13">парадокс</text:span><text:span text:style-name="T5">&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80">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5"> </text:span>Если вернуть тебя обратно — рано или поздно он тебя убьёт. Скорее рано, чем поздно.</text:p>
      <text:p text:style-name="P80">–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80">–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80">Изображение Анакорна уже плыло и рябило у меня перед глазами, когда он поднял руку на <text:soft-page-break/>прощание. Как сквозь подушку, я услышал его затихающий голос.</text:p>
      <text:p text:style-name="P80">– Ты ещё увидишь пару снов на прощание. Удачи!</text:p>
      <text:p text:style-name="P80"/>
      <text:p text:style-name="P81">***</text:p>
      <text:p text:style-name="P81"/>
      <text:p text:style-name="P80">&lt;<text:span text:style-name="T13">в прощальном сне Макс спрашивает Селестию, любит ли она его, или у них был 34 для «приманки». Селестия отвечает, но Макс не успеает расслышать</text:span>&gt;</text:p>
      <text:p text:style-name="P80"/>
      <text:p text:style-name="P80">– Привет, Макс. – образ Селестии снова реял передо мной, как <text:span text:style-name="T5">&lt;</text:span><text:span text:style-name="T13">полгода</text:span><text:span text:style-name="T5">&gt;</text:span> назад. – Я хочу поблагодарить тебя за всё.</text:p>
      <text:p text:style-name="P80">– Пожалста. – ответил я безучастно. – Всегда рад. Только Вам не нужно было ТАК распинаться, чтобы заручиться моей помощью.</text:p>
      <text:p text:style-name="P80">Селестия на мгновение смутилась, но продолжила.</text:p>
      <text:p text:style-name="P80">&lt;<text:span text:style-name="T13"> - Ты морочила мне яйца, чтобы заинтересовать? Всё, как Свирл указал?</text:span></text:p>
      <text:p text:style-name="P77">– Пожалуйста! Да, план был такой – ради Эквестрии я бы и не так раскорячилась! Но я изменила своё отношение к тебе со временем. Мо сердце оттаяло — и согрел его ты. К сожалению, я всё испортила — никогда не умела налаживать отношения. И у меня было крайне мало времени — Эквестрия разваливалась. Моё враньё чуть было не разрушило всё. И только любящее сердце Дэш спасло ситуацию.</text:p>
      <text:p text:style-name="P77">Я покачал головой.</text:p>
      <text:p text:style-name="P80"><text:span text:style-name="T13">– Ты так и не научилась общаться. Сначала сотворишь хрень, а потом извиняешься. Ты решила поступить так, как дословно советовал Стар Свирл? Потому и замазала его матюк в книге? Ты слишком буквально его поняла, Тия. Это всего лишь игра слов из нашего мира, а не руководство к действию. Но не волнуйся. Я сделаю то, что должен...</text:span>&gt;</text:p>
      <text:p text:style-name="P80">– <text:s text:c="2"/>За благополучие Эквестрии я бы и не ТАК разопнулась, но в данном случае ты не прав. Я была искренней с тобой и всё, что было между нами — настоящее. &lt;<text:span text:style-name="T13">У меня просто не было времени всё объяснить тебе. Моё сердце разрывалось от осознания того, что вскоре предстоит разлука. Как бы я хотела, чтобы остался!</text:span>&gt;<text:span text:style-name="T13">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84">–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84">&lt;<text:span text:style-name="T1">Я поняла, что ты — тот, кто нам нужен, ещё при нашей встрече в библиотеке. Ты, перебрав великое множество книг, остановился на нужной...</text:span>&gt;</text:p>
      <text:p text:style-name="P97">Селестия кивнула, соглашаясь, и образ её начал меркнуть.</text:p>
      <text:p text:style-name="P102">– <text:span text:style-name="T1">Окей. Будь счастлив и... спасибо тебе за всё, Макс.</text:span></text:p>
      <text:p text:style-name="P97">…</text:p>
      <text:p text:style-name="P102">– <text:span text:style-name="T1">Эй-эй-эй! Я, конечно, дико извиняюсь за вмешательство в личный сон,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text:span><text:soft-page-break/><text:span text:style-name="T1">да! Сдаюсь. </text:span></text:p>
      <text:p text:style-name="P97">Он нахлобучил на себя невесть откуда взявшуюся двууголку.</text:p>
      <text:p text:style-name="P97">– Как вам это нравится, господа?! Дискорд — спаситель Эквестрии! А ведь звучит!!! Разрешите откланяться!..</text:p>
      <text:p text:style-name="P97"/>
      <text:list xml:id="list4996109253530657796" text:style-name="L8">
        <text:list-header>
          <text:p text:style-name="P132">(<text:span text:style-name="T19">Луна — как повелительница снов, слышала разговор Макса с Анакорном</text:span>)</text:p>
          <text:p text:style-name="P133"/>
        </text:list-header>
      </text:list>
      <text:p text:style-name="P98">***</text:p>
      <text:p text:style-name="P75"><text:span text:style-name="T1">–</text:span> Ты?..</text:p>
      <text:p text:style-name="P75"><text:span text:style-name="T1">–</text:span> Ты??!</text:p>
      <text:p text:style-name="P75"><text:span text:style-name="T1">–</text:span> Ты мне снишься??</text:p>
      <text:p text:style-name="P75"><text:span text:style-name="T1">–</text:span> Это ты мне снишься!!</text:p>
      <text:p text:style-name="P75"><text:span text:style-name="T1">–</text:span> Неважно… Пусть мы друг-другу снимся… Ты как, Дэш?</text:p>
      <text:p text:style-name="P75"><text:span text:style-name="T1">–</text:span> Да всё в порядке. Лежу, вот, в больнице, читаю Дэринг Ду. Грудак до сих пор побаливает. Всё же пару рёбер крякнулись. Спасибо, Дискорд вовремя подоспел. А то Понивиллю понадобился бы новый погодный пони. А ты как?</text:p>
      <text:p text:style-name="P75"><text:span text:style-name="T1">–</text:span> И я в порядке. Вот, возвращаюсь в свой мир. Ну, не совсем в свой. Почти в свой.</text:p>
      <text:p text:style-name="P75"><text:span text:style-name="T1">–</text:span> Навсегда?</text:p>
      <text:p text:style-name="P75"><text:span text:style-name="T1">–</text:span> Скорее всего, да.</text:p>
      <text:p text:style-name="P75"><text:span text:style-name="T1">–</text:span> Это плохо. Я хотела тебе сказать…</text:p>
      <text:p text:style-name="P75"><text:span text:style-name="T1">–</text:span> Не надо, Дэш. Не стоит терзать себя. Мне тоже очень хотелось остаться. Но так надо. Мне очень жаль…</text:p>
      <text:p text:style-name="P75"><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75"><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75"><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75"><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75"><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75"><text:span text:style-name="T1">–</text:span> И тебя, и Твайлайт, и Рэрити, и Селестию, и всех-всех-всех… Таковы правила.</text:p>
      <text:p text:style-name="P75"><text:span text:style-name="T5">– </text:span>Дискорд!.. Почему всё так паршиво… Я даже не могу уткнуться носом тебе в грудь. Я прохожу сквозь тебя, <text:span text:style-name="T5">–</text:span> всхлипнула сквозь зубы Рэйнбоу.</text:p>
      <text:p text:style-name="P75">Я опустил руку на шею Дэш и ощутил теплоту и лёгкое покалывание в пустоте.</text:p>
      <text:p text:style-name="P75"><text:span text:style-name="T5">–</text:span> Мне кажется, Дэш, <text:span text:style-name="T1">м</text:span>ы найдём способ связаться. Рано или поздно.</text:p>
      <text:p text:style-name="P75"><text:span text:style-name="T1">–</text:span> И лучше рано, чем поздно! Я не люблю ждать!</text:p>
      <text:p text:style-name="P75"><text:span text:style-name="T1">–</text:span> Да, Дэш. <text:span text:style-name="T1">–</text:span> её образ начал таять. <text:span text:style-name="T1">–</text:span> Да, я помню. Я всё ещё помню…</text:p>
      <text:p text:style-name="P75"><text:soft-page-break/></text:p>
      <text:h text:style-name="P116" text:outline-level="2">Земля</text:h>
      <text:p text:style-name="P78">Музыкальная тема из бегущего по лезвию бритвы — <text:span text:style-name="T5">Mission impossible</text:span></text:p>
      <text:p text:style-name="P79">&lt;Ужас возвращения из тёплого волшебного мира друзей в холодную скучную реальность.&gt;</text:p>
      <text:p text:style-name="P73">Я открыл глаза. <text:span text:style-name="T1">Бляяяяяяя... У</text:span>же десять... <text:span text:style-name="T1">Башка чугунная... Вот на кой хрен ложиться в два, чтоб потом спать до десяти и ни хрена не выспаться при этом?</text:span> На работу опять к <text:span text:style-name="T5">двенадцати приползу</text:span>. Надоело. <text:span text:style-name="T1">Закисать на работе — вредно для мозгов.</text:span> Надо отдохнуть. <text:span text:style-name="T5">Взят</text:span><text:span text:style-name="T1">ь, наконец, </text:span><text:s/>отпуск. <text:span text:style-name="T1">И пошло оно всё к ебеням!</text:span></text:p>
      <text:p text:style-name="P73"><text:span text:style-name="T1">Я нашарил ногами тапки и пошёл в ванную. Проходя мимо стола, зацепился взглядом за</text:span> эскиз <text:span text:style-name="T1">рисунка</text:span>.</text:p>
      <text:p text:style-name="P73">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74">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74">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74">Доставая из стола ключи от машины, опять наткнулся взглядом на эскиз.</text:p>
      <text:p text:style-name="P74">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74">Назову-ка я фантазию «Последний фанфик».</text:p>
      <text:p text:style-name="P74"/>
      <text:p text:style-name="P74"/>
      <text:p text:style-name="P74"/>
      <text:p text:style-name="P75"/>
      <text:p text:style-name="P75"/>
      <text:p text:style-name="P75"/>
      <text:p text:style-name="P75"/>
      <text:p text:style-name="P75"/>
      <text:p text:style-name="P75"/>
      <text:p text:style-name="P75"/>
      <text:p text:style-name="P76">...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text:soft-page-break/>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75"/>
      <text:p text:style-name="P75">\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75"/>
      <text:p text:style-name="P75"/>
      <text:p text:style-name="P75"/>
      <text:p text:style-name="P75"/>
      <text:p text:style-name="P12"/>
      <text:p text:style-name="P2"><text:span text:style-name="T1">–</text:span> Запрыгивай <text:span text:style-name="T1">–</text:span> разгневанно фыркнула она и ткнулась в меня боком.</text:p>
      <text:p text:style-name="P2">Что ж, с верховой ездой я был знаком не понаслышке <text:span text:style-name="T1">—</text:span> спасаясь от тоски, я перепробовал много увлечений, таких, как занятие карате, “качалка” в тренажёрном зале, современные танцы. </text:p>
      <text:p text:style-name="P2">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 <text:span text:style-name="T5">&lt;</text:span><text:span text:style-name="T14">Живая лошадь — не кошка, ухаживать за ней сложнее</text:span><text:span text:style-name="T5">&gt;</text:span></text:p>
      <text:p text:style-name="P2">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text:p>
      <text:p text:style-name="P2"><text:span text:style-name="T5">–</text:span> Держись! <text:span text:style-name="T5">–</text:span> <text:span text:style-name="T1">н</text:span>е успев процедить это сквозь сжатые зубы, Селестия пустилась вскачь.</text:p>
      <text:p text:style-name="P2">Я вцепился руками в подперсье, сжал <text:s/>ногами её бока и как-то держался, болтаясь <text:span text:style-name="T1">как куль с сеном </text:span>и отбивая о холку причинное место.</text:p>
      <text:p text:style-name="P2">Выход был уже совсем рядом, когда нас встретила Луна.</text:p>
      <text:p text:style-name="P2"><text:span text:style-name="T1">–</text:span> Сестра, поторопись! Иначе нам прийдётся вступить в бой! <text:span text:style-name="T1">–</text:span> <text:span text:style-name="T1">у</text:span>видев меня верхом, она тихонько <text:span text:style-name="T1">охнула</text:span> и присела на задние ноги. <text:span text:style-name="T1">Седестия молча окинула её хмурым взглядом.</text:span></text:p>
      <text:p text:style-name="P2">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text:p>
      <text:p text:style-name="P2">Яростно метнув <text:span text:style-name="T5">&lt;</text:span><text:span text:style-name="T13">взгляд</text:span><text:span text:style-name="T5">&gt;</text:span>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text:span text:style-name="T5">—</text:span> выглядело по-дурацки, но тем-не-менее <text:span text:style-name="T5">—</text:span> повозка начала медлено набирать высоту. </text:p>
      <text:p text:style-name="P7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OpenSymbol1"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5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571in" style:type="right" style:leader-style="dotted" style:leader-text="."/>
        </style:tab-stops>
      </style:paragraph-properties>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7252in" style:type="center"/>
          <style:tab-stop style:position="7.45in" style:type="right"/>
        </style:tab-stops>
      </style:paragraph-properties>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1965in" fo:text-indent="-0.1965in" fo:margin-left="0.196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3937in" fo:text-indent="-0.1965in" fo:margin-left="0.3937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4402in" fo:margin-bottom="0.3799in" fo:margin-left="0.3665in" fo:margin-right="0.4516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402in" style:distance-after-sep="0.0402in" style:line-style="none" style:adjustment="left" style:rel-width="25%" style:color="#000000"/>
      </style:page-layout-properties>
      <style:header-style/>
      <style:footer-style>
        <style:header-footer-properties fo:min-height="0.2201in" fo:margin-left="0in" fo:margin-right="0in" fo:margin-top="0.1201in" fo:background-color="transparent" style:dynamic-spacing="true" draw:fill="none" draw:fill-color="#cfe7f5"/>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40</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6-01-26T19:05:31.555222678</dc:date>
    <meta:editing-duration>P47DT1H54M57S</meta:editing-duration>
    <meta:editing-cycles>1958</meta:editing-cycles>
    <meta:generator>LibreOffice/5.0.2.2$Linux_X86_64 LibreOffice_project/00m0$Build-2</meta:generator>
    <meta:document-statistic meta:table-count="0" meta:image-count="0" meta:object-count="0" meta:page-count="121" meta:paragraph-count="2518" meta:word-count="55548" meta:character-count="369172" meta:non-whitespace-character-count="313406"/>
  </office:meta>
</office:document-meta>
</file>